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4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5.427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5.4271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5.4271in"/>
    </style:style>
    <style:style style:name="Table3.1" style:family="table-row">
      <style:table-row-properties style:min-row-height="0.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5.4271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9" style:family="table-row">
      <style:table-row-properties style:min-row-height="1.2708in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5.4271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9" style:family="table-row">
      <style:table-row-properties style:min-row-height="0.5903in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5.4271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.9" style:family="table-row">
      <style:table-row-properties style:min-row-height="0.5903in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5.4271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.9" style:family="table-row">
      <style:table-row-properties style:min-row-height="0.5903in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5.4271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.9" style:family="table-row">
      <style:table-row-properties style:min-row-height="0.5903in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5.4271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9" style:family="table-row">
      <style:table-row-properties style:min-row-height="0.5903in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5in"/>
    </style:style>
    <style:style style:name="Table12.B" style:family="table-column">
      <style:table-column-properties style:column-width="5.4271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7" style:family="table-row">
      <style:table-row-properties style:min-row-height="0.6292in"/>
    </style:style>
    <style:style style:name="Table12.9" style:family="table-row">
      <style:table-row-properties style:min-row-height="0.5903in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5.4271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9" style:family="table-row">
      <style:table-row-properties style:min-row-height="0.5903in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1.5in"/>
    </style:style>
    <style:style style:name="Table14.B" style:family="table-column">
      <style:table-column-properties style:column-width="5.4271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9" style:family="table-row">
      <style:table-row-properties style:min-row-height="0.5903in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5.4271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9" style:family="table-row">
      <style:table-row-properties style:min-row-height="0.5903in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1.5in"/>
    </style:style>
    <style:style style:name="Table16.B" style:family="table-column">
      <style:table-column-properties style:column-width="5.4271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7" style:family="table-row">
      <style:table-row-properties style:min-row-height="0.6292in"/>
    </style:style>
    <style:style style:name="Table16.9" style:family="table-row">
      <style:table-row-properties style:min-row-height="0.5903in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5in"/>
    </style:style>
    <style:style style:name="Table18.B" style:family="table-column">
      <style:table-column-properties style:column-width="5.4271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8.9" style:family="table-row">
      <style:table-row-properties style:min-row-height="0.5903in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1.5in"/>
    </style:style>
    <style:style style:name="Table19.B" style:family="table-column">
      <style:table-column-properties style:column-width="5.4271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B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9" style:family="table-row">
      <style:table-row-properties style:min-row-height="0.5903in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1.5in"/>
    </style:style>
    <style:style style:name="Table20.B" style:family="table-column">
      <style:table-column-properties style:column-width="5.4271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9" style:family="table-row">
      <style:table-row-properties style:min-row-height="0.5903in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5in"/>
    </style:style>
    <style:style style:name="Table17.B" style:family="table-column">
      <style:table-column-properties style:column-width="5.4271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.7" style:family="table-row">
      <style:table-row-properties style:min-row-height="0.6292in"/>
    </style:style>
    <style:style style:name="Table17.9" style:family="table-row">
      <style:table-row-properties style:min-row-height="0.5903in"/>
    </style:style>
    <style:style style:name="Table21" style:family="table">
      <style:table-properties style:width="6.9271in" fo:margin-left="0in" table:align="left"/>
    </style:style>
    <style:style style:name="Table21.A" style:family="table-column">
      <style:table-column-properties style:column-width="1.5in"/>
    </style:style>
    <style:style style:name="Table21.B" style:family="table-column">
      <style:table-column-properties style:column-width="5.4271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B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1.9" style:family="table-row">
      <style:table-row-properties style:min-row-height="0.5903in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5in"/>
    </style:style>
    <style:style style:name="Table22.B" style:family="table-column">
      <style:table-column-properties style:column-width="5.4271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9" style:family="table-row">
      <style:table-row-properties style:min-row-height="0.5903in"/>
    </style:style>
    <style:style style:name="Table23" style:family="table">
      <style:table-properties style:width="6.9271in" fo:margin-left="0in" table:align="left"/>
    </style:style>
    <style:style style:name="Table23.A" style:family="table-column">
      <style:table-column-properties style:column-width="1.5in"/>
    </style:style>
    <style:style style:name="Table23.B" style:family="table-column">
      <style:table-column-properties style:column-width="5.4271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B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3.9" style:family="table-row">
      <style:table-row-properties style:min-row-height="0.5903in"/>
    </style:style>
    <style:style style:name="Table24" style:family="table">
      <style:table-properties style:width="6.9271in" fo:margin-left="0in" table:align="left"/>
    </style:style>
    <style:style style:name="Table24.A" style:family="table-column">
      <style:table-column-properties style:column-width="1.5in"/>
    </style:style>
    <style:style style:name="Table24.B" style:family="table-column">
      <style:table-column-properties style:column-width="5.4271in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B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4.7" style:family="table-row">
      <style:table-row-properties style:min-row-height="0.6292in"/>
    </style:style>
    <style:style style:name="Table24.9" style:family="table-row">
      <style:table-row-properties style:min-row-height="0.5903in"/>
    </style:style>
    <style:style style:name="Table25" style:family="table">
      <style:table-properties style:width="6.9271in" fo:margin-left="0in" table:align="left"/>
    </style:style>
    <style:style style:name="Table25.A" style:family="table-column">
      <style:table-column-properties style:column-width="1.5in"/>
    </style:style>
    <style:style style:name="Table25.B" style:family="table-column">
      <style:table-column-properties style:column-width="5.4271in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B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5.9" style:family="table-row">
      <style:table-row-properties style:min-row-height="0.5903in"/>
    </style:style>
    <style:style style:name="Table26" style:family="table">
      <style:table-properties style:width="6.9271in" fo:margin-left="0in" table:align="left"/>
    </style:style>
    <style:style style:name="Table26.A" style:family="table-column">
      <style:table-column-properties style:column-width="1.5in"/>
    </style:style>
    <style:style style:name="Table26.B" style:family="table-column">
      <style:table-column-properties style:column-width="5.4271in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B1" style:family="table-cell">
      <style:table-cell-properties fo:padding="0.0382in" fo:border="0.5pt solid #000000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6.9" style:family="table-row">
      <style:table-row-properties style:min-row-height="0.5903in"/>
    </style:style>
    <style:style style:name="Table27" style:family="table">
      <style:table-properties style:width="6.9271in" fo:margin-left="0in" table:align="left"/>
    </style:style>
    <style:style style:name="Table27.A" style:family="table-column">
      <style:table-column-properties style:column-width="1.5in"/>
    </style:style>
    <style:style style:name="Table27.B" style:family="table-column">
      <style:table-column-properties style:column-width="5.4271in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B1" style:family="table-cell">
      <style:table-cell-properties fo:padding="0.0382in" fo:border="0.5pt solid #000000"/>
    </style:style>
    <style:style style:name="Table27.A2" style:family="table-cell">
      <style:table-cell-properties fo:padding="0.0382in" fo:border-left="0.5pt solid #000000" fo:border-right="none" fo:border-top="none" fo:border-bottom="0.5pt solid #000000"/>
    </style:style>
    <style:style style:name="Table2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7.9" style:family="table-row">
      <style:table-row-properties style:min-row-height="0.5903in"/>
    </style:style>
    <style:style style:name="Table43" style:family="table">
      <style:table-properties style:width="6.9271in" fo:margin-left="0in" table:align="left"/>
    </style:style>
    <style:style style:name="Table43.A" style:family="table-column">
      <style:table-column-properties style:column-width="1.5in"/>
    </style:style>
    <style:style style:name="Table43.B" style:family="table-column">
      <style:table-column-properties style:column-width="5.4271in"/>
    </style:style>
    <style:style style:name="Table4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3.B1" style:family="table-cell">
      <style:table-cell-properties fo:padding="0.0382in" fo:border="0.5pt solid #000000"/>
    </style:style>
    <style:style style:name="Table43.A2" style:family="table-cell">
      <style:table-cell-properties fo:padding="0.0382in" fo:border-left="0.5pt solid #000000" fo:border-right="none" fo:border-top="none" fo:border-bottom="0.5pt solid #000000"/>
    </style:style>
    <style:style style:name="Table4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3.9" style:family="table-row">
      <style:table-row-properties style:min-row-height="0.3583in"/>
    </style:style>
    <style:style style:name="Table28" style:family="table">
      <style:table-properties style:width="6.9271in" fo:margin-left="0in" table:align="left"/>
    </style:style>
    <style:style style:name="Table28.A" style:family="table-column">
      <style:table-column-properties style:column-width="1.5in"/>
    </style:style>
    <style:style style:name="Table28.B" style:family="table-column">
      <style:table-column-properties style:column-width="5.4271in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B1" style:family="table-cell">
      <style:table-cell-properties fo:padding="0.0382in" fo:border="0.5pt solid #000000"/>
    </style:style>
    <style:style style:name="Table28.A2" style:family="table-cell">
      <style:table-cell-properties fo:padding="0.0382in" fo:border-left="0.5pt solid #000000" fo:border-right="none" fo:border-top="none" fo:border-bottom="0.5pt solid #000000"/>
    </style:style>
    <style:style style:name="Table2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8.9" style:family="table-row">
      <style:table-row-properties style:min-row-height="0.3583in"/>
    </style:style>
    <style:style style:name="Table29" style:family="table">
      <style:table-properties style:width="6.9271in" fo:margin-left="0in" table:align="left"/>
    </style:style>
    <style:style style:name="Table29.A" style:family="table-column">
      <style:table-column-properties style:column-width="1.5in"/>
    </style:style>
    <style:style style:name="Table29.B" style:family="table-column">
      <style:table-column-properties style:column-width="5.4271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padding="0.0382in" fo:border="0.5pt solid #000000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9" style:family="table-row">
      <style:table-row-properties style:min-row-height="0.3583in"/>
    </style:style>
    <style:style style:name="Table30" style:family="table">
      <style:table-properties style:width="6.9271in" fo:margin-left="0in" table:align="left"/>
    </style:style>
    <style:style style:name="Table30.A" style:family="table-column">
      <style:table-column-properties style:column-width="1.5in"/>
    </style:style>
    <style:style style:name="Table30.B" style:family="table-column">
      <style:table-column-properties style:column-width="5.4271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padding="0.0382in" fo:border="0.5pt solid #000000"/>
    </style:style>
    <style:style style:name="Table30.A2" style:family="table-cell">
      <style:table-cell-properties fo:padding="0.0382in" fo:border-left="0.5pt solid #000000" fo:border-right="none" fo:border-top="none" fo:border-bottom="0.5pt solid #000000"/>
    </style:style>
    <style:style style:name="Table3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0.9" style:family="table-row">
      <style:table-row-properties style:min-row-height="0.3583in"/>
    </style:style>
    <style:style style:name="Table35" style:family="table">
      <style:table-properties style:width="6.9271in" fo:margin-left="0in" table:align="left"/>
    </style:style>
    <style:style style:name="Table35.A" style:family="table-column">
      <style:table-column-properties style:column-width="1.5in"/>
    </style:style>
    <style:style style:name="Table35.B" style:family="table-column">
      <style:table-column-properties style:column-width="5.4271in"/>
    </style:style>
    <style:style style:name="Table3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5.B1" style:family="table-cell">
      <style:table-cell-properties fo:padding="0.0382in" fo:border="0.5pt solid #000000"/>
    </style:style>
    <style:style style:name="Table35.A2" style:family="table-cell">
      <style:table-cell-properties fo:padding="0.0382in" fo:border-left="0.5pt solid #000000" fo:border-right="none" fo:border-top="none" fo:border-bottom="0.5pt solid #000000"/>
    </style:style>
    <style:style style:name="Table3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5.9" style:family="table-row">
      <style:table-row-properties style:min-row-height="0.3583in"/>
    </style:style>
    <style:style style:name="Table36" style:family="table">
      <style:table-properties style:width="6.9271in" fo:margin-left="0in" table:align="left"/>
    </style:style>
    <style:style style:name="Table36.A" style:family="table-column">
      <style:table-column-properties style:column-width="1.5in"/>
    </style:style>
    <style:style style:name="Table36.B" style:family="table-column">
      <style:table-column-properties style:column-width="5.4271in"/>
    </style:style>
    <style:style style:name="Table3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6.B1" style:family="table-cell">
      <style:table-cell-properties fo:padding="0.0382in" fo:border="0.5pt solid #000000"/>
    </style:style>
    <style:style style:name="Table36.A2" style:family="table-cell">
      <style:table-cell-properties fo:padding="0.0382in" fo:border-left="0.5pt solid #000000" fo:border-right="none" fo:border-top="none" fo:border-bottom="0.5pt solid #000000"/>
    </style:style>
    <style:style style:name="Table3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6.9" style:family="table-row">
      <style:table-row-properties style:min-row-height="0.2299in"/>
    </style:style>
    <style:style style:name="Table37" style:family="table">
      <style:table-properties style:width="6.9271in" fo:margin-left="0in" table:align="left"/>
    </style:style>
    <style:style style:name="Table37.A" style:family="table-column">
      <style:table-column-properties style:column-width="1.5in"/>
    </style:style>
    <style:style style:name="Table37.B" style:family="table-column">
      <style:table-column-properties style:column-width="5.4271in"/>
    </style:style>
    <style:style style:name="Table3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7.B1" style:family="table-cell">
      <style:table-cell-properties fo:padding="0.0382in" fo:border="0.5pt solid #000000"/>
    </style:style>
    <style:style style:name="Table37.A2" style:family="table-cell">
      <style:table-cell-properties fo:padding="0.0382in" fo:border-left="0.5pt solid #000000" fo:border-right="none" fo:border-top="none" fo:border-bottom="0.5pt solid #000000"/>
    </style:style>
    <style:style style:name="Table3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7.9" style:family="table-row">
      <style:table-row-properties style:min-row-height="0.2299in"/>
    </style:style>
    <style:style style:name="Table38" style:family="table">
      <style:table-properties style:width="6.9271in" fo:margin-left="0in" table:align="left"/>
    </style:style>
    <style:style style:name="Table38.A" style:family="table-column">
      <style:table-column-properties style:column-width="1.5in"/>
    </style:style>
    <style:style style:name="Table38.B" style:family="table-column">
      <style:table-column-properties style:column-width="5.4271in"/>
    </style:style>
    <style:style style:name="Table3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8.B1" style:family="table-cell">
      <style:table-cell-properties fo:padding="0.0382in" fo:border="0.5pt solid #000000"/>
    </style:style>
    <style:style style:name="Table38.A2" style:family="table-cell">
      <style:table-cell-properties fo:padding="0.0382in" fo:border-left="0.5pt solid #000000" fo:border-right="none" fo:border-top="none" fo:border-bottom="0.5pt solid #000000"/>
    </style:style>
    <style:style style:name="Table3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8.9" style:family="table-row">
      <style:table-row-properties style:min-row-height="0.2299in"/>
    </style:style>
    <style:style style:name="Table39" style:family="table">
      <style:table-properties style:width="6.9271in" fo:margin-left="0in" table:align="left"/>
    </style:style>
    <style:style style:name="Table39.A" style:family="table-column">
      <style:table-column-properties style:column-width="1.5in"/>
    </style:style>
    <style:style style:name="Table39.B" style:family="table-column">
      <style:table-column-properties style:column-width="5.4271in"/>
    </style:style>
    <style:style style:name="Table3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9.B1" style:family="table-cell">
      <style:table-cell-properties fo:padding="0.0382in" fo:border="0.5pt solid #000000"/>
    </style:style>
    <style:style style:name="Table39.A2" style:family="table-cell">
      <style:table-cell-properties fo:padding="0.0382in" fo:border-left="0.5pt solid #000000" fo:border-right="none" fo:border-top="none" fo:border-bottom="0.5pt solid #000000"/>
    </style:style>
    <style:style style:name="Table3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9.9" style:family="table-row">
      <style:table-row-properties style:min-row-height="0.2299in"/>
    </style:style>
    <style:style style:name="Table40" style:family="table">
      <style:table-properties style:width="6.9271in" fo:margin-left="0in" table:align="left"/>
    </style:style>
    <style:style style:name="Table40.A" style:family="table-column">
      <style:table-column-properties style:column-width="1.5in"/>
    </style:style>
    <style:style style:name="Table40.B" style:family="table-column">
      <style:table-column-properties style:column-width="5.4271in"/>
    </style:style>
    <style:style style:name="Table4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0.B1" style:family="table-cell">
      <style:table-cell-properties fo:padding="0.0382in" fo:border="0.5pt solid #000000"/>
    </style:style>
    <style:style style:name="Table40.A2" style:family="table-cell">
      <style:table-cell-properties fo:padding="0.0382in" fo:border-left="0.5pt solid #000000" fo:border-right="none" fo:border-top="none" fo:border-bottom="0.5pt solid #000000"/>
    </style:style>
    <style:style style:name="Table4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0.9" style:family="table-row">
      <style:table-row-properties style:min-row-height="0.2299in"/>
    </style:style>
    <style:style style:name="Table41" style:family="table">
      <style:table-properties style:width="6.9271in" fo:margin-left="0in" table:align="left"/>
    </style:style>
    <style:style style:name="Table41.A" style:family="table-column">
      <style:table-column-properties style:column-width="1.5in"/>
    </style:style>
    <style:style style:name="Table41.B" style:family="table-column">
      <style:table-column-properties style:column-width="5.4271in"/>
    </style:style>
    <style:style style:name="Table4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1.B1" style:family="table-cell">
      <style:table-cell-properties fo:padding="0.0382in" fo:border="0.5pt solid #000000"/>
    </style:style>
    <style:style style:name="Table41.A2" style:family="table-cell">
      <style:table-cell-properties fo:padding="0.0382in" fo:border-left="0.5pt solid #000000" fo:border-right="none" fo:border-top="none" fo:border-bottom="0.5pt solid #000000"/>
    </style:style>
    <style:style style:name="Table4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1.9" style:family="table-row">
      <style:table-row-properties style:min-row-height="0.3299in"/>
    </style:style>
    <style:style style:name="Table42" style:family="table">
      <style:table-properties style:width="6.9271in" fo:margin-left="0in" table:align="left"/>
    </style:style>
    <style:style style:name="Table42.A" style:family="table-column">
      <style:table-column-properties style:column-width="1.5in"/>
    </style:style>
    <style:style style:name="Table42.B" style:family="table-column">
      <style:table-column-properties style:column-width="5.4271in"/>
    </style:style>
    <style:style style:name="Table4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2.B1" style:family="table-cell">
      <style:table-cell-properties fo:padding="0.0382in" fo:border="0.5pt solid #000000"/>
    </style:style>
    <style:style style:name="Table42.A2" style:family="table-cell">
      <style:table-cell-properties fo:padding="0.0382in" fo:border-left="0.5pt solid #000000" fo:border-right="none" fo:border-top="none" fo:border-bottom="0.5pt solid #000000"/>
    </style:style>
    <style:style style:name="Table4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2.9" style:family="table-row">
      <style:table-row-properties style:min-row-height="0.2299in"/>
    </style:style>
    <style:style style:name="Table31" style:family="table">
      <style:table-properties style:width="6.9271in" fo:margin-left="0in" table:align="left"/>
    </style:style>
    <style:style style:name="Table31.A" style:family="table-column">
      <style:table-column-properties style:column-width="1.5in"/>
    </style:style>
    <style:style style:name="Table31.B" style:family="table-column">
      <style:table-column-properties style:column-width="5.4271in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1.9" style:family="table-row">
      <style:table-row-properties style:min-row-height="0.3583in"/>
    </style:style>
    <style:style style:name="Table32" style:family="table">
      <style:table-properties style:width="6.9271in" fo:margin-left="0in" table:align="left"/>
    </style:style>
    <style:style style:name="Table32.A" style:family="table-column">
      <style:table-column-properties style:column-width="1.5in"/>
    </style:style>
    <style:style style:name="Table32.B" style:family="table-column">
      <style:table-column-properties style:column-width="5.4271in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B1" style:family="table-cell">
      <style:table-cell-properties fo:padding="0.0382in" fo:border="0.5pt solid #000000"/>
    </style:style>
    <style:style style:name="Table32.A2" style:family="table-cell">
      <style:table-cell-properties fo:padding="0.0382in" fo:border-left="0.5pt solid #000000" fo:border-right="none" fo:border-top="none" fo:border-bottom="0.5pt solid #000000"/>
    </style:style>
    <style:style style:name="Table3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2.9" style:family="table-row">
      <style:table-row-properties style:min-row-height="0.3583in"/>
    </style:style>
    <style:style style:name="Table33" style:family="table">
      <style:table-properties style:width="6.9271in" fo:margin-left="0in" table:align="left"/>
    </style:style>
    <style:style style:name="Table33.A" style:family="table-column">
      <style:table-column-properties style:column-width="1.5in"/>
    </style:style>
    <style:style style:name="Table33.B" style:family="table-column">
      <style:table-column-properties style:column-width="5.4271in"/>
    </style:style>
    <style:style style:name="Table3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3.B1" style:family="table-cell">
      <style:table-cell-properties fo:padding="0.0382in" fo:border="0.5pt solid #000000"/>
    </style:style>
    <style:style style:name="Table33.A2" style:family="table-cell">
      <style:table-cell-properties fo:padding="0.0382in" fo:border-left="0.5pt solid #000000" fo:border-right="none" fo:border-top="none" fo:border-bottom="0.5pt solid #000000"/>
    </style:style>
    <style:style style:name="Table3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3.9" style:family="table-row">
      <style:table-row-properties style:min-row-height="0.3583in"/>
    </style:style>
    <style:style style:name="Table34" style:family="table">
      <style:table-properties style:width="6.9271in" fo:margin-left="0in" table:align="left"/>
    </style:style>
    <style:style style:name="Table34.A" style:family="table-column">
      <style:table-column-properties style:column-width="1.5in"/>
    </style:style>
    <style:style style:name="Table34.B" style:family="table-column">
      <style:table-column-properties style:column-width="5.4271in"/>
    </style:style>
    <style:style style:name="Table3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4.B1" style:family="table-cell">
      <style:table-cell-properties fo:padding="0.0382in" fo:border="0.5pt solid #000000"/>
    </style:style>
    <style:style style:name="Table34.A2" style:family="table-cell">
      <style:table-cell-properties fo:padding="0.0382in" fo:border-left="0.5pt solid #000000" fo:border-right="none" fo:border-top="none" fo:border-bottom="0.5pt solid #000000"/>
    </style:style>
    <style:style style:name="Table3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4.9" style:family="table-row">
      <style:table-row-properties style:min-row-height="0.3583in"/>
    </style:style>
    <style:style style:name="Table44" style:family="table">
      <style:table-properties style:width="6.9271in" fo:margin-left="0in" table:align="left"/>
    </style:style>
    <style:style style:name="Table44.A" style:family="table-column">
      <style:table-column-properties style:column-width="1.5in"/>
    </style:style>
    <style:style style:name="Table44.B" style:family="table-column">
      <style:table-column-properties style:column-width="5.4271in"/>
    </style:style>
    <style:style style:name="Table4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4.B1" style:family="table-cell">
      <style:table-cell-properties fo:padding="0.0382in" fo:border="0.5pt solid #000000"/>
    </style:style>
    <style:style style:name="Table44.A2" style:family="table-cell">
      <style:table-cell-properties fo:padding="0.0382in" fo:border-left="0.5pt solid #000000" fo:border-right="none" fo:border-top="none" fo:border-bottom="0.5pt solid #000000"/>
    </style:style>
    <style:style style:name="Table4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4.9" style:family="table-row">
      <style:table-row-properties style:min-row-height="0.3583in"/>
    </style:style>
    <style:style style:name="Table45" style:family="table">
      <style:table-properties style:width="6.9271in" fo:margin-left="0in" table:align="left"/>
    </style:style>
    <style:style style:name="Table45.A" style:family="table-column">
      <style:table-column-properties style:column-width="1.5in"/>
    </style:style>
    <style:style style:name="Table45.B" style:family="table-column">
      <style:table-column-properties style:column-width="5.4271in"/>
    </style:style>
    <style:style style:name="Table4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5.B1" style:family="table-cell">
      <style:table-cell-properties fo:padding="0.0382in" fo:border="0.5pt solid #000000"/>
    </style:style>
    <style:style style:name="Table45.A2" style:family="table-cell">
      <style:table-cell-properties fo:padding="0.0382in" fo:border-left="0.5pt solid #000000" fo:border-right="none" fo:border-top="none" fo:border-bottom="0.5pt solid #000000"/>
    </style:style>
    <style:style style:name="Table4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5.9" style:family="table-row">
      <style:table-row-properties style:min-row-height="0.3583in"/>
    </style:style>
    <style:style style:name="Table46" style:family="table">
      <style:table-properties style:width="6.9271in" fo:margin-left="0in" table:align="left"/>
    </style:style>
    <style:style style:name="Table46.A" style:family="table-column">
      <style:table-column-properties style:column-width="1.5in"/>
    </style:style>
    <style:style style:name="Table46.B" style:family="table-column">
      <style:table-column-properties style:column-width="5.4271in"/>
    </style:style>
    <style:style style:name="Table4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6.B1" style:family="table-cell">
      <style:table-cell-properties fo:padding="0.0382in" fo:border="0.5pt solid #000000"/>
    </style:style>
    <style:style style:name="Table46.A2" style:family="table-cell">
      <style:table-cell-properties fo:padding="0.0382in" fo:border-left="0.5pt solid #000000" fo:border-right="none" fo:border-top="none" fo:border-bottom="0.5pt solid #000000"/>
    </style:style>
    <style:style style:name="Table4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6.9" style:family="table-row">
      <style:table-row-properties style:min-row-height="0.3583in"/>
    </style:style>
    <style:style style:name="Table47" style:family="table">
      <style:table-properties style:width="6.9271in" fo:margin-left="0in" table:align="left"/>
    </style:style>
    <style:style style:name="Table47.A" style:family="table-column">
      <style:table-column-properties style:column-width="1.5in"/>
    </style:style>
    <style:style style:name="Table47.B" style:family="table-column">
      <style:table-column-properties style:column-width="5.4271in"/>
    </style:style>
    <style:style style:name="Table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7.B1" style:family="table-cell">
      <style:table-cell-properties fo:padding="0.0382in" fo:border="0.5pt solid #000000"/>
    </style:style>
    <style:style style:name="Table47.A2" style:family="table-cell">
      <style:table-cell-properties fo:padding="0.0382in" fo:border-left="0.5pt solid #000000" fo:border-right="none" fo:border-top="none" fo:border-bottom="0.5pt solid #000000"/>
    </style:style>
    <style:style style:name="Table4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7.9" style:family="table-row">
      <style:table-row-properties style:min-row-height="0.3583in"/>
    </style:style>
    <style:style style:name="P1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paragraph-rsid="00120ca4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style:font-name="Arial" fo:font-style="normal" fo:font-weight="normal" officeooo:rsid="001c07d3" officeooo:paragraph-rsid="001c07d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top="0.0791in" fo:margin-bottom="0.0791in" style:contextual-spacing="false" fo:line-height="115%"/>
      <style:text-properties style:font-name="Arial" officeooo:rsid="0061b4ca" officeooo:paragraph-rsid="0061b4ca"/>
    </style:style>
    <style:style style:name="P5" style:family="paragraph" style:parent-style-name="Standard">
      <style:paragraph-properties fo:margin-top="0.0791in" fo:margin-bottom="0.0791in" style:contextual-spacing="false" fo:line-height="115%"/>
      <style:text-properties style:font-name="Arial" officeooo:rsid="008df28f" officeooo:paragraph-rsid="0094ef47"/>
    </style:style>
    <style:style style:name="P6" style:family="paragraph" style:parent-style-name="Standard">
      <style:paragraph-properties fo:margin-top="0.0791in" fo:margin-bottom="0.0791in" style:contextual-spacing="false" fo:line-height="115%"/>
      <style:text-properties style:font-name="Arial" officeooo:rsid="00c21056" officeooo:paragraph-rsid="00c4341a"/>
    </style:style>
    <style:style style:name="P7" style:family="paragraph" style:parent-style-name="Standard">
      <style:paragraph-properties fo:margin-top="0.0791in" fo:margin-bottom="0.0791in" style:contextual-spacing="false" fo:line-height="115%"/>
      <style:text-properties style:font-name="Arial" officeooo:rsid="00d34b59" officeooo:paragraph-rsid="00d34b59"/>
    </style:style>
    <style:style style:name="P8" style:family="paragraph" style:parent-style-name="Standard">
      <style:text-properties style:font-name="Arial" officeooo:paragraph-rsid="0110f382"/>
    </style:style>
    <style:style style:name="P9" style:family="paragraph" style:parent-style-name="Table_20_Contents">
      <style:text-properties style:font-name="Arial" officeooo:paragraph-rsid="0110f382"/>
    </style:style>
    <style:style style:name="P10" style:family="paragraph" style:parent-style-name="Standard">
      <style:paragraph-properties fo:margin-top="0.0791in" fo:margin-bottom="0.0791in" style:contextual-spacing="false" fo:line-height="115%"/>
      <style:text-properties style:font-name="Arial" officeooo:rsid="01469b8b" officeooo:paragraph-rsid="01469b8b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21853c" officeooo:paragraph-rsid="0021853c" style:font-size-asian="12pt" style:font-size-complex="12pt"/>
    </style:style>
    <style:style style:name="P1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24f2c8" officeooo:paragraph-rsid="0024f2c8" style:font-size-asian="12pt" style:font-size-complex="12pt"/>
    </style:style>
    <style:style style:name="P1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281e22" officeooo:paragraph-rsid="00281e22" style:font-size-asian="12pt" style:font-size-complex="12pt"/>
    </style:style>
    <style:style style:name="P1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41c105" officeooo:paragraph-rsid="0041c105" style:font-size-asian="12pt" style:font-size-complex="12pt"/>
    </style:style>
    <style:style style:name="P1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450d7d" officeooo:paragraph-rsid="00450d7d" style:font-size-asian="12pt" style:font-size-complex="12pt"/>
    </style:style>
    <style:style style:name="P1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450d7d" officeooo:paragraph-rsid="007d38f4" style:font-size-asian="12pt" style:font-size-complex="12pt"/>
    </style:style>
    <style:style style:name="P1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2e490f" officeooo:paragraph-rsid="002e490f" style:font-size-asian="12pt" style:font-size-complex="12pt"/>
    </style:style>
    <style:style style:name="P1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34970a" officeooo:paragraph-rsid="005561b7" style:font-size-asian="12pt" style:font-size-complex="12pt"/>
    </style:style>
    <style:style style:name="P2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46b79e" officeooo:paragraph-rsid="0046b79e" style:font-size-asian="12pt" style:font-size-complex="12pt"/>
    </style:style>
    <style:style style:name="P2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4dde10" officeooo:paragraph-rsid="004dde10" style:font-size-asian="12pt" style:font-size-complex="12pt"/>
    </style:style>
    <style:style style:name="P2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5561b7" officeooo:paragraph-rsid="005561b7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52dbfe" officeooo:paragraph-rsid="0052dbfe" style:font-size-asian="12pt" style:font-size-complex="12pt"/>
    </style:style>
    <style:style style:name="P2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067455b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07928d8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094ef47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0c4341a" style:font-size-asian="12pt" style:font-size-complex="12pt"/>
    </style:style>
    <style:style style:name="P2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0d84187" style:font-size-asian="12pt" style:font-size-complex="12pt"/>
    </style:style>
    <style:style style:name="P2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0eda0f4" style:font-size-asian="12pt" style:font-size-complex="12pt"/>
    </style:style>
    <style:style style:name="P3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015085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10f382" style:font-size-asian="12pt" style:font-size-complex="12pt"/>
    </style:style>
    <style:style style:name="P3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1f916f" style:font-size-asian="12pt" style:font-size-complex="12pt"/>
    </style:style>
    <style:style style:name="P3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469b8b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671a10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910658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a67d95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afca99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b973b0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bb2e5c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c81652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cdc994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d25357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1ddae93" style:font-size-asian="12pt" style:font-size-complex="12pt"/>
    </style:style>
    <style:style style:name="P4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02e152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21a973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278642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2ba68a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388060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440d53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50d5a1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53d52a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665ca9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6bbf27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724821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9d14b4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a57813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ae8b2e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455b" officeooo:paragraph-rsid="02b96086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799e3" officeooo:paragraph-rsid="006799e3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8a016" officeooo:paragraph-rsid="0068a016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8a016" officeooo:paragraph-rsid="01469b8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06a59bf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07928d8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094ef47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0c4341a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0d84187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0eda0f4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015085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10f382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1f916f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671a10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910658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a67d95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afca99" style:font-size-asian="12pt" style:font-size-complex="12pt"/>
    </style:style>
    <style:style style:name="P7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b973b0" style:font-size-asian="12pt" style:font-size-complex="12pt"/>
    </style:style>
    <style:style style:name="P7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bb2e5c" style:font-size-asian="12pt" style:font-size-complex="12pt"/>
    </style:style>
    <style:style style:name="P7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c81652" style:font-size-asian="12pt" style:font-size-complex="12pt"/>
    </style:style>
    <style:style style:name="P7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cdc994" style:font-size-asian="12pt" style:font-size-complex="12pt"/>
    </style:style>
    <style:style style:name="P7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d25357" style:font-size-asian="12pt" style:font-size-complex="12pt"/>
    </style:style>
    <style:style style:name="P8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1ddae93" style:font-size-asian="12pt" style:font-size-complex="12pt"/>
    </style:style>
    <style:style style:name="P8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02e152" style:font-size-asian="12pt" style:font-size-complex="12pt"/>
    </style:style>
    <style:style style:name="P8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21a973" style:font-size-asian="12pt" style:font-size-complex="12pt"/>
    </style:style>
    <style:style style:name="P8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278642" style:font-size-asian="12pt" style:font-size-complex="12pt"/>
    </style:style>
    <style:style style:name="P8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2ba68a" style:font-size-asian="12pt" style:font-size-complex="12pt"/>
    </style:style>
    <style:style style:name="P8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665ca9" style:font-size-asian="12pt" style:font-size-complex="12pt"/>
    </style:style>
    <style:style style:name="P8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6bbf27" style:font-size-asian="12pt" style:font-size-complex="12pt"/>
    </style:style>
    <style:style style:name="P8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724821" style:font-size-asian="12pt" style:font-size-complex="12pt"/>
    </style:style>
    <style:style style:name="P8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9d14b4" style:font-size-asian="12pt" style:font-size-complex="12pt"/>
    </style:style>
    <style:style style:name="P8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a57813" style:font-size-asian="12pt" style:font-size-complex="12pt"/>
    </style:style>
    <style:style style:name="P9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ae8b2e" style:font-size-asian="12pt" style:font-size-complex="12pt"/>
    </style:style>
    <style:style style:name="P9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59bf" officeooo:paragraph-rsid="02b96086" style:font-size-asian="12pt" style:font-size-complex="12pt"/>
    </style:style>
    <style:style style:name="P9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06ac139" style:font-size-asian="12pt" style:font-size-complex="12pt"/>
    </style:style>
    <style:style style:name="P9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094ef47" style:font-size-asian="12pt" style:font-size-complex="12pt"/>
    </style:style>
    <style:style style:name="P9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0c4341a" style:font-size-asian="12pt" style:font-size-complex="12pt"/>
    </style:style>
    <style:style style:name="P9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0d84187" style:font-size-asian="12pt" style:font-size-complex="12pt"/>
    </style:style>
    <style:style style:name="P9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0eda0f4" style:font-size-asian="12pt" style:font-size-complex="12pt"/>
    </style:style>
    <style:style style:name="P9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015085" style:font-size-asian="12pt" style:font-size-complex="12pt"/>
    </style:style>
    <style:style style:name="P9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10f382" style:font-size-asian="12pt" style:font-size-complex="12pt"/>
    </style:style>
    <style:style style:name="P9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1f916f" style:font-size-asian="12pt" style:font-size-complex="12pt"/>
    </style:style>
    <style:style style:name="P10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72ea95" style:font-size-asian="12pt" style:font-size-complex="12pt"/>
    </style:style>
    <style:style style:name="P10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910658" style:font-size-asian="12pt" style:font-size-complex="12pt"/>
    </style:style>
    <style:style style:name="P10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a67d95" style:font-size-asian="12pt" style:font-size-complex="12pt"/>
    </style:style>
    <style:style style:name="P10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afca99" style:font-size-asian="12pt" style:font-size-complex="12pt"/>
    </style:style>
    <style:style style:name="P10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b973b0" style:font-size-asian="12pt" style:font-size-complex="12pt"/>
    </style:style>
    <style:style style:name="P10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bb2e5c" style:font-size-asian="12pt" style:font-size-complex="12pt"/>
    </style:style>
    <style:style style:name="P10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c81652" style:font-size-asian="12pt" style:font-size-complex="12pt"/>
    </style:style>
    <style:style style:name="P10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cdc994" style:font-size-asian="12pt" style:font-size-complex="12pt"/>
    </style:style>
    <style:style style:name="P10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d25357" style:font-size-asian="12pt" style:font-size-complex="12pt"/>
    </style:style>
    <style:style style:name="P10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1ddae93" style:font-size-asian="12pt" style:font-size-complex="12pt"/>
    </style:style>
    <style:style style:name="P11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02e152" style:font-size-asian="12pt" style:font-size-complex="12pt"/>
    </style:style>
    <style:style style:name="P11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21a973" style:font-size-asian="12pt" style:font-size-complex="12pt"/>
    </style:style>
    <style:style style:name="P11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278642" style:font-size-asian="12pt" style:font-size-complex="12pt"/>
    </style:style>
    <style:style style:name="P11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2ba68a" style:font-size-asian="12pt" style:font-size-complex="12pt"/>
    </style:style>
    <style:style style:name="P11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402bd8" style:font-size-asian="12pt" style:font-size-complex="12pt"/>
    </style:style>
    <style:style style:name="P11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440d53" style:font-size-asian="12pt" style:font-size-complex="12pt"/>
    </style:style>
    <style:style style:name="P11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50d5a1" style:font-size-asian="12pt" style:font-size-complex="12pt"/>
    </style:style>
    <style:style style:name="P11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53d52a" style:font-size-asian="12pt" style:font-size-complex="12pt"/>
    </style:style>
    <style:style style:name="P11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665ca9" style:font-size-asian="12pt" style:font-size-complex="12pt"/>
    </style:style>
    <style:style style:name="P11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6bbf27" style:font-size-asian="12pt" style:font-size-complex="12pt"/>
    </style:style>
    <style:style style:name="P12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724821" style:font-size-asian="12pt" style:font-size-complex="12pt"/>
    </style:style>
    <style:style style:name="P12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9d14b4" style:font-size-asian="12pt" style:font-size-complex="12pt"/>
    </style:style>
    <style:style style:name="P12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a57813" style:font-size-asian="12pt" style:font-size-complex="12pt"/>
    </style:style>
    <style:style style:name="P12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ae8b2e" style:font-size-asian="12pt" style:font-size-complex="12pt"/>
    </style:style>
    <style:style style:name="P12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b96086" style:font-size-asian="12pt" style:font-size-complex="12pt"/>
    </style:style>
    <style:style style:name="P12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e9bd2" officeooo:paragraph-rsid="006e9bd2" style:font-size-asian="12pt" style:font-size-complex="12pt"/>
    </style:style>
    <style:style style:name="P12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e9bd2" officeooo:paragraph-rsid="007928d8" style:font-size-asian="12pt" style:font-size-complex="12pt"/>
    </style:style>
    <style:style style:name="P12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e9bd2" officeooo:paragraph-rsid="01469b8b" style:font-size-asian="12pt" style:font-size-complex="12pt"/>
    </style:style>
    <style:style style:name="P12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033b5" officeooo:paragraph-rsid="007033b5" style:font-size-asian="12pt" style:font-size-complex="12pt"/>
    </style:style>
    <style:style style:name="P12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033b5" officeooo:paragraph-rsid="007928d8" style:font-size-asian="12pt" style:font-size-complex="12pt"/>
    </style:style>
    <style:style style:name="P13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033b5" officeooo:paragraph-rsid="01469b8b" style:font-size-asian="12pt" style:font-size-complex="12pt"/>
    </style:style>
    <style:style style:name="P13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2bdee" officeooo:paragraph-rsid="0072bdee" style:font-size-asian="12pt" style:font-size-complex="12pt"/>
    </style:style>
    <style:style style:name="P13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50f38" officeooo:paragraph-rsid="00750f38" style:font-size-asian="12pt" style:font-size-complex="12pt"/>
    </style:style>
    <style:style style:name="P13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50f38" officeooo:paragraph-rsid="007928d8" style:font-size-asian="12pt" style:font-size-complex="12pt"/>
    </style:style>
    <style:style style:name="P13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50f38" officeooo:paragraph-rsid="0094ef47" style:font-size-asian="12pt" style:font-size-complex="12pt"/>
    </style:style>
    <style:style style:name="P13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50f38" officeooo:paragraph-rsid="00c4341a" style:font-size-asian="12pt" style:font-size-complex="12pt"/>
    </style:style>
    <style:style style:name="P13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554a0" officeooo:paragraph-rsid="007554a0" style:font-size-asian="12pt" style:font-size-complex="12pt"/>
    </style:style>
    <style:style style:name="P13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be68a" officeooo:paragraph-rsid="007be68a" style:font-size-asian="12pt" style:font-size-complex="12pt"/>
    </style:style>
    <style:style style:name="P13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bf3d7" officeooo:paragraph-rsid="007bf3d7" style:font-size-asian="12pt" style:font-size-complex="12pt"/>
    </style:style>
    <style:style style:name="P13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7ed846" officeooo:paragraph-rsid="007ed846" style:font-size-asian="12pt" style:font-size-complex="12pt"/>
    </style:style>
    <style:style style:name="P14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83fd4f" officeooo:paragraph-rsid="0083fd4f" style:font-size-asian="12pt" style:font-size-complex="12pt"/>
    </style:style>
    <style:style style:name="P14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8638b1" officeooo:paragraph-rsid="008638b1" style:font-size-asian="12pt" style:font-size-complex="12pt"/>
    </style:style>
    <style:style style:name="P14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86c9b6" officeooo:paragraph-rsid="0086c9b6" style:font-size-asian="12pt" style:font-size-complex="12pt"/>
    </style:style>
    <style:style style:name="P14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891e66" officeooo:paragraph-rsid="00891e66" style:font-size-asian="12pt" style:font-size-complex="12pt"/>
    </style:style>
    <style:style style:name="P14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9a4b15" officeooo:paragraph-rsid="009a4b15" style:font-size-asian="12pt" style:font-size-complex="12pt"/>
    </style:style>
    <style:style style:name="P14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9b274d" officeooo:paragraph-rsid="009b274d" style:font-size-asian="12pt" style:font-size-complex="12pt"/>
    </style:style>
    <style:style style:name="P14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9b274d" officeooo:paragraph-rsid="00c4341a" style:font-size-asian="12pt" style:font-size-complex="12pt"/>
    </style:style>
    <style:style style:name="P14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a579f8" officeooo:paragraph-rsid="00a579f8" style:font-size-asian="12pt" style:font-size-complex="12pt"/>
    </style:style>
    <style:style style:name="P14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aabe55" officeooo:paragraph-rsid="00aabe55" style:font-size-asian="12pt" style:font-size-complex="12pt"/>
    </style:style>
    <style:style style:name="P14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ab2366" officeooo:paragraph-rsid="00ab2366" style:font-size-asian="12pt" style:font-size-complex="12pt"/>
    </style:style>
    <style:style style:name="P15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ab2366" officeooo:paragraph-rsid="00b5eb99" style:font-size-asian="12pt" style:font-size-complex="12pt"/>
    </style:style>
    <style:style style:name="P15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abf05f" officeooo:paragraph-rsid="00b5eb99" style:font-size-asian="12pt" style:font-size-complex="12pt"/>
    </style:style>
    <style:style style:name="P15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b76271" officeooo:paragraph-rsid="00b76271" style:font-size-asian="12pt" style:font-size-complex="12pt"/>
    </style:style>
    <style:style style:name="P15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b86872" officeooo:paragraph-rsid="00b86872" style:font-size-asian="12pt" style:font-size-complex="12pt"/>
    </style:style>
    <style:style style:name="P15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c04dc9" officeooo:paragraph-rsid="00c04dc9" style:font-size-asian="12pt" style:font-size-complex="12pt"/>
    </style:style>
    <style:style style:name="P15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c04dc9" officeooo:paragraph-rsid="00c4341a" style:font-size-asian="12pt" style:font-size-complex="12pt"/>
    </style:style>
    <style:style style:name="P15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c51742" officeooo:paragraph-rsid="00c51742" style:font-size-asian="12pt" style:font-size-complex="12pt"/>
    </style:style>
    <style:style style:name="P15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ca8352" officeooo:paragraph-rsid="00ca8352" style:font-size-asian="12pt" style:font-size-complex="12pt"/>
    </style:style>
    <style:style style:name="P15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ca8352" officeooo:paragraph-rsid="00d04271" style:font-size-asian="12pt" style:font-size-complex="12pt"/>
    </style:style>
    <style:style style:name="P15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cbacfa" officeooo:paragraph-rsid="00cbacfa" style:font-size-asian="12pt" style:font-size-complex="12pt"/>
    </style:style>
    <style:style style:name="P16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cc858b" officeooo:paragraph-rsid="00cc858b" style:font-size-asian="12pt" style:font-size-complex="12pt"/>
    </style:style>
    <style:style style:name="P16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8fe8" officeooo:paragraph-rsid="00da8fe8" style:font-size-asian="12pt" style:font-size-complex="12pt"/>
    </style:style>
    <style:style style:name="P16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8fe8" officeooo:paragraph-rsid="00eda0f4" style:font-size-asian="12pt" style:font-size-complex="12pt"/>
    </style:style>
    <style:style style:name="P16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0daf0e9" style:font-size-asian="12pt" style:font-size-complex="12pt"/>
    </style:style>
    <style:style style:name="P16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0eda0f4" style:font-size-asian="12pt" style:font-size-complex="12pt"/>
    </style:style>
    <style:style style:name="P16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015085" style:font-size-asian="12pt" style:font-size-complex="12pt"/>
    </style:style>
    <style:style style:name="P16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10f382" style:font-size-asian="12pt" style:font-size-complex="12pt"/>
    </style:style>
    <style:style style:name="P16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910658" style:font-size-asian="12pt" style:font-size-complex="12pt"/>
    </style:style>
    <style:style style:name="P16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a67d95" style:font-size-asian="12pt" style:font-size-complex="12pt"/>
    </style:style>
    <style:style style:name="P16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afca99" style:font-size-asian="12pt" style:font-size-complex="12pt"/>
    </style:style>
    <style:style style:name="P17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c81652" style:font-size-asian="12pt" style:font-size-complex="12pt"/>
    </style:style>
    <style:style style:name="P17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cdc994" style:font-size-asian="12pt" style:font-size-complex="12pt"/>
    </style:style>
    <style:style style:name="P17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d25357" style:font-size-asian="12pt" style:font-size-complex="12pt"/>
    </style:style>
    <style:style style:name="P17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1ddae93" style:font-size-asian="12pt" style:font-size-complex="12pt"/>
    </style:style>
    <style:style style:name="P17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af0e9" officeooo:paragraph-rsid="0202e152" style:font-size-asian="12pt" style:font-size-complex="12pt"/>
    </style:style>
    <style:style style:name="P17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0e18" officeooo:paragraph-rsid="00de0e18" style:font-size-asian="12pt" style:font-size-complex="12pt"/>
    </style:style>
    <style:style style:name="P17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0e18" officeooo:paragraph-rsid="00eda0f4" style:font-size-asian="12pt" style:font-size-complex="12pt"/>
    </style:style>
    <style:style style:name="P17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0e18" officeooo:paragraph-rsid="01015085" style:font-size-asian="12pt" style:font-size-complex="12pt"/>
    </style:style>
    <style:style style:name="P17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0e18" officeooo:paragraph-rsid="0110f382" style:font-size-asian="12pt" style:font-size-complex="12pt"/>
    </style:style>
    <style:style style:name="P17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0decb01" style:font-size-asian="12pt" style:font-size-complex="12pt"/>
    </style:style>
    <style:style style:name="P18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0eda0f4" style:font-size-asian="12pt" style:font-size-complex="12pt"/>
    </style:style>
    <style:style style:name="P18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015085" style:font-size-asian="12pt" style:font-size-complex="12pt"/>
    </style:style>
    <style:style style:name="P18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10f382" style:font-size-asian="12pt" style:font-size-complex="12pt"/>
    </style:style>
    <style:style style:name="P18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1f916f" style:font-size-asian="12pt" style:font-size-complex="12pt"/>
    </style:style>
    <style:style style:name="P18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671a10" style:font-size-asian="12pt" style:font-size-complex="12pt"/>
    </style:style>
    <style:style style:name="P18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910658" style:font-size-asian="12pt" style:font-size-complex="12pt"/>
    </style:style>
    <style:style style:name="P18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a67d95" style:font-size-asian="12pt" style:font-size-complex="12pt"/>
    </style:style>
    <style:style style:name="P18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afca99" style:font-size-asian="12pt" style:font-size-complex="12pt"/>
    </style:style>
    <style:style style:name="P18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bb2e5c" style:font-size-asian="12pt" style:font-size-complex="12pt"/>
    </style:style>
    <style:style style:name="P18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c81652" style:font-size-asian="12pt" style:font-size-complex="12pt"/>
    </style:style>
    <style:style style:name="P19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cdc994" style:font-size-asian="12pt" style:font-size-complex="12pt"/>
    </style:style>
    <style:style style:name="P19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d25357" style:font-size-asian="12pt" style:font-size-complex="12pt"/>
    </style:style>
    <style:style style:name="P19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1ddae93" style:font-size-asian="12pt" style:font-size-complex="12pt"/>
    </style:style>
    <style:style style:name="P19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decb01" officeooo:paragraph-rsid="0202e152" style:font-size-asian="12pt" style:font-size-complex="12pt"/>
    </style:style>
    <style:style style:name="P19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2a70d" officeooo:paragraph-rsid="00e2a70d" style:font-size-asian="12pt" style:font-size-complex="12pt"/>
    </style:style>
    <style:style style:name="P19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2a70d" officeooo:paragraph-rsid="00eda0f4" style:font-size-asian="12pt" style:font-size-complex="12pt"/>
    </style:style>
    <style:style style:name="P19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2a70d" officeooo:paragraph-rsid="01015085" style:font-size-asian="12pt" style:font-size-complex="12pt"/>
    </style:style>
    <style:style style:name="P19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2c316" officeooo:paragraph-rsid="00e2c316" style:font-size-asian="12pt" style:font-size-complex="12pt"/>
    </style:style>
    <style:style style:name="P19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2c316" officeooo:paragraph-rsid="00eda0f4" style:font-size-asian="12pt" style:font-size-complex="12pt"/>
    </style:style>
    <style:style style:name="P19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3a1c0" officeooo:paragraph-rsid="00e3a1c0" style:font-size-asian="12pt" style:font-size-complex="12pt"/>
    </style:style>
    <style:style style:name="P20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3a1c0" officeooo:paragraph-rsid="00eda0f4" style:font-size-asian="12pt" style:font-size-complex="12pt"/>
    </style:style>
    <style:style style:name="P20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3a1c0" officeooo:paragraph-rsid="00f006c2" style:font-size-asian="12pt" style:font-size-complex="12pt"/>
    </style:style>
    <style:style style:name="P20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507f7" officeooo:paragraph-rsid="00e507f7" style:font-size-asian="12pt" style:font-size-complex="12pt"/>
    </style:style>
    <style:style style:name="P20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507f7" officeooo:paragraph-rsid="00eda0f4" style:font-size-asian="12pt" style:font-size-complex="12pt"/>
    </style:style>
    <style:style style:name="P20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b3125" officeooo:paragraph-rsid="00eb3125" style:font-size-asian="12pt" style:font-size-complex="12pt"/>
    </style:style>
    <style:style style:name="P20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b3125" officeooo:paragraph-rsid="00eda0f4" style:font-size-asian="12pt" style:font-size-complex="12pt"/>
    </style:style>
    <style:style style:name="P20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b3125" officeooo:paragraph-rsid="01015085" style:font-size-asian="12pt" style:font-size-complex="12pt"/>
    </style:style>
    <style:style style:name="P20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eb3125" officeooo:paragraph-rsid="011c8077" style:font-size-asian="12pt" style:font-size-complex="12pt"/>
    </style:style>
    <style:style style:name="P20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03c4b7" officeooo:paragraph-rsid="0103c4b7" style:font-size-asian="12pt" style:font-size-complex="12pt"/>
    </style:style>
    <style:style style:name="P20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03c4b7" officeooo:paragraph-rsid="0110f382" style:font-size-asian="12pt" style:font-size-complex="12pt"/>
    </style:style>
    <style:style style:name="P21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08f26e" officeooo:paragraph-rsid="0108f26e" style:font-size-asian="12pt" style:font-size-complex="12pt"/>
    </style:style>
    <style:style style:name="P21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0a57d9" officeooo:paragraph-rsid="010a57d9" style:font-size-asian="12pt" style:font-size-complex="12pt"/>
    </style:style>
    <style:style style:name="P21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0a57d9" officeooo:paragraph-rsid="0110f382" style:font-size-asian="12pt" style:font-size-complex="12pt"/>
    </style:style>
    <style:style style:name="P21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0a9342" officeooo:paragraph-rsid="010a9342" style:font-size-asian="12pt" style:font-size-complex="12pt"/>
    </style:style>
    <style:style style:name="P21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0c12c6" officeooo:paragraph-rsid="010c12c6" style:font-size-asian="12pt" style:font-size-complex="12pt"/>
    </style:style>
    <style:style style:name="P21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11a0114" style:font-size-asian="12pt" style:font-size-complex="12pt"/>
    </style:style>
    <style:style style:name="P21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1910658" style:font-size-asian="12pt" style:font-size-complex="12pt"/>
    </style:style>
    <style:style style:name="P21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1a67d95" style:font-size-asian="12pt" style:font-size-complex="12pt"/>
    </style:style>
    <style:style style:name="P21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1afca99" style:font-size-asian="12pt" style:font-size-complex="12pt"/>
    </style:style>
    <style:style style:name="P21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1c81652" style:font-size-asian="12pt" style:font-size-complex="12pt"/>
    </style:style>
    <style:style style:name="P22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1cdc994" style:font-size-asian="12pt" style:font-size-complex="12pt"/>
    </style:style>
    <style:style style:name="P22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1d25357" style:font-size-asian="12pt" style:font-size-complex="12pt"/>
    </style:style>
    <style:style style:name="P22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1ddae93" style:font-size-asian="12pt" style:font-size-complex="12pt"/>
    </style:style>
    <style:style style:name="P22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a0114" officeooo:paragraph-rsid="0202e152" style:font-size-asian="12pt" style:font-size-complex="12pt"/>
    </style:style>
    <style:style style:name="P22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b826a" officeooo:paragraph-rsid="011b826a" style:font-size-asian="12pt" style:font-size-complex="12pt"/>
    </style:style>
    <style:style style:name="P22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b826a" officeooo:paragraph-rsid="01910658" style:font-size-asian="12pt" style:font-size-complex="12pt"/>
    </style:style>
    <style:style style:name="P22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b826a" officeooo:paragraph-rsid="01afca99" style:font-size-asian="12pt" style:font-size-complex="12pt"/>
    </style:style>
    <style:style style:name="P22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b826a" officeooo:paragraph-rsid="01c81652" style:font-size-asian="12pt" style:font-size-complex="12pt"/>
    </style:style>
    <style:style style:name="P22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b826a" officeooo:paragraph-rsid="01d25357" style:font-size-asian="12pt" style:font-size-complex="12pt"/>
    </style:style>
    <style:style style:name="P22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b826a" officeooo:paragraph-rsid="01ddae93" style:font-size-asian="12pt" style:font-size-complex="12pt"/>
    </style:style>
    <style:style style:name="P23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1b826a" officeooo:paragraph-rsid="0202e152" style:font-size-asian="12pt" style:font-size-complex="12pt"/>
    </style:style>
    <style:style style:name="P23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2ac1f2" officeooo:paragraph-rsid="012ac1f2" style:font-size-asian="12pt" style:font-size-complex="12pt"/>
    </style:style>
    <style:style style:name="P23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2b7266" officeooo:paragraph-rsid="012b7266" style:font-size-asian="12pt" style:font-size-complex="12pt"/>
    </style:style>
    <style:style style:name="P23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2b7266" officeooo:paragraph-rsid="01671a10" style:font-size-asian="12pt" style:font-size-complex="12pt"/>
    </style:style>
    <style:style style:name="P23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2b7266" officeooo:paragraph-rsid="01b973b0" style:font-size-asian="12pt" style:font-size-complex="12pt"/>
    </style:style>
    <style:style style:name="P23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2b7266" officeooo:paragraph-rsid="01bb2e5c" style:font-size-asian="12pt" style:font-size-complex="12pt"/>
    </style:style>
    <style:style style:name="P23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2b7266" officeooo:paragraph-rsid="0202e152" style:font-size-asian="12pt" style:font-size-complex="12pt"/>
    </style:style>
    <style:style style:name="P23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34aa50" officeooo:paragraph-rsid="0134aa50" style:font-size-asian="12pt" style:font-size-complex="12pt"/>
    </style:style>
    <style:style style:name="P23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3d71ba" officeooo:paragraph-rsid="013d71ba" style:font-size-asian="12pt" style:font-size-complex="12pt"/>
    </style:style>
    <style:style style:name="P23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40254d" officeooo:paragraph-rsid="0140254d" style:font-size-asian="12pt" style:font-size-complex="12pt"/>
    </style:style>
    <style:style style:name="P24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4115cc" officeooo:paragraph-rsid="014115cc" style:font-size-asian="12pt" style:font-size-complex="12pt"/>
    </style:style>
    <style:style style:name="P24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4afd47" officeooo:paragraph-rsid="014afd47" style:font-size-asian="12pt" style:font-size-complex="12pt"/>
    </style:style>
    <style:style style:name="P24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4c9d13" officeooo:paragraph-rsid="014c9d13" style:font-size-asian="12pt" style:font-size-complex="12pt"/>
    </style:style>
    <style:style style:name="P24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4d65d4" officeooo:paragraph-rsid="014d65d4" style:font-size-asian="12pt" style:font-size-complex="12pt"/>
    </style:style>
    <style:style style:name="P24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52ae13" officeooo:paragraph-rsid="0152ae13" style:font-size-asian="12pt" style:font-size-complex="12pt"/>
    </style:style>
    <style:style style:name="P24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53c648" officeooo:paragraph-rsid="0153c648" style:font-size-asian="12pt" style:font-size-complex="12pt"/>
    </style:style>
    <style:style style:name="P24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55bccd" officeooo:paragraph-rsid="0155bccd" style:font-size-asian="12pt" style:font-size-complex="12pt"/>
    </style:style>
    <style:style style:name="P24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568432" officeooo:paragraph-rsid="01568432" style:font-size-asian="12pt" style:font-size-complex="12pt"/>
    </style:style>
    <style:style style:name="P24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5855c0" officeooo:paragraph-rsid="015855c0" style:font-size-asian="12pt" style:font-size-complex="12pt"/>
    </style:style>
    <style:style style:name="P24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5a24f3" officeooo:paragraph-rsid="015a24f3" style:font-size-asian="12pt" style:font-size-complex="12pt"/>
    </style:style>
    <style:style style:name="P25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7e7e9" officeooo:paragraph-rsid="0167e7e9" style:font-size-asian="12pt" style:font-size-complex="12pt"/>
    </style:style>
    <style:style style:name="P25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7e7e9" officeooo:paragraph-rsid="01b973b0" style:font-size-asian="12pt" style:font-size-complex="12pt"/>
    </style:style>
    <style:style style:name="P25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7e7e9" officeooo:paragraph-rsid="01bb2e5c" style:font-size-asian="12pt" style:font-size-complex="12pt"/>
    </style:style>
    <style:style style:name="P25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7e7e9" officeooo:paragraph-rsid="0202e152" style:font-size-asian="12pt" style:font-size-complex="12pt"/>
    </style:style>
    <style:style style:name="P25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b3c7c" officeooo:paragraph-rsid="016b3c7c" style:font-size-asian="12pt" style:font-size-complex="12pt"/>
    </style:style>
    <style:style style:name="P25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b3c7c" officeooo:paragraph-rsid="01b973b0" style:font-size-asian="12pt" style:font-size-complex="12pt"/>
    </style:style>
    <style:style style:name="P25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b3c7c" officeooo:paragraph-rsid="01bb2e5c" style:font-size-asian="12pt" style:font-size-complex="12pt"/>
    </style:style>
    <style:style style:name="P25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b3c7c" officeooo:paragraph-rsid="0202e152" style:font-size-asian="12pt" style:font-size-complex="12pt"/>
    </style:style>
    <style:style style:name="P25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de2ea" officeooo:paragraph-rsid="016de2ea" style:font-size-asian="12pt" style:font-size-complex="12pt"/>
    </style:style>
    <style:style style:name="P25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de2ea" officeooo:paragraph-rsid="01b973b0" style:font-size-asian="12pt" style:font-size-complex="12pt"/>
    </style:style>
    <style:style style:name="P26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de2ea" officeooo:paragraph-rsid="01bb2e5c" style:font-size-asian="12pt" style:font-size-complex="12pt"/>
    </style:style>
    <style:style style:name="P26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6de2ea" officeooo:paragraph-rsid="0202e152" style:font-size-asian="12pt" style:font-size-complex="12pt"/>
    </style:style>
    <style:style style:name="P26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ccb91" officeooo:paragraph-rsid="017ccb91" style:font-size-asian="12pt" style:font-size-complex="12pt"/>
    </style:style>
    <style:style style:name="P26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ccb91" officeooo:paragraph-rsid="0184a7b4" style:font-size-asian="12pt" style:font-size-complex="12pt"/>
    </style:style>
    <style:style style:name="P26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ccb91" officeooo:paragraph-rsid="01b973b0" style:font-size-asian="12pt" style:font-size-complex="12pt"/>
    </style:style>
    <style:style style:name="P26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ccb91" officeooo:paragraph-rsid="01bb2e5c" style:font-size-asian="12pt" style:font-size-complex="12pt"/>
    </style:style>
    <style:style style:name="P26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ccb91" officeooo:paragraph-rsid="0202e152" style:font-size-asian="12pt" style:font-size-complex="12pt"/>
    </style:style>
    <style:style style:name="P26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e05b4" officeooo:paragraph-rsid="017e05b4" style:font-size-asian="12pt" style:font-size-complex="12pt"/>
    </style:style>
    <style:style style:name="P26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e05b4" officeooo:paragraph-rsid="01811139" style:font-size-asian="12pt" style:font-size-complex="12pt"/>
    </style:style>
    <style:style style:name="P26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e05b4" officeooo:paragraph-rsid="016de2ea" style:font-size-asian="12pt" style:font-size-complex="12pt"/>
    </style:style>
    <style:style style:name="P27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e05b4" officeooo:paragraph-rsid="01b973b0" style:font-size-asian="12pt" style:font-size-complex="12pt"/>
    </style:style>
    <style:style style:name="P27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e05b4" officeooo:paragraph-rsid="01bb2e5c" style:font-size-asian="12pt" style:font-size-complex="12pt"/>
    </style:style>
    <style:style style:name="P27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7e05b4" officeooo:paragraph-rsid="0202e152" style:font-size-asian="12pt" style:font-size-complex="12pt"/>
    </style:style>
    <style:style style:name="P27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82ece4" officeooo:paragraph-rsid="0182ece4" style:font-size-asian="12pt" style:font-size-complex="12pt"/>
    </style:style>
    <style:style style:name="P27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82ece4" officeooo:paragraph-rsid="01b973b0" style:font-size-asian="12pt" style:font-size-complex="12pt"/>
    </style:style>
    <style:style style:name="P27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82ece4" officeooo:paragraph-rsid="01bb2e5c" style:font-size-asian="12pt" style:font-size-complex="12pt"/>
    </style:style>
    <style:style style:name="P27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82ece4" officeooo:paragraph-rsid="0202e152" style:font-size-asian="12pt" style:font-size-complex="12pt"/>
    </style:style>
    <style:style style:name="P27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3cde6" officeooo:paragraph-rsid="0193cde6" style:font-size-asian="12pt" style:font-size-complex="12pt"/>
    </style:style>
    <style:style style:name="P27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3cde6" officeooo:paragraph-rsid="01c81652" style:font-size-asian="12pt" style:font-size-complex="12pt"/>
    </style:style>
    <style:style style:name="P27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3cde6" officeooo:paragraph-rsid="01ddae93" style:font-size-asian="12pt" style:font-size-complex="12pt"/>
    </style:style>
    <style:style style:name="P28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3cde6" officeooo:paragraph-rsid="0202e152" style:font-size-asian="12pt" style:font-size-complex="12pt"/>
    </style:style>
    <style:style style:name="P28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c69b2" officeooo:paragraph-rsid="019c69b2" style:font-size-asian="12pt" style:font-size-complex="12pt"/>
    </style:style>
    <style:style style:name="P28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c69b2" officeooo:paragraph-rsid="01afca99" style:font-size-asian="12pt" style:font-size-complex="12pt"/>
    </style:style>
    <style:style style:name="P28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c69b2" officeooo:paragraph-rsid="01c81652" style:font-size-asian="12pt" style:font-size-complex="12pt"/>
    </style:style>
    <style:style style:name="P28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c69b2" officeooo:paragraph-rsid="01d25357" style:font-size-asian="12pt" style:font-size-complex="12pt"/>
    </style:style>
    <style:style style:name="P28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c69b2" officeooo:paragraph-rsid="01ddae93" style:font-size-asian="12pt" style:font-size-complex="12pt"/>
    </style:style>
    <style:style style:name="P28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c69b2" officeooo:paragraph-rsid="01e77e44" style:font-size-asian="12pt" style:font-size-complex="12pt"/>
    </style:style>
    <style:style style:name="P28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c69b2" officeooo:paragraph-rsid="0202e152" style:font-size-asian="12pt" style:font-size-complex="12pt"/>
    </style:style>
    <style:style style:name="P28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d046c" officeooo:paragraph-rsid="019d046c" style:font-size-asian="12pt" style:font-size-complex="12pt"/>
    </style:style>
    <style:style style:name="P28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d046c" officeooo:paragraph-rsid="01afca99" style:font-size-asian="12pt" style:font-size-complex="12pt"/>
    </style:style>
    <style:style style:name="P29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d046c" officeooo:paragraph-rsid="01c81652" style:font-size-asian="12pt" style:font-size-complex="12pt"/>
    </style:style>
    <style:style style:name="P29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d046c" officeooo:paragraph-rsid="01d25357" style:font-size-asian="12pt" style:font-size-complex="12pt"/>
    </style:style>
    <style:style style:name="P29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d046c" officeooo:paragraph-rsid="01ddae93" style:font-size-asian="12pt" style:font-size-complex="12pt"/>
    </style:style>
    <style:style style:name="P29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d046c" officeooo:paragraph-rsid="0202e152" style:font-size-asian="12pt" style:font-size-complex="12pt"/>
    </style:style>
    <style:style style:name="P29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19f0338" style:font-size-asian="12pt" style:font-size-complex="12pt"/>
    </style:style>
    <style:style style:name="P29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1a67d95" style:font-size-asian="12pt" style:font-size-complex="12pt"/>
    </style:style>
    <style:style style:name="P29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1afca99" style:font-size-asian="12pt" style:font-size-complex="12pt"/>
    </style:style>
    <style:style style:name="P29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1c81652" style:font-size-asian="12pt" style:font-size-complex="12pt"/>
    </style:style>
    <style:style style:name="P29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1cdc994" style:font-size-asian="12pt" style:font-size-complex="12pt"/>
    </style:style>
    <style:style style:name="P29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1d25357" style:font-size-asian="12pt" style:font-size-complex="12pt"/>
    </style:style>
    <style:style style:name="P30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1ddae93" style:font-size-asian="12pt" style:font-size-complex="12pt"/>
    </style:style>
    <style:style style:name="P30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202e152" style:font-size-asian="12pt" style:font-size-complex="12pt"/>
    </style:style>
    <style:style style:name="P30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221a973" style:font-size-asian="12pt" style:font-size-complex="12pt"/>
    </style:style>
    <style:style style:name="P30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2c6b60c" style:font-size-asian="12pt" style:font-size-complex="12pt"/>
    </style:style>
    <style:style style:name="P30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ed0d" officeooo:paragraph-rsid="019fed0d" style:font-size-asian="12pt" style:font-size-complex="12pt"/>
    </style:style>
    <style:style style:name="P30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ed0d" officeooo:paragraph-rsid="01afca99" style:font-size-asian="12pt" style:font-size-complex="12pt"/>
    </style:style>
    <style:style style:name="P30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ed0d" officeooo:paragraph-rsid="01c81652" style:font-size-asian="12pt" style:font-size-complex="12pt"/>
    </style:style>
    <style:style style:name="P30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ed0d" officeooo:paragraph-rsid="01d25357" style:font-size-asian="12pt" style:font-size-complex="12pt"/>
    </style:style>
    <style:style style:name="P30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ed0d" officeooo:paragraph-rsid="01ddae93" style:font-size-asian="12pt" style:font-size-complex="12pt"/>
    </style:style>
    <style:style style:name="P30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ed0d" officeooo:paragraph-rsid="0202e152" style:font-size-asian="12pt" style:font-size-complex="12pt"/>
    </style:style>
    <style:style style:name="P31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a8dabd" officeooo:paragraph-rsid="01a8dabd" style:font-size-asian="12pt" style:font-size-complex="12pt"/>
    </style:style>
    <style:style style:name="P31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a8dabd" officeooo:paragraph-rsid="01cdc994" style:font-size-asian="12pt" style:font-size-complex="12pt"/>
    </style:style>
    <style:style style:name="P31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a8dabd" officeooo:paragraph-rsid="01ddae93" style:font-size-asian="12pt" style:font-size-complex="12pt"/>
    </style:style>
    <style:style style:name="P31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a8dabd" officeooo:paragraph-rsid="0202e152" style:font-size-asian="12pt" style:font-size-complex="12pt"/>
    </style:style>
    <style:style style:name="P31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aedd53" officeooo:paragraph-rsid="01aedd53" style:font-size-asian="12pt" style:font-size-complex="12pt"/>
    </style:style>
    <style:style style:name="P31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aedd53" officeooo:paragraph-rsid="01cdc994" style:font-size-asian="12pt" style:font-size-complex="12pt"/>
    </style:style>
    <style:style style:name="P31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aedd53" officeooo:paragraph-rsid="01ddae93" style:font-size-asian="12pt" style:font-size-complex="12pt"/>
    </style:style>
    <style:style style:name="P31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aedd53" officeooo:paragraph-rsid="0202e152" style:font-size-asian="12pt" style:font-size-complex="12pt"/>
    </style:style>
    <style:style style:name="P31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b18639" officeooo:paragraph-rsid="01b18639" style:font-size-asian="12pt" style:font-size-complex="12pt"/>
    </style:style>
    <style:style style:name="P31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b18639" officeooo:paragraph-rsid="01d25357" style:font-size-asian="12pt" style:font-size-complex="12pt"/>
    </style:style>
    <style:style style:name="P32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b18639" officeooo:paragraph-rsid="01ddae93" style:font-size-asian="12pt" style:font-size-complex="12pt"/>
    </style:style>
    <style:style style:name="P32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b18639" officeooo:paragraph-rsid="0202e152" style:font-size-asian="12pt" style:font-size-complex="12pt"/>
    </style:style>
    <style:style style:name="P32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bff51d" officeooo:paragraph-rsid="01bff51d" style:font-size-asian="12pt" style:font-size-complex="12pt"/>
    </style:style>
    <style:style style:name="P32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c4ff59" officeooo:paragraph-rsid="01c4ff59" style:font-size-asian="12pt" style:font-size-complex="12pt"/>
    </style:style>
    <style:style style:name="P32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c4ff59" officeooo:paragraph-rsid="01d25357" style:font-size-asian="12pt" style:font-size-complex="12pt"/>
    </style:style>
    <style:style style:name="P32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c4ff59" officeooo:paragraph-rsid="01ddae93" style:font-size-asian="12pt" style:font-size-complex="12pt"/>
    </style:style>
    <style:style style:name="P32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c4ff59" officeooo:paragraph-rsid="0202e152" style:font-size-asian="12pt" style:font-size-complex="12pt"/>
    </style:style>
    <style:style style:name="P32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21aef" officeooo:paragraph-rsid="02221aef" style:font-size-asian="12pt" style:font-size-complex="12pt"/>
    </style:style>
    <style:style style:name="P32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21aef" officeooo:paragraph-rsid="02c6b60c" style:font-size-asian="12pt" style:font-size-complex="12pt"/>
    </style:style>
    <style:style style:name="P32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65ef" officeooo:paragraph-rsid="022365ef" style:font-size-asian="12pt" style:font-size-complex="12pt"/>
    </style:style>
    <style:style style:name="P33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65ef" officeooo:paragraph-rsid="02c6b60c" style:font-size-asian="12pt" style:font-size-complex="12pt"/>
    </style:style>
    <style:style style:name="P33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e13a" officeooo:paragraph-rsid="0223e13a" style:font-size-asian="12pt" style:font-size-complex="12pt"/>
    </style:style>
    <style:style style:name="P33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e13a" officeooo:paragraph-rsid="022ba68a" style:font-size-asian="12pt" style:font-size-complex="12pt"/>
    </style:style>
    <style:style style:name="P33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e13a" officeooo:paragraph-rsid="023264e5" style:font-size-asian="12pt" style:font-size-complex="12pt"/>
    </style:style>
    <style:style style:name="P33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e13a" officeooo:paragraph-rsid="02c6b60c" style:font-size-asian="12pt" style:font-size-complex="12pt"/>
    </style:style>
    <style:style style:name="P33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5791e" officeooo:paragraph-rsid="0225791e" style:font-size-asian="12pt" style:font-size-complex="12pt"/>
    </style:style>
    <style:style style:name="P33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63c32" officeooo:paragraph-rsid="02263c32" style:font-size-asian="12pt" style:font-size-complex="12pt"/>
    </style:style>
    <style:style style:name="P33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708bf" officeooo:paragraph-rsid="022708bf" style:font-size-asian="12pt" style:font-size-complex="12pt"/>
    </style:style>
    <style:style style:name="P33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708bf" officeooo:paragraph-rsid="02278642" style:font-size-asian="12pt" style:font-size-complex="12pt"/>
    </style:style>
    <style:style style:name="P33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708bf" officeooo:paragraph-rsid="022ba68a" style:font-size-asian="12pt" style:font-size-complex="12pt"/>
    </style:style>
    <style:style style:name="P34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7bd07" officeooo:paragraph-rsid="0227bd07" style:font-size-asian="12pt" style:font-size-complex="12pt"/>
    </style:style>
    <style:style style:name="P34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7bd07" officeooo:paragraph-rsid="022ba68a" style:font-size-asian="12pt" style:font-size-complex="12pt"/>
    </style:style>
    <style:style style:name="P34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28113b" style:font-size-asian="12pt" style:font-size-complex="12pt"/>
    </style:style>
    <style:style style:name="P34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2ba68a" style:font-size-asian="12pt" style:font-size-complex="12pt"/>
    </style:style>
    <style:style style:name="P34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665ca9" style:font-size-asian="12pt" style:font-size-complex="12pt"/>
    </style:style>
    <style:style style:name="P34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6bbf27" style:font-size-asian="12pt" style:font-size-complex="12pt"/>
    </style:style>
    <style:style style:name="P34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724821" style:font-size-asian="12pt" style:font-size-complex="12pt"/>
    </style:style>
    <style:style style:name="P34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9d14b4" style:font-size-asian="12pt" style:font-size-complex="12pt"/>
    </style:style>
    <style:style style:name="P34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a57813" style:font-size-asian="12pt" style:font-size-complex="12pt"/>
    </style:style>
    <style:style style:name="P34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ae8b2e" style:font-size-asian="12pt" style:font-size-complex="12pt"/>
    </style:style>
    <style:style style:name="P35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113b" officeooo:paragraph-rsid="02b96086" style:font-size-asian="12pt" style:font-size-complex="12pt"/>
    </style:style>
    <style:style style:name="P35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56b7" officeooo:paragraph-rsid="022856b7" style:font-size-asian="12pt" style:font-size-complex="12pt"/>
    </style:style>
    <style:style style:name="P35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856b7" officeooo:paragraph-rsid="022ba68a" style:font-size-asian="12pt" style:font-size-complex="12pt"/>
    </style:style>
    <style:style style:name="P35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9d1ea" officeooo:paragraph-rsid="0229d1ea" style:font-size-asian="12pt" style:font-size-complex="12pt"/>
    </style:style>
    <style:style style:name="P35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9f2f3" officeooo:paragraph-rsid="0229f2f3" style:font-size-asian="12pt" style:font-size-complex="12pt"/>
    </style:style>
    <style:style style:name="P35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9f2f3" officeooo:paragraph-rsid="022ba68a" style:font-size-asian="12pt" style:font-size-complex="12pt"/>
    </style:style>
    <style:style style:name="P35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264e5" officeooo:paragraph-rsid="023264e5" style:font-size-asian="12pt" style:font-size-complex="12pt"/>
    </style:style>
    <style:style style:name="P35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4d6e2" officeooo:paragraph-rsid="0234d6e2" style:font-size-asian="12pt" style:font-size-complex="12pt"/>
    </style:style>
    <style:style style:name="P35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91cf9" officeooo:paragraph-rsid="02391cf9" style:font-size-asian="12pt" style:font-size-complex="12pt"/>
    </style:style>
    <style:style style:name="P35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95fd0" officeooo:paragraph-rsid="02395fd0" style:font-size-asian="12pt" style:font-size-complex="12pt"/>
    </style:style>
    <style:style style:name="P36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d73d0" officeooo:paragraph-rsid="023d73d0" style:font-size-asian="12pt" style:font-size-complex="12pt"/>
    </style:style>
    <style:style style:name="P36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e6156" officeooo:paragraph-rsid="023e6156" style:font-size-asian="12pt" style:font-size-complex="12pt"/>
    </style:style>
    <style:style style:name="P36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e6156" officeooo:paragraph-rsid="02440d53" style:font-size-asian="12pt" style:font-size-complex="12pt"/>
    </style:style>
    <style:style style:name="P36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e6156" officeooo:paragraph-rsid="0250d5a1" style:font-size-asian="12pt" style:font-size-complex="12pt"/>
    </style:style>
    <style:style style:name="P36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3e6156" officeooo:paragraph-rsid="0253d52a" style:font-size-asian="12pt" style:font-size-complex="12pt"/>
    </style:style>
    <style:style style:name="P36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0c458" officeooo:paragraph-rsid="0240c458" style:font-size-asian="12pt" style:font-size-complex="12pt"/>
    </style:style>
    <style:style style:name="P36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0c458" officeooo:paragraph-rsid="02501b84" style:font-size-asian="12pt" style:font-size-complex="12pt"/>
    </style:style>
    <style:style style:name="P36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0c458" officeooo:paragraph-rsid="0250d5a1" style:font-size-asian="12pt" style:font-size-complex="12pt"/>
    </style:style>
    <style:style style:name="P36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8823f" officeooo:paragraph-rsid="0248823f" style:font-size-asian="12pt" style:font-size-complex="12pt"/>
    </style:style>
    <style:style style:name="P36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8823f" officeooo:paragraph-rsid="0250d5a1" style:font-size-asian="12pt" style:font-size-complex="12pt"/>
    </style:style>
    <style:style style:name="P37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8823f" officeooo:paragraph-rsid="0253d52a" style:font-size-asian="12pt" style:font-size-complex="12pt"/>
    </style:style>
    <style:style style:name="P37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a5cf2" officeooo:paragraph-rsid="024a5cf2" style:font-size-asian="12pt" style:font-size-complex="12pt"/>
    </style:style>
    <style:style style:name="P37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a5cf2" officeooo:paragraph-rsid="0250d5a1" style:font-size-asian="12pt" style:font-size-complex="12pt"/>
    </style:style>
    <style:style style:name="P37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a5cf2" officeooo:paragraph-rsid="0253d52a" style:font-size-asian="12pt" style:font-size-complex="12pt"/>
    </style:style>
    <style:style style:name="P37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c25fc" officeooo:paragraph-rsid="024c25fc" style:font-size-asian="12pt" style:font-size-complex="12pt"/>
    </style:style>
    <style:style style:name="P37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c25fc" officeooo:paragraph-rsid="0250d5a1" style:font-size-asian="12pt" style:font-size-complex="12pt"/>
    </style:style>
    <style:style style:name="P37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4c25fc" officeooo:paragraph-rsid="0253d52a" style:font-size-asian="12pt" style:font-size-complex="12pt"/>
    </style:style>
    <style:style style:name="P37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501b84" officeooo:paragraph-rsid="02501b84" style:font-size-asian="12pt" style:font-size-complex="12pt"/>
    </style:style>
    <style:style style:name="P37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501b84" officeooo:paragraph-rsid="0250d5a1" style:font-size-asian="12pt" style:font-size-complex="12pt"/>
    </style:style>
    <style:style style:name="P37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501b84" officeooo:paragraph-rsid="0253d52a" style:font-size-asian="12pt" style:font-size-complex="12pt"/>
    </style:style>
    <style:style style:name="P38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5db0cc" officeooo:paragraph-rsid="025db0cc" style:font-size-asian="12pt" style:font-size-complex="12pt"/>
    </style:style>
    <style:style style:name="P38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5fa8ba" officeooo:paragraph-rsid="025fa8ba" style:font-size-asian="12pt" style:font-size-complex="12pt"/>
    </style:style>
    <style:style style:name="P38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171aa" officeooo:paragraph-rsid="026171aa" style:font-size-asian="12pt" style:font-size-complex="12pt"/>
    </style:style>
    <style:style style:name="P38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26f23" officeooo:paragraph-rsid="02626f23" style:font-size-asian="12pt" style:font-size-complex="12pt"/>
    </style:style>
    <style:style style:name="P38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3c681" officeooo:paragraph-rsid="0263c681" style:font-size-asian="12pt" style:font-size-complex="12pt"/>
    </style:style>
    <style:style style:name="P38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7a9b8" officeooo:paragraph-rsid="0267a9b8" style:font-size-asian="12pt" style:font-size-complex="12pt"/>
    </style:style>
    <style:style style:name="P38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7a9b8" officeooo:paragraph-rsid="026bbf27" style:font-size-asian="12pt" style:font-size-complex="12pt"/>
    </style:style>
    <style:style style:name="P38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7a9b8" officeooo:paragraph-rsid="02724821" style:font-size-asian="12pt" style:font-size-complex="12pt"/>
    </style:style>
    <style:style style:name="P38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7a9b8" officeooo:paragraph-rsid="02b96086" style:font-size-asian="12pt" style:font-size-complex="12pt"/>
    </style:style>
    <style:style style:name="P38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91717" officeooo:paragraph-rsid="026bbf27" style:font-size-asian="12pt" style:font-size-complex="12pt"/>
    </style:style>
    <style:style style:name="P39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91717" officeooo:paragraph-rsid="02724821" style:font-size-asian="12pt" style:font-size-complex="12pt"/>
    </style:style>
    <style:style style:name="P39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91717" officeooo:paragraph-rsid="02b96086" style:font-size-asian="12pt" style:font-size-complex="12pt"/>
    </style:style>
    <style:style style:name="P39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e0d0a" officeooo:paragraph-rsid="026e0d0a" style:font-size-asian="12pt" style:font-size-complex="12pt"/>
    </style:style>
    <style:style style:name="P39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6f2463" officeooo:paragraph-rsid="026f2463" style:font-size-asian="12pt" style:font-size-complex="12pt"/>
    </style:style>
    <style:style style:name="P39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0523b" officeooo:paragraph-rsid="0270523b" style:font-size-asian="12pt" style:font-size-complex="12pt"/>
    </style:style>
    <style:style style:name="P39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0523b" officeooo:paragraph-rsid="02a2442e" style:font-size-asian="12pt" style:font-size-complex="12pt"/>
    </style:style>
    <style:style style:name="P39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38c5a" officeooo:paragraph-rsid="02738c5a" style:font-size-asian="12pt" style:font-size-complex="12pt"/>
    </style:style>
    <style:style style:name="P39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52753" officeooo:paragraph-rsid="02752753" style:font-size-asian="12pt" style:font-size-complex="12pt"/>
    </style:style>
    <style:style style:name="P39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9b505" officeooo:paragraph-rsid="0279b505" style:font-size-asian="12pt" style:font-size-complex="12pt"/>
    </style:style>
    <style:style style:name="P39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b1165" officeooo:paragraph-rsid="027b1165" style:font-size-asian="12pt" style:font-size-complex="12pt"/>
    </style:style>
    <style:style style:name="P40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bfb43" officeooo:paragraph-rsid="027bfb43" style:font-size-asian="12pt" style:font-size-complex="12pt"/>
    </style:style>
    <style:style style:name="P40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d5d49" officeooo:paragraph-rsid="027d5d49" style:font-size-asian="12pt" style:font-size-complex="12pt"/>
    </style:style>
    <style:style style:name="P40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d5d49" officeooo:paragraph-rsid="02ae8b2e" style:font-size-asian="12pt" style:font-size-complex="12pt"/>
    </style:style>
    <style:style style:name="P40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f40cb" officeooo:paragraph-rsid="027f40cb" style:font-size-asian="12pt" style:font-size-complex="12pt"/>
    </style:style>
    <style:style style:name="P40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7fb2cb" officeooo:paragraph-rsid="027fb2cb" style:font-size-asian="12pt" style:font-size-complex="12pt"/>
    </style:style>
    <style:style style:name="P40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0e5f2" officeooo:paragraph-rsid="0280e5f2" style:font-size-asian="12pt" style:font-size-complex="12pt"/>
    </style:style>
    <style:style style:name="P40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28942" officeooo:paragraph-rsid="02828942" style:font-size-asian="12pt" style:font-size-complex="12pt"/>
    </style:style>
    <style:style style:name="P40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28942" officeooo:paragraph-rsid="029d14b4" style:font-size-asian="12pt" style:font-size-complex="12pt"/>
    </style:style>
    <style:style style:name="P40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28942" officeooo:paragraph-rsid="02ae8b2e" style:font-size-asian="12pt" style:font-size-complex="12pt"/>
    </style:style>
    <style:style style:name="P40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3d871" officeooo:paragraph-rsid="0283d871" style:font-size-asian="12pt" style:font-size-complex="12pt"/>
    </style:style>
    <style:style style:name="P41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3d871" officeooo:paragraph-rsid="029d14b4" style:font-size-asian="12pt" style:font-size-complex="12pt"/>
    </style:style>
    <style:style style:name="P41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3d871" officeooo:paragraph-rsid="02ae8b2e" style:font-size-asian="12pt" style:font-size-complex="12pt"/>
    </style:style>
    <style:style style:name="P41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706ab" officeooo:paragraph-rsid="028706ab" style:font-size-asian="12pt" style:font-size-complex="12pt"/>
    </style:style>
    <style:style style:name="P41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706ab" officeooo:paragraph-rsid="02a392b7" style:font-size-asian="12pt" style:font-size-complex="12pt"/>
    </style:style>
    <style:style style:name="P41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706ab" officeooo:paragraph-rsid="02ae8b2e" style:font-size-asian="12pt" style:font-size-complex="12pt"/>
    </style:style>
    <style:style style:name="P41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760de" officeooo:paragraph-rsid="028760de" style:font-size-asian="12pt" style:font-size-complex="12pt"/>
    </style:style>
    <style:style style:name="P41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760de" officeooo:paragraph-rsid="02ae8b2e" style:font-size-asian="12pt" style:font-size-complex="12pt"/>
    </style:style>
    <style:style style:name="P41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d5505" officeooo:paragraph-rsid="028d5505" style:font-size-asian="12pt" style:font-size-complex="12pt"/>
    </style:style>
    <style:style style:name="P41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d5505" officeooo:paragraph-rsid="02b96086" style:font-size-asian="12pt" style:font-size-complex="12pt"/>
    </style:style>
    <style:style style:name="P41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f3ec7" officeooo:paragraph-rsid="028f3ec7" style:font-size-asian="12pt" style:font-size-complex="12pt"/>
    </style:style>
    <style:style style:name="P42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f3ec7" officeooo:paragraph-rsid="02b96086" style:font-size-asian="12pt" style:font-size-complex="12pt"/>
    </style:style>
    <style:style style:name="P42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fe966" officeooo:paragraph-rsid="028fe966" style:font-size-asian="12pt" style:font-size-complex="12pt"/>
    </style:style>
    <style:style style:name="P42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8fe966" officeooo:paragraph-rsid="02b96086" style:font-size-asian="12pt" style:font-size-complex="12pt"/>
    </style:style>
    <style:style style:name="P42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915a7a" officeooo:paragraph-rsid="02915a7a" style:font-size-asian="12pt" style:font-size-complex="12pt"/>
    </style:style>
    <style:style style:name="P42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915a7a" officeooo:paragraph-rsid="02b96086" style:font-size-asian="12pt" style:font-size-complex="12pt"/>
    </style:style>
    <style:style style:name="P42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93d457" officeooo:paragraph-rsid="0293d457" style:font-size-asian="12pt" style:font-size-complex="12pt"/>
    </style:style>
    <style:style style:name="P42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93d457" officeooo:paragraph-rsid="02b96086" style:font-size-asian="12pt" style:font-size-complex="12pt"/>
    </style:style>
    <style:style style:name="P42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9f2b21" officeooo:paragraph-rsid="029f2b21" style:font-size-asian="12pt" style:font-size-complex="12pt"/>
    </style:style>
    <style:style style:name="P42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a1663e" officeooo:paragraph-rsid="02a1663e" style:font-size-asian="12pt" style:font-size-complex="12pt"/>
    </style:style>
    <style:style style:name="P42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a2442e" officeooo:paragraph-rsid="02a2442e" style:font-size-asian="12pt" style:font-size-complex="12pt"/>
    </style:style>
    <style:style style:name="P43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a2442e" officeooo:paragraph-rsid="02a392b7" style:font-size-asian="12pt" style:font-size-complex="12pt"/>
    </style:style>
    <style:style style:name="P43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a57813" officeooo:paragraph-rsid="02a57813" style:font-size-asian="12pt" style:font-size-complex="12pt"/>
    </style:style>
    <style:style style:name="P43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a78a25" officeooo:paragraph-rsid="02a78a25" style:font-size-asian="12pt" style:font-size-complex="12pt"/>
    </style:style>
    <style:style style:name="P43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a904cb" officeooo:paragraph-rsid="02a904cb" style:font-size-asian="12pt" style:font-size-complex="12pt"/>
    </style:style>
    <style:style style:name="P43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aa55fc" officeooo:paragraph-rsid="02aa55fc" style:font-size-asian="12pt" style:font-size-complex="12pt"/>
    </style:style>
    <style:style style:name="P43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7fcc8" officeooo:paragraph-rsid="02c7fcc8" style:font-size-asian="12pt" style:font-size-complex="12pt"/>
    </style:style>
    <style:style style:name="P43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ddea4" officeooo:paragraph-rsid="02cddea4" style:font-size-asian="12pt" style:font-size-complex="12pt"/>
    </style:style>
    <style:style style:name="P437" style:family="paragraph" style:parent-style-name="Table_20_Contents">
      <style:text-properties style:font-name="Arial" officeooo:rsid="0015e0ff" officeooo:paragraph-rsid="0015e0ff"/>
    </style:style>
    <style:style style:name="P438" style:family="paragraph" style:parent-style-name="Table_20_Contents">
      <style:text-properties style:font-name="Arial" officeooo:rsid="0015e0ff" officeooo:paragraph-rsid="00655e08"/>
    </style:style>
    <style:style style:name="P439" style:family="paragraph" style:parent-style-name="Table_20_Contents">
      <style:text-properties style:font-name="Arial" officeooo:rsid="0015e0ff" officeooo:paragraph-rsid="007928d8"/>
    </style:style>
    <style:style style:name="P440" style:family="paragraph" style:parent-style-name="Table_20_Contents">
      <style:text-properties style:font-name="Arial" officeooo:rsid="0015e0ff" officeooo:paragraph-rsid="0094ef47"/>
    </style:style>
    <style:style style:name="P441" style:family="paragraph" style:parent-style-name="Table_20_Contents">
      <style:text-properties style:font-name="Arial" officeooo:rsid="0015e0ff" officeooo:paragraph-rsid="00c4341a"/>
    </style:style>
    <style:style style:name="P442" style:family="paragraph" style:parent-style-name="Table_20_Contents">
      <style:text-properties style:font-name="Arial" officeooo:rsid="0015e0ff" officeooo:paragraph-rsid="00d84187"/>
    </style:style>
    <style:style style:name="P443" style:family="paragraph" style:parent-style-name="Table_20_Contents">
      <style:text-properties style:font-name="Arial" officeooo:rsid="0015e0ff" officeooo:paragraph-rsid="00eda0f4"/>
    </style:style>
    <style:style style:name="P444" style:family="paragraph" style:parent-style-name="Table_20_Contents">
      <style:text-properties style:font-name="Arial" officeooo:rsid="0015e0ff" officeooo:paragraph-rsid="01015085"/>
    </style:style>
    <style:style style:name="P445" style:family="paragraph" style:parent-style-name="Table_20_Contents">
      <style:text-properties style:font-name="Arial" officeooo:rsid="0015e0ff" officeooo:paragraph-rsid="0110f382"/>
    </style:style>
    <style:style style:name="P446" style:family="paragraph" style:parent-style-name="Table_20_Contents">
      <style:text-properties style:font-name="Arial" officeooo:rsid="0015e0ff" officeooo:paragraph-rsid="011f916f"/>
    </style:style>
    <style:style style:name="P447" style:family="paragraph" style:parent-style-name="Table_20_Contents">
      <style:text-properties style:font-name="Arial" officeooo:rsid="0015e0ff" officeooo:paragraph-rsid="01469b8b"/>
    </style:style>
    <style:style style:name="P448" style:family="paragraph" style:parent-style-name="Table_20_Contents">
      <style:text-properties style:font-name="Arial" officeooo:rsid="0015e0ff" officeooo:paragraph-rsid="01671a10"/>
    </style:style>
    <style:style style:name="P449" style:family="paragraph" style:parent-style-name="Table_20_Contents">
      <style:text-properties style:font-name="Arial" officeooo:rsid="0015e0ff" officeooo:paragraph-rsid="01910658"/>
    </style:style>
    <style:style style:name="P450" style:family="paragraph" style:parent-style-name="Table_20_Contents">
      <style:text-properties style:font-name="Arial" officeooo:rsid="0015e0ff" officeooo:paragraph-rsid="01a67d95"/>
    </style:style>
    <style:style style:name="P451" style:family="paragraph" style:parent-style-name="Table_20_Contents">
      <style:text-properties style:font-name="Arial" officeooo:rsid="0015e0ff" officeooo:paragraph-rsid="01afca99"/>
    </style:style>
    <style:style style:name="P452" style:family="paragraph" style:parent-style-name="Table_20_Contents">
      <style:text-properties style:font-name="Arial" officeooo:rsid="0015e0ff" officeooo:paragraph-rsid="01b973b0"/>
    </style:style>
    <style:style style:name="P453" style:family="paragraph" style:parent-style-name="Table_20_Contents">
      <style:text-properties style:font-name="Arial" officeooo:rsid="0015e0ff" officeooo:paragraph-rsid="01bb2e5c"/>
    </style:style>
    <style:style style:name="P454" style:family="paragraph" style:parent-style-name="Table_20_Contents">
      <style:text-properties style:font-name="Arial" officeooo:rsid="0015e0ff" officeooo:paragraph-rsid="01c81652"/>
    </style:style>
    <style:style style:name="P455" style:family="paragraph" style:parent-style-name="Table_20_Contents">
      <style:text-properties style:font-name="Arial" officeooo:rsid="0015e0ff" officeooo:paragraph-rsid="01cdc994"/>
    </style:style>
    <style:style style:name="P456" style:family="paragraph" style:parent-style-name="Table_20_Contents">
      <style:text-properties style:font-name="Arial" officeooo:rsid="0015e0ff" officeooo:paragraph-rsid="01d25357"/>
    </style:style>
    <style:style style:name="P457" style:family="paragraph" style:parent-style-name="Table_20_Contents">
      <style:text-properties style:font-name="Arial" officeooo:rsid="0015e0ff" officeooo:paragraph-rsid="01ddae93"/>
    </style:style>
    <style:style style:name="P458" style:family="paragraph" style:parent-style-name="Table_20_Contents">
      <style:text-properties style:font-name="Arial" officeooo:rsid="0015e0ff" officeooo:paragraph-rsid="0202e152"/>
    </style:style>
    <style:style style:name="P459" style:family="paragraph" style:parent-style-name="Table_20_Contents">
      <style:text-properties style:font-name="Arial" officeooo:rsid="0015e0ff" officeooo:paragraph-rsid="0221a973"/>
    </style:style>
    <style:style style:name="P460" style:family="paragraph" style:parent-style-name="Table_20_Contents">
      <style:text-properties style:font-name="Arial" officeooo:rsid="0015e0ff" officeooo:paragraph-rsid="02278642"/>
    </style:style>
    <style:style style:name="P461" style:family="paragraph" style:parent-style-name="Table_20_Contents">
      <style:text-properties style:font-name="Arial" officeooo:rsid="0015e0ff" officeooo:paragraph-rsid="022ba68a"/>
    </style:style>
    <style:style style:name="P462" style:family="paragraph" style:parent-style-name="Table_20_Contents">
      <style:text-properties style:font-name="Arial" officeooo:rsid="0015e0ff" officeooo:paragraph-rsid="02388060"/>
    </style:style>
    <style:style style:name="P463" style:family="paragraph" style:parent-style-name="Table_20_Contents">
      <style:text-properties style:font-name="Arial" officeooo:rsid="0015e0ff" officeooo:paragraph-rsid="02440d53"/>
    </style:style>
    <style:style style:name="P464" style:family="paragraph" style:parent-style-name="Table_20_Contents">
      <style:text-properties style:font-name="Arial" officeooo:rsid="0015e0ff" officeooo:paragraph-rsid="0250d5a1"/>
    </style:style>
    <style:style style:name="P465" style:family="paragraph" style:parent-style-name="Table_20_Contents">
      <style:text-properties style:font-name="Arial" officeooo:rsid="0015e0ff" officeooo:paragraph-rsid="0253d52a"/>
    </style:style>
    <style:style style:name="P466" style:family="paragraph" style:parent-style-name="Table_20_Contents">
      <style:text-properties style:font-name="Arial" officeooo:rsid="0015e0ff" officeooo:paragraph-rsid="02665ca9"/>
    </style:style>
    <style:style style:name="P467" style:family="paragraph" style:parent-style-name="Table_20_Contents">
      <style:text-properties style:font-name="Arial" officeooo:rsid="0015e0ff" officeooo:paragraph-rsid="026bbf27"/>
    </style:style>
    <style:style style:name="P468" style:family="paragraph" style:parent-style-name="Table_20_Contents">
      <style:text-properties style:font-name="Arial" officeooo:rsid="0015e0ff" officeooo:paragraph-rsid="02724821"/>
    </style:style>
    <style:style style:name="P469" style:family="paragraph" style:parent-style-name="Table_20_Contents">
      <style:text-properties style:font-name="Arial" officeooo:rsid="0015e0ff" officeooo:paragraph-rsid="029d14b4"/>
    </style:style>
    <style:style style:name="P470" style:family="paragraph" style:parent-style-name="Table_20_Contents">
      <style:text-properties style:font-name="Arial" officeooo:rsid="0015e0ff" officeooo:paragraph-rsid="02a57813"/>
    </style:style>
    <style:style style:name="P471" style:family="paragraph" style:parent-style-name="Table_20_Contents">
      <style:text-properties style:font-name="Arial" officeooo:rsid="0015e0ff" officeooo:paragraph-rsid="02ae8b2e"/>
    </style:style>
    <style:style style:name="P472" style:family="paragraph" style:parent-style-name="Table_20_Contents">
      <style:text-properties style:font-name="Arial" officeooo:rsid="0015e0ff" officeooo:paragraph-rsid="02b96086"/>
    </style:style>
    <style:style style:name="P473" style:family="paragraph" style:parent-style-name="Table_20_Contents">
      <style:text-properties style:font-name="Arial" officeooo:rsid="0015e0ff" officeooo:paragraph-rsid="02c6b60c"/>
    </style:style>
    <style:style style:name="P474" style:family="paragraph" style:parent-style-name="Table_20_Contents">
      <style:text-properties style:font-name="Arial" officeooo:rsid="000df8dd" officeooo:paragraph-rsid="000df8dd"/>
    </style:style>
    <style:style style:name="P475" style:family="paragraph" style:parent-style-name="Table_20_Contents">
      <style:text-properties style:font-name="Arial" officeooo:rsid="000df8dd" officeooo:paragraph-rsid="00655e08"/>
    </style:style>
    <style:style style:name="P476" style:family="paragraph" style:parent-style-name="Table_20_Contents">
      <style:text-properties style:font-name="Arial" officeooo:rsid="000df8dd" officeooo:paragraph-rsid="007928d8"/>
    </style:style>
    <style:style style:name="P477" style:family="paragraph" style:parent-style-name="Table_20_Contents">
      <style:text-properties style:font-name="Arial" officeooo:rsid="000df8dd" officeooo:paragraph-rsid="0094ef47"/>
    </style:style>
    <style:style style:name="P478" style:family="paragraph" style:parent-style-name="Table_20_Contents">
      <style:text-properties style:font-name="Arial" officeooo:rsid="000df8dd" officeooo:paragraph-rsid="00c4341a"/>
    </style:style>
    <style:style style:name="P479" style:family="paragraph" style:parent-style-name="Table_20_Contents">
      <style:text-properties style:font-name="Arial" officeooo:rsid="000df8dd" officeooo:paragraph-rsid="00d84187"/>
    </style:style>
    <style:style style:name="P480" style:family="paragraph" style:parent-style-name="Table_20_Contents">
      <style:text-properties style:font-name="Arial" officeooo:rsid="000df8dd" officeooo:paragraph-rsid="00eda0f4"/>
    </style:style>
    <style:style style:name="P481" style:family="paragraph" style:parent-style-name="Table_20_Contents">
      <style:text-properties style:font-name="Arial" officeooo:rsid="000df8dd" officeooo:paragraph-rsid="01015085"/>
    </style:style>
    <style:style style:name="P482" style:family="paragraph" style:parent-style-name="Table_20_Contents">
      <style:text-properties style:font-name="Arial" officeooo:rsid="000df8dd" officeooo:paragraph-rsid="0110f382"/>
    </style:style>
    <style:style style:name="P483" style:family="paragraph" style:parent-style-name="Table_20_Contents">
      <style:text-properties style:font-name="Arial" officeooo:rsid="000df8dd" officeooo:paragraph-rsid="011f916f"/>
    </style:style>
    <style:style style:name="P484" style:family="paragraph" style:parent-style-name="Table_20_Contents">
      <style:text-properties style:font-name="Arial" officeooo:rsid="000df8dd" officeooo:paragraph-rsid="01469b8b"/>
    </style:style>
    <style:style style:name="P485" style:family="paragraph" style:parent-style-name="Table_20_Contents">
      <style:text-properties style:font-name="Arial" officeooo:rsid="000df8dd" officeooo:paragraph-rsid="01671a10"/>
    </style:style>
    <style:style style:name="P486" style:family="paragraph" style:parent-style-name="Table_20_Contents">
      <style:text-properties style:font-name="Arial" officeooo:rsid="000df8dd" officeooo:paragraph-rsid="01910658"/>
    </style:style>
    <style:style style:name="P487" style:family="paragraph" style:parent-style-name="Table_20_Contents">
      <style:text-properties style:font-name="Arial" officeooo:rsid="000df8dd" officeooo:paragraph-rsid="01a67d95"/>
    </style:style>
    <style:style style:name="P488" style:family="paragraph" style:parent-style-name="Table_20_Contents">
      <style:text-properties style:font-name="Arial" officeooo:rsid="000df8dd" officeooo:paragraph-rsid="01afca99"/>
    </style:style>
    <style:style style:name="P489" style:family="paragraph" style:parent-style-name="Table_20_Contents">
      <style:text-properties style:font-name="Arial" officeooo:rsid="000df8dd" officeooo:paragraph-rsid="01b973b0"/>
    </style:style>
    <style:style style:name="P490" style:family="paragraph" style:parent-style-name="Table_20_Contents">
      <style:text-properties style:font-name="Arial" officeooo:rsid="000df8dd" officeooo:paragraph-rsid="01bb2e5c"/>
    </style:style>
    <style:style style:name="P491" style:family="paragraph" style:parent-style-name="Table_20_Contents">
      <style:text-properties style:font-name="Arial" officeooo:rsid="000df8dd" officeooo:paragraph-rsid="01c81652"/>
    </style:style>
    <style:style style:name="P492" style:family="paragraph" style:parent-style-name="Table_20_Contents">
      <style:text-properties style:font-name="Arial" officeooo:rsid="000df8dd" officeooo:paragraph-rsid="01cdc994"/>
    </style:style>
    <style:style style:name="P493" style:family="paragraph" style:parent-style-name="Table_20_Contents">
      <style:text-properties style:font-name="Arial" officeooo:rsid="000df8dd" officeooo:paragraph-rsid="01d25357"/>
    </style:style>
    <style:style style:name="P494" style:family="paragraph" style:parent-style-name="Table_20_Contents">
      <style:text-properties style:font-name="Arial" officeooo:rsid="000df8dd" officeooo:paragraph-rsid="01ddae93"/>
    </style:style>
    <style:style style:name="P495" style:family="paragraph" style:parent-style-name="Table_20_Contents">
      <style:text-properties style:font-name="Arial" officeooo:rsid="000df8dd" officeooo:paragraph-rsid="0202e152"/>
    </style:style>
    <style:style style:name="P496" style:family="paragraph" style:parent-style-name="Table_20_Contents">
      <style:text-properties style:font-name="Arial" officeooo:rsid="000df8dd" officeooo:paragraph-rsid="0221a973"/>
    </style:style>
    <style:style style:name="P497" style:family="paragraph" style:parent-style-name="Table_20_Contents">
      <style:text-properties style:font-name="Arial" officeooo:rsid="000df8dd" officeooo:paragraph-rsid="02278642"/>
    </style:style>
    <style:style style:name="P498" style:family="paragraph" style:parent-style-name="Table_20_Contents">
      <style:text-properties style:font-name="Arial" officeooo:rsid="000df8dd" officeooo:paragraph-rsid="022ba68a"/>
    </style:style>
    <style:style style:name="P499" style:family="paragraph" style:parent-style-name="Table_20_Contents">
      <style:text-properties style:font-name="Arial" officeooo:rsid="000df8dd" officeooo:paragraph-rsid="02388060"/>
    </style:style>
    <style:style style:name="P500" style:family="paragraph" style:parent-style-name="Table_20_Contents">
      <style:text-properties style:font-name="Arial" officeooo:rsid="000df8dd" officeooo:paragraph-rsid="02440d53"/>
    </style:style>
    <style:style style:name="P501" style:family="paragraph" style:parent-style-name="Table_20_Contents">
      <style:text-properties style:font-name="Arial" officeooo:rsid="000df8dd" officeooo:paragraph-rsid="0250d5a1"/>
    </style:style>
    <style:style style:name="P502" style:family="paragraph" style:parent-style-name="Table_20_Contents">
      <style:text-properties style:font-name="Arial" officeooo:rsid="000df8dd" officeooo:paragraph-rsid="0253d52a"/>
    </style:style>
    <style:style style:name="P503" style:family="paragraph" style:parent-style-name="Table_20_Contents">
      <style:text-properties style:font-name="Arial" officeooo:rsid="000df8dd" officeooo:paragraph-rsid="02665ca9"/>
    </style:style>
    <style:style style:name="P504" style:family="paragraph" style:parent-style-name="Table_20_Contents">
      <style:text-properties style:font-name="Arial" officeooo:rsid="000df8dd" officeooo:paragraph-rsid="026bbf27"/>
    </style:style>
    <style:style style:name="P505" style:family="paragraph" style:parent-style-name="Table_20_Contents">
      <style:text-properties style:font-name="Arial" officeooo:rsid="000df8dd" officeooo:paragraph-rsid="02724821"/>
    </style:style>
    <style:style style:name="P506" style:family="paragraph" style:parent-style-name="Table_20_Contents">
      <style:text-properties style:font-name="Arial" officeooo:rsid="000df8dd" officeooo:paragraph-rsid="029d14b4"/>
    </style:style>
    <style:style style:name="P507" style:family="paragraph" style:parent-style-name="Table_20_Contents">
      <style:text-properties style:font-name="Arial" officeooo:rsid="000df8dd" officeooo:paragraph-rsid="02a57813"/>
    </style:style>
    <style:style style:name="P508" style:family="paragraph" style:parent-style-name="Table_20_Contents">
      <style:text-properties style:font-name="Arial" officeooo:rsid="000df8dd" officeooo:paragraph-rsid="02ae8b2e"/>
    </style:style>
    <style:style style:name="P509" style:family="paragraph" style:parent-style-name="Table_20_Contents">
      <style:text-properties style:font-name="Arial" officeooo:rsid="000df8dd" officeooo:paragraph-rsid="02b96086"/>
    </style:style>
    <style:style style:name="P510" style:family="paragraph" style:parent-style-name="Table_20_Contents">
      <style:text-properties style:font-name="Arial" officeooo:rsid="000df8dd" officeooo:paragraph-rsid="02c6b60c"/>
    </style:style>
    <style:style style:name="P511" style:family="paragraph" style:parent-style-name="Table_20_Contents">
      <style:text-properties style:font-name="Arial" officeooo:rsid="003889f4" officeooo:paragraph-rsid="003889f4"/>
    </style:style>
    <style:style style:name="P512" style:family="paragraph" style:parent-style-name="Table_20_Contents">
      <style:text-properties style:font-name="Arial" officeooo:rsid="003889f4" officeooo:paragraph-rsid="00655e08"/>
    </style:style>
    <style:style style:name="P513" style:family="paragraph" style:parent-style-name="Table_20_Contents">
      <style:text-properties style:font-name="Arial" officeooo:rsid="003889f4" officeooo:paragraph-rsid="007928d8"/>
    </style:style>
    <style:style style:name="P514" style:family="paragraph" style:parent-style-name="Table_20_Contents">
      <style:text-properties style:font-name="Arial" officeooo:rsid="003889f4" officeooo:paragraph-rsid="0094ef47"/>
    </style:style>
    <style:style style:name="P515" style:family="paragraph" style:parent-style-name="Table_20_Contents">
      <style:text-properties style:font-name="Arial" officeooo:rsid="003889f4" officeooo:paragraph-rsid="00c4341a"/>
    </style:style>
    <style:style style:name="P516" style:family="paragraph" style:parent-style-name="Table_20_Contents">
      <style:text-properties style:font-name="Arial" officeooo:rsid="003889f4" officeooo:paragraph-rsid="00d84187"/>
    </style:style>
    <style:style style:name="P517" style:family="paragraph" style:parent-style-name="Table_20_Contents">
      <style:text-properties style:font-name="Arial" officeooo:rsid="003889f4" officeooo:paragraph-rsid="00eda0f4"/>
    </style:style>
    <style:style style:name="P518" style:family="paragraph" style:parent-style-name="Table_20_Contents">
      <style:text-properties style:font-name="Arial" officeooo:rsid="003889f4" officeooo:paragraph-rsid="01015085"/>
    </style:style>
    <style:style style:name="P519" style:family="paragraph" style:parent-style-name="Table_20_Contents">
      <style:text-properties style:font-name="Arial" officeooo:rsid="003889f4" officeooo:paragraph-rsid="0110f382"/>
    </style:style>
    <style:style style:name="P520" style:family="paragraph" style:parent-style-name="Table_20_Contents">
      <style:text-properties style:font-name="Arial" officeooo:rsid="003889f4" officeooo:paragraph-rsid="011f916f"/>
    </style:style>
    <style:style style:name="P521" style:family="paragraph" style:parent-style-name="Table_20_Contents">
      <style:text-properties style:font-name="Arial" officeooo:rsid="003889f4" officeooo:paragraph-rsid="01469b8b"/>
    </style:style>
    <style:style style:name="P522" style:family="paragraph" style:parent-style-name="Table_20_Contents">
      <style:text-properties style:font-name="Arial" officeooo:rsid="003889f4" officeooo:paragraph-rsid="01671a10"/>
    </style:style>
    <style:style style:name="P523" style:family="paragraph" style:parent-style-name="Table_20_Contents">
      <style:text-properties style:font-name="Arial" officeooo:rsid="003889f4" officeooo:paragraph-rsid="01910658"/>
    </style:style>
    <style:style style:name="P524" style:family="paragraph" style:parent-style-name="Table_20_Contents">
      <style:text-properties style:font-name="Arial" officeooo:rsid="003889f4" officeooo:paragraph-rsid="01a67d95"/>
    </style:style>
    <style:style style:name="P525" style:family="paragraph" style:parent-style-name="Table_20_Contents">
      <style:text-properties style:font-name="Arial" officeooo:rsid="003889f4" officeooo:paragraph-rsid="01afca99"/>
    </style:style>
    <style:style style:name="P526" style:family="paragraph" style:parent-style-name="Table_20_Contents">
      <style:text-properties style:font-name="Arial" officeooo:rsid="003889f4" officeooo:paragraph-rsid="01b973b0"/>
    </style:style>
    <style:style style:name="P527" style:family="paragraph" style:parent-style-name="Table_20_Contents">
      <style:text-properties style:font-name="Arial" officeooo:rsid="003889f4" officeooo:paragraph-rsid="01bb2e5c"/>
    </style:style>
    <style:style style:name="P528" style:family="paragraph" style:parent-style-name="Table_20_Contents">
      <style:text-properties style:font-name="Arial" officeooo:rsid="003889f4" officeooo:paragraph-rsid="01c81652"/>
    </style:style>
    <style:style style:name="P529" style:family="paragraph" style:parent-style-name="Table_20_Contents">
      <style:text-properties style:font-name="Arial" officeooo:rsid="003889f4" officeooo:paragraph-rsid="01cdc994"/>
    </style:style>
    <style:style style:name="P530" style:family="paragraph" style:parent-style-name="Table_20_Contents">
      <style:text-properties style:font-name="Arial" officeooo:rsid="003889f4" officeooo:paragraph-rsid="01d25357"/>
    </style:style>
    <style:style style:name="P531" style:family="paragraph" style:parent-style-name="Table_20_Contents">
      <style:text-properties style:font-name="Arial" officeooo:rsid="003889f4" officeooo:paragraph-rsid="01ddae93"/>
    </style:style>
    <style:style style:name="P532" style:family="paragraph" style:parent-style-name="Table_20_Contents">
      <style:text-properties style:font-name="Arial" officeooo:rsid="003889f4" officeooo:paragraph-rsid="0202e152"/>
    </style:style>
    <style:style style:name="P533" style:family="paragraph" style:parent-style-name="Table_20_Contents">
      <style:text-properties style:font-name="Arial" officeooo:rsid="003889f4" officeooo:paragraph-rsid="0221a973"/>
    </style:style>
    <style:style style:name="P534" style:family="paragraph" style:parent-style-name="Table_20_Contents">
      <style:text-properties style:font-name="Arial" officeooo:rsid="003889f4" officeooo:paragraph-rsid="02278642"/>
    </style:style>
    <style:style style:name="P535" style:family="paragraph" style:parent-style-name="Table_20_Contents">
      <style:text-properties style:font-name="Arial" officeooo:rsid="003889f4" officeooo:paragraph-rsid="022ba68a"/>
    </style:style>
    <style:style style:name="P536" style:family="paragraph" style:parent-style-name="Table_20_Contents">
      <style:text-properties style:font-name="Arial" officeooo:rsid="003889f4" officeooo:paragraph-rsid="02388060"/>
    </style:style>
    <style:style style:name="P537" style:family="paragraph" style:parent-style-name="Table_20_Contents">
      <style:text-properties style:font-name="Arial" officeooo:rsid="003889f4" officeooo:paragraph-rsid="02440d53"/>
    </style:style>
    <style:style style:name="P538" style:family="paragraph" style:parent-style-name="Table_20_Contents">
      <style:text-properties style:font-name="Arial" officeooo:rsid="003889f4" officeooo:paragraph-rsid="0250d5a1"/>
    </style:style>
    <style:style style:name="P539" style:family="paragraph" style:parent-style-name="Table_20_Contents">
      <style:text-properties style:font-name="Arial" officeooo:rsid="003889f4" officeooo:paragraph-rsid="0253d52a"/>
    </style:style>
    <style:style style:name="P540" style:family="paragraph" style:parent-style-name="Table_20_Contents">
      <style:text-properties style:font-name="Arial" officeooo:rsid="003889f4" officeooo:paragraph-rsid="02665ca9"/>
    </style:style>
    <style:style style:name="P541" style:family="paragraph" style:parent-style-name="Table_20_Contents">
      <style:text-properties style:font-name="Arial" officeooo:rsid="003889f4" officeooo:paragraph-rsid="026bbf27"/>
    </style:style>
    <style:style style:name="P542" style:family="paragraph" style:parent-style-name="Table_20_Contents">
      <style:text-properties style:font-name="Arial" officeooo:rsid="003889f4" officeooo:paragraph-rsid="02724821"/>
    </style:style>
    <style:style style:name="P543" style:family="paragraph" style:parent-style-name="Table_20_Contents">
      <style:text-properties style:font-name="Arial" officeooo:rsid="003889f4" officeooo:paragraph-rsid="029d14b4"/>
    </style:style>
    <style:style style:name="P544" style:family="paragraph" style:parent-style-name="Table_20_Contents">
      <style:text-properties style:font-name="Arial" officeooo:rsid="003889f4" officeooo:paragraph-rsid="02a57813"/>
    </style:style>
    <style:style style:name="P545" style:family="paragraph" style:parent-style-name="Table_20_Contents">
      <style:text-properties style:font-name="Arial" officeooo:rsid="003889f4" officeooo:paragraph-rsid="02ae8b2e"/>
    </style:style>
    <style:style style:name="P546" style:family="paragraph" style:parent-style-name="Table_20_Contents">
      <style:text-properties style:font-name="Arial" officeooo:rsid="003889f4" officeooo:paragraph-rsid="02b96086"/>
    </style:style>
    <style:style style:name="P547" style:family="paragraph" style:parent-style-name="Table_20_Contents">
      <style:text-properties style:font-name="Arial" officeooo:rsid="003889f4" officeooo:paragraph-rsid="02c6b60c"/>
    </style:style>
    <style:style style:name="P548" style:family="paragraph" style:parent-style-name="Table_20_Contents">
      <style:text-properties style:font-name="Arial" officeooo:rsid="002a571b" officeooo:paragraph-rsid="002a571b"/>
    </style:style>
    <style:style style:name="P549" style:family="paragraph" style:parent-style-name="Table_20_Contents">
      <style:text-properties style:font-name="Arial" officeooo:rsid="002a571b" officeooo:paragraph-rsid="00655e08"/>
    </style:style>
    <style:style style:name="P550" style:family="paragraph" style:parent-style-name="Table_20_Contents">
      <style:text-properties style:font-name="Arial" officeooo:rsid="002a571b" officeooo:paragraph-rsid="007928d8"/>
    </style:style>
    <style:style style:name="P551" style:family="paragraph" style:parent-style-name="Table_20_Contents">
      <style:text-properties style:font-name="Arial" officeooo:rsid="002a571b" officeooo:paragraph-rsid="0094ef47"/>
    </style:style>
    <style:style style:name="P552" style:family="paragraph" style:parent-style-name="Table_20_Contents">
      <style:text-properties style:font-name="Arial" officeooo:rsid="002a571b" officeooo:paragraph-rsid="00c4341a"/>
    </style:style>
    <style:style style:name="P553" style:family="paragraph" style:parent-style-name="Table_20_Contents">
      <style:text-properties style:font-name="Arial" officeooo:rsid="002a571b" officeooo:paragraph-rsid="00d84187"/>
    </style:style>
    <style:style style:name="P554" style:family="paragraph" style:parent-style-name="Table_20_Contents">
      <style:text-properties style:font-name="Arial" officeooo:rsid="002a571b" officeooo:paragraph-rsid="00eda0f4"/>
    </style:style>
    <style:style style:name="P555" style:family="paragraph" style:parent-style-name="Table_20_Contents">
      <style:text-properties style:font-name="Arial" officeooo:rsid="002a571b" officeooo:paragraph-rsid="01015085"/>
    </style:style>
    <style:style style:name="P556" style:family="paragraph" style:parent-style-name="Table_20_Contents">
      <style:text-properties style:font-name="Arial" officeooo:rsid="002a571b" officeooo:paragraph-rsid="0110f382"/>
    </style:style>
    <style:style style:name="P557" style:family="paragraph" style:parent-style-name="Table_20_Contents">
      <style:text-properties style:font-name="Arial" officeooo:rsid="002a571b" officeooo:paragraph-rsid="011f916f"/>
    </style:style>
    <style:style style:name="P558" style:family="paragraph" style:parent-style-name="Table_20_Contents">
      <style:text-properties style:font-name="Arial" officeooo:rsid="002a571b" officeooo:paragraph-rsid="01469b8b"/>
    </style:style>
    <style:style style:name="P559" style:family="paragraph" style:parent-style-name="Table_20_Contents">
      <style:text-properties style:font-name="Arial" officeooo:rsid="002a571b" officeooo:paragraph-rsid="01671a10"/>
    </style:style>
    <style:style style:name="P560" style:family="paragraph" style:parent-style-name="Table_20_Contents">
      <style:text-properties style:font-name="Arial" officeooo:rsid="002a571b" officeooo:paragraph-rsid="01910658"/>
    </style:style>
    <style:style style:name="P561" style:family="paragraph" style:parent-style-name="Table_20_Contents">
      <style:text-properties style:font-name="Arial" officeooo:rsid="002a571b" officeooo:paragraph-rsid="01a67d95"/>
    </style:style>
    <style:style style:name="P562" style:family="paragraph" style:parent-style-name="Table_20_Contents">
      <style:text-properties style:font-name="Arial" officeooo:rsid="002a571b" officeooo:paragraph-rsid="01afca99"/>
    </style:style>
    <style:style style:name="P563" style:family="paragraph" style:parent-style-name="Table_20_Contents">
      <style:text-properties style:font-name="Arial" officeooo:rsid="002a571b" officeooo:paragraph-rsid="01b973b0"/>
    </style:style>
    <style:style style:name="P564" style:family="paragraph" style:parent-style-name="Table_20_Contents">
      <style:text-properties style:font-name="Arial" officeooo:rsid="002a571b" officeooo:paragraph-rsid="01bb2e5c"/>
    </style:style>
    <style:style style:name="P565" style:family="paragraph" style:parent-style-name="Table_20_Contents">
      <style:text-properties style:font-name="Arial" officeooo:rsid="002a571b" officeooo:paragraph-rsid="01c81652"/>
    </style:style>
    <style:style style:name="P566" style:family="paragraph" style:parent-style-name="Table_20_Contents">
      <style:text-properties style:font-name="Arial" officeooo:rsid="002a571b" officeooo:paragraph-rsid="01cdc994"/>
    </style:style>
    <style:style style:name="P567" style:family="paragraph" style:parent-style-name="Table_20_Contents">
      <style:text-properties style:font-name="Arial" officeooo:rsid="002a571b" officeooo:paragraph-rsid="01d25357"/>
    </style:style>
    <style:style style:name="P568" style:family="paragraph" style:parent-style-name="Table_20_Contents">
      <style:text-properties style:font-name="Arial" officeooo:rsid="002a571b" officeooo:paragraph-rsid="01ddae93"/>
    </style:style>
    <style:style style:name="P569" style:family="paragraph" style:parent-style-name="Table_20_Contents">
      <style:text-properties style:font-name="Arial" officeooo:rsid="002a571b" officeooo:paragraph-rsid="0202e152"/>
    </style:style>
    <style:style style:name="P570" style:family="paragraph" style:parent-style-name="Table_20_Contents">
      <style:text-properties style:font-name="Arial" officeooo:rsid="002a571b" officeooo:paragraph-rsid="0221a973"/>
    </style:style>
    <style:style style:name="P571" style:family="paragraph" style:parent-style-name="Table_20_Contents">
      <style:text-properties style:font-name="Arial" officeooo:rsid="002a571b" officeooo:paragraph-rsid="02278642"/>
    </style:style>
    <style:style style:name="P572" style:family="paragraph" style:parent-style-name="Table_20_Contents">
      <style:text-properties style:font-name="Arial" officeooo:rsid="002a571b" officeooo:paragraph-rsid="022ba68a"/>
    </style:style>
    <style:style style:name="P573" style:family="paragraph" style:parent-style-name="Table_20_Contents">
      <style:text-properties style:font-name="Arial" officeooo:rsid="002a571b" officeooo:paragraph-rsid="02388060"/>
    </style:style>
    <style:style style:name="P574" style:family="paragraph" style:parent-style-name="Table_20_Contents">
      <style:text-properties style:font-name="Arial" officeooo:rsid="002a571b" officeooo:paragraph-rsid="02440d53"/>
    </style:style>
    <style:style style:name="P575" style:family="paragraph" style:parent-style-name="Table_20_Contents">
      <style:text-properties style:font-name="Arial" officeooo:rsid="002a571b" officeooo:paragraph-rsid="0250d5a1"/>
    </style:style>
    <style:style style:name="P576" style:family="paragraph" style:parent-style-name="Table_20_Contents">
      <style:text-properties style:font-name="Arial" officeooo:rsid="002a571b" officeooo:paragraph-rsid="0253d52a"/>
    </style:style>
    <style:style style:name="P577" style:family="paragraph" style:parent-style-name="Table_20_Contents">
      <style:text-properties style:font-name="Arial" officeooo:rsid="002a571b" officeooo:paragraph-rsid="02665ca9"/>
    </style:style>
    <style:style style:name="P578" style:family="paragraph" style:parent-style-name="Table_20_Contents">
      <style:text-properties style:font-name="Arial" officeooo:rsid="002a571b" officeooo:paragraph-rsid="026bbf27"/>
    </style:style>
    <style:style style:name="P579" style:family="paragraph" style:parent-style-name="Table_20_Contents">
      <style:text-properties style:font-name="Arial" officeooo:rsid="002a571b" officeooo:paragraph-rsid="02724821"/>
    </style:style>
    <style:style style:name="P580" style:family="paragraph" style:parent-style-name="Table_20_Contents">
      <style:text-properties style:font-name="Arial" officeooo:rsid="002a571b" officeooo:paragraph-rsid="029d14b4"/>
    </style:style>
    <style:style style:name="P581" style:family="paragraph" style:parent-style-name="Table_20_Contents">
      <style:text-properties style:font-name="Arial" officeooo:rsid="002a571b" officeooo:paragraph-rsid="02a57813"/>
    </style:style>
    <style:style style:name="P582" style:family="paragraph" style:parent-style-name="Table_20_Contents">
      <style:text-properties style:font-name="Arial" officeooo:rsid="002a571b" officeooo:paragraph-rsid="02ae8b2e"/>
    </style:style>
    <style:style style:name="P583" style:family="paragraph" style:parent-style-name="Table_20_Contents">
      <style:text-properties style:font-name="Arial" officeooo:rsid="002a571b" officeooo:paragraph-rsid="02b96086"/>
    </style:style>
    <style:style style:name="P584" style:family="paragraph" style:parent-style-name="Table_20_Contents">
      <style:text-properties style:font-name="Arial" officeooo:rsid="002a571b" officeooo:paragraph-rsid="02c6b60c"/>
    </style:style>
    <style:style style:name="P585" style:family="paragraph" style:parent-style-name="Table_20_Contents">
      <style:text-properties style:font-name="Arial" officeooo:rsid="000fc547" officeooo:paragraph-rsid="000fc547"/>
    </style:style>
    <style:style style:name="P586" style:family="paragraph" style:parent-style-name="Table_20_Contents">
      <style:text-properties style:font-name="Arial" officeooo:rsid="000fc547" officeooo:paragraph-rsid="00655e08"/>
    </style:style>
    <style:style style:name="P587" style:family="paragraph" style:parent-style-name="Table_20_Contents">
      <style:text-properties style:font-name="Arial" officeooo:rsid="000fc547" officeooo:paragraph-rsid="007928d8"/>
    </style:style>
    <style:style style:name="P588" style:family="paragraph" style:parent-style-name="Table_20_Contents">
      <style:text-properties style:font-name="Arial" officeooo:rsid="000fc547" officeooo:paragraph-rsid="0094ef47"/>
    </style:style>
    <style:style style:name="P589" style:family="paragraph" style:parent-style-name="Table_20_Contents">
      <style:text-properties style:font-name="Arial" officeooo:rsid="000fc547" officeooo:paragraph-rsid="00c4341a"/>
    </style:style>
    <style:style style:name="P590" style:family="paragraph" style:parent-style-name="Table_20_Contents">
      <style:text-properties style:font-name="Arial" officeooo:rsid="000fc547" officeooo:paragraph-rsid="00d84187"/>
    </style:style>
    <style:style style:name="P591" style:family="paragraph" style:parent-style-name="Table_20_Contents">
      <style:text-properties style:font-name="Arial" officeooo:rsid="000fc547" officeooo:paragraph-rsid="00eda0f4"/>
    </style:style>
    <style:style style:name="P592" style:family="paragraph" style:parent-style-name="Table_20_Contents">
      <style:text-properties style:font-name="Arial" officeooo:rsid="000fc547" officeooo:paragraph-rsid="01015085"/>
    </style:style>
    <style:style style:name="P593" style:family="paragraph" style:parent-style-name="Table_20_Contents">
      <style:text-properties style:font-name="Arial" officeooo:rsid="000fc547" officeooo:paragraph-rsid="0110f382"/>
    </style:style>
    <style:style style:name="P594" style:family="paragraph" style:parent-style-name="Table_20_Contents">
      <style:text-properties style:font-name="Arial" officeooo:rsid="000fc547" officeooo:paragraph-rsid="011f916f"/>
    </style:style>
    <style:style style:name="P595" style:family="paragraph" style:parent-style-name="Table_20_Contents">
      <style:text-properties style:font-name="Arial" officeooo:rsid="000fc547" officeooo:paragraph-rsid="01469b8b"/>
    </style:style>
    <style:style style:name="P596" style:family="paragraph" style:parent-style-name="Table_20_Contents">
      <style:text-properties style:font-name="Arial" officeooo:rsid="000fc547" officeooo:paragraph-rsid="01671a10"/>
    </style:style>
    <style:style style:name="P597" style:family="paragraph" style:parent-style-name="Table_20_Contents">
      <style:text-properties style:font-name="Arial" officeooo:rsid="000fc547" officeooo:paragraph-rsid="01910658"/>
    </style:style>
    <style:style style:name="P598" style:family="paragraph" style:parent-style-name="Table_20_Contents">
      <style:text-properties style:font-name="Arial" officeooo:rsid="000fc547" officeooo:paragraph-rsid="01a67d95"/>
    </style:style>
    <style:style style:name="P599" style:family="paragraph" style:parent-style-name="Table_20_Contents">
      <style:text-properties style:font-name="Arial" officeooo:rsid="000fc547" officeooo:paragraph-rsid="01afca99"/>
    </style:style>
    <style:style style:name="P600" style:family="paragraph" style:parent-style-name="Table_20_Contents">
      <style:text-properties style:font-name="Arial" officeooo:rsid="000fc547" officeooo:paragraph-rsid="01b973b0"/>
    </style:style>
    <style:style style:name="P601" style:family="paragraph" style:parent-style-name="Table_20_Contents">
      <style:text-properties style:font-name="Arial" officeooo:rsid="000fc547" officeooo:paragraph-rsid="01bb2e5c"/>
    </style:style>
    <style:style style:name="P602" style:family="paragraph" style:parent-style-name="Table_20_Contents">
      <style:text-properties style:font-name="Arial" officeooo:rsid="000fc547" officeooo:paragraph-rsid="01c81652"/>
    </style:style>
    <style:style style:name="P603" style:family="paragraph" style:parent-style-name="Table_20_Contents">
      <style:text-properties style:font-name="Arial" officeooo:rsid="000fc547" officeooo:paragraph-rsid="01cdc994"/>
    </style:style>
    <style:style style:name="P604" style:family="paragraph" style:parent-style-name="Table_20_Contents">
      <style:text-properties style:font-name="Arial" officeooo:rsid="000fc547" officeooo:paragraph-rsid="01d25357"/>
    </style:style>
    <style:style style:name="P605" style:family="paragraph" style:parent-style-name="Table_20_Contents">
      <style:text-properties style:font-name="Arial" officeooo:rsid="000fc547" officeooo:paragraph-rsid="01ddae93"/>
    </style:style>
    <style:style style:name="P606" style:family="paragraph" style:parent-style-name="Table_20_Contents">
      <style:text-properties style:font-name="Arial" officeooo:rsid="000fc547" officeooo:paragraph-rsid="0202e152"/>
    </style:style>
    <style:style style:name="P607" style:family="paragraph" style:parent-style-name="Table_20_Contents">
      <style:text-properties style:font-name="Arial" officeooo:rsid="000fc547" officeooo:paragraph-rsid="0221a973"/>
    </style:style>
    <style:style style:name="P608" style:family="paragraph" style:parent-style-name="Table_20_Contents">
      <style:text-properties style:font-name="Arial" officeooo:rsid="000fc547" officeooo:paragraph-rsid="02278642"/>
    </style:style>
    <style:style style:name="P609" style:family="paragraph" style:parent-style-name="Table_20_Contents">
      <style:text-properties style:font-name="Arial" officeooo:rsid="000fc547" officeooo:paragraph-rsid="022ba68a"/>
    </style:style>
    <style:style style:name="P610" style:family="paragraph" style:parent-style-name="Table_20_Contents">
      <style:text-properties style:font-name="Arial" officeooo:rsid="000fc547" officeooo:paragraph-rsid="02388060"/>
    </style:style>
    <style:style style:name="P611" style:family="paragraph" style:parent-style-name="Table_20_Contents">
      <style:text-properties style:font-name="Arial" officeooo:rsid="000fc547" officeooo:paragraph-rsid="02440d53"/>
    </style:style>
    <style:style style:name="P612" style:family="paragraph" style:parent-style-name="Table_20_Contents">
      <style:text-properties style:font-name="Arial" officeooo:rsid="000fc547" officeooo:paragraph-rsid="0250d5a1"/>
    </style:style>
    <style:style style:name="P613" style:family="paragraph" style:parent-style-name="Table_20_Contents">
      <style:text-properties style:font-name="Arial" officeooo:rsid="000fc547" officeooo:paragraph-rsid="0253d52a"/>
    </style:style>
    <style:style style:name="P614" style:family="paragraph" style:parent-style-name="Table_20_Contents">
      <style:text-properties style:font-name="Arial" officeooo:rsid="000fc547" officeooo:paragraph-rsid="02665ca9"/>
    </style:style>
    <style:style style:name="P615" style:family="paragraph" style:parent-style-name="Table_20_Contents">
      <style:text-properties style:font-name="Arial" officeooo:rsid="000fc547" officeooo:paragraph-rsid="026bbf27"/>
    </style:style>
    <style:style style:name="P616" style:family="paragraph" style:parent-style-name="Table_20_Contents">
      <style:text-properties style:font-name="Arial" officeooo:rsid="000fc547" officeooo:paragraph-rsid="02724821"/>
    </style:style>
    <style:style style:name="P617" style:family="paragraph" style:parent-style-name="Table_20_Contents">
      <style:text-properties style:font-name="Arial" officeooo:rsid="000fc547" officeooo:paragraph-rsid="029d14b4"/>
    </style:style>
    <style:style style:name="P618" style:family="paragraph" style:parent-style-name="Table_20_Contents">
      <style:text-properties style:font-name="Arial" officeooo:rsid="000fc547" officeooo:paragraph-rsid="02a57813"/>
    </style:style>
    <style:style style:name="P619" style:family="paragraph" style:parent-style-name="Table_20_Contents">
      <style:text-properties style:font-name="Arial" officeooo:rsid="000fc547" officeooo:paragraph-rsid="02ae8b2e"/>
    </style:style>
    <style:style style:name="P620" style:family="paragraph" style:parent-style-name="Table_20_Contents">
      <style:text-properties style:font-name="Arial" officeooo:rsid="000fc547" officeooo:paragraph-rsid="02b96086"/>
    </style:style>
    <style:style style:name="P621" style:family="paragraph" style:parent-style-name="Table_20_Contents">
      <style:text-properties style:font-name="Arial" officeooo:rsid="000fc547" officeooo:paragraph-rsid="02c6b60c"/>
    </style:style>
    <style:style style:name="P622" style:family="paragraph" style:parent-style-name="Table_20_Contents">
      <style:text-properties style:font-name="Arial" officeooo:rsid="001029ca" officeooo:paragraph-rsid="001029ca"/>
    </style:style>
    <style:style style:name="P623" style:family="paragraph" style:parent-style-name="Table_20_Contents">
      <style:text-properties style:font-name="Arial" officeooo:rsid="001029ca" officeooo:paragraph-rsid="00655e08"/>
    </style:style>
    <style:style style:name="P624" style:family="paragraph" style:parent-style-name="Table_20_Contents">
      <style:text-properties style:font-name="Arial" officeooo:rsid="001029ca" officeooo:paragraph-rsid="007928d8"/>
    </style:style>
    <style:style style:name="P625" style:family="paragraph" style:parent-style-name="Table_20_Contents">
      <style:text-properties style:font-name="Arial" officeooo:rsid="001029ca" officeooo:paragraph-rsid="0094ef47"/>
    </style:style>
    <style:style style:name="P626" style:family="paragraph" style:parent-style-name="Table_20_Contents">
      <style:text-properties style:font-name="Arial" officeooo:rsid="001029ca" officeooo:paragraph-rsid="00c4341a"/>
    </style:style>
    <style:style style:name="P627" style:family="paragraph" style:parent-style-name="Table_20_Contents">
      <style:text-properties style:font-name="Arial" officeooo:rsid="001029ca" officeooo:paragraph-rsid="00d84187"/>
    </style:style>
    <style:style style:name="P628" style:family="paragraph" style:parent-style-name="Table_20_Contents">
      <style:text-properties style:font-name="Arial" officeooo:rsid="001029ca" officeooo:paragraph-rsid="00eda0f4"/>
    </style:style>
    <style:style style:name="P629" style:family="paragraph" style:parent-style-name="Table_20_Contents">
      <style:text-properties style:font-name="Arial" officeooo:rsid="001029ca" officeooo:paragraph-rsid="01015085"/>
    </style:style>
    <style:style style:name="P630" style:family="paragraph" style:parent-style-name="Table_20_Contents">
      <style:text-properties style:font-name="Arial" officeooo:rsid="001029ca" officeooo:paragraph-rsid="0110f382"/>
    </style:style>
    <style:style style:name="P631" style:family="paragraph" style:parent-style-name="Table_20_Contents">
      <style:text-properties style:font-name="Arial" officeooo:rsid="001029ca" officeooo:paragraph-rsid="011f916f"/>
    </style:style>
    <style:style style:name="P632" style:family="paragraph" style:parent-style-name="Table_20_Contents">
      <style:text-properties style:font-name="Arial" officeooo:rsid="001029ca" officeooo:paragraph-rsid="01469b8b"/>
    </style:style>
    <style:style style:name="P633" style:family="paragraph" style:parent-style-name="Table_20_Contents">
      <style:text-properties style:font-name="Arial" officeooo:rsid="001029ca" officeooo:paragraph-rsid="01671a10"/>
    </style:style>
    <style:style style:name="P634" style:family="paragraph" style:parent-style-name="Table_20_Contents">
      <style:text-properties style:font-name="Arial" officeooo:rsid="001029ca" officeooo:paragraph-rsid="01910658"/>
    </style:style>
    <style:style style:name="P635" style:family="paragraph" style:parent-style-name="Table_20_Contents">
      <style:text-properties style:font-name="Arial" officeooo:rsid="001029ca" officeooo:paragraph-rsid="01a67d95"/>
    </style:style>
    <style:style style:name="P636" style:family="paragraph" style:parent-style-name="Table_20_Contents">
      <style:text-properties style:font-name="Arial" officeooo:rsid="001029ca" officeooo:paragraph-rsid="01afca99"/>
    </style:style>
    <style:style style:name="P637" style:family="paragraph" style:parent-style-name="Table_20_Contents">
      <style:text-properties style:font-name="Arial" officeooo:rsid="001029ca" officeooo:paragraph-rsid="01b973b0"/>
    </style:style>
    <style:style style:name="P638" style:family="paragraph" style:parent-style-name="Table_20_Contents">
      <style:text-properties style:font-name="Arial" officeooo:rsid="001029ca" officeooo:paragraph-rsid="01bb2e5c"/>
    </style:style>
    <style:style style:name="P639" style:family="paragraph" style:parent-style-name="Table_20_Contents">
      <style:text-properties style:font-name="Arial" officeooo:rsid="001029ca" officeooo:paragraph-rsid="01c81652"/>
    </style:style>
    <style:style style:name="P640" style:family="paragraph" style:parent-style-name="Table_20_Contents">
      <style:text-properties style:font-name="Arial" officeooo:rsid="001029ca" officeooo:paragraph-rsid="01cdc994"/>
    </style:style>
    <style:style style:name="P641" style:family="paragraph" style:parent-style-name="Table_20_Contents">
      <style:text-properties style:font-name="Arial" officeooo:rsid="001029ca" officeooo:paragraph-rsid="01d25357"/>
    </style:style>
    <style:style style:name="P642" style:family="paragraph" style:parent-style-name="Table_20_Contents">
      <style:text-properties style:font-name="Arial" officeooo:rsid="001029ca" officeooo:paragraph-rsid="01ddae93"/>
    </style:style>
    <style:style style:name="P643" style:family="paragraph" style:parent-style-name="Table_20_Contents">
      <style:text-properties style:font-name="Arial" officeooo:rsid="001029ca" officeooo:paragraph-rsid="0202e152"/>
    </style:style>
    <style:style style:name="P644" style:family="paragraph" style:parent-style-name="Table_20_Contents">
      <style:text-properties style:font-name="Arial" officeooo:rsid="001029ca" officeooo:paragraph-rsid="0221a973"/>
    </style:style>
    <style:style style:name="P645" style:family="paragraph" style:parent-style-name="Table_20_Contents">
      <style:text-properties style:font-name="Arial" officeooo:rsid="001029ca" officeooo:paragraph-rsid="02278642"/>
    </style:style>
    <style:style style:name="P646" style:family="paragraph" style:parent-style-name="Table_20_Contents">
      <style:text-properties style:font-name="Arial" officeooo:rsid="001029ca" officeooo:paragraph-rsid="022ba68a"/>
    </style:style>
    <style:style style:name="P647" style:family="paragraph" style:parent-style-name="Table_20_Contents">
      <style:text-properties style:font-name="Arial" officeooo:rsid="001029ca" officeooo:paragraph-rsid="02388060"/>
    </style:style>
    <style:style style:name="P648" style:family="paragraph" style:parent-style-name="Table_20_Contents">
      <style:text-properties style:font-name="Arial" officeooo:rsid="001029ca" officeooo:paragraph-rsid="02440d53"/>
    </style:style>
    <style:style style:name="P649" style:family="paragraph" style:parent-style-name="Table_20_Contents">
      <style:text-properties style:font-name="Arial" officeooo:rsid="001029ca" officeooo:paragraph-rsid="0250d5a1"/>
    </style:style>
    <style:style style:name="P650" style:family="paragraph" style:parent-style-name="Table_20_Contents">
      <style:text-properties style:font-name="Arial" officeooo:rsid="001029ca" officeooo:paragraph-rsid="0253d52a"/>
    </style:style>
    <style:style style:name="P651" style:family="paragraph" style:parent-style-name="Table_20_Contents">
      <style:text-properties style:font-name="Arial" officeooo:rsid="001029ca" officeooo:paragraph-rsid="02665ca9"/>
    </style:style>
    <style:style style:name="P652" style:family="paragraph" style:parent-style-name="Table_20_Contents">
      <style:text-properties style:font-name="Arial" officeooo:rsid="001029ca" officeooo:paragraph-rsid="026bbf27"/>
    </style:style>
    <style:style style:name="P653" style:family="paragraph" style:parent-style-name="Table_20_Contents">
      <style:text-properties style:font-name="Arial" officeooo:rsid="001029ca" officeooo:paragraph-rsid="02724821"/>
    </style:style>
    <style:style style:name="P654" style:family="paragraph" style:parent-style-name="Table_20_Contents">
      <style:text-properties style:font-name="Arial" officeooo:rsid="001029ca" officeooo:paragraph-rsid="029d14b4"/>
    </style:style>
    <style:style style:name="P655" style:family="paragraph" style:parent-style-name="Table_20_Contents">
      <style:text-properties style:font-name="Arial" officeooo:rsid="001029ca" officeooo:paragraph-rsid="02a57813"/>
    </style:style>
    <style:style style:name="P656" style:family="paragraph" style:parent-style-name="Table_20_Contents">
      <style:text-properties style:font-name="Arial" officeooo:rsid="001029ca" officeooo:paragraph-rsid="02ae8b2e"/>
    </style:style>
    <style:style style:name="P657" style:family="paragraph" style:parent-style-name="Table_20_Contents">
      <style:text-properties style:font-name="Arial" officeooo:rsid="001029ca" officeooo:paragraph-rsid="02b96086"/>
    </style:style>
    <style:style style:name="P658" style:family="paragraph" style:parent-style-name="Table_20_Contents">
      <style:text-properties style:font-name="Arial" officeooo:rsid="001029ca" officeooo:paragraph-rsid="02c6b60c"/>
    </style:style>
    <style:style style:name="P659" style:family="paragraph" style:parent-style-name="Table_20_Contents">
      <style:text-properties style:font-name="Arial" officeooo:rsid="00103157" officeooo:paragraph-rsid="00103157"/>
    </style:style>
    <style:style style:name="P660" style:family="paragraph" style:parent-style-name="Table_20_Contents">
      <style:text-properties style:font-name="Arial" officeooo:rsid="00103157" officeooo:paragraph-rsid="00655e08"/>
    </style:style>
    <style:style style:name="P661" style:family="paragraph" style:parent-style-name="Table_20_Contents">
      <style:text-properties style:font-name="Arial" officeooo:rsid="00103157" officeooo:paragraph-rsid="007928d8"/>
    </style:style>
    <style:style style:name="P662" style:family="paragraph" style:parent-style-name="Table_20_Contents">
      <style:text-properties style:font-name="Arial" officeooo:rsid="00103157" officeooo:paragraph-rsid="0094ef47"/>
    </style:style>
    <style:style style:name="P663" style:family="paragraph" style:parent-style-name="Table_20_Contents">
      <style:text-properties style:font-name="Arial" officeooo:rsid="00103157" officeooo:paragraph-rsid="00c4341a"/>
    </style:style>
    <style:style style:name="P664" style:family="paragraph" style:parent-style-name="Table_20_Contents">
      <style:text-properties style:font-name="Arial" officeooo:rsid="00103157" officeooo:paragraph-rsid="00d84187"/>
    </style:style>
    <style:style style:name="P665" style:family="paragraph" style:parent-style-name="Table_20_Contents">
      <style:text-properties style:font-name="Arial" officeooo:rsid="00103157" officeooo:paragraph-rsid="00eda0f4"/>
    </style:style>
    <style:style style:name="P666" style:family="paragraph" style:parent-style-name="Table_20_Contents">
      <style:text-properties style:font-name="Arial" officeooo:rsid="00103157" officeooo:paragraph-rsid="01015085"/>
    </style:style>
    <style:style style:name="P667" style:family="paragraph" style:parent-style-name="Table_20_Contents">
      <style:text-properties style:font-name="Arial" officeooo:rsid="00103157" officeooo:paragraph-rsid="0110f382"/>
    </style:style>
    <style:style style:name="P668" style:family="paragraph" style:parent-style-name="Table_20_Contents">
      <style:text-properties style:font-name="Arial" officeooo:rsid="00103157" officeooo:paragraph-rsid="011f916f"/>
    </style:style>
    <style:style style:name="P669" style:family="paragraph" style:parent-style-name="Table_20_Contents">
      <style:text-properties style:font-name="Arial" officeooo:rsid="00103157" officeooo:paragraph-rsid="01469b8b"/>
    </style:style>
    <style:style style:name="P670" style:family="paragraph" style:parent-style-name="Table_20_Contents">
      <style:text-properties style:font-name="Arial" officeooo:rsid="00103157" officeooo:paragraph-rsid="01671a10"/>
    </style:style>
    <style:style style:name="P671" style:family="paragraph" style:parent-style-name="Table_20_Contents">
      <style:text-properties style:font-name="Arial" officeooo:rsid="00103157" officeooo:paragraph-rsid="01910658"/>
    </style:style>
    <style:style style:name="P672" style:family="paragraph" style:parent-style-name="Table_20_Contents">
      <style:text-properties style:font-name="Arial" officeooo:rsid="00103157" officeooo:paragraph-rsid="01a67d95"/>
    </style:style>
    <style:style style:name="P673" style:family="paragraph" style:parent-style-name="Table_20_Contents">
      <style:text-properties style:font-name="Arial" officeooo:rsid="00103157" officeooo:paragraph-rsid="01afca99"/>
    </style:style>
    <style:style style:name="P674" style:family="paragraph" style:parent-style-name="Table_20_Contents">
      <style:text-properties style:font-name="Arial" officeooo:rsid="00103157" officeooo:paragraph-rsid="01b973b0"/>
    </style:style>
    <style:style style:name="P675" style:family="paragraph" style:parent-style-name="Table_20_Contents">
      <style:text-properties style:font-name="Arial" officeooo:rsid="00103157" officeooo:paragraph-rsid="01bb2e5c"/>
    </style:style>
    <style:style style:name="P676" style:family="paragraph" style:parent-style-name="Table_20_Contents">
      <style:text-properties style:font-name="Arial" officeooo:rsid="00103157" officeooo:paragraph-rsid="01c81652"/>
    </style:style>
    <style:style style:name="P677" style:family="paragraph" style:parent-style-name="Table_20_Contents">
      <style:text-properties style:font-name="Arial" officeooo:rsid="00103157" officeooo:paragraph-rsid="01cdc994"/>
    </style:style>
    <style:style style:name="P678" style:family="paragraph" style:parent-style-name="Table_20_Contents">
      <style:text-properties style:font-name="Arial" officeooo:rsid="00103157" officeooo:paragraph-rsid="01d25357"/>
    </style:style>
    <style:style style:name="P679" style:family="paragraph" style:parent-style-name="Table_20_Contents">
      <style:text-properties style:font-name="Arial" officeooo:rsid="00103157" officeooo:paragraph-rsid="01ddae93"/>
    </style:style>
    <style:style style:name="P680" style:family="paragraph" style:parent-style-name="Table_20_Contents">
      <style:text-properties style:font-name="Arial" officeooo:rsid="00103157" officeooo:paragraph-rsid="0202e152"/>
    </style:style>
    <style:style style:name="P681" style:family="paragraph" style:parent-style-name="Table_20_Contents">
      <style:text-properties style:font-name="Arial" officeooo:rsid="00103157" officeooo:paragraph-rsid="0221a973"/>
    </style:style>
    <style:style style:name="P682" style:family="paragraph" style:parent-style-name="Table_20_Contents">
      <style:text-properties style:font-name="Arial" officeooo:rsid="00103157" officeooo:paragraph-rsid="02278642"/>
    </style:style>
    <style:style style:name="P683" style:family="paragraph" style:parent-style-name="Table_20_Contents">
      <style:text-properties style:font-name="Arial" officeooo:rsid="00103157" officeooo:paragraph-rsid="022ba68a"/>
    </style:style>
    <style:style style:name="P684" style:family="paragraph" style:parent-style-name="Table_20_Contents">
      <style:text-properties style:font-name="Arial" officeooo:rsid="00103157" officeooo:paragraph-rsid="02388060"/>
    </style:style>
    <style:style style:name="P685" style:family="paragraph" style:parent-style-name="Table_20_Contents">
      <style:text-properties style:font-name="Arial" officeooo:rsid="00103157" officeooo:paragraph-rsid="02440d53"/>
    </style:style>
    <style:style style:name="P686" style:family="paragraph" style:parent-style-name="Table_20_Contents">
      <style:text-properties style:font-name="Arial" officeooo:rsid="00103157" officeooo:paragraph-rsid="0250d5a1"/>
    </style:style>
    <style:style style:name="P687" style:family="paragraph" style:parent-style-name="Table_20_Contents">
      <style:text-properties style:font-name="Arial" officeooo:rsid="00103157" officeooo:paragraph-rsid="0253d52a"/>
    </style:style>
    <style:style style:name="P688" style:family="paragraph" style:parent-style-name="Table_20_Contents">
      <style:text-properties style:font-name="Arial" officeooo:rsid="00103157" officeooo:paragraph-rsid="02665ca9"/>
    </style:style>
    <style:style style:name="P689" style:family="paragraph" style:parent-style-name="Table_20_Contents">
      <style:text-properties style:font-name="Arial" officeooo:rsid="00103157" officeooo:paragraph-rsid="026bbf27"/>
    </style:style>
    <style:style style:name="P690" style:family="paragraph" style:parent-style-name="Table_20_Contents">
      <style:text-properties style:font-name="Arial" officeooo:rsid="00103157" officeooo:paragraph-rsid="02724821"/>
    </style:style>
    <style:style style:name="P691" style:family="paragraph" style:parent-style-name="Table_20_Contents">
      <style:text-properties style:font-name="Arial" officeooo:rsid="00103157" officeooo:paragraph-rsid="029d14b4"/>
    </style:style>
    <style:style style:name="P692" style:family="paragraph" style:parent-style-name="Table_20_Contents">
      <style:text-properties style:font-name="Arial" officeooo:rsid="00103157" officeooo:paragraph-rsid="02a57813"/>
    </style:style>
    <style:style style:name="P693" style:family="paragraph" style:parent-style-name="Table_20_Contents">
      <style:text-properties style:font-name="Arial" officeooo:rsid="00103157" officeooo:paragraph-rsid="02ae8b2e"/>
    </style:style>
    <style:style style:name="P694" style:family="paragraph" style:parent-style-name="Table_20_Contents">
      <style:text-properties style:font-name="Arial" officeooo:rsid="00103157" officeooo:paragraph-rsid="02b96086"/>
    </style:style>
    <style:style style:name="P695" style:family="paragraph" style:parent-style-name="Table_20_Contents">
      <style:text-properties style:font-name="Arial" officeooo:rsid="00103157" officeooo:paragraph-rsid="02c6b60c"/>
    </style:style>
    <style:style style:name="P696" style:family="paragraph" style:parent-style-name="Table_20_Contents">
      <style:text-properties style:font-name="Arial" officeooo:paragraph-rsid="00655e08"/>
    </style:style>
    <style:style style:name="P697" style:family="paragraph" style:parent-style-name="Table_20_Contents">
      <style:text-properties style:font-name="Arial" officeooo:paragraph-rsid="007928d8"/>
    </style:style>
    <style:style style:name="P698" style:family="paragraph" style:parent-style-name="Table_20_Contents">
      <style:text-properties style:font-name="Arial" officeooo:paragraph-rsid="0094ef47"/>
    </style:style>
    <style:style style:name="P699" style:family="paragraph" style:parent-style-name="Table_20_Contents">
      <style:text-properties style:font-name="Arial" officeooo:paragraph-rsid="00c4341a"/>
    </style:style>
    <style:style style:name="P700" style:family="paragraph" style:parent-style-name="Table_20_Contents">
      <style:text-properties style:font-name="Arial" officeooo:paragraph-rsid="00d84187"/>
    </style:style>
    <style:style style:name="P701" style:family="paragraph" style:parent-style-name="Table_20_Contents">
      <style:text-properties style:font-name="Arial" officeooo:paragraph-rsid="00eda0f4"/>
    </style:style>
    <style:style style:name="P702" style:family="paragraph" style:parent-style-name="Table_20_Contents">
      <style:text-properties style:font-name="Arial" officeooo:paragraph-rsid="01015085"/>
    </style:style>
    <style:style style:name="P703" style:family="paragraph" style:parent-style-name="Table_20_Contents">
      <style:text-properties style:font-name="Arial" officeooo:paragraph-rsid="011f916f"/>
    </style:style>
    <style:style style:name="P704" style:family="paragraph" style:parent-style-name="Table_20_Contents">
      <style:text-properties style:font-name="Arial" officeooo:paragraph-rsid="01469b8b"/>
    </style:style>
    <style:style style:name="P705" style:family="paragraph" style:parent-style-name="Standard" style:master-page-name="">
      <style:paragraph-properties fo:margin-top="0.0791in" fo:margin-bottom="0.0791in" style:contextual-spacing="false" fo:line-height="115%" style:page-number="auto" fo:break-before="auto" fo:break-after="auto"/>
      <style:text-properties style:font-name="Arial" officeooo:rsid="0075e213" officeooo:paragraph-rsid="01469b8b"/>
    </style:style>
    <style:style style:name="P706" style:family="paragraph" style:parent-style-name="Standard">
      <style:paragraph-properties fo:margin-top="0.0791in" fo:margin-bottom="0.0791in" style:contextual-spacing="false" fo:line-height="115%"/>
      <style:text-properties style:font-name="Arial" officeooo:rsid="00d589d5" officeooo:paragraph-rsid="01015085"/>
    </style:style>
    <style:style style:name="P707" style:family="paragraph" style:parent-style-name="Standard">
      <style:paragraph-properties fo:margin-top="0.0791in" fo:margin-bottom="0.0791in" style:contextual-spacing="false" fo:line-height="115%"/>
      <style:text-properties style:font-name="Arial" officeooo:rsid="00d589d5" officeooo:paragraph-rsid="0110f382"/>
    </style:style>
    <style:style style:name="P708" style:family="paragraph" style:parent-style-name="Standard">
      <style:paragraph-properties fo:margin-top="0.0791in" fo:margin-bottom="0.0791in" style:contextual-spacing="false" fo:line-height="115%"/>
      <style:text-properties style:font-name="Arial" officeooo:rsid="00d589d5" officeooo:paragraph-rsid="00eda0f4"/>
    </style:style>
    <style:style style:name="P709" style:family="paragraph" style:parent-style-name="Standard" style:master-page-name="">
      <style:paragraph-properties fo:margin-top="0.0398in" fo:margin-bottom="0.0398in" style:contextual-spacing="false" fo:line-height="115%" style:page-number="auto" fo:break-before="auto" fo:break-after="auto"/>
      <style:text-properties style:font-name="Arial" officeooo:paragraph-rsid="0110f382"/>
    </style:style>
    <style:style style:name="P710" style:family="paragraph" style:parent-style-name="Table_20_Contents">
      <style:text-properties style:font-name="Arial" officeooo:paragraph-rsid="01671a10"/>
    </style:style>
    <style:style style:name="P711" style:family="paragraph" style:parent-style-name="Table_20_Contents">
      <style:text-properties style:font-name="Arial" officeooo:paragraph-rsid="01910658"/>
    </style:style>
    <style:style style:name="P712" style:family="paragraph" style:parent-style-name="Table_20_Contents">
      <style:text-properties style:font-name="Arial" officeooo:paragraph-rsid="01a67d95"/>
    </style:style>
    <style:style style:name="P713" style:family="paragraph" style:parent-style-name="Table_20_Contents">
      <style:text-properties style:font-name="Arial" officeooo:paragraph-rsid="01afca99"/>
    </style:style>
    <style:style style:name="P714" style:family="paragraph" style:parent-style-name="Table_20_Contents">
      <style:text-properties style:font-name="Arial" officeooo:paragraph-rsid="01b973b0"/>
    </style:style>
    <style:style style:name="P715" style:family="paragraph" style:parent-style-name="Table_20_Contents">
      <style:text-properties style:font-name="Arial" officeooo:paragraph-rsid="01bb2e5c"/>
    </style:style>
    <style:style style:name="P716" style:family="paragraph" style:parent-style-name="Table_20_Contents">
      <style:text-properties style:font-name="Arial" officeooo:paragraph-rsid="01c81652"/>
    </style:style>
    <style:style style:name="P717" style:family="paragraph" style:parent-style-name="Table_20_Contents">
      <style:text-properties style:font-name="Arial" officeooo:paragraph-rsid="01cdc994"/>
    </style:style>
    <style:style style:name="P718" style:family="paragraph" style:parent-style-name="Table_20_Contents">
      <style:text-properties style:font-name="Arial" officeooo:paragraph-rsid="01d25357"/>
    </style:style>
    <style:style style:name="P719" style:family="paragraph" style:parent-style-name="Table_20_Contents">
      <style:text-properties style:font-name="Arial" officeooo:paragraph-rsid="01ddae93"/>
    </style:style>
    <style:style style:name="P720" style:family="paragraph" style:parent-style-name="Table_20_Contents">
      <style:text-properties style:font-name="Arial" officeooo:paragraph-rsid="0202e152"/>
    </style:style>
    <style:style style:name="P721" style:family="paragraph" style:parent-style-name="Table_20_Contents">
      <style:text-properties style:font-name="Arial" officeooo:paragraph-rsid="0221a973"/>
    </style:style>
    <style:style style:name="P722" style:family="paragraph" style:parent-style-name="Table_20_Contents">
      <style:text-properties style:font-name="Arial" officeooo:paragraph-rsid="02278642"/>
    </style:style>
    <style:style style:name="P723" style:family="paragraph" style:parent-style-name="Table_20_Contents">
      <style:text-properties style:font-name="Arial" officeooo:paragraph-rsid="022ba68a"/>
    </style:style>
    <style:style style:name="P724" style:family="paragraph" style:parent-style-name="Table_20_Contents">
      <style:text-properties style:font-name="Arial" officeooo:paragraph-rsid="02388060"/>
    </style:style>
    <style:style style:name="P725" style:family="paragraph" style:parent-style-name="Table_20_Contents">
      <style:text-properties style:font-name="Arial" officeooo:paragraph-rsid="02440d53"/>
    </style:style>
    <style:style style:name="P726" style:family="paragraph" style:parent-style-name="Table_20_Contents">
      <style:text-properties style:font-name="Arial" officeooo:paragraph-rsid="0250d5a1"/>
    </style:style>
    <style:style style:name="P727" style:family="paragraph" style:parent-style-name="Table_20_Contents">
      <style:text-properties style:font-name="Arial" officeooo:paragraph-rsid="0253d52a"/>
    </style:style>
    <style:style style:name="P728" style:family="paragraph" style:parent-style-name="Table_20_Contents">
      <style:text-properties style:font-name="Arial" officeooo:paragraph-rsid="02665ca9"/>
    </style:style>
    <style:style style:name="P729" style:family="paragraph" style:parent-style-name="Table_20_Contents">
      <style:text-properties style:font-name="Arial" officeooo:paragraph-rsid="026bbf27"/>
    </style:style>
    <style:style style:name="P730" style:family="paragraph" style:parent-style-name="Table_20_Contents">
      <style:text-properties style:font-name="Arial" officeooo:paragraph-rsid="02724821"/>
    </style:style>
    <style:style style:name="P731" style:family="paragraph" style:parent-style-name="Table_20_Contents">
      <style:text-properties style:font-name="Arial" officeooo:paragraph-rsid="029d14b4"/>
    </style:style>
    <style:style style:name="P732" style:family="paragraph" style:parent-style-name="Table_20_Contents">
      <style:text-properties style:font-name="Arial" officeooo:paragraph-rsid="02a57813"/>
    </style:style>
    <style:style style:name="P733" style:family="paragraph" style:parent-style-name="Table_20_Contents">
      <style:text-properties style:font-name="Arial" officeooo:paragraph-rsid="02ae8b2e"/>
    </style:style>
    <style:style style:name="P734" style:family="paragraph" style:parent-style-name="Table_20_Contents">
      <style:text-properties style:font-name="Arial" officeooo:paragraph-rsid="02b96086"/>
    </style:style>
    <style:style style:name="P735" style:family="paragraph" style:parent-style-name="Table_20_Contents">
      <style:text-properties style:font-name="Arial" officeooo:rsid="02c7fcc8" officeooo:paragraph-rsid="02c7fcc8"/>
    </style:style>
    <style:style style:name="P736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451c51" officeooo:paragraph-rsid="01451c51" fo:background-color="transparent"/>
    </style:style>
    <style:style style:name="P737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1b973b0" fo:background-color="transparent"/>
    </style:style>
    <style:style style:name="P738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1d25357" fo:background-color="transparent"/>
    </style:style>
    <style:style style:name="P739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202e152" fo:background-color="transparent"/>
    </style:style>
    <style:style style:name="P740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2440d53" fo:background-color="transparent"/>
    </style:style>
    <style:style style:name="P741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250d5a1" fo:background-color="transparent"/>
    </style:style>
    <style:style style:name="P742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253d52a" fo:background-color="transparent"/>
    </style:style>
    <style:style style:name="P743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242782c" fo:background-color="transparent"/>
    </style:style>
    <style:style style:name="P744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29d14b4" fo:background-color="transparent"/>
    </style:style>
    <style:style style:name="P745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2c6b60c" fo:background-color="transparent"/>
    </style:style>
    <style:style style:name="P746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7752cf" officeooo:paragraph-rsid="01910658" fo:background-color="transparent"/>
    </style:style>
    <style:style style:name="P747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7752cf" officeooo:paragraph-rsid="01ddae93" fo:background-color="transparent"/>
    </style:style>
    <style:style style:name="P748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7752cf" officeooo:paragraph-rsid="0202e152" fo:background-color="transparent"/>
    </style:style>
    <style:style style:name="P749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78f131" officeooo:paragraph-rsid="01910658" fo:background-color="transparent"/>
    </style:style>
    <style:style style:name="P750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78f131" officeooo:paragraph-rsid="01a67d95" fo:background-color="transparent"/>
    </style:style>
    <style:style style:name="P751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78f131" officeooo:paragraph-rsid="01afca99" fo:background-color="transparent"/>
    </style:style>
    <style:style style:name="P752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78f131" officeooo:paragraph-rsid="01ddae93" fo:background-color="transparent"/>
    </style:style>
    <style:style style:name="P753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78f131" officeooo:paragraph-rsid="0202e152" fo:background-color="transparent"/>
    </style:style>
    <style:style style:name="P754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c29ab2" officeooo:paragraph-rsid="01c81652" fo:background-color="transparent"/>
    </style:style>
    <style:style style:name="P755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c29ab2" officeooo:paragraph-rsid="01cdc994" fo:background-color="transparent"/>
    </style:style>
    <style:style style:name="P756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c395f1" officeooo:paragraph-rsid="01d25357" fo:background-color="transparent"/>
    </style:style>
    <style:style style:name="P757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023eba" officeooo:paragraph-rsid="02278642" fo:background-color="transparent"/>
    </style:style>
    <style:style style:name="P758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6bbf27" officeooo:paragraph-rsid="026bbf27" fo:background-color="transparent"/>
    </style:style>
    <style:style style:name="P759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6bbf27" officeooo:paragraph-rsid="02724821" fo:background-color="transparent"/>
    </style:style>
    <style:style style:name="P760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9a963c" officeooo:paragraph-rsid="02a57813" fo:background-color="transparent"/>
    </style:style>
    <style:style style:name="P761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9a963c" officeooo:paragraph-rsid="02ae8b2e" fo:background-color="transparent"/>
    </style:style>
    <style:style style:name="P762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9a963c" officeooo:paragraph-rsid="02b96086" fo:background-color="transparent"/>
    </style:style>
    <style:style style:name="P763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0269d2" officeooo:paragraph-rsid="02b96086" fo:background-color="transparent"/>
    </style:style>
    <style:style style:name="P764" style:family="paragraph" style:parent-style-name="Standard">
      <style:text-properties officeooo:paragraph-rsid="0253d52a"/>
    </style:style>
    <style:style style:name="P765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c63b92" officeooo:paragraph-rsid="02e79b0b" fo:background-color="#ffff00"/>
    </style:style>
    <style:style style:name="P766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c63b92" officeooo:paragraph-rsid="02c6b60c" fo:background-color="transparent"/>
    </style:style>
    <style:style style:name="P767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c63b92" officeooo:paragraph-rsid="02e34900" fo:background-color="transparent"/>
    </style:style>
    <style:style style:name="P768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2c63b92" officeooo:paragraph-rsid="02ea249e" fo:background-color="transparent"/>
    </style:style>
    <style:style style:name="P769" style:family="paragraph" style:parent-style-name="Standard">
      <style:paragraph-properties fo:margin-top="0.0791in" fo:margin-bottom="0.0791in" style:contextual-spacing="false" fo:line-height="115%"/>
      <style:text-properties style:use-window-font-color="true" loext:opacity="0%" style:font-name="Arial" officeooo:rsid="016504b3" officeooo:paragraph-rsid="02ea249e" fo:background-color="transparent"/>
    </style:style>
    <style:style style:name="P770" style:family="paragraph" style:parent-style-name="Table_20_Contents">
      <style:text-properties style:font-name="Arial" officeooo:rsid="02c7fcc8" officeooo:paragraph-rsid="02d3f3fd"/>
    </style:style>
    <style:style style:name="P771" style:family="paragraph" style:parent-style-name="Table_20_Contents">
      <style:text-properties style:font-name="Arial" officeooo:rsid="02c7fcc8" officeooo:paragraph-rsid="02e34900"/>
    </style:style>
    <style:style style:name="P772" style:family="paragraph" style:parent-style-name="Table_20_Contents">
      <style:text-properties style:font-name="Arial" officeooo:rsid="02c7fcc8" officeooo:paragraph-rsid="02e79b0b"/>
    </style:style>
    <style:style style:name="P773" style:family="paragraph" style:parent-style-name="Table_20_Contents">
      <style:text-properties style:font-name="Arial" officeooo:rsid="02c7fcc8" officeooo:paragraph-rsid="02ea249e"/>
    </style:style>
    <style:style style:name="P77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7fcc8" officeooo:paragraph-rsid="02d3f3fd" style:font-size-asian="12pt" style:font-size-complex="12pt"/>
    </style:style>
    <style:style style:name="P77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7fcc8" officeooo:paragraph-rsid="02e34900" style:font-size-asian="12pt" style:font-size-complex="12pt"/>
    </style:style>
    <style:style style:name="P77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7fcc8" officeooo:paragraph-rsid="02e79b0b" style:font-size-asian="12pt" style:font-size-complex="12pt"/>
    </style:style>
    <style:style style:name="P77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7fcc8" officeooo:paragraph-rsid="02ea249e" style:font-size-asian="12pt" style:font-size-complex="12pt"/>
    </style:style>
    <style:style style:name="P77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ddea4" officeooo:paragraph-rsid="02d3f3fd" style:font-size-asian="12pt" style:font-size-complex="12pt"/>
    </style:style>
    <style:style style:name="P77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ddea4" officeooo:paragraph-rsid="02e34900" style:font-size-asian="12pt" style:font-size-complex="12pt"/>
    </style:style>
    <style:style style:name="P78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ddea4" officeooo:paragraph-rsid="02e79b0b" style:font-size-asian="12pt" style:font-size-complex="12pt"/>
    </style:style>
    <style:style style:name="P78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ddea4" officeooo:paragraph-rsid="02ea249e" style:font-size-asian="12pt" style:font-size-complex="12pt"/>
    </style:style>
    <style:style style:name="P78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c6b60c" style:font-size-asian="12pt" style:font-size-complex="12pt"/>
    </style:style>
    <style:style style:name="P78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e11e3f" style:font-size-asian="12pt" style:font-size-complex="12pt"/>
    </style:style>
    <style:style style:name="P78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e34900" style:font-size-asian="12pt" style:font-size-complex="12pt"/>
    </style:style>
    <style:style style:name="P78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e79b0b" style:font-size-asian="12pt" style:font-size-complex="12pt"/>
    </style:style>
    <style:style style:name="P78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06ac139" officeooo:paragraph-rsid="02ea249e" style:font-size-asian="12pt" style:font-size-complex="12pt"/>
    </style:style>
    <style:style style:name="P78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2d3f3fd" style:font-size-asian="12pt" style:font-size-complex="12pt"/>
    </style:style>
    <style:style style:name="P78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2e34900" style:font-size-asian="12pt" style:font-size-complex="12pt"/>
    </style:style>
    <style:style style:name="P78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2e79b0b" style:font-size-asian="12pt" style:font-size-complex="12pt"/>
    </style:style>
    <style:style style:name="P79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19f0338" officeooo:paragraph-rsid="02ea249e" style:font-size-asian="12pt" style:font-size-complex="12pt"/>
    </style:style>
    <style:style style:name="P79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e13a" officeooo:paragraph-rsid="02d3f3fd" style:font-size-asian="12pt" style:font-size-complex="12pt"/>
    </style:style>
    <style:style style:name="P79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e13a" officeooo:paragraph-rsid="02e34900" style:font-size-asian="12pt" style:font-size-complex="12pt"/>
    </style:style>
    <style:style style:name="P79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e13a" officeooo:paragraph-rsid="02e79b0b" style:font-size-asian="12pt" style:font-size-complex="12pt"/>
    </style:style>
    <style:style style:name="P79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3e13a" officeooo:paragraph-rsid="02ea249e" style:font-size-asian="12pt" style:font-size-complex="12pt"/>
    </style:style>
    <style:style style:name="P79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cf77bf" officeooo:paragraph-rsid="02cf77bf" style:font-size-asian="12pt" style:font-size-complex="12pt"/>
    </style:style>
    <style:style style:name="P79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63c32" officeooo:paragraph-rsid="02c6b60c" style:font-size-asian="12pt" style:font-size-complex="12pt"/>
    </style:style>
    <style:style style:name="P79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63c32" officeooo:paragraph-rsid="02d3f3fd" style:font-size-asian="12pt" style:font-size-complex="12pt"/>
    </style:style>
    <style:style style:name="P79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263c32" officeooo:paragraph-rsid="02e34900" style:font-size-asian="12pt" style:font-size-complex="12pt"/>
    </style:style>
    <style:style style:name="P79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6f03e" officeooo:paragraph-rsid="02d6f03e" style:font-size-asian="12pt" style:font-size-complex="12pt"/>
    </style:style>
    <style:style style:name="P80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924be" officeooo:paragraph-rsid="02d924be" style:font-size-asian="12pt" style:font-size-complex="12pt"/>
    </style:style>
    <style:style style:name="P80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ad4ea" officeooo:paragraph-rsid="02dad4ea" style:font-size-asian="12pt" style:font-size-complex="12pt"/>
    </style:style>
    <style:style style:name="P80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dec7c" officeooo:paragraph-rsid="02ddec7c" style:font-size-asian="12pt" style:font-size-complex="12pt"/>
    </style:style>
    <style:style style:name="P80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dec7c" officeooo:paragraph-rsid="02e34900" style:font-size-asian="12pt" style:font-size-complex="12pt"/>
    </style:style>
    <style:style style:name="P80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e2f62" officeooo:paragraph-rsid="02de2f62" style:font-size-asian="12pt" style:font-size-complex="12pt"/>
    </style:style>
    <style:style style:name="P80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e2f62" officeooo:paragraph-rsid="02e34900" style:font-size-asian="12pt" style:font-size-complex="12pt"/>
    </style:style>
    <style:style style:name="P80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e2f62" officeooo:paragraph-rsid="02e79b0b" style:font-size-asian="12pt" style:font-size-complex="12pt"/>
    </style:style>
    <style:style style:name="P807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de2f62" officeooo:paragraph-rsid="02ea249e" style:font-size-asian="12pt" style:font-size-complex="12pt"/>
    </style:style>
    <style:style style:name="P808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11e3f" officeooo:paragraph-rsid="02e11e3f" style:font-size-asian="12pt" style:font-size-complex="12pt"/>
    </style:style>
    <style:style style:name="P809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11e3f" officeooo:paragraph-rsid="02e34900" style:font-size-asian="12pt" style:font-size-complex="12pt"/>
    </style:style>
    <style:style style:name="P810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11e3f" officeooo:paragraph-rsid="02e79b0b" style:font-size-asian="12pt" style:font-size-complex="12pt"/>
    </style:style>
    <style:style style:name="P811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11e3f" officeooo:paragraph-rsid="02ea249e" style:font-size-asian="12pt" style:font-size-complex="12pt"/>
    </style:style>
    <style:style style:name="P812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21bf9" officeooo:paragraph-rsid="02e21bf9" style:font-size-asian="12pt" style:font-size-complex="12pt"/>
    </style:style>
    <style:style style:name="P813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21bf9" officeooo:paragraph-rsid="02e34900" style:font-size-asian="12pt" style:font-size-complex="12pt"/>
    </style:style>
    <style:style style:name="P814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8847a" officeooo:paragraph-rsid="02e8847a" style:font-size-asian="12pt" style:font-size-complex="12pt"/>
    </style:style>
    <style:style style:name="P815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8847a" officeooo:paragraph-rsid="02ea249e" style:font-size-asian="12pt" style:font-size-complex="12pt"/>
    </style:style>
    <style:style style:name="P816" style:family="paragraph" style:parent-style-name="Table_20_Contents">
      <loext:graphic-properties draw:fill="none"/>
      <style:paragraph-properties fo:margin-left="0.1866in" fo:margin-right="0in" fo:orphans="0" fo:widows="0" fo:text-indent="0in" style:auto-text-indent="false" fo:background-color="transparent" text:number-lines="false" text:line-number="0"/>
      <style:text-properties style:font-name="Arial" fo:font-size="12pt" officeooo:rsid="02eb50bb" officeooo:paragraph-rsid="02eb50bb" style:font-size-asian="12pt" style:font-size-complex="12pt"/>
    </style:style>
    <style:style style:name="P817" style:family="paragraph" style:parent-style-name="Table_20_Contents">
      <style:text-properties style:font-name="Arial" officeooo:rsid="0015e0ff" officeooo:paragraph-rsid="02d3f3fd"/>
    </style:style>
    <style:style style:name="P818" style:family="paragraph" style:parent-style-name="Table_20_Contents">
      <style:text-properties style:font-name="Arial" officeooo:rsid="0015e0ff" officeooo:paragraph-rsid="02e34900"/>
    </style:style>
    <style:style style:name="P819" style:family="paragraph" style:parent-style-name="Table_20_Contents">
      <style:text-properties style:font-name="Arial" officeooo:rsid="0015e0ff" officeooo:paragraph-rsid="02e79b0b"/>
    </style:style>
    <style:style style:name="P820" style:family="paragraph" style:parent-style-name="Table_20_Contents">
      <style:text-properties style:font-name="Arial" officeooo:rsid="0015e0ff" officeooo:paragraph-rsid="02ea249e"/>
    </style:style>
    <style:style style:name="P821" style:family="paragraph" style:parent-style-name="Table_20_Contents">
      <style:text-properties style:font-name="Arial" officeooo:rsid="000df8dd" officeooo:paragraph-rsid="02d3f3fd"/>
    </style:style>
    <style:style style:name="P822" style:family="paragraph" style:parent-style-name="Table_20_Contents">
      <style:text-properties style:font-name="Arial" officeooo:rsid="000df8dd" officeooo:paragraph-rsid="02e34900"/>
    </style:style>
    <style:style style:name="P823" style:family="paragraph" style:parent-style-name="Table_20_Contents">
      <style:text-properties style:font-name="Arial" officeooo:rsid="000df8dd" officeooo:paragraph-rsid="02e79b0b"/>
    </style:style>
    <style:style style:name="P824" style:family="paragraph" style:parent-style-name="Table_20_Contents">
      <style:text-properties style:font-name="Arial" officeooo:rsid="000df8dd" officeooo:paragraph-rsid="02ea249e"/>
    </style:style>
    <style:style style:name="P825" style:family="paragraph" style:parent-style-name="Table_20_Contents">
      <style:text-properties style:font-name="Arial" officeooo:rsid="003889f4" officeooo:paragraph-rsid="02d3f3fd"/>
    </style:style>
    <style:style style:name="P826" style:family="paragraph" style:parent-style-name="Table_20_Contents">
      <style:text-properties style:font-name="Arial" officeooo:rsid="003889f4" officeooo:paragraph-rsid="02e34900"/>
    </style:style>
    <style:style style:name="P827" style:family="paragraph" style:parent-style-name="Table_20_Contents">
      <style:text-properties style:font-name="Arial" officeooo:rsid="003889f4" officeooo:paragraph-rsid="02e79b0b"/>
    </style:style>
    <style:style style:name="P828" style:family="paragraph" style:parent-style-name="Table_20_Contents">
      <style:text-properties style:font-name="Arial" officeooo:rsid="003889f4" officeooo:paragraph-rsid="02ea249e"/>
    </style:style>
    <style:style style:name="P829" style:family="paragraph" style:parent-style-name="Table_20_Contents">
      <style:text-properties style:font-name="Arial" officeooo:rsid="002a571b" officeooo:paragraph-rsid="02d3f3fd"/>
    </style:style>
    <style:style style:name="P830" style:family="paragraph" style:parent-style-name="Table_20_Contents">
      <style:text-properties style:font-name="Arial" officeooo:rsid="002a571b" officeooo:paragraph-rsid="02e34900"/>
    </style:style>
    <style:style style:name="P831" style:family="paragraph" style:parent-style-name="Table_20_Contents">
      <style:text-properties style:font-name="Arial" officeooo:rsid="002a571b" officeooo:paragraph-rsid="02e79b0b"/>
    </style:style>
    <style:style style:name="P832" style:family="paragraph" style:parent-style-name="Table_20_Contents">
      <style:text-properties style:font-name="Arial" officeooo:rsid="002a571b" officeooo:paragraph-rsid="02ea249e"/>
    </style:style>
    <style:style style:name="P833" style:family="paragraph" style:parent-style-name="Table_20_Contents">
      <style:text-properties style:font-name="Arial" officeooo:rsid="000fc547" officeooo:paragraph-rsid="02d3f3fd"/>
    </style:style>
    <style:style style:name="P834" style:family="paragraph" style:parent-style-name="Table_20_Contents">
      <style:text-properties style:font-name="Arial" officeooo:rsid="000fc547" officeooo:paragraph-rsid="02e34900"/>
    </style:style>
    <style:style style:name="P835" style:family="paragraph" style:parent-style-name="Table_20_Contents">
      <style:text-properties style:font-name="Arial" officeooo:rsid="000fc547" officeooo:paragraph-rsid="02e79b0b"/>
    </style:style>
    <style:style style:name="P836" style:family="paragraph" style:parent-style-name="Table_20_Contents">
      <style:text-properties style:font-name="Arial" officeooo:rsid="000fc547" officeooo:paragraph-rsid="02ea249e"/>
    </style:style>
    <style:style style:name="P837" style:family="paragraph" style:parent-style-name="Table_20_Contents">
      <style:text-properties style:font-name="Arial" officeooo:rsid="001029ca" officeooo:paragraph-rsid="02d3f3fd"/>
    </style:style>
    <style:style style:name="P838" style:family="paragraph" style:parent-style-name="Table_20_Contents">
      <style:text-properties style:font-name="Arial" officeooo:rsid="001029ca" officeooo:paragraph-rsid="02e34900"/>
    </style:style>
    <style:style style:name="P839" style:family="paragraph" style:parent-style-name="Table_20_Contents">
      <style:text-properties style:font-name="Arial" officeooo:rsid="001029ca" officeooo:paragraph-rsid="02e79b0b"/>
    </style:style>
    <style:style style:name="P840" style:family="paragraph" style:parent-style-name="Table_20_Contents">
      <style:text-properties style:font-name="Arial" officeooo:rsid="001029ca" officeooo:paragraph-rsid="02ea249e"/>
    </style:style>
    <style:style style:name="P841" style:family="paragraph" style:parent-style-name="Table_20_Contents">
      <style:text-properties style:font-name="Arial" officeooo:rsid="00103157" officeooo:paragraph-rsid="02d3f3fd"/>
    </style:style>
    <style:style style:name="P842" style:family="paragraph" style:parent-style-name="Table_20_Contents">
      <style:text-properties style:font-name="Arial" officeooo:rsid="00103157" officeooo:paragraph-rsid="02e34900"/>
    </style:style>
    <style:style style:name="P843" style:family="paragraph" style:parent-style-name="Table_20_Contents">
      <style:text-properties style:font-name="Arial" officeooo:rsid="00103157" officeooo:paragraph-rsid="02e79b0b"/>
    </style:style>
    <style:style style:name="P844" style:family="paragraph" style:parent-style-name="Table_20_Contents">
      <style:text-properties style:font-name="Arial" officeooo:rsid="00103157" officeooo:paragraph-rsid="02ea249e"/>
    </style:style>
    <style:style style:name="T1" style:family="text">
      <style:text-properties officeooo:rsid="0026ea60"/>
    </style:style>
    <style:style style:name="T2" style:family="text">
      <style:text-properties officeooo:rsid="00353939"/>
    </style:style>
    <style:style style:name="T3" style:family="text">
      <style:text-properties officeooo:rsid="00378f0d"/>
    </style:style>
    <style:style style:name="T4" style:family="text">
      <style:text-properties officeooo:rsid="003b49b6"/>
    </style:style>
    <style:style style:name="T5" style:family="text">
      <style:text-properties officeooo:rsid="003e6233"/>
    </style:style>
    <style:style style:name="T6" style:family="text">
      <style:text-properties officeooo:rsid="003f870b"/>
    </style:style>
    <style:style style:name="T7" style:family="text">
      <style:text-properties officeooo:rsid="0045e43d"/>
    </style:style>
    <style:style style:name="T8" style:family="text">
      <style:text-properties officeooo:rsid="0046b79e"/>
    </style:style>
    <style:style style:name="T9" style:family="text">
      <style:text-properties officeooo:rsid="00477534"/>
    </style:style>
    <style:style style:name="T10" style:family="text">
      <style:text-properties officeooo:rsid="004f557a"/>
    </style:style>
    <style:style style:name="T11" style:family="text">
      <style:text-properties officeooo:rsid="0051659e"/>
    </style:style>
    <style:style style:name="T12" style:family="text">
      <style:text-properties officeooo:rsid="00528875"/>
    </style:style>
    <style:style style:name="T13" style:family="text">
      <style:text-properties officeooo:rsid="0053f663"/>
    </style:style>
    <style:style style:name="T14" style:family="text">
      <style:text-properties officeooo:rsid="00553872"/>
    </style:style>
    <style:style style:name="T15" style:family="text">
      <style:text-properties officeooo:rsid="005561b7"/>
    </style:style>
    <style:style style:name="T16" style:family="text">
      <style:text-properties officeooo:rsid="005648e6"/>
    </style:style>
    <style:style style:name="T17" style:family="text">
      <style:text-properties officeooo:rsid="00587e39"/>
    </style:style>
    <style:style style:name="T18" style:family="text">
      <style:text-properties officeooo:rsid="005902db"/>
    </style:style>
    <style:style style:name="T19" style:family="text">
      <style:text-properties officeooo:rsid="005adb7e"/>
    </style:style>
    <style:style style:name="T20" style:family="text">
      <style:text-properties officeooo:rsid="005fa081"/>
    </style:style>
    <style:style style:name="T21" style:family="text">
      <style:text-properties officeooo:rsid="006c6c86"/>
    </style:style>
    <style:style style:name="T22" style:family="text">
      <style:text-properties officeooo:rsid="006f6b75"/>
    </style:style>
    <style:style style:name="T23" style:family="text">
      <style:text-properties officeooo:rsid="0072bdee"/>
    </style:style>
    <style:style style:name="T24" style:family="text">
      <style:text-properties officeooo:rsid="0077b725"/>
    </style:style>
    <style:style style:name="T25" style:family="text">
      <style:text-properties officeooo:rsid="007da70b"/>
    </style:style>
    <style:style style:name="T26" style:family="text">
      <style:text-properties officeooo:rsid="007ed846"/>
    </style:style>
    <style:style style:name="T27" style:family="text">
      <style:text-properties officeooo:rsid="0080be0a"/>
    </style:style>
    <style:style style:name="T28" style:family="text">
      <style:text-properties officeooo:rsid="0082adda"/>
    </style:style>
    <style:style style:name="T29" style:family="text">
      <style:text-properties officeooo:rsid="008372b7"/>
    </style:style>
    <style:style style:name="T30" style:family="text">
      <style:text-properties officeooo:rsid="0083fd4f"/>
    </style:style>
    <style:style style:name="T31" style:family="text">
      <style:text-properties officeooo:rsid="0084cc30"/>
    </style:style>
    <style:style style:name="T32" style:family="text">
      <style:text-properties officeooo:rsid="0084d096"/>
    </style:style>
    <style:style style:name="T33" style:family="text">
      <style:text-properties officeooo:rsid="0084d49d"/>
    </style:style>
    <style:style style:name="T34" style:family="text">
      <style:text-properties officeooo:rsid="00891e66"/>
    </style:style>
    <style:style style:name="T35" style:family="text">
      <style:text-properties officeooo:rsid="0089fd7e"/>
    </style:style>
    <style:style style:name="T36" style:family="text">
      <style:text-properties officeooo:rsid="008c6b89"/>
    </style:style>
    <style:style style:name="T37" style:family="text">
      <style:text-properties officeooo:rsid="009323e4"/>
    </style:style>
    <style:style style:name="T38" style:family="text">
      <style:text-properties officeooo:rsid="00a579f8"/>
    </style:style>
    <style:style style:name="T39" style:family="text">
      <style:text-properties officeooo:rsid="00a6c672"/>
    </style:style>
    <style:style style:name="T40" style:family="text">
      <style:text-properties officeooo:rsid="00a83461"/>
    </style:style>
    <style:style style:name="T41" style:family="text">
      <style:text-properties officeooo:rsid="00a8a251"/>
    </style:style>
    <style:style style:name="T42" style:family="text">
      <style:text-properties officeooo:rsid="00ab050d"/>
    </style:style>
    <style:style style:name="T43" style:family="text">
      <style:text-properties officeooo:rsid="00abf05f"/>
    </style:style>
    <style:style style:name="T44" style:family="text">
      <style:text-properties officeooo:rsid="00adb079"/>
    </style:style>
    <style:style style:name="T45" style:family="text">
      <style:text-properties officeooo:rsid="00af7c97"/>
    </style:style>
    <style:style style:name="T46" style:family="text">
      <style:text-properties officeooo:rsid="00b1083c"/>
    </style:style>
    <style:style style:name="T47" style:family="text">
      <style:text-properties officeooo:rsid="00b2c529"/>
    </style:style>
    <style:style style:name="T48" style:family="text">
      <style:text-properties officeooo:rsid="00b328e0"/>
    </style:style>
    <style:style style:name="T49" style:family="text">
      <style:text-properties officeooo:rsid="00b5eb99"/>
    </style:style>
    <style:style style:name="T50" style:family="text">
      <style:text-properties officeooo:rsid="00bd2c4e"/>
    </style:style>
    <style:style style:name="T51" style:family="text">
      <style:text-properties officeooo:rsid="00c6972b"/>
    </style:style>
    <style:style style:name="T52" style:family="text">
      <style:text-properties officeooo:rsid="00d04271"/>
    </style:style>
    <style:style style:name="T53" style:family="text">
      <style:text-properties officeooo:rsid="00d3d2ab"/>
    </style:style>
    <style:style style:name="T54" style:family="text">
      <style:text-properties officeooo:rsid="00e0d6e1"/>
    </style:style>
    <style:style style:name="T55" style:family="text">
      <style:text-properties officeooo:rsid="00e2a70d"/>
    </style:style>
    <style:style style:name="T56" style:family="text">
      <style:text-properties officeooo:rsid="00e2c316"/>
    </style:style>
    <style:style style:name="T57" style:family="text">
      <style:text-properties officeooo:rsid="00e3a1c0"/>
    </style:style>
    <style:style style:name="T58" style:family="text">
      <style:text-properties officeooo:rsid="00e5f9d0"/>
    </style:style>
    <style:style style:name="T59" style:family="text">
      <style:text-properties officeooo:rsid="00e99687"/>
    </style:style>
    <style:style style:name="T60" style:family="text">
      <style:text-properties officeooo:rsid="00ed2357"/>
    </style:style>
    <style:style style:name="T61" style:family="text">
      <style:text-properties officeooo:rsid="00ee9843"/>
    </style:style>
    <style:style style:name="T62" style:family="text">
      <style:text-properties officeooo:rsid="00effe28"/>
    </style:style>
    <style:style style:name="T63" style:family="text">
      <style:text-properties officeooo:rsid="00f19e95"/>
    </style:style>
    <style:style style:name="T64" style:family="text">
      <style:text-properties officeooo:rsid="00f377af"/>
    </style:style>
    <style:style style:name="T65" style:family="text">
      <style:text-properties officeooo:rsid="00f5183a"/>
    </style:style>
    <style:style style:name="T66" style:family="text">
      <style:text-properties officeooo:rsid="00f69e7f"/>
    </style:style>
    <style:style style:name="T67" style:family="text">
      <style:text-properties officeooo:rsid="00f7f92b"/>
    </style:style>
    <style:style style:name="T68" style:family="text">
      <style:text-properties officeooo:rsid="00f89485"/>
    </style:style>
    <style:style style:name="T69" style:family="text">
      <style:text-properties officeooo:rsid="00fabb9e"/>
    </style:style>
    <style:style style:name="T70" style:family="text">
      <style:text-properties officeooo:rsid="00fb06e7"/>
    </style:style>
    <style:style style:name="T71" style:family="text">
      <style:text-properties officeooo:rsid="00fbda21"/>
    </style:style>
    <style:style style:name="T72" style:family="text">
      <style:text-properties officeooo:rsid="00fd4674"/>
    </style:style>
    <style:style style:name="T73" style:family="text">
      <style:text-properties officeooo:rsid="00fda26f"/>
    </style:style>
    <style:style style:name="T74" style:family="text">
      <style:text-properties officeooo:rsid="00fdd073"/>
    </style:style>
    <style:style style:name="T75" style:family="text">
      <style:text-properties officeooo:rsid="01044c89"/>
    </style:style>
    <style:style style:name="T76" style:family="text">
      <style:text-properties officeooo:rsid="010600fb"/>
    </style:style>
    <style:style style:name="T77" style:family="text">
      <style:text-properties officeooo:rsid="0106c0e5"/>
    </style:style>
    <style:style style:name="T78" style:family="text">
      <style:text-properties officeooo:rsid="0106e02b"/>
    </style:style>
    <style:style style:name="T79" style:family="text">
      <style:text-properties officeooo:rsid="010706a9"/>
    </style:style>
    <style:style style:name="T80" style:family="text">
      <style:text-properties officeooo:rsid="010a9342"/>
    </style:style>
    <style:style style:name="T81" style:family="text">
      <style:text-properties officeooo:rsid="010c12c6"/>
    </style:style>
    <style:style style:name="T82" style:family="text">
      <style:text-properties officeooo:rsid="010c494d"/>
    </style:style>
    <style:style style:name="T83" style:family="text">
      <style:text-properties officeooo:rsid="010cdef5"/>
    </style:style>
    <style:style style:name="T84" style:family="text">
      <style:text-properties officeooo:rsid="010dc54d"/>
    </style:style>
    <style:style style:name="T85" style:family="text">
      <style:text-properties officeooo:rsid="010f1117"/>
    </style:style>
    <style:style style:name="T86" style:family="text">
      <style:text-properties officeooo:rsid="0110c26e"/>
    </style:style>
    <style:style style:name="T87" style:family="text">
      <style:text-properties officeooo:rsid="011404d9"/>
    </style:style>
    <style:style style:name="T88" style:family="text">
      <style:text-properties officeooo:rsid="01141bea"/>
    </style:style>
    <style:style style:name="T89" style:family="text">
      <style:text-properties officeooo:rsid="0115b8f3"/>
    </style:style>
    <style:style style:name="T90" style:family="text">
      <style:text-properties officeooo:rsid="01168cbd"/>
    </style:style>
    <style:style style:name="T91" style:family="text">
      <style:text-properties officeooo:rsid="0116fc63"/>
    </style:style>
    <style:style style:name="T92" style:family="text">
      <style:text-properties officeooo:rsid="0117579f"/>
    </style:style>
    <style:style style:name="T93" style:family="text">
      <style:text-properties officeooo:rsid="01189635"/>
    </style:style>
    <style:style style:name="T94" style:family="text">
      <style:text-properties officeooo:rsid="01193883"/>
    </style:style>
    <style:style style:name="T95" style:family="text">
      <style:text-properties officeooo:rsid="011a0114"/>
    </style:style>
    <style:style style:name="T96" style:family="text">
      <style:text-properties officeooo:rsid="011b826a"/>
    </style:style>
    <style:style style:name="T97" style:family="text">
      <style:text-properties officeooo:rsid="011bea0e"/>
    </style:style>
    <style:style style:name="T98" style:family="text">
      <style:text-properties officeooo:rsid="011c8077"/>
    </style:style>
    <style:style style:name="T99" style:family="text">
      <style:text-properties officeooo:rsid="011caf15"/>
    </style:style>
    <style:style style:name="T100" style:family="text">
      <style:text-properties officeooo:rsid="011f1cd2"/>
    </style:style>
    <style:style style:name="T101" style:family="text">
      <style:text-properties officeooo:rsid="0125726e"/>
    </style:style>
    <style:style style:name="T102" style:family="text">
      <style:text-properties officeooo:rsid="01268726"/>
    </style:style>
    <style:style style:name="T103" style:family="text">
      <style:text-properties officeooo:rsid="012728a9"/>
    </style:style>
    <style:style style:name="T104" style:family="text">
      <style:text-properties officeooo:rsid="012808c2"/>
    </style:style>
    <style:style style:name="T105" style:family="text">
      <style:text-properties officeooo:rsid="01292921"/>
    </style:style>
    <style:style style:name="T106" style:family="text">
      <style:text-properties officeooo:rsid="012a3328"/>
    </style:style>
    <style:style style:name="T107" style:family="text">
      <style:text-properties officeooo:rsid="012f8daf"/>
    </style:style>
    <style:style style:name="T108" style:family="text">
      <style:text-properties officeooo:rsid="012ff3af"/>
    </style:style>
    <style:style style:name="T109" style:family="text">
      <style:text-properties officeooo:rsid="01321ad1"/>
    </style:style>
    <style:style style:name="T110" style:family="text">
      <style:text-properties officeooo:rsid="0133cf78"/>
    </style:style>
    <style:style style:name="T111" style:family="text">
      <style:text-properties officeooo:rsid="01367f9d"/>
    </style:style>
    <style:style style:name="T112" style:family="text">
      <style:text-properties officeooo:rsid="01384f83"/>
    </style:style>
    <style:style style:name="T113" style:family="text">
      <style:text-properties officeooo:rsid="0138cd99"/>
    </style:style>
    <style:style style:name="T114" style:family="text">
      <style:text-properties officeooo:rsid="013ba5db"/>
    </style:style>
    <style:style style:name="T115" style:family="text">
      <style:text-properties officeooo:rsid="013d71ba"/>
    </style:style>
    <style:style style:name="T116" style:family="text">
      <style:text-properties officeooo:rsid="013f5ae5"/>
    </style:style>
    <style:style style:name="T117" style:family="text">
      <style:text-properties officeooo:rsid="014115cc"/>
    </style:style>
    <style:style style:name="T118" style:family="text">
      <style:text-properties officeooo:rsid="0142fa33"/>
    </style:style>
    <style:style style:name="T119" style:family="text">
      <style:text-properties officeooo:rsid="0149439e"/>
    </style:style>
    <style:style style:name="T120" style:family="text">
      <style:text-properties officeooo:rsid="014bce64"/>
    </style:style>
    <style:style style:name="T121" style:family="text">
      <style:text-properties officeooo:rsid="014c62bf"/>
    </style:style>
    <style:style style:name="T122" style:family="text">
      <style:text-properties officeooo:rsid="0150bad1"/>
    </style:style>
    <style:style style:name="T123" style:family="text">
      <style:text-properties officeooo:rsid="015120cd"/>
    </style:style>
    <style:style style:name="T124" style:family="text">
      <style:text-properties officeooo:rsid="0153c648"/>
    </style:style>
    <style:style style:name="T125" style:family="text">
      <style:text-properties officeooo:rsid="0155bccd"/>
    </style:style>
    <style:style style:name="T126" style:family="text">
      <style:text-properties officeooo:rsid="01575123"/>
    </style:style>
    <style:style style:name="T127" style:family="text">
      <style:text-properties officeooo:rsid="0159e379"/>
    </style:style>
    <style:style style:name="T128" style:family="text">
      <style:text-properties officeooo:rsid="015a24f3"/>
    </style:style>
    <style:style style:name="T129" style:family="text">
      <style:text-properties officeooo:rsid="015abd56"/>
    </style:style>
    <style:style style:name="T130" style:family="text">
      <style:text-properties officeooo:rsid="015b760b"/>
    </style:style>
    <style:style style:name="T131" style:family="text">
      <style:text-properties officeooo:rsid="015d40e6"/>
    </style:style>
    <style:style style:name="T132" style:family="text">
      <style:text-properties officeooo:rsid="016504b3"/>
    </style:style>
    <style:style style:name="T133" style:family="text">
      <style:text-properties officeooo:rsid="01671d34"/>
    </style:style>
    <style:style style:name="T134" style:family="text">
      <style:text-properties officeooo:rsid="01690d9d"/>
    </style:style>
    <style:style style:name="T135" style:family="text">
      <style:text-properties officeooo:rsid="016aa6b5"/>
    </style:style>
    <style:style style:name="T136" style:family="text">
      <style:text-properties officeooo:rsid="016de2ea"/>
    </style:style>
    <style:style style:name="T137" style:family="text">
      <style:text-properties officeooo:rsid="016fbe61"/>
    </style:style>
    <style:style style:name="T138" style:family="text">
      <style:text-properties officeooo:rsid="0176a15f"/>
    </style:style>
    <style:style style:name="T139" style:family="text">
      <style:text-properties officeooo:rsid="017ccb91"/>
    </style:style>
    <style:style style:name="T140" style:family="text">
      <style:text-properties officeooo:rsid="017e05b4"/>
    </style:style>
    <style:style style:name="T141" style:family="text">
      <style:text-properties officeooo:rsid="017f797a"/>
    </style:style>
    <style:style style:name="T142" style:family="text">
      <style:text-properties officeooo:rsid="01811139"/>
    </style:style>
    <style:style style:name="T143" style:family="text">
      <style:text-properties officeooo:rsid="0184132f"/>
    </style:style>
    <style:style style:name="T144" style:family="text">
      <style:text-properties officeooo:rsid="0184a7b4"/>
    </style:style>
    <style:style style:name="T145" style:family="text">
      <style:text-properties officeooo:rsid="01877440"/>
    </style:style>
    <style:style style:name="T146" style:family="text">
      <style:text-properties officeooo:rsid="01896259"/>
    </style:style>
    <style:style style:name="T147" style:family="text">
      <style:text-properties officeooo:rsid="018af928"/>
    </style:style>
    <style:style style:name="T148" style:family="text">
      <style:text-properties officeooo:rsid="018eb809"/>
    </style:style>
    <style:style style:name="T149" style:family="text">
      <style:text-properties officeooo:rsid="018fa86c"/>
    </style:style>
    <style:style style:name="T150" style:family="text">
      <style:text-properties officeooo:rsid="0192e4cc"/>
    </style:style>
    <style:style style:name="T151" style:family="text">
      <style:text-properties officeooo:rsid="0194ae85"/>
    </style:style>
    <style:style style:name="T152" style:family="text">
      <style:text-properties officeooo:rsid="019676bb"/>
    </style:style>
    <style:style style:name="T153" style:family="text">
      <style:text-properties officeooo:rsid="0197be4d"/>
    </style:style>
    <style:style style:name="T154" style:family="text">
      <style:text-properties officeooo:rsid="019a772d"/>
    </style:style>
    <style:style style:name="T155" style:family="text">
      <style:text-properties officeooo:rsid="019b3e69"/>
    </style:style>
    <style:style style:name="T156" style:family="text">
      <style:text-properties officeooo:rsid="019bd413"/>
    </style:style>
    <style:style style:name="T157" style:family="text">
      <style:text-properties officeooo:rsid="019c69b2"/>
    </style:style>
    <style:style style:name="T158" style:family="text">
      <style:text-properties officeooo:rsid="019f7506"/>
    </style:style>
    <style:style style:name="T159" style:family="text">
      <style:text-properties officeooo:rsid="01a12118"/>
    </style:style>
    <style:style style:name="T160" style:family="text">
      <style:text-properties officeooo:rsid="01a734c3"/>
    </style:style>
    <style:style style:name="T161" style:family="text">
      <style:text-properties officeooo:rsid="01aa446c"/>
    </style:style>
    <style:style style:name="T162" style:family="text">
      <style:text-properties officeooo:rsid="01aabe72"/>
    </style:style>
    <style:style style:name="T163" style:family="text">
      <style:text-properties officeooo:rsid="01ac92df"/>
    </style:style>
    <style:style style:name="T164" style:family="text">
      <style:text-properties officeooo:rsid="01b172a5"/>
    </style:style>
    <style:style style:name="T165" style:family="text">
      <style:text-properties officeooo:rsid="01b3625e"/>
    </style:style>
    <style:style style:name="T166" style:family="text">
      <style:text-properties officeooo:rsid="01b371b9"/>
    </style:style>
    <style:style style:name="T167" style:family="text">
      <style:text-properties officeooo:rsid="01b3eed2"/>
    </style:style>
    <style:style style:name="T168" style:family="text">
      <style:text-properties officeooo:rsid="01b4d701"/>
    </style:style>
    <style:style style:name="T169" style:family="text">
      <style:text-properties officeooo:rsid="01b4e3cd"/>
    </style:style>
    <style:style style:name="T170" style:family="text">
      <style:text-properties officeooo:rsid="01b51368"/>
    </style:style>
    <style:style style:name="T171" style:family="text">
      <style:text-properties officeooo:rsid="01b661ca"/>
    </style:style>
    <style:style style:name="T172" style:family="text">
      <style:text-properties officeooo:rsid="01bbcdd9"/>
    </style:style>
    <style:style style:name="T173" style:family="text">
      <style:text-properties officeooo:rsid="01bc8dc7"/>
    </style:style>
    <style:style style:name="T174" style:family="text">
      <style:text-properties officeooo:rsid="01bd4df0"/>
    </style:style>
    <style:style style:name="T175" style:family="text">
      <style:text-properties officeooo:rsid="01be6deb"/>
    </style:style>
    <style:style style:name="T176" style:family="text">
      <style:text-properties officeooo:rsid="01bfb7a1"/>
    </style:style>
    <style:style style:name="T177" style:family="text">
      <style:text-properties officeooo:rsid="01c05121"/>
    </style:style>
    <style:style style:name="T178" style:family="text">
      <style:text-properties officeooo:rsid="01c15fa5"/>
    </style:style>
    <style:style style:name="T179" style:family="text">
      <style:text-properties officeooo:rsid="01c395f1"/>
    </style:style>
    <style:style style:name="T180" style:family="text">
      <style:text-properties officeooo:rsid="01c57ff9"/>
    </style:style>
    <style:style style:name="T181" style:family="text">
      <style:text-properties officeooo:rsid="01c7033d"/>
    </style:style>
    <style:style style:name="T182" style:family="text">
      <style:text-properties officeooo:rsid="01c83949"/>
    </style:style>
    <style:style style:name="T183" style:family="text">
      <style:text-properties officeooo:rsid="01c8759d"/>
    </style:style>
    <style:style style:name="T184" style:family="text">
      <style:text-properties officeooo:rsid="01c8bd15"/>
    </style:style>
    <style:style style:name="T185" style:family="text">
      <style:text-properties officeooo:rsid="01c926ef"/>
    </style:style>
    <style:style style:name="T186" style:family="text">
      <style:text-properties officeooo:rsid="01cadedb"/>
    </style:style>
    <style:style style:name="T187" style:family="text">
      <style:text-properties officeooo:rsid="01cc7c4b"/>
    </style:style>
    <style:style style:name="T188" style:family="text">
      <style:text-properties officeooo:rsid="01ceebfe"/>
    </style:style>
    <style:style style:name="T189" style:family="text">
      <style:text-properties officeooo:rsid="01cef362"/>
    </style:style>
    <style:style style:name="T190" style:family="text">
      <style:text-properties officeooo:rsid="01d04d9d"/>
    </style:style>
    <style:style style:name="T191" style:family="text">
      <style:text-properties officeooo:rsid="01d1f4dd"/>
    </style:style>
    <style:style style:name="T192" style:family="text">
      <style:text-properties officeooo:rsid="01d431b5"/>
    </style:style>
    <style:style style:name="T193" style:family="text">
      <style:text-properties officeooo:rsid="01d50701"/>
    </style:style>
    <style:style style:name="T194" style:family="text">
      <style:text-properties officeooo:rsid="01d55c0e"/>
    </style:style>
    <style:style style:name="T195" style:family="text">
      <style:text-properties officeooo:rsid="01d7a88a"/>
    </style:style>
    <style:style style:name="T196" style:family="text">
      <style:text-properties officeooo:rsid="01da72f5"/>
    </style:style>
    <style:style style:name="T197" style:family="text">
      <style:text-properties officeooo:rsid="01db68cd"/>
    </style:style>
    <style:style style:name="T198" style:family="text">
      <style:text-properties officeooo:rsid="01dcf488"/>
    </style:style>
    <style:style style:name="T199" style:family="text">
      <style:text-properties officeooo:rsid="01ddca60"/>
    </style:style>
    <style:style style:name="T200" style:family="text">
      <style:text-properties officeooo:rsid="01e011bb"/>
    </style:style>
    <style:style style:name="T201" style:family="text">
      <style:text-properties officeooo:rsid="01e20df3"/>
    </style:style>
    <style:style style:name="T202" style:family="text">
      <style:text-properties officeooo:rsid="01e2b555"/>
    </style:style>
    <style:style style:name="T203" style:family="text">
      <style:text-properties officeooo:rsid="01e3e7ac"/>
    </style:style>
    <style:style style:name="T204" style:family="text">
      <style:text-properties officeooo:rsid="01e54fe9"/>
    </style:style>
    <style:style style:name="T205" style:family="text">
      <style:text-properties officeooo:rsid="01e67f76"/>
    </style:style>
    <style:style style:name="T206" style:family="text">
      <style:text-properties officeooo:rsid="01e77e44"/>
    </style:style>
    <style:style style:name="T207" style:family="text">
      <style:text-properties officeooo:rsid="01e94f32"/>
    </style:style>
    <style:style style:name="T208" style:family="text">
      <style:text-properties officeooo:rsid="01eabd6c"/>
    </style:style>
    <style:style style:name="T209" style:family="text">
      <style:text-properties officeooo:rsid="01eb3277"/>
    </style:style>
    <style:style style:name="T210" style:family="text">
      <style:text-properties officeooo:rsid="01ed8dee"/>
    </style:style>
    <style:style style:name="T211" style:family="text">
      <style:text-properties officeooo:rsid="01eefcf4"/>
    </style:style>
    <style:style style:name="T212" style:family="text">
      <style:text-properties officeooo:rsid="01ef270f"/>
    </style:style>
    <style:style style:name="T213" style:family="text">
      <style:text-properties officeooo:rsid="01f272b4"/>
    </style:style>
    <style:style style:name="T214" style:family="text">
      <style:text-properties officeooo:rsid="01f38b48"/>
    </style:style>
    <style:style style:name="T215" style:family="text">
      <style:text-properties officeooo:rsid="01f62aeb"/>
    </style:style>
    <style:style style:name="T216" style:family="text">
      <style:text-properties officeooo:rsid="01f82402"/>
    </style:style>
    <style:style style:name="T217" style:family="text">
      <style:text-properties officeooo:rsid="01f87736"/>
    </style:style>
    <style:style style:name="T218" style:family="text">
      <style:text-properties officeooo:rsid="01fae994"/>
    </style:style>
    <style:style style:name="T219" style:family="text">
      <style:text-properties officeooo:rsid="01fc9d6f"/>
    </style:style>
    <style:style style:name="T220" style:family="text">
      <style:text-properties officeooo:rsid="01fd7817"/>
    </style:style>
    <style:style style:name="T221" style:family="text">
      <style:text-properties officeooo:rsid="0205c9a7"/>
    </style:style>
    <style:style style:name="T222" style:family="text">
      <style:text-properties officeooo:rsid="02075699"/>
    </style:style>
    <style:style style:name="T223" style:family="text">
      <style:text-properties officeooo:rsid="0208ef4d"/>
    </style:style>
    <style:style style:name="T224" style:family="text">
      <style:text-properties officeooo:rsid="020973bc"/>
    </style:style>
    <style:style style:name="T225" style:family="text">
      <style:text-properties officeooo:rsid="020aee89"/>
    </style:style>
    <style:style style:name="T226" style:family="text">
      <style:text-properties officeooo:rsid="020c6d7d"/>
    </style:style>
    <style:style style:name="T227" style:family="text">
      <style:text-properties officeooo:rsid="020dfaa7"/>
    </style:style>
    <style:style style:name="T228" style:family="text">
      <style:text-properties officeooo:rsid="020f8eee"/>
    </style:style>
    <style:style style:name="T229" style:family="text">
      <style:text-properties officeooo:rsid="02111307"/>
    </style:style>
    <style:style style:name="T230" style:family="text">
      <style:text-properties officeooo:rsid="0212852f"/>
    </style:style>
    <style:style style:name="T231" style:family="text">
      <style:text-properties officeooo:rsid="0214350b"/>
    </style:style>
    <style:style style:name="T232" style:family="text">
      <style:text-properties officeooo:rsid="02163360"/>
    </style:style>
    <style:style style:name="T233" style:family="text">
      <style:text-properties officeooo:rsid="02171fd2"/>
    </style:style>
    <style:style style:name="T234" style:family="text">
      <style:text-properties officeooo:rsid="0218435f"/>
    </style:style>
    <style:style style:name="T235" style:family="text">
      <style:text-properties officeooo:rsid="0219925d"/>
    </style:style>
    <style:style style:name="T236" style:family="text">
      <style:text-properties officeooo:rsid="021b51d9"/>
    </style:style>
    <style:style style:name="T237" style:family="text">
      <style:text-properties officeooo:rsid="0221a973"/>
    </style:style>
    <style:style style:name="T238" style:family="text">
      <style:text-properties officeooo:rsid="022365ef"/>
    </style:style>
    <style:style style:name="T239" style:family="text">
      <style:text-properties officeooo:rsid="0223e13a"/>
    </style:style>
    <style:style style:name="T240" style:family="text">
      <style:text-properties officeooo:rsid="0225791e"/>
    </style:style>
    <style:style style:name="T241" style:family="text">
      <style:text-properties officeooo:rsid="02263c32"/>
    </style:style>
    <style:style style:name="T242" style:family="text">
      <style:text-properties officeooo:rsid="022708bf"/>
    </style:style>
    <style:style style:name="T243" style:family="text">
      <style:text-properties officeooo:rsid="0228113b"/>
    </style:style>
    <style:style style:name="T244" style:family="text">
      <style:text-properties officeooo:rsid="02281665"/>
    </style:style>
    <style:style style:name="T245" style:family="text">
      <style:text-properties officeooo:rsid="0229d1ea"/>
    </style:style>
    <style:style style:name="T246" style:family="text">
      <style:text-properties officeooo:rsid="0229f2f3"/>
    </style:style>
    <style:style style:name="T247" style:family="text">
      <style:text-properties officeooo:rsid="022e29db"/>
    </style:style>
    <style:style style:name="T248" style:family="text">
      <style:text-properties officeooo:rsid="022fb50e"/>
    </style:style>
    <style:style style:name="T249" style:family="text">
      <style:text-properties officeooo:rsid="0230d163"/>
    </style:style>
    <style:style style:name="T250" style:family="text">
      <style:text-properties officeooo:rsid="023264e5"/>
    </style:style>
    <style:style style:name="T251" style:family="text">
      <style:text-properties officeooo:rsid="02330949"/>
    </style:style>
    <style:style style:name="T252" style:family="text">
      <style:text-properties officeooo:rsid="0234d6e2"/>
    </style:style>
    <style:style style:name="T253" style:family="text">
      <style:text-properties officeooo:rsid="0236498d"/>
    </style:style>
    <style:style style:name="T254" style:family="text">
      <style:text-properties officeooo:rsid="02388060"/>
    </style:style>
    <style:style style:name="T255" style:family="text">
      <style:text-properties officeooo:rsid="023a957d"/>
    </style:style>
    <style:style style:name="T256" style:family="text">
      <style:text-properties officeooo:rsid="023c50fc"/>
    </style:style>
    <style:style style:name="T257" style:family="text">
      <style:text-properties officeooo:rsid="023e6156"/>
    </style:style>
    <style:style style:name="T258" style:family="text">
      <style:text-properties officeooo:rsid="02451001"/>
    </style:style>
    <style:style style:name="T259" style:family="text">
      <style:text-properties officeooo:rsid="0245e7c0"/>
    </style:style>
    <style:style style:name="T260" style:family="text">
      <style:text-properties officeooo:rsid="024a5cf2"/>
    </style:style>
    <style:style style:name="T261" style:family="text">
      <style:text-properties officeooo:rsid="024ea4f4"/>
    </style:style>
    <style:style style:name="T262" style:family="text">
      <style:text-properties officeooo:rsid="02501b84"/>
    </style:style>
    <style:style style:name="T263" style:family="text">
      <style:text-properties officeooo:rsid="0250d5a1"/>
    </style:style>
    <style:style style:name="T264" style:family="text">
      <style:text-properties officeooo:rsid="0252a3a9"/>
    </style:style>
    <style:style style:name="T265" style:family="text">
      <style:text-properties officeooo:rsid="025592f1"/>
    </style:style>
    <style:style style:name="T266" style:family="text">
      <style:text-properties officeooo:rsid="02569ad7"/>
    </style:style>
    <style:style style:name="T267" style:family="text">
      <style:text-properties officeooo:rsid="02584e79"/>
    </style:style>
    <style:style style:name="T268" style:family="text">
      <style:text-properties officeooo:rsid="0259afac"/>
    </style:style>
    <style:style style:name="T269" style:family="text">
      <style:text-properties officeooo:rsid="025b2287"/>
    </style:style>
    <style:style style:name="T270" style:family="text">
      <style:text-properties officeooo:rsid="025c54b3"/>
    </style:style>
    <style:style style:name="T271" style:family="text">
      <style:text-properties officeooo:rsid="025db0cc"/>
    </style:style>
    <style:style style:name="T272" style:family="text">
      <style:text-properties officeooo:rsid="025fa8ba"/>
    </style:style>
    <style:style style:name="T273" style:family="text">
      <style:text-properties officeooo:rsid="026171aa"/>
    </style:style>
    <style:style style:name="T274" style:family="text">
      <style:text-properties officeooo:rsid="02626f23"/>
    </style:style>
    <style:style style:name="T275" style:family="text">
      <style:text-properties officeooo:rsid="02646ec0"/>
    </style:style>
    <style:style style:name="T276" style:family="text">
      <style:text-properties officeooo:rsid="02674e15"/>
    </style:style>
    <style:style style:name="T277" style:family="text">
      <style:text-properties officeooo:rsid="0267a9b8"/>
    </style:style>
    <style:style style:name="T278" style:family="text">
      <style:text-properties officeooo:rsid="0268f480"/>
    </style:style>
    <style:style style:name="T279" style:family="text">
      <style:text-properties officeooo:rsid="02691717"/>
    </style:style>
    <style:style style:name="T280" style:family="text">
      <style:text-properties officeooo:rsid="0269e792"/>
    </style:style>
    <style:style style:name="T281" style:family="text">
      <style:text-properties officeooo:rsid="026d9ff1"/>
    </style:style>
    <style:style style:name="T282" style:family="text">
      <style:text-properties officeooo:rsid="026e0d0a"/>
    </style:style>
    <style:style style:name="T283" style:family="text">
      <style:text-properties officeooo:rsid="026f2463"/>
    </style:style>
    <style:style style:name="T284" style:family="text">
      <style:text-properties officeooo:rsid="0270523b"/>
    </style:style>
    <style:style style:name="T285" style:family="text">
      <style:text-properties officeooo:rsid="0276fe45"/>
    </style:style>
    <style:style style:name="T286" style:family="text">
      <style:text-properties officeooo:rsid="0278b0a0"/>
    </style:style>
    <style:style style:name="T287" style:family="text">
      <style:text-properties officeooo:rsid="0278fcd6"/>
    </style:style>
    <style:style style:name="T288" style:family="text">
      <style:text-properties officeooo:rsid="0279b505"/>
    </style:style>
    <style:style style:name="T289" style:family="text">
      <style:text-properties officeooo:rsid="027b1165"/>
    </style:style>
    <style:style style:name="T290" style:family="text">
      <style:text-properties officeooo:rsid="027bfb43"/>
    </style:style>
    <style:style style:name="T291" style:family="text">
      <style:text-properties officeooo:rsid="027d5d49"/>
    </style:style>
    <style:style style:name="T292" style:family="text">
      <style:text-properties officeooo:rsid="0281ff12"/>
    </style:style>
    <style:style style:name="T293" style:family="text">
      <style:text-properties officeooo:rsid="0283d871"/>
    </style:style>
    <style:style style:name="T294" style:family="text">
      <style:text-properties officeooo:rsid="02857142"/>
    </style:style>
    <style:style style:name="T295" style:family="text">
      <style:text-properties officeooo:rsid="0285bc11"/>
    </style:style>
    <style:style style:name="T296" style:family="text">
      <style:text-properties officeooo:rsid="02895a38"/>
    </style:style>
    <style:style style:name="T297" style:family="text">
      <style:text-properties officeooo:rsid="028a57f6"/>
    </style:style>
    <style:style style:name="T298" style:family="text">
      <style:text-properties officeooo:rsid="028c8724"/>
    </style:style>
    <style:style style:name="T299" style:family="text">
      <style:text-properties officeooo:rsid="028f3ec7"/>
    </style:style>
    <style:style style:name="T300" style:family="text">
      <style:text-properties officeooo:rsid="0290a778"/>
    </style:style>
    <style:style style:name="T301" style:family="text">
      <style:text-properties officeooo:rsid="0295a4d2"/>
    </style:style>
    <style:style style:name="T302" style:family="text">
      <style:text-properties officeooo:rsid="0296edf5"/>
    </style:style>
    <style:style style:name="T303" style:family="text">
      <style:text-properties officeooo:rsid="029931bf"/>
    </style:style>
    <style:style style:name="T304" style:family="text">
      <style:text-properties officeooo:rsid="029d4809"/>
    </style:style>
    <style:style style:name="T305" style:family="text">
      <style:text-properties officeooo:rsid="029f2b21"/>
    </style:style>
    <style:style style:name="T306" style:family="text">
      <style:text-properties officeooo:rsid="02a0b90d"/>
    </style:style>
    <style:style style:name="T307" style:family="text">
      <style:text-properties officeooo:rsid="02a1663e"/>
    </style:style>
    <style:style style:name="T308" style:family="text">
      <style:text-properties officeooo:rsid="02a2442e"/>
    </style:style>
    <style:style style:name="T309" style:family="text">
      <style:text-properties officeooo:rsid="02a392b7"/>
    </style:style>
    <style:style style:name="T310" style:family="text">
      <style:text-properties officeooo:rsid="02a4d6fd"/>
    </style:style>
    <style:style style:name="T311" style:family="text">
      <style:text-properties officeooo:rsid="02a6480c"/>
    </style:style>
    <style:style style:name="T312" style:family="text">
      <style:text-properties officeooo:rsid="02a78a25"/>
    </style:style>
    <style:style style:name="T313" style:family="text">
      <style:text-properties officeooo:rsid="02a904cb"/>
    </style:style>
    <style:style style:name="T314" style:family="text">
      <style:text-properties officeooo:rsid="02ada01a"/>
    </style:style>
    <style:style style:name="T315" style:family="text">
      <style:text-properties officeooo:rsid="02afe5dd"/>
    </style:style>
    <style:style style:name="T316" style:family="text">
      <style:text-properties officeooo:rsid="02b1b5be"/>
    </style:style>
    <style:style style:name="T317" style:family="text">
      <style:text-properties officeooo:rsid="02b3701e"/>
    </style:style>
    <style:style style:name="T318" style:family="text">
      <style:text-properties officeooo:rsid="02b57222"/>
    </style:style>
    <style:style style:name="T319" style:family="text">
      <style:text-properties officeooo:rsid="02b681ec"/>
    </style:style>
    <style:style style:name="T320" style:family="text">
      <style:text-properties officeooo:rsid="02bb52e8"/>
    </style:style>
    <style:style style:name="T321" style:family="text">
      <style:text-properties officeooo:rsid="02bccd0c"/>
    </style:style>
    <style:style style:name="T322" style:family="text">
      <style:text-properties officeooo:rsid="02bce989"/>
    </style:style>
    <style:style style:name="T323" style:family="text">
      <style:text-properties officeooo:rsid="02c04f15"/>
    </style:style>
    <style:style style:name="T324" style:family="text">
      <style:text-properties officeooo:rsid="02c177de"/>
    </style:style>
    <style:style style:name="T325" style:family="text">
      <style:text-properties officeooo:rsid="02c5e124"/>
    </style:style>
    <style:style style:name="T326" style:family="text">
      <style:text-properties officeooo:rsid="02c9ce8b"/>
    </style:style>
    <style:style style:name="T327" style:family="text">
      <style:text-properties officeooo:rsid="02ca40d6"/>
    </style:style>
    <style:style style:name="T328" style:family="text">
      <style:text-properties officeooo:rsid="02cf77bf"/>
    </style:style>
    <style:style style:name="T329" style:family="text">
      <style:text-properties style:font-name="Arial" fo:font-size="12pt" officeooo:rsid="006ac139" style:font-size-asian="12pt" style:font-size-complex="12pt"/>
    </style:style>
    <style:style style:name="T330" style:family="text">
      <style:text-properties officeooo:rsid="02d6f03e"/>
    </style:style>
    <style:style style:name="T331" style:family="text">
      <style:text-properties officeooo:rsid="02d924be"/>
    </style:style>
    <style:style style:name="T332" style:family="text">
      <style:text-properties officeooo:rsid="02dad4ea"/>
    </style:style>
    <style:style style:name="T333" style:family="text">
      <style:text-properties officeooo:rsid="02dc0405"/>
    </style:style>
    <style:style style:name="T334" style:family="text">
      <style:text-properties officeooo:rsid="02de3dc7"/>
    </style:style>
    <style:style style:name="T335" style:family="text">
      <style:text-properties officeooo:rsid="02df1883"/>
    </style:style>
    <style:style style:name="T336" style:family="text">
      <style:text-properties officeooo:rsid="02e03d3f"/>
    </style:style>
    <style:style style:name="T337" style:family="text">
      <style:text-properties officeooo:rsid="02e11e3f"/>
    </style:style>
    <style:style style:name="T338" style:family="text">
      <style:text-properties officeooo:rsid="02e21bf9"/>
    </style:style>
    <style:style style:name="T339" style:family="text">
      <style:text-properties officeooo:rsid="02e34900"/>
    </style:style>
    <style:style style:name="T340" style:family="text">
      <style:text-properties officeooo:rsid="02e38da8"/>
    </style:style>
    <style:style style:name="T341" style:family="text">
      <style:text-properties officeooo:rsid="02e8847a"/>
    </style:style>
    <style:style style:name="T342" style:family="text">
      <style:text-properties officeooo:rsid="02eb23fb"/>
    </style:style>
    <style:style style:name="T343" style:family="text">
      <style:text-properties officeooo:rsid="02eb50bb"/>
    </style:style>
    <style:style style:name="T344" style:family="text">
      <style:text-properties officeooo:rsid="02ecd8a7"/>
    </style:style>
    <style:style style:name="T345" style:family="text">
      <style:text-properties fo:background-color="transparent" loext:char-shading-value="0"/>
    </style:style>
    <style:style style:name="T346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USE CASE SPECIFICATION</text:p>
      <text:p text:style-name="P2"/>
      <text:p text:style-name="P3">Use case <text:span text:style-name="T1">Login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Use case ID</text:p>
          </table:table-cell>
          <table:table-cell table:style-name="Table1.B1" office:value-type="string">
            <text:p text:style-name="P12"><text:span text:style-name="T20">UC</text:span>-1.<text:span text:style-name="T101">1</text:span></text:p>
          </table:table-cell>
        </table:table-row>
        <table:table-row>
          <table:table-cell table:style-name="Table1.A2" office:value-type="string">
            <text:p text:style-name="P437">Use case name</text:p>
          </table:table-cell>
          <table:table-cell table:style-name="Table1.B2" office:value-type="string">
            <text:p text:style-name="P13">Login</text:p>
          </table:table-cell>
        </table:table-row>
        <table:table-row>
          <table:table-cell table:style-name="Table1.A2" office:value-type="string">
            <text:p text:style-name="P474">Summary</text:p>
          </table:table-cell>
          <table:table-cell table:style-name="Table1.B2" office:value-type="string">
            <text:p text:style-name="P14"><text:span text:style-name="T4">People</text:span> want to log <text:span text:style-name="T5">into </text:span><text:span text:style-name="T6">the</text:span> system.</text:p>
          </table:table-cell>
        </table:table-row>
        <table:table-row>
          <table:table-cell table:style-name="Table1.A2" office:value-type="string">
            <text:p text:style-name="P511">Actors</text:p>
          </table:table-cell>
          <table:table-cell table:style-name="Table1.B2" office:value-type="string">
            <text:p text:style-name="P15">Admin, Manager, Waiter, Chef, Customer. </text:p>
          </table:table-cell>
        </table:table-row>
        <table:table-row>
          <table:table-cell table:style-name="Table1.A2" office:value-type="string">
            <text:p text:style-name="P548">Pre-condition</text:p>
          </table:table-cell>
          <table:table-cell table:style-name="Table1.B2" office:value-type="string">
            <text:p text:style-name="P16">User’s account is exist<text:span text:style-name="T7">ing</text:span>.</text:p>
          </table:table-cell>
        </table:table-row>
        <table:table-row>
          <table:table-cell table:style-name="Table1.A2" office:value-type="string">
            <text:p text:style-name="P474">Post-condition</text:p>
          </table:table-cell>
          <table:table-cell table:style-name="Table1.B2" office:value-type="string">
            <text:p text:style-name="P18"><text:span text:style-name="T8">Give </text:span><text:span text:style-name="T22">to</text:span><text:span text:style-name="T8"> user</text:span> index page.</text:p>
          </table:table-cell>
        </table:table-row>
        <table:table-row>
          <table:table-cell table:style-name="Table1.A2" office:value-type="string">
            <text:p text:style-name="P585">Basic flow</text:p>
          </table:table-cell>
          <table:table-cell table:style-name="Table1.B2" office:value-type="string">
            <text:p text:style-name="P19"><text:span text:style-name="T12">1- </text:span>User <text:span text:style-name="T2">supplies</text:span> email/phone number <text:span text:style-name="T15">into form.</text:span></text:p>
            <text:p text:style-name="P19"><text:span text:style-name="T15">2- User supplies </text:span>password <text:span text:style-name="T10">into</text:span> form.</text:p>
            <text:p text:style-name="P19"><text:span text:style-name="T15">3- </text:span><text:span text:style-name="T16">User</text:span><text:span text:style-name="T15"> </text:span><text:span text:style-name="T3">clicks ‘Log in’ button</text:span>.</text:p>
            <text:p text:style-name="P20"><text:span text:style-name="T15">4-</text:span><text:span text:style-name="T12"> </text:span>System will check user’s login credential.</text:p>
            <text:p text:style-name="P20"><text:span text:style-name="T15">5- </text:span>If login credential is valid, the system will <text:span text:style-name="T9">bring user to </text:span><text:span text:style-name="T11">user</text:span><text:span text:style-name="T9"> index page.</text:span></text:p>
          </table:table-cell>
        </table:table-row>
        <table:table-row>
          <table:table-cell table:style-name="Table1.A2" office:value-type="string">
            <text:p text:style-name="P622">Alternative flow</text:p>
          </table:table-cell>
          <table:table-cell table:style-name="Table1.B2" office:value-type="string">
            <text:p text:style-name="P21">None</text:p>
          </table:table-cell>
        </table:table-row>
        <table:table-row>
          <table:table-cell table:style-name="Table1.A2" office:value-type="string">
            <text:p text:style-name="P659">Exception flow</text:p>
          </table:table-cell>
          <table:table-cell table:style-name="Table1.B2" office:value-type="string">
            <text:p text:style-name="P22">1.1- If email/phone number format is not valid, <text:span text:style-name="T30">system will</text:span> show “Bad credential” message in login page. <text:span text:style-name="T17">Back to step 1.</text:span></text:p>
            <text:p text:style-name="P23"><text:span text:style-name="T18">5</text:span>.1- <text:span text:style-name="T13">If login credential is invalid, </text:span><text:span text:style-name="T31">system will </text:span><text:span text:style-name="T13">show error </text:span><text:span text:style-name="T14">message</text:span><text:span text:style-name="T13"> in login page. </text:span><text:span text:style-name="T19">Back to step 2.</text:span></text:p>
          </table:table-cell>
        </table:table-row>
      </table:table>
      <text:p text:style-name="P4">Use case Log ou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6">Use case ID</text:p>
          </table:table-cell>
          <table:table-cell table:style-name="Table2.B1" office:value-type="string">
            <text:p text:style-name="P24">UC-<text:span text:style-name="T101">1.2</text:span></text:p>
          </table:table-cell>
        </table:table-row>
        <table:table-row>
          <table:table-cell table:style-name="Table2.A2" office:value-type="string">
            <text:p text:style-name="P438">Use case name</text:p>
          </table:table-cell>
          <table:table-cell table:style-name="Table2.B2" office:value-type="string">
            <text:p text:style-name="P59">Log out</text:p>
          </table:table-cell>
        </table:table-row>
        <table:table-row>
          <table:table-cell table:style-name="Table2.A2" office:value-type="string">
            <text:p text:style-name="P475">Summary</text:p>
          </table:table-cell>
          <table:table-cell table:style-name="Table2.B2" office:value-type="string">
            <text:p text:style-name="P60">People want to clear current session in the system.</text:p>
          </table:table-cell>
        </table:table-row>
        <table:table-row>
          <table:table-cell table:style-name="Table2.A2" office:value-type="string">
            <text:p text:style-name="P512">Actors</text:p>
          </table:table-cell>
          <table:table-cell table:style-name="Table2.B2" office:value-type="string">
            <text:p text:style-name="P62">Admin, Manager, Waiter, Chef, Customer.</text:p>
          </table:table-cell>
        </table:table-row>
        <table:table-row>
          <table:table-cell table:style-name="Table2.A2" office:value-type="string">
            <text:p text:style-name="P549">Pre-condition</text:p>
          </table:table-cell>
          <table:table-cell table:style-name="Table2.B2" office:value-type="string">
            <text:p text:style-name="P92">User has logged in the system at the time user request <text:span text:style-name="T21">to</text:span> logout.</text:p>
          </table:table-cell>
        </table:table-row>
        <table:table-row>
          <table:table-cell table:style-name="Table2.A2" office:value-type="string">
            <text:p text:style-name="P475">Post-condition</text:p>
          </table:table-cell>
          <table:table-cell table:style-name="Table2.B2" office:value-type="string">
            <text:p text:style-name="P125"><text:span text:style-name="T44">Bring</text:span> user to login page.</text:p>
          </table:table-cell>
        </table:table-row>
        <table:table-row>
          <table:table-cell table:style-name="Table2.A2" office:value-type="string">
            <text:p text:style-name="P586">Basic flow</text:p>
          </table:table-cell>
          <table:table-cell table:style-name="Table2.B2" office:value-type="string">
            <text:p text:style-name="P128">1- User click<text:span text:style-name="T122">s</text:span> “Log out” button or access logout method in any ways.</text:p>
            <text:p text:style-name="P128">2- <text:span text:style-name="T23">System check user’s current session.</text:span></text:p>
            <text:p text:style-name="P131">3- If that session is valid, system will make that session expires and <text:span text:style-name="T45">bring</text:span> user to login page.</text:p>
          </table:table-cell>
        </table:table-row>
        <table:table-row>
          <table:table-cell table:style-name="Table2.A2" office:value-type="string">
            <text:p text:style-name="P623">Alternative flow</text:p>
          </table:table-cell>
          <table:table-cell table:style-name="Table2.B2" office:value-type="string">
            <text:p text:style-name="P132">None</text:p>
          </table:table-cell>
        </table:table-row>
        <table:table-row>
          <table:table-cell table:style-name="Table2.A2" office:value-type="string">
            <text:p text:style-name="P660">Exception flow</text:p>
          </table:table-cell>
          <table:table-cell table:style-name="Table2.B2" office:value-type="string">
            <text:p text:style-name="P136">3.1- If user’s current session is not valid or expires, system will <text:span text:style-name="T46">bring</text:span> user to login page.</text:p>
          </table:table-cell>
        </table:table-row>
      </table:table>
      <text:p text:style-name="P10">Use case Register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04">Use case ID</text:p>
          </table:table-cell>
          <table:table-cell table:style-name="Table11.B1" office:value-type="string">
            <text:p text:style-name="P33">UC-<text:span text:style-name="T101">1.</text:span><text:span text:style-name="T119">3</text:span></text:p>
          </table:table-cell>
        </table:table-row>
        <table:table-row>
          <table:table-cell table:style-name="Table11.A2" office:value-type="string">
            <text:p text:style-name="P447">Use case name</text:p>
          </table:table-cell>
          <table:table-cell table:style-name="Table11.B2" office:value-type="string">
            <text:p text:style-name="P241">Register</text:p>
          </table:table-cell>
        </table:table-row>
        <text:soft-page-break/>
        <table:table-row>
          <table:table-cell table:style-name="Table11.A2" office:value-type="string">
            <text:p text:style-name="P484">Summary</text:p>
          </table:table-cell>
          <table:table-cell table:style-name="Table11.B2" office:value-type="string">
            <text:p text:style-name="P61">People want to <text:span text:style-name="T120">join in system with </text:span><text:span text:style-name="T121">a</text:span><text:span text:style-name="T120"> new user account.</text:span></text:p>
          </table:table-cell>
        </table:table-row>
        <table:table-row>
          <table:table-cell table:style-name="Table11.A2" office:value-type="string">
            <text:p text:style-name="P521">Actors</text:p>
          </table:table-cell>
          <table:table-cell table:style-name="Table11.B2" office:value-type="string">
            <text:p text:style-name="P242">Anonymous user.</text:p>
          </table:table-cell>
        </table:table-row>
        <table:table-row>
          <table:table-cell table:style-name="Table11.A2" office:value-type="string">
            <text:p text:style-name="P558">Pre-condition</text:p>
          </table:table-cell>
          <table:table-cell table:style-name="Table11.B2" office:value-type="string">
            <text:p text:style-name="P243">None</text:p>
          </table:table-cell>
        </table:table-row>
        <table:table-row>
          <table:table-cell table:style-name="Table11.A2" office:value-type="string">
            <text:p text:style-name="P484">Post-condition</text:p>
          </table:table-cell>
          <table:table-cell table:style-name="Table11.B2" office:value-type="string">
            <text:p text:style-name="P127"><text:span text:style-name="T44">Bring</text:span> user to login page.</text:p>
          </table:table-cell>
        </table:table-row>
        <table:table-row>
          <table:table-cell table:style-name="Table11.A2" office:value-type="string">
            <text:p text:style-name="P595">Basic flow</text:p>
          </table:table-cell>
          <table:table-cell table:style-name="Table11.B2" office:value-type="string">
            <text:p text:style-name="P130">1- <text:span text:style-name="T122">People click “</text:span><text:span text:style-name="T123">Register new user” in login page.</text:span></text:p>
            <text:p text:style-name="P244">2- <text:span text:style-name="T124">Use supplies some information, must have with required attribute, upload avatar or none.</text:span></text:p>
            <text:p text:style-name="P245">3- System receive those information above, <text:span text:style-name="T125">then generates 6-digits to authorize email/phone number or both if user has supplied.</text:span></text:p>
            <text:p text:style-name="P246">4- User fills out OTP user has received in Text Message (SMS) or Mail Box (E-mail).</text:p>
            <text:p text:style-name="P246">5- System check OTP user has filled and process those information.</text:p>
            <text:p text:style-name="P246">6- If OTP 6-digits is matched, system will save user information and bring user to login page.</text:p>
          </table:table-cell>
        </table:table-row>
        <table:table-row>
          <table:table-cell table:style-name="Table11.A2" office:value-type="string">
            <text:p text:style-name="P632">Alternative flow</text:p>
          </table:table-cell>
          <table:table-cell table:style-name="Table11.B2" office:value-type="string">
            <text:p text:style-name="P247"><text:span text:style-name="T127">5</text:span>.1- If profile avatar isn’t uploaded, <text:span text:style-name="T127">continue to step 6</text:span> and notify to user about fails <text:span text:style-name="T126">avatar</text:span> uploading.</text:p>
          </table:table-cell>
        </table:table-row>
        <table:table-row>
          <table:table-cell table:style-name="Table11.A2" office:value-type="string">
            <text:p text:style-name="P669">Exception flow</text:p>
          </table:table-cell>
          <table:table-cell table:style-name="Table11.B2" office:value-type="string">
            <text:p text:style-name="P248">2.1- If those information format is not valid, system notify to user about that until they’re correct. <text:span text:style-name="T128">Back to step 2.</text:span></text:p>
            <text:p text:style-name="P249">6.1- If OTP 6-digits is not matched, system <text:span text:style-name="T129">will notify to user about mismatching OTP error. Back to step </text:span><text:span text:style-name="T130">4.</text:span></text:p>
          </table:table-cell>
        </table:table-row>
      </table:table>
      <text:p text:style-name="P705">Use case <text:span text:style-name="T24">Forgot password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7">Use case ID</text:p>
          </table:table-cell>
          <table:table-cell table:style-name="Table3.B1" office:value-type="string">
            <text:p text:style-name="P25">UC-1.<text:span text:style-name="T119">4</text:span></text:p>
          </table:table-cell>
        </table:table-row>
        <table:table-row>
          <table:table-cell table:style-name="Table3.A2" office:value-type="string">
            <text:p text:style-name="P439">Use case name</text:p>
          </table:table-cell>
          <table:table-cell table:style-name="Table3.B2" office:value-type="string">
            <text:p text:style-name="P137">Forgot password</text:p>
          </table:table-cell>
        </table:table-row>
        <table:table-row>
          <table:table-cell table:style-name="Table3.A2" office:value-type="string">
            <text:p text:style-name="P476">Summary</text:p>
          </table:table-cell>
          <table:table-cell table:style-name="Table3.B2" office:value-type="string">
            <text:p text:style-name="P138">People want to reset their password.</text:p>
          </table:table-cell>
        </table:table-row>
        <table:table-row>
          <table:table-cell table:style-name="Table3.A2" office:value-type="string">
            <text:p text:style-name="P513">Actors</text:p>
          </table:table-cell>
          <table:table-cell table:style-name="Table3.B2" office:value-type="string">
            <text:p text:style-name="P63">Admin, Manager, Waiter, Chef, Customer.</text:p>
          </table:table-cell>
        </table:table-row>
        <table:table-row>
          <table:table-cell table:style-name="Table3.A2" office:value-type="string">
            <text:p text:style-name="P550">Pre-condition</text:p>
          </table:table-cell>
          <table:table-cell table:style-name="Table3.B2" office:value-type="string">
            <text:p text:style-name="P17">User’s account is exist<text:span text:style-name="T7">ing</text:span>.</text:p>
          </table:table-cell>
        </table:table-row>
        <table:table-row>
          <table:table-cell table:style-name="Table3.A2" office:value-type="string">
            <text:p text:style-name="P476">Post-condition</text:p>
          </table:table-cell>
          <table:table-cell table:style-name="Table3.B2" office:value-type="string">
            <text:p text:style-name="P126"><text:span text:style-name="T47">Bring</text:span> user to login page.</text:p>
          </table:table-cell>
        </table:table-row>
        <table:table-row>
          <table:table-cell table:style-name="Table3.A2" office:value-type="string">
            <text:p text:style-name="P587">Basic flow</text:p>
          </table:table-cell>
          <table:table-cell table:style-name="Table3.B2" office:value-type="string">
            <text:p text:style-name="P129">1- User clicks “<text:span text:style-name="T25">Forgot password</text:span>” button <text:span text:style-name="T25">in login page.</text:span></text:p>
            <text:p text:style-name="P129">2- <text:span text:style-name="T26">User supplies email/phone number into form and clicks “Request reset password” </text:span><text:span text:style-name="T28">button</text:span><text:span text:style-name="T26">.</text:span></text:p>
            <text:p text:style-name="P139">3- System will find user account matched in above information.</text:p>
            <text:p text:style-name="P139">4- If system found matched user account, system will generate 6-digits to authorize that user.</text:p>
            <text:p text:style-name="P139">5- User fills their received 6-digits to authorize, supplies new password and clicks “Confirm” <text:span text:style-name="T27">button</text:span>.</text:p>
            <text:p text:style-name="P139">6- System receive<text:span text:style-name="T29">s</text:span> 6-digits auth and new password from client user.</text:p>
            <text:p text:style-name="P139">7- If 6-digits is matched, system will change user password to the new one.</text:p>
            <text:p text:style-name="P139">8- System send success signal and <text:span text:style-name="T48">bring</text:span> user to login page.</text:p>
          </table:table-cell>
        </table:table-row>
        <table:table-row>
          <table:table-cell table:style-name="Table3.A2" office:value-type="string">
            <text:p text:style-name="P624">Alternative flow</text:p>
          </table:table-cell>
          <table:table-cell table:style-name="Table3.B2" office:value-type="string">
            <text:p text:style-name="P133">None</text:p>
          </table:table-cell>
        </table:table-row>
        <table:table-row>
          <table:table-cell table:style-name="Table3.A2" office:value-type="string">
            <text:p text:style-name="P661">Exception flow</text:p>
          </table:table-cell>
          <table:table-cell table:style-name="Table3.B2" office:value-type="string">
            <text:p text:style-name="P140">2.1- If user’s email/phone number format is not valid, system will <text:soft-page-break/><text:span text:style-name="T32">show error “Your account isn’t existing.” message. </text:span><text:span text:style-name="T33">Back to step 2.</text:span></text:p>
            <text:p text:style-name="P141">4.1- If system didn’t find any accounts matched in user’s email/phone number information above, system will show error “<text:span text:style-name="T32">Your account isn’t existing.</text:span>” message. Back to step 2.</text:p>
            <text:p text:style-name="P142">5.1- If 6-digits user have supplied is not matched with system’s generation before, system will show error “<text:span text:style-name="T34">OTP is not valid.</text:span>” message. <text:span text:style-name="T34">Back to step 5.</text:span></text:p>
            <text:p text:style-name="P143">5.2- <text:span text:style-name="T35">If new password format is not valid, system will show error “</text:span><text:span text:style-name="T36">Password must have at least an uppercase, a lowercase letter, a special char, one digit and have more 8 characters.</text:span><text:span text:style-name="T35">” message. Back to step 5. </text:span></text:p>
          </table:table-cell>
        </table:table-row>
      </table:table>
      <text:p text:style-name="P5">Use case <text:span text:style-name="T37">Update profile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98">Use case ID</text:p>
          </table:table-cell>
          <table:table-cell table:style-name="Table4.B1" office:value-type="string">
            <text:p text:style-name="P26">UC-1.<text:span text:style-name="T119">5</text:span></text:p>
          </table:table-cell>
        </table:table-row>
        <table:table-row>
          <table:table-cell table:style-name="Table4.A2" office:value-type="string">
            <text:p text:style-name="P440">Use case name</text:p>
          </table:table-cell>
          <table:table-cell table:style-name="Table4.B2" office:value-type="string">
            <text:p text:style-name="P144">Update profile</text:p>
          </table:table-cell>
        </table:table-row>
        <table:table-row>
          <table:table-cell table:style-name="Table4.A2" office:value-type="string">
            <text:p text:style-name="P477">Summary</text:p>
          </table:table-cell>
          <table:table-cell table:style-name="Table4.B2" office:value-type="string">
            <text:p text:style-name="P145">People want to change some their information.</text:p>
          </table:table-cell>
        </table:table-row>
        <table:table-row>
          <table:table-cell table:style-name="Table4.A2" office:value-type="string">
            <text:p text:style-name="P514">Actors</text:p>
          </table:table-cell>
          <table:table-cell table:style-name="Table4.B2" office:value-type="string">
            <text:p text:style-name="P64">Admin, Manager, Waiter, Chef, Customer.</text:p>
          </table:table-cell>
        </table:table-row>
        <table:table-row>
          <table:table-cell table:style-name="Table4.A2" office:value-type="string">
            <text:p text:style-name="P551">Pre-condition</text:p>
          </table:table-cell>
          <table:table-cell table:style-name="Table4.B2" office:value-type="string">
            <text:p text:style-name="P93">User has logged in the system, <text:span text:style-name="T39">has valid session</text:span> at the time user request <text:span text:style-name="T21">to</text:span> <text:span text:style-name="T38">change profile and </text:span><text:span text:style-name="T40">to </text:span><text:span text:style-name="T38">complete that changing request.</text:span></text:p>
          </table:table-cell>
        </table:table-row>
        <table:table-row>
          <table:table-cell table:style-name="Table4.A2" office:value-type="string">
            <text:p text:style-name="P477">Post-condition</text:p>
          </table:table-cell>
          <table:table-cell table:style-name="Table4.B2" office:value-type="string">
            <text:p text:style-name="P154">System bring<text:span text:style-name="T153">s</text:span> user to user profile page.</text:p>
          </table:table-cell>
        </table:table-row>
        <table:table-row>
          <table:table-cell table:style-name="Table4.A2" office:value-type="string">
            <text:p text:style-name="P588">Basic flow</text:p>
          </table:table-cell>
          <table:table-cell table:style-name="Table4.B2" office:value-type="string">
            <text:p text:style-name="P147">1- User clicks “Change profile” button in user index page.</text:p>
            <text:p text:style-name="P147">2- <text:span text:style-name="T41">System give user changing profile page.</text:span></text:p>
            <text:p text:style-name="P148">3- <text:span text:style-name="T42">User supplies the information user want to change, after all user clicks “Save changes” button.</text:span></text:p>
            <text:p text:style-name="P150">4- System receives that information, process that.</text:p>
            <text:p text:style-name="P151"><text:span text:style-name="T49">5-</text:span> System back user to user profile page.</text:p>
            <text:p text:style-name="P149"><text:span text:style-name="T49">6-</text:span> If the process above is completed without any errors, system will save all changes of that and send <text:span text:style-name="T43">success message to client user.</text:span></text:p>
          </table:table-cell>
        </table:table-row>
        <table:table-row>
          <table:table-cell table:style-name="Table4.A2" office:value-type="string">
            <text:p text:style-name="P625">Alternative flow</text:p>
          </table:table-cell>
          <table:table-cell table:style-name="Table4.B2" office:value-type="string">
            <text:p text:style-name="P134">None</text:p>
          </table:table-cell>
        </table:table-row>
        <table:table-row>
          <table:table-cell table:style-name="Table4.A2" office:value-type="string">
            <text:p text:style-name="P662">Exception flow</text:p>
          </table:table-cell>
          <table:table-cell table:style-name="Table4.B2" office:value-type="string">
            <text:p text:style-name="P152">3.1- If error occurs when user supplying changes in form, notify to user to check them again until they doesn’t have any errors. <text:span text:style-name="T50">Back to step 3.</text:span></text:p>
            <text:p text:style-name="P153">6.1- If the process is not success, rollback all changes and notify to user about changing fails.</text:p>
          </table:table-cell>
        </table:table-row>
      </table:table>
      <text:p text:style-name="P6">Use case Change password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99">Use case ID</text:p>
          </table:table-cell>
          <table:table-cell table:style-name="Table5.B1" office:value-type="string">
            <text:p text:style-name="P27">UC-1.<text:span text:style-name="T119">6</text:span></text:p>
          </table:table-cell>
        </table:table-row>
        <table:table-row>
          <table:table-cell table:style-name="Table5.A2" office:value-type="string">
            <text:p text:style-name="P441">Use case name</text:p>
          </table:table-cell>
          <table:table-cell table:style-name="Table5.B2" office:value-type="string">
            <text:p text:style-name="P156">Change password</text:p>
          </table:table-cell>
        </table:table-row>
        <table:table-row>
          <table:table-cell table:style-name="Table5.A2" office:value-type="string">
            <text:p text:style-name="P478">Summary</text:p>
          </table:table-cell>
          <table:table-cell table:style-name="Table5.B2" office:value-type="string">
            <text:p text:style-name="P146">People want to change <text:span text:style-name="T51">password.</text:span></text:p>
          </table:table-cell>
        </table:table-row>
        <table:table-row>
          <table:table-cell table:style-name="Table5.A2" office:value-type="string">
            <text:p text:style-name="P515">Actors</text:p>
          </table:table-cell>
          <table:table-cell table:style-name="Table5.B2" office:value-type="string">
            <text:p text:style-name="P65">Admin, Manager, Waiter, Chef, Customer.</text:p>
          </table:table-cell>
        </table:table-row>
        <table:table-row>
          <table:table-cell table:style-name="Table5.A2" office:value-type="string">
            <text:p text:style-name="P552">Pre-condition</text:p>
          </table:table-cell>
          <table:table-cell table:style-name="Table5.B2" office:value-type="string">
            <text:p text:style-name="P94">User has logged in the system, <text:span text:style-name="T39">has valid session</text:span> at the time user request <text:span text:style-name="T21">to</text:span> <text:span text:style-name="T38">change </text:span><text:span text:style-name="T56">password</text:span><text:span text:style-name="T38"> and </text:span><text:span text:style-name="T40">to </text:span><text:span text:style-name="T38">complete that changing request.</text:span></text:p>
          </table:table-cell>
        </table:table-row>
        <text:soft-page-break/>
        <table:table-row>
          <table:table-cell table:style-name="Table5.A2" office:value-type="string">
            <text:p text:style-name="P478">Post-condition</text:p>
          </table:table-cell>
          <table:table-cell table:style-name="Table5.B2" office:value-type="string">
            <text:p text:style-name="P155">System bring<text:span text:style-name="T153">s</text:span> user to user profile page.</text:p>
          </table:table-cell>
        </table:table-row>
        <table:table-row>
          <table:table-cell table:style-name="Table5.A2" office:value-type="string">
            <text:p text:style-name="P589">Basic flow</text:p>
          </table:table-cell>
          <table:table-cell table:style-name="Table5.B2" office:value-type="string">
            <text:p text:style-name="P157">1- User clicks “Change password” button.</text:p>
            <text:p text:style-name="P157">2- User supplies current password and new password into form.</text:p>
            <text:p text:style-name="P157">3- System receive<text:span text:style-name="T131">s</text:span> the information above and verify user’s current password.</text:p>
            <text:p text:style-name="P158">4- If current password is matched and new password format is passed, system will update user’s account with new password <text:span text:style-name="T52">and </text:span>notify user about success changing.</text:p>
          </table:table-cell>
        </table:table-row>
        <table:table-row>
          <table:table-cell table:style-name="Table5.A2" office:value-type="string">
            <text:p text:style-name="P626">Alternative flow</text:p>
          </table:table-cell>
          <table:table-cell table:style-name="Table5.B2" office:value-type="string">
            <text:p text:style-name="P135">None</text:p>
          </table:table-cell>
        </table:table-row>
        <table:table-row table:style-name="Table5.9">
          <table:table-cell table:style-name="Table5.A2" office:value-type="string">
            <text:p text:style-name="P663">Exception flow</text:p>
          </table:table-cell>
          <table:table-cell table:style-name="Table5.B2" office:value-type="string">
            <text:p text:style-name="P159">2.1- If new password format is not valid, system will show error “New password format is not valid.” message. Back to step 2.</text:p>
            <text:p text:style-name="P160">4.1- If user’s current password is not matched, system will notify user about fails changing.</text:p>
            <text:p text:style-name="P160">4.2- If user’s new password format is not passed in requirements, system will notify about fails changing.</text:p>
          </table:table-cell>
        </table:table-row>
      </table:table>
      <text:p text:style-name="P7">Use case <text:span text:style-name="T53">Grant permission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00">Use case ID</text:p>
          </table:table-cell>
          <table:table-cell table:style-name="Table6.B1" office:value-type="string">
            <text:p text:style-name="P28">UC-<text:span text:style-name="T102">2.1</text:span></text:p>
          </table:table-cell>
        </table:table-row>
        <table:table-row>
          <table:table-cell table:style-name="Table6.A2" office:value-type="string">
            <text:p text:style-name="P442">Use case name</text:p>
          </table:table-cell>
          <table:table-cell table:style-name="Table6.B2" office:value-type="string">
            <text:p text:style-name="P161">Grant permissions</text:p>
          </table:table-cell>
        </table:table-row>
        <table:table-row>
          <table:table-cell table:style-name="Table6.A2" office:value-type="string">
            <text:p text:style-name="P479">Summary</text:p>
          </table:table-cell>
          <table:table-cell table:style-name="Table6.B2" office:value-type="string">
            <text:p text:style-name="P163">Admin wants to grant user/group users for permissions</text:p>
          </table:table-cell>
        </table:table-row>
        <table:table-row>
          <table:table-cell table:style-name="Table6.A2" office:value-type="string">
            <text:p text:style-name="P516">Actors</text:p>
          </table:table-cell>
          <table:table-cell table:style-name="Table6.B2" office:value-type="string">
            <text:p text:style-name="P66">Admin</text:p>
          </table:table-cell>
        </table:table-row>
        <table:table-row>
          <table:table-cell table:style-name="Table6.A2" office:value-type="string">
            <text:p text:style-name="P553">Pre-condition</text:p>
          </table:table-cell>
          <table:table-cell table:style-name="Table6.B2" office:value-type="string">
            <text:p text:style-name="P95">User has logged in the system, <text:span text:style-name="T39">has valid session</text:span> at the time user request <text:span text:style-name="T21">to</text:span> <text:span text:style-name="T64">grant permissions</text:span><text:span text:style-name="T38"> and </text:span><text:span text:style-name="T40">to </text:span><text:span text:style-name="T38">complete that </text:span><text:span text:style-name="T65">grants</text:span><text:span text:style-name="T38"> request.</text:span></text:p>
          </table:table-cell>
        </table:table-row>
        <table:table-row>
          <table:table-cell table:style-name="Table6.A2" office:value-type="string">
            <text:p text:style-name="P479">Post-condition</text:p>
          </table:table-cell>
          <table:table-cell table:style-name="Table6.B2" office:value-type="string">
            <text:p text:style-name="P175">System bring<text:span text:style-name="T153">s</text:span> user back to previous page.</text:p>
          </table:table-cell>
        </table:table-row>
        <table:table-row>
          <table:table-cell table:style-name="Table6.A2" office:value-type="string">
            <text:p text:style-name="P590">Basic flow</text:p>
          </table:table-cell>
          <table:table-cell table:style-name="Table6.B2" office:value-type="string">
            <text:p text:style-name="P179">1- <text:span text:style-name="T54">User clicks “Grant” button in Permissions or Group Users page.</text:span></text:p>
            <text:p text:style-name="P194">2- System show to user grant permission page.</text:p>
            <text:p text:style-name="P197">3- User choose one or more than one permission user want to grant.</text:p>
            <text:p text:style-name="P197">4- <text:span text:style-name="T57">User clicks “Save” button.</text:span></text:p>
            <text:p text:style-name="P199">5- System receive the request above and save these grants: <text:span text:style-name="T62">grant for new permission and change state for existing denied permissions</text:span>.</text:p>
            <text:p text:style-name="P199">6- If there aren’t any errors when process that request <text:span text:style-name="T59">in step 5</text:span>, system notify user about success grants.</text:p>
          </table:table-cell>
        </table:table-row>
        <table:table-row>
          <table:table-cell table:style-name="Table6.A2" office:value-type="string">
            <text:p text:style-name="P627">Alternative flow</text:p>
          </table:table-cell>
          <table:table-cell table:style-name="Table6.B2" office:value-type="string">
            <text:p text:style-name="P202">2.1- B<text:span text:style-name="T55">ased in user want to grant for specified user or group user, </text:span>system will show you right grant permission page. <text:span text:style-name="T58">Continue to step 3.</text:span></text:p>
          </table:table-cell>
        </table:table-row>
        <table:table-row table:style-name="Table6.9">
          <table:table-cell table:style-name="Table6.A2" office:value-type="string">
            <text:p text:style-name="P664">Exception flow</text:p>
          </table:table-cell>
          <table:table-cell table:style-name="Table6.B2" office:value-type="string">
            <text:p text:style-name="P204">6.1 If errors occur when process in step 5, system <text:span text:style-name="T60">will </text:span><text:span text:style-name="T86">rollback all and </text:span>notify <text:span text:style-name="T60">to user</text:span> fails grants.</text:p>
          </table:table-cell>
        </table:table-row>
      </table:table>
      <text:p text:style-name="P708">Use case Deny permission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01">Use case ID</text:p>
          </table:table-cell>
          <table:table-cell table:style-name="Table7.B1" office:value-type="string">
            <text:p text:style-name="P29">UC-<text:span text:style-name="T103">2.2</text:span></text:p>
          </table:table-cell>
        </table:table-row>
        <table:table-row>
          <table:table-cell table:style-name="Table7.A2" office:value-type="string">
            <text:p text:style-name="P443">Use case name</text:p>
          </table:table-cell>
          <table:table-cell table:style-name="Table7.B2" office:value-type="string">
            <text:p text:style-name="P162"><text:span text:style-name="T61">Deny</text:span> permissions</text:p>
          </table:table-cell>
        </table:table-row>
        <table:table-row>
          <table:table-cell table:style-name="Table7.A2" office:value-type="string">
            <text:p text:style-name="P480">Summary</text:p>
          </table:table-cell>
          <table:table-cell table:style-name="Table7.B2" office:value-type="string">
            <text:p text:style-name="P164">Admin wants to <text:span text:style-name="T63">deny</text:span> user/group users for permissions.</text:p>
          </table:table-cell>
        </table:table-row>
        <text:soft-page-break/>
        <table:table-row>
          <table:table-cell table:style-name="Table7.A2" office:value-type="string">
            <text:p text:style-name="P517">Actors</text:p>
          </table:table-cell>
          <table:table-cell table:style-name="Table7.B2" office:value-type="string">
            <text:p text:style-name="P67">Admin</text:p>
          </table:table-cell>
        </table:table-row>
        <table:table-row>
          <table:table-cell table:style-name="Table7.A2" office:value-type="string">
            <text:p text:style-name="P554">Pre-condition</text:p>
          </table:table-cell>
          <table:table-cell table:style-name="Table7.B2" office:value-type="string">
            <text:p text:style-name="P96">User has logged in the system, <text:span text:style-name="T39">has valid session</text:span> at the time user request <text:span text:style-name="T21">to</text:span> <text:span text:style-name="T66">deny permissions</text:span><text:span text:style-name="T38"> and </text:span><text:span text:style-name="T40">to </text:span><text:span text:style-name="T38">complete that </text:span><text:span text:style-name="T67">den</text:span><text:span text:style-name="T68">ies</text:span><text:span text:style-name="T38"> request.</text:span></text:p>
          </table:table-cell>
        </table:table-row>
        <table:table-row>
          <table:table-cell table:style-name="Table7.A2" office:value-type="string">
            <text:p text:style-name="P480">Post-condition</text:p>
          </table:table-cell>
          <table:table-cell table:style-name="Table7.B2" office:value-type="string">
            <text:p text:style-name="P176">System bring<text:span text:style-name="T153">s</text:span> user back to previous page.</text:p>
          </table:table-cell>
        </table:table-row>
        <table:table-row>
          <table:table-cell table:style-name="Table7.A2" office:value-type="string">
            <text:p text:style-name="P591">Basic flow</text:p>
          </table:table-cell>
          <table:table-cell table:style-name="Table7.B2" office:value-type="string">
            <text:p text:style-name="P180">1- <text:span text:style-name="T54">User clicks “</text:span><text:span text:style-name="T69">Deny</text:span><text:span text:style-name="T54">” button in Permissions or Group Users page.</text:span></text:p>
            <text:p text:style-name="P195">2- System show to user <text:span text:style-name="T70">deny</text:span> permission page.</text:p>
            <text:p text:style-name="P198">3- User choose one or more than one permission user want to <text:span text:style-name="T71">deny</text:span>.</text:p>
            <text:p text:style-name="P198">4- <text:span text:style-name="T57">User clicks “Save” button.</text:span></text:p>
            <text:p text:style-name="P201">5- System receive<text:span text:style-name="T80">s</text:span> the request above and save these <text:span text:style-name="T71">denies</text:span>: <text:span text:style-name="T71">deny</text:span><text:span text:style-name="T62"> for new permission and change state for existing </text:span><text:span text:style-name="T71">granted</text:span><text:span text:style-name="T62"> permissions</text:span>.</text:p>
            <text:p text:style-name="P200">6- If there aren’t any errors when process that request <text:span text:style-name="T59">in step 5</text:span>, system notify user about success <text:span text:style-name="T72">denies</text:span>.</text:p>
          </table:table-cell>
        </table:table-row>
        <table:table-row>
          <table:table-cell table:style-name="Table7.A2" office:value-type="string">
            <text:p text:style-name="P628">Alternative flow</text:p>
          </table:table-cell>
          <table:table-cell table:style-name="Table7.B2" office:value-type="string">
            <text:p text:style-name="P203">2.1- B<text:span text:style-name="T55">ased in user want to grant for specified user or group user, </text:span>system will show you right <text:span text:style-name="T73">deny</text:span> permission page. <text:span text:style-name="T58">Continue to step 3.</text:span></text:p>
          </table:table-cell>
        </table:table-row>
        <table:table-row table:style-name="Table7.9">
          <table:table-cell table:style-name="Table7.A2" office:value-type="string">
            <text:p text:style-name="P665">Exception flow</text:p>
          </table:table-cell>
          <table:table-cell table:style-name="Table7.B2" office:value-type="string">
            <text:p text:style-name="P205">6.1- If errors occur when process in step 5, system <text:span text:style-name="T60">will </text:span><text:span text:style-name="T84">rollback all and </text:span>notify <text:span text:style-name="T60">to user</text:span> fails <text:span text:style-name="T74">denies</text:span>.</text:p>
          </table:table-cell>
        </table:table-row>
      </table:table>
      <text:p text:style-name="P706">Use case Add user to <text:span text:style-name="T82">a</text:span> group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02">Use case ID</text:p>
          </table:table-cell>
          <table:table-cell table:style-name="Table8.B1" office:value-type="string">
            <text:p text:style-name="P30">UC-<text:span text:style-name="T104">2.3</text:span></text:p>
          </table:table-cell>
        </table:table-row>
        <table:table-row>
          <table:table-cell table:style-name="Table8.A2" office:value-type="string">
            <text:p text:style-name="P444">Use case name</text:p>
          </table:table-cell>
          <table:table-cell table:style-name="Table8.B2" office:value-type="string">
            <text:p text:style-name="P208">Add user to <text:span text:style-name="T88">a </text:span>group</text:p>
          </table:table-cell>
        </table:table-row>
        <table:table-row>
          <table:table-cell table:style-name="Table8.A2" office:value-type="string">
            <text:p text:style-name="P481">Summary</text:p>
          </table:table-cell>
          <table:table-cell table:style-name="Table8.B2" office:value-type="string">
            <text:p text:style-name="P165">Admin wants to <text:span text:style-name="T75">add user</text:span><text:span text:style-name="T94">s</text:span><text:span text:style-name="T75"> to </text:span><text:span text:style-name="T89">a</text:span><text:span text:style-name="T75"> specified group.</text:span></text:p>
          </table:table-cell>
        </table:table-row>
        <table:table-row>
          <table:table-cell table:style-name="Table8.A2" office:value-type="string">
            <text:p text:style-name="P518">Actors</text:p>
          </table:table-cell>
          <table:table-cell table:style-name="Table8.B2" office:value-type="string">
            <text:p text:style-name="P68">Admin</text:p>
          </table:table-cell>
        </table:table-row>
        <table:table-row>
          <table:table-cell table:style-name="Table8.A2" office:value-type="string">
            <text:p text:style-name="P555">Pre-condition</text:p>
          </table:table-cell>
          <table:table-cell table:style-name="Table8.B2" office:value-type="string">
            <text:p text:style-name="P97">User has logged in the system, <text:span text:style-name="T39">has valid session</text:span> at the time user request <text:span text:style-name="T21">to</text:span> <text:span text:style-name="T76">add user</text:span><text:span text:style-name="T93">s </text:span><text:span text:style-name="T76">to a group</text:span><text:span text:style-name="T38"> and </text:span><text:span text:style-name="T40">to </text:span><text:span text:style-name="T38">complete that </text:span><text:span text:style-name="T77">adding</text:span><text:span text:style-name="T38"> request.</text:span></text:p>
          </table:table-cell>
        </table:table-row>
        <table:table-row>
          <table:table-cell table:style-name="Table8.A2" office:value-type="string">
            <text:p text:style-name="P481">Post-condition</text:p>
          </table:table-cell>
          <table:table-cell table:style-name="Table8.B2" office:value-type="string">
            <text:p text:style-name="P177">System bring<text:span text:style-name="T153">s</text:span> user back to previous page.</text:p>
          </table:table-cell>
        </table:table-row>
        <table:table-row>
          <table:table-cell table:style-name="Table8.A2" office:value-type="string">
            <text:p text:style-name="P592">Basic flow</text:p>
          </table:table-cell>
          <table:table-cell table:style-name="Table8.B2" office:value-type="string">
            <text:p text:style-name="P181">1- <text:span text:style-name="T54">User clicks “</text:span><text:span text:style-name="T78">Add user</text:span><text:span text:style-name="T54">” button in </text:span><text:span text:style-name="T78">specified</text:span><text:span text:style-name="T54"> Group Users page.</text:span></text:p>
            <text:p text:style-name="P196">2- <text:span text:style-name="T79">User choose specified user needed to add to group. User can add more than one at the same time.</text:span></text:p>
            <text:p text:style-name="P210">3- User clicks “Save” button.</text:p>
            <text:p text:style-name="P213">4- System <text:span text:style-name="T81">receives that adding above and process to save that.</text:span></text:p>
            <text:p text:style-name="P214">5- <text:s/><text:span text:style-name="T57">If there aren’t any errors when process that request </text:span><text:span text:style-name="T59">in step </text:span>4<text:span text:style-name="T57">, system notify user about success </text:span>adding.</text:p>
          </table:table-cell>
        </table:table-row>
        <table:table-row>
          <table:table-cell table:style-name="Table8.A2" office:value-type="string">
            <text:p text:style-name="P629">Alternative flow</text:p>
          </table:table-cell>
          <table:table-cell table:style-name="Table8.B2" office:value-type="string">
            <text:p text:style-name="P211">3.1- If user clicks “Discard” button. End use case.</text:p>
          </table:table-cell>
        </table:table-row>
        <table:table-row table:style-name="Table8.9">
          <table:table-cell table:style-name="Table8.A2" office:value-type="string">
            <text:p text:style-name="P666">Exception flow</text:p>
          </table:table-cell>
          <table:table-cell table:style-name="Table8.B2" office:value-type="string">
            <text:p text:style-name="P206">6.1- If errors occur when process in step <text:span text:style-name="T83">4</text:span>, system <text:span text:style-name="T60">will </text:span><text:span text:style-name="T85">rollback all and</text:span><text:span text:style-name="T60"> </text:span>notify <text:span text:style-name="T60">to user</text:span> fails <text:span text:style-name="T83">adding.</text:span></text:p>
          </table:table-cell>
        </table:table-row>
      </table:table>
      <text:p text:style-name="P707">Use case Remove user from group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Use case ID</text:p>
          </table:table-cell>
          <table:table-cell table:style-name="Table9.B1" office:value-type="string">
            <text:p text:style-name="P31">UC-<text:span text:style-name="T105">2.4</text:span></text:p>
          </table:table-cell>
        </table:table-row>
        <table:table-row>
          <table:table-cell table:style-name="Table9.A2" office:value-type="string">
            <text:p text:style-name="P445">Use case name</text:p>
          </table:table-cell>
          <table:table-cell table:style-name="Table9.B2" office:value-type="string">
            <text:p text:style-name="P209"><text:span text:style-name="T87">Remove</text:span> user <text:span text:style-name="T87">from a</text:span> group</text:p>
          </table:table-cell>
        </table:table-row>
        <text:soft-page-break/>
        <table:table-row>
          <table:table-cell table:style-name="Table9.A2" office:value-type="string">
            <text:p text:style-name="P482">Summary</text:p>
          </table:table-cell>
          <table:table-cell table:style-name="Table9.B2" office:value-type="string">
            <text:p text:style-name="P166">Admin wants to <text:span text:style-name="T91">remove</text:span><text:span text:style-name="T75"> user </text:span><text:span text:style-name="T90">from a </text:span><text:span text:style-name="T75">specified group.</text:span></text:p>
          </table:table-cell>
        </table:table-row>
        <table:table-row>
          <table:table-cell table:style-name="Table9.A2" office:value-type="string">
            <text:p text:style-name="P519">Actors</text:p>
          </table:table-cell>
          <table:table-cell table:style-name="Table9.B2" office:value-type="string">
            <text:p text:style-name="P69">Admin</text:p>
          </table:table-cell>
        </table:table-row>
        <table:table-row>
          <table:table-cell table:style-name="Table9.A2" office:value-type="string">
            <text:p text:style-name="P556">Pre-condition</text:p>
          </table:table-cell>
          <table:table-cell table:style-name="Table9.B2" office:value-type="string">
            <text:p text:style-name="P98">User has logged in the system, <text:span text:style-name="T39">has valid session</text:span> at the time user request <text:span text:style-name="T21">to</text:span> <text:span text:style-name="T92">remove</text:span><text:span text:style-name="T76"> user </text:span><text:span text:style-name="T92">from</text:span><text:span text:style-name="T76"> a group</text:span><text:span text:style-name="T38"> and </text:span><text:span text:style-name="T40">to </text:span><text:span text:style-name="T38">complete that </text:span><text:span text:style-name="T92">removing</text:span><text:span text:style-name="T38"> request.</text:span></text:p>
          </table:table-cell>
        </table:table-row>
        <table:table-row>
          <table:table-cell table:style-name="Table9.A2" office:value-type="string">
            <text:p text:style-name="P482">Post-condition</text:p>
          </table:table-cell>
          <table:table-cell table:style-name="Table9.B2" office:value-type="string">
            <text:p text:style-name="P178">System bring<text:span text:style-name="T153">s</text:span> user back to previous page.</text:p>
          </table:table-cell>
        </table:table-row>
        <table:table-row>
          <table:table-cell table:style-name="Table9.A2" office:value-type="string">
            <text:p text:style-name="P593">Basic flow</text:p>
          </table:table-cell>
          <table:table-cell table:style-name="Table9.B2" office:value-type="string">
            <text:p text:style-name="P182">1- <text:span text:style-name="T54">User clicks “</text:span><text:span text:style-name="T95">Remove from group</text:span><text:span text:style-name="T54">” button </text:span><text:span text:style-name="T95">at position user user want to remove in</text:span><text:span text:style-name="T54"> </text:span><text:span text:style-name="T78">specified</text:span><text:span text:style-name="T54"> Group Users page.</text:span></text:p>
            <text:p text:style-name="P215">2- <text:span text:style-name="T96">System will receive that removing request, process remove user from a group.</text:span></text:p>
            <text:p text:style-name="P224">3- If there aren’t any errors in step 2, system will notify to user about success removing user<text:span text:style-name="T97">s</text:span> from a group.</text:p>
          </table:table-cell>
        </table:table-row>
        <table:table-row>
          <table:table-cell table:style-name="Table9.A2" office:value-type="string">
            <text:p text:style-name="P630">Alternative flow</text:p>
          </table:table-cell>
          <table:table-cell table:style-name="Table9.B2" office:value-type="string">
            <text:p text:style-name="P212">3.1- If user clicks “Discard” button. End use case.</text:p>
          </table:table-cell>
        </table:table-row>
        <table:table-row table:style-name="Table9.9">
          <table:table-cell table:style-name="Table9.A2" office:value-type="string">
            <text:p text:style-name="P667">Exception flow</text:p>
          </table:table-cell>
          <table:table-cell table:style-name="Table9.B2" office:value-type="string">
            <text:p text:style-name="P207">6.1- If errors occur when process in step <text:span text:style-name="T83">4</text:span>, <text:span text:style-name="T96">system will </text:span><text:span text:style-name="T98">rollback all and</text:span><text:span text:style-name="T96"> notify to user about </text:span><text:span text:style-name="T99">fails</text:span><text:span text:style-name="T96"> removing user</text:span><text:span text:style-name="T97">s</text:span><text:span text:style-name="T96"> from a group.</text:span></text:p>
          </table:table-cell>
        </table:table-row>
      </table:table>
      <text:p text:style-name="P8"/>
      <text:p text:style-name="P709">Use case <text:span text:style-name="T100">Statistics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03">Use case ID</text:p>
          </table:table-cell>
          <table:table-cell table:style-name="Table10.B1" office:value-type="string">
            <text:p text:style-name="P32">UC-<text:span text:style-name="T106">3.1</text:span></text:p>
          </table:table-cell>
        </table:table-row>
        <table:table-row>
          <table:table-cell table:style-name="Table10.A2" office:value-type="string">
            <text:p text:style-name="P446">Use case name</text:p>
          </table:table-cell>
          <table:table-cell table:style-name="Table10.B2" office:value-type="string">
            <text:p text:style-name="P231">Statistics</text:p>
          </table:table-cell>
        </table:table-row>
        <table:table-row>
          <table:table-cell table:style-name="Table10.A2" office:value-type="string">
            <text:p text:style-name="P483">Summary</text:p>
          </table:table-cell>
          <table:table-cell table:style-name="Table10.B2" office:value-type="string">
            <text:p text:style-name="P232">User want to see statistics some aspect<text:span text:style-name="T110">s</text:span> from system <text:span text:style-name="T107">via day, month, year, </text:span><text:span text:style-name="T108">quarter </text:span><text:span text:style-name="T111">or some </text:span><text:span text:style-name="T113">types</text:span><text:span text:style-name="T111"> of filter</text:span><text:span text:style-name="T112">s</text:span><text:span text:style-name="T108">.</text:span></text:p>
          </table:table-cell>
        </table:table-row>
        <table:table-row>
          <table:table-cell table:style-name="Table10.A2" office:value-type="string">
            <text:p text:style-name="P520">Actors</text:p>
          </table:table-cell>
          <table:table-cell table:style-name="Table10.B2" office:value-type="string">
            <text:p text:style-name="P70">Admin, <text:span text:style-name="T114">Manager</text:span></text:p>
          </table:table-cell>
        </table:table-row>
        <table:table-row>
          <table:table-cell table:style-name="Table10.A2" office:value-type="string">
            <text:p text:style-name="P557">Pre-condition</text:p>
          </table:table-cell>
          <table:table-cell table:style-name="Table10.B2" office:value-type="string">
            <text:p text:style-name="P99">User has logged in the system, <text:span text:style-name="T39">has valid session</text:span> at the time user request <text:span text:style-name="T21">to</text:span> <text:span text:style-name="T109">statistics in specified aspect of system.</text:span></text:p>
          </table:table-cell>
        </table:table-row>
        <table:table-row>
          <table:table-cell table:style-name="Table10.A2" office:value-type="string">
            <text:p text:style-name="P483">Post-condition</text:p>
          </table:table-cell>
          <table:table-cell table:style-name="Table10.B2" office:value-type="string">
            <text:p text:style-name="P237">System will show statistics chart to user client.</text:p>
          </table:table-cell>
        </table:table-row>
        <table:table-row>
          <table:table-cell table:style-name="Table10.A2" office:value-type="string">
            <text:p text:style-name="P594">Basic flow</text:p>
          </table:table-cell>
          <table:table-cell table:style-name="Table10.B2" office:value-type="string">
            <text:p text:style-name="P183">1- <text:span text:style-name="T115">User choose kind of statistics they want to see.</text:span></text:p>
            <text:p text:style-name="P238">2- System <text:span text:style-name="T116">receive</text:span><text:span text:style-name="T117">s</text:span><text:span text:style-name="T116"> types of information user want to see chart, then calculate</text:span><text:span text:style-name="T117">s</text:span><text:span text:style-name="T116"> and send</text:span><text:span text:style-name="T117">s </text:span><text:span text:style-name="T116">to user client.</text:span></text:p>
          </table:table-cell>
        </table:table-row>
        <table:table-row>
          <table:table-cell table:style-name="Table10.A2" office:value-type="string">
            <text:p text:style-name="P631">Alternative flow</text:p>
          </table:table-cell>
          <table:table-cell table:style-name="Table10.B2" office:value-type="string">
            <text:p text:style-name="P239">None</text:p>
          </table:table-cell>
        </table:table-row>
        <table:table-row table:style-name="Table10.9">
          <table:table-cell table:style-name="Table10.A2" office:value-type="string">
            <text:p text:style-name="P668">Exception flow</text:p>
          </table:table-cell>
          <table:table-cell table:style-name="Table10.B2" office:value-type="string">
            <text:p text:style-name="P240">2.1- If errors occurs when system calculates, <text:span text:style-name="T118">system will notify to user about fails fetching chart user wants.</text:span></text:p>
          </table:table-cell>
        </table:table-row>
      </table:table>
      <text:p text:style-name="P736">Use case <text:span text:style-name="T132">Manage branches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10">Use case ID</text:p>
          </table:table-cell>
          <table:table-cell table:style-name="Table12.B1" office:value-type="string">
            <text:p text:style-name="P34">UC-<text:span text:style-name="T133">4</text:span><text:span text:style-name="T106">.1</text:span></text:p>
          </table:table-cell>
        </table:table-row>
        <table:table-row>
          <table:table-cell table:style-name="Table12.A2" office:value-type="string">
            <text:p text:style-name="P448">Use case name</text:p>
          </table:table-cell>
          <table:table-cell table:style-name="Table12.B2" office:value-type="string">
            <text:p text:style-name="P250">Manage branches</text:p>
          </table:table-cell>
        </table:table-row>
        <table:table-row>
          <table:table-cell table:style-name="Table12.A2" office:value-type="string">
            <text:p text:style-name="P485">Summary</text:p>
          </table:table-cell>
          <table:table-cell table:style-name="Table12.B2" office:value-type="string">
            <text:p text:style-name="P233">User want to <text:span text:style-name="T134">see, to modify branches in the system </text:span><text:span text:style-name="T135">based in permissions they have</text:span><text:span text:style-name="T134">.</text:span></text:p>
          </table:table-cell>
        </table:table-row>
        <table:table-row>
          <table:table-cell table:style-name="Table12.A2" office:value-type="string">
            <text:p text:style-name="P522">Actors</text:p>
          </table:table-cell>
          <table:table-cell table:style-name="Table12.B2" office:value-type="string">
            <text:p text:style-name="P71">Admin, <text:span text:style-name="T114">Manager</text:span></text:p>
          </table:table-cell>
        </table:table-row>
        <text:soft-page-break/>
        <table:table-row>
          <table:table-cell table:style-name="Table12.A2" office:value-type="string">
            <text:p text:style-name="P559">Pre-condition</text:p>
          </table:table-cell>
          <table:table-cell table:style-name="Table12.B2" office:value-type="string">
            <text:p text:style-name="P100">User has logged in the system, <text:span text:style-name="T39">has valid session</text:span> at the time user request <text:span text:style-name="T21">to</text:span> <text:span text:style-name="T109">statistics function in specified aspect of system.</text:span></text:p>
            <text:p text:style-name="P254">User has right permission for each action they do.</text:p>
          </table:table-cell>
        </table:table-row>
        <table:table-row>
          <table:table-cell table:style-name="Table12.A2" office:value-type="string">
            <text:p text:style-name="P485">Post-condition</text:p>
          </table:table-cell>
          <table:table-cell table:style-name="Table12.B2" office:value-type="string">
            <text:p text:style-name="P254">System will reload data from system after user’s action is successful <text:span text:style-name="T175">excepts View branch action.</text:span></text:p>
          </table:table-cell>
        </table:table-row>
        <table:table-row table:style-name="Table12.7">
          <table:table-cell table:style-name="Table12.A2" office:value-type="string">
            <text:p text:style-name="P596">Basic flow</text:p>
          </table:table-cell>
          <table:table-cell table:style-name="Table12.B2" office:value-type="string">
            <text:p text:style-name="P184">1- <text:span text:style-name="T136">User has permission to access branches page, </text:span><text:span text:style-name="T147">who</text:span><text:span text:style-name="T136"> choose “Branches” to </text:span><text:span text:style-name="T138">access</text:span><text:span text:style-name="T136"> branches page.</text:span></text:p>
            <text:p text:style-name="P258">2- <text:span text:style-name="T137">System </text:span><text:span text:style-name="T139">will give user branches page with table of list branches.</text:span></text:p>
            <text:p text:style-name="P269"><text:span text:style-name="T143">3</text:span>- System check user’s right permission allows or denies.</text:p>
            <text:p text:style-name="P262"><text:span text:style-name="T143">4</text:span>- User choose<text:span text:style-name="T140">s </text:span><text:span text:style-name="T148">one of</text:span> function<text:span text:style-name="T148">s</text:span> <text:span text:style-name="T143">user has been allowed to access.</text:span></text:p>
            <text:p text:style-name="P263"><text:span text:style-name="T140">5</text:span>- If user choose “<text:span text:style-name="T145">View details</text:span>” function, go to use case <text:span text:style-name="T140">View</text:span> branch <text:span text:style-name="T149">details</text:span>. (ID: UC-4.1.<text:span text:style-name="T144">2)</text:span></text:p>
          </table:table-cell>
        </table:table-row>
        <table:table-row>
          <table:table-cell table:style-name="Table12.A2" office:value-type="string">
            <text:p text:style-name="P633">Alternative flow</text:p>
          </table:table-cell>
          <table:table-cell table:style-name="Table12.B2" office:value-type="string">
            <text:p text:style-name="P268">5.1- If user choose “<text:span text:style-name="T146">Add</text:span>” function, go to use case <text:span text:style-name="T144">Add</text:span> branch. (ID: UC-4.1.<text:span text:style-name="T144">1</text:span>). <text:span text:style-name="T142">End use case.</text:span></text:p>
            <text:p text:style-name="P267">5.2- If user choose “<text:span text:style-name="T146">Update</text:span>” function, go to user case <text:span text:style-name="T146">Update</text:span> branch. <text:span text:style-name="T141">(ID: UC-4.1.3). </text:span><text:span text:style-name="T142">End use case.</text:span></text:p>
          </table:table-cell>
        </table:table-row>
        <table:table-row table:style-name="Table12.9">
          <table:table-cell table:style-name="Table12.A2" office:value-type="string">
            <text:p text:style-name="P670">Exception flow</text:p>
          </table:table-cell>
          <table:table-cell table:style-name="Table12.B2" office:value-type="string">
            <text:p text:style-name="P273">4.1 If user’s permission about function user has chosen is not listed in the system or denied, system will notify to user not having access to there.</text:p>
          </table:table-cell>
        </table:table-row>
      </table:table>
      <text:p text:style-name="P746">Use case Add branch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11">Use case ID</text:p>
          </table:table-cell>
          <table:table-cell table:style-name="Table13.B1" office:value-type="string">
            <text:p text:style-name="P35">UC-<text:span text:style-name="T150">4.1.1</text:span></text:p>
          </table:table-cell>
        </table:table-row>
        <table:table-row>
          <table:table-cell table:style-name="Table13.A2" office:value-type="string">
            <text:p text:style-name="P449">Use case name</text:p>
          </table:table-cell>
          <table:table-cell table:style-name="Table13.B2" office:value-type="string">
            <text:p text:style-name="P277">Add branch</text:p>
          </table:table-cell>
        </table:table-row>
        <table:table-row>
          <table:table-cell table:style-name="Table13.A2" office:value-type="string">
            <text:p text:style-name="P486">Summary</text:p>
          </table:table-cell>
          <table:table-cell table:style-name="Table13.B2" office:value-type="string">
            <text:p text:style-name="P167">Admin wants to <text:span text:style-name="T151">open a new branch in the system.</text:span></text:p>
          </table:table-cell>
        </table:table-row>
        <table:table-row>
          <table:table-cell table:style-name="Table13.A2" office:value-type="string">
            <text:p text:style-name="P523">Actors</text:p>
          </table:table-cell>
          <table:table-cell table:style-name="Table13.B2" office:value-type="string">
            <text:p text:style-name="P72">Admin</text:p>
          </table:table-cell>
        </table:table-row>
        <table:table-row>
          <table:table-cell table:style-name="Table13.A2" office:value-type="string">
            <text:p text:style-name="P560">Pre-condition</text:p>
          </table:table-cell>
          <table:table-cell table:style-name="Table13.B2" office:value-type="string">
            <text:p text:style-name="P101">User has logged in the system, <text:span text:style-name="T39">has valid session</text:span> at the time user request <text:span text:style-name="T21">to</text:span> <text:span text:style-name="T152">add a new branch.</text:span></text:p>
          </table:table-cell>
        </table:table-row>
        <table:table-row>
          <table:table-cell table:style-name="Table13.A2" office:value-type="string">
            <text:p text:style-name="P486">Post-condition</text:p>
          </table:table-cell>
          <table:table-cell table:style-name="Table13.B2" office:value-type="string">
            <text:p text:style-name="P294">None</text:p>
          </table:table-cell>
        </table:table-row>
        <table:table-row>
          <table:table-cell table:style-name="Table13.A2" office:value-type="string">
            <text:p text:style-name="P597">Basic flow</text:p>
          </table:table-cell>
          <table:table-cell table:style-name="Table13.B2" office:value-type="string">
            <text:p text:style-name="P185">1- <text:span text:style-name="T54">User clicks “</text:span><text:span text:style-name="T154">Add</text:span><text:span text:style-name="T54">” button </text:span><text:span text:style-name="T155">in branch</text:span><text:span text:style-name="T156">es</text:span><text:span text:style-name="T155"> page.</text:span></text:p>
            <text:p text:style-name="P216">2- <text:span text:style-name="T157">System will bring user to add branch page.</text:span></text:p>
            <text:p text:style-name="P225">3- <text:span text:style-name="T157">User fills out form boxes, required with * attributes.</text:span></text:p>
            <text:p text:style-name="P281">4- User clicks “Save” button.</text:p>
            <text:p text:style-name="P281">5- System receives all information above, processes them <text:span text:style-name="T206">and saves them into system</text:span>.</text:p>
            <text:p text:style-name="P281">6- If there aren’t any errors, system will send to user a success notice <text:span text:style-name="T158">and back user to previous page.</text:span></text:p>
          </table:table-cell>
        </table:table-row>
        <table:table-row>
          <table:table-cell table:style-name="Table13.A2" office:value-type="string">
            <text:p text:style-name="P634">Alternative flow</text:p>
          </table:table-cell>
          <table:table-cell table:style-name="Table13.B2" office:value-type="string">
            <text:p text:style-name="P288">4.1- If user clicks “Discard” button, end use case.</text:p>
          </table:table-cell>
        </table:table-row>
        <table:table-row table:style-name="Table13.9">
          <table:table-cell table:style-name="Table13.A2" office:value-type="string">
            <text:p text:style-name="P671">Exception flow</text:p>
          </table:table-cell>
          <table:table-cell table:style-name="Table13.B2" office:value-type="string">
            <text:p text:style-name="P304">6.1- If error occurs in any ways, system will discard all steps and notify to people about fails adding branch. <text:span text:style-name="T159">End use case.</text:span></text:p>
          </table:table-cell>
        </table:table-row>
      </table:table>
      <text:p text:style-name="P749">Use case View branch</text:p>
      <text:p text:style-name="P750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712">Use case ID</text:p>
          </table:table-cell>
          <table:table-cell table:style-name="Table14.B1" office:value-type="string">
            <text:p text:style-name="P36">UC-<text:span text:style-name="T150">4.1.</text:span><text:span text:style-name="T160">2</text:span></text:p>
          </table:table-cell>
        </table:table-row>
        <table:table-row>
          <table:table-cell table:style-name="Table14.A2" office:value-type="string">
            <text:p text:style-name="P450">Use case name</text:p>
          </table:table-cell>
          <table:table-cell table:style-name="Table14.B2" office:value-type="string">
            <text:p text:style-name="P310">View branch</text:p>
          </table:table-cell>
        </table:table-row>
        <table:table-row>
          <table:table-cell table:style-name="Table14.A2" office:value-type="string">
            <text:p text:style-name="P487">Summary</text:p>
          </table:table-cell>
          <table:table-cell table:style-name="Table14.B2" office:value-type="string">
            <text:p text:style-name="P168">Admin wants to <text:span text:style-name="T161">view more about a specified branch in system.</text:span></text:p>
          </table:table-cell>
        </table:table-row>
        <table:table-row>
          <table:table-cell table:style-name="Table14.A2" office:value-type="string">
            <text:p text:style-name="P524">Actors</text:p>
          </table:table-cell>
          <table:table-cell table:style-name="Table14.B2" office:value-type="string">
            <text:p text:style-name="P73">Admin, <text:span text:style-name="T162">Manager, Waiter</text:span></text:p>
          </table:table-cell>
        </table:table-row>
        <table:table-row>
          <table:table-cell table:style-name="Table14.A2" office:value-type="string">
            <text:p text:style-name="P561">Pre-condition</text:p>
          </table:table-cell>
          <table:table-cell table:style-name="Table14.B2" office:value-type="string">
            <text:p text:style-name="P102">User has logged in the system, <text:span text:style-name="T39">has valid session</text:span> at the time user request <text:span text:style-name="T21">to</text:span> <text:span text:style-name="T184">view branch details.</text:span></text:p>
          </table:table-cell>
        </table:table-row>
        <table:table-row>
          <table:table-cell table:style-name="Table14.A2" office:value-type="string">
            <text:p text:style-name="P487">Post-condition</text:p>
          </table:table-cell>
          <table:table-cell table:style-name="Table14.B2" office:value-type="string">
            <text:p text:style-name="P295">None</text:p>
          </table:table-cell>
        </table:table-row>
        <table:table-row>
          <table:table-cell table:style-name="Table14.A2" office:value-type="string">
            <text:p text:style-name="P598">Basic flow</text:p>
          </table:table-cell>
          <table:table-cell table:style-name="Table14.B2" office:value-type="string">
            <text:p text:style-name="P186">1- <text:span text:style-name="T54">User clicks “</text:span><text:span text:style-name="T163">View</text:span><text:span text:style-name="T54">” button </text:span><text:span text:style-name="T155">in branch</text:span><text:span text:style-name="T156">es</text:span><text:span text:style-name="T155"> page </text:span><text:span text:style-name="T163">or choose “Branches” if user is Waiter.</text:span></text:p>
            <text:p text:style-name="P217">2- <text:span text:style-name="T157">System will bring user to </text:span><text:span text:style-name="T163">view</text:span><text:span text:style-name="T157"> branch page </text:span><text:span text:style-name="T163">with details of that branch.</text:span></text:p>
          </table:table-cell>
        </table:table-row>
        <table:table-row>
          <table:table-cell table:style-name="Table14.A2" office:value-type="string">
            <text:p text:style-name="P635">Alternative flow</text:p>
          </table:table-cell>
          <table:table-cell table:style-name="Table14.B2" office:value-type="string">
            <text:p text:style-name="P314">None</text:p>
          </table:table-cell>
        </table:table-row>
        <table:table-row table:style-name="Table14.9">
          <table:table-cell table:style-name="Table14.A2" office:value-type="string">
            <text:p text:style-name="P672">Exception flow</text:p>
          </table:table-cell>
          <table:table-cell table:style-name="Table14.B2" office:value-type="string">
            <text:p text:style-name="P314">2.1- If system has any errors while getting data, system will show user fails notice.</text:p>
          </table:table-cell>
        </table:table-row>
      </table:table>
      <text:p text:style-name="P751">Use case Update branch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13">Use case ID</text:p>
          </table:table-cell>
          <table:table-cell table:style-name="Table15.B1" office:value-type="string">
            <text:p text:style-name="P37">UC-<text:span text:style-name="T150">4.1.</text:span><text:span text:style-name="T164">3</text:span></text:p>
          </table:table-cell>
        </table:table-row>
        <table:table-row>
          <table:table-cell table:style-name="Table15.A2" office:value-type="string">
            <text:p text:style-name="P451">Use case name</text:p>
          </table:table-cell>
          <table:table-cell table:style-name="Table15.B2" office:value-type="string">
            <text:p text:style-name="P318">Update branch</text:p>
          </table:table-cell>
        </table:table-row>
        <table:table-row>
          <table:table-cell table:style-name="Table15.A2" office:value-type="string">
            <text:p text:style-name="P488">Summary</text:p>
          </table:table-cell>
          <table:table-cell table:style-name="Table15.B2" office:value-type="string">
            <text:p text:style-name="P169">Admin wants to <text:span text:style-name="T165">update</text:span><text:span text:style-name="T151"> a </text:span><text:span text:style-name="T165">specified</text:span><text:span text:style-name="T151"> branch in the system.</text:span></text:p>
          </table:table-cell>
        </table:table-row>
        <table:table-row>
          <table:table-cell table:style-name="Table15.A2" office:value-type="string">
            <text:p text:style-name="P525">Actors</text:p>
          </table:table-cell>
          <table:table-cell table:style-name="Table15.B2" office:value-type="string">
            <text:p text:style-name="P74">Admin, <text:span text:style-name="T166">Manager</text:span></text:p>
          </table:table-cell>
        </table:table-row>
        <table:table-row>
          <table:table-cell table:style-name="Table15.A2" office:value-type="string">
            <text:p text:style-name="P562">Pre-condition</text:p>
          </table:table-cell>
          <table:table-cell table:style-name="Table15.B2" office:value-type="string">
            <text:p text:style-name="P103">User has logged in the system, <text:span text:style-name="T39">has valid session</text:span> at the time user request <text:span text:style-name="T21">to</text:span> <text:span text:style-name="T184">update branch.</text:span></text:p>
          </table:table-cell>
        </table:table-row>
        <table:table-row>
          <table:table-cell table:style-name="Table15.A2" office:value-type="string">
            <text:p text:style-name="P488">Post-condition</text:p>
          </table:table-cell>
          <table:table-cell table:style-name="Table15.B2" office:value-type="string">
            <text:p text:style-name="P296">None</text:p>
          </table:table-cell>
        </table:table-row>
        <table:table-row>
          <table:table-cell table:style-name="Table15.A2" office:value-type="string">
            <text:p text:style-name="P599">Basic flow</text:p>
          </table:table-cell>
          <table:table-cell table:style-name="Table15.B2" office:value-type="string">
            <text:p text:style-name="P187">1- <text:span text:style-name="T54">User clicks “</text:span><text:span text:style-name="T167">Modify</text:span><text:span text:style-name="T54">” button </text:span><text:span text:style-name="T168">at a specified branch</text:span><text:span text:style-name="T54"> </text:span><text:span text:style-name="T155">in branch</text:span><text:span text:style-name="T156">es</text:span><text:span text:style-name="T155"> page.</text:span></text:p>
            <text:p text:style-name="P218">2- <text:span text:style-name="T157">System will bring user to </text:span><text:span text:style-name="T169">update</text:span><text:span text:style-name="T157"> branch page </text:span><text:span text:style-name="T169">with filled form from a specified branch user had chosen to modify above</text:span><text:span text:style-name="T157">.</text:span></text:p>
            <text:p text:style-name="P226">3- <text:span text:style-name="T157">User </text:span><text:span text:style-name="T170">modifies some</text:span><text:span text:style-name="T157">, required with * attributes </text:span><text:span text:style-name="T171">and some attributes will be read-only (cannot change)</text:span><text:span text:style-name="T157">.</text:span></text:p>
            <text:p text:style-name="P282">4- User clicks “Save <text:span text:style-name="T170">changes</text:span>” button.</text:p>
            <text:p text:style-name="P286">5- System receives all information above, processes them <text:span text:style-name="T206">and saves them into system</text:span>.</text:p>
            <text:p text:style-name="P282">6- If there aren’t any errors, system will send to user a success notice <text:span text:style-name="T158">and back user to previous page.</text:span></text:p>
          </table:table-cell>
        </table:table-row>
        <table:table-row>
          <table:table-cell table:style-name="Table15.A2" office:value-type="string">
            <text:p text:style-name="P636">Alternative flow</text:p>
          </table:table-cell>
          <table:table-cell table:style-name="Table15.B2" office:value-type="string">
            <text:p text:style-name="P323">3.1- If user click “Deactivate <text:span text:style-name="T219">this </text:span>branch” button, <text:span text:style-name="T180">continue to step 5 </text:span><text:span text:style-name="T181">without any data from form above</text:span><text:span text:style-name="T180">.</text:span></text:p>
            <text:p text:style-name="P289">4.1- If user clicks “Discard <text:span text:style-name="T208">all changes</text:span>” button, end use case.</text:p>
          </table:table-cell>
        </table:table-row>
        <table:table-row table:style-name="Table15.9">
          <table:table-cell table:style-name="Table15.A2" office:value-type="string">
            <text:p text:style-name="P673">Exception flow</text:p>
          </table:table-cell>
          <table:table-cell table:style-name="Table15.B2" office:value-type="string">
            <text:p text:style-name="P305">6.1- If error occurs in any ways, system will discard all steps and notify to people about fails <text:span text:style-name="T170">updating</text:span> branch. <text:span text:style-name="T159">End use case.</text:span></text:p>
          </table:table-cell>
        </table:table-row>
      </table:table>
      <text:p text:style-name="P737">Use case Manage wedding halls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714">Use case ID</text:p>
          </table:table-cell>
          <table:table-cell table:style-name="Table16.B1" office:value-type="string">
            <text:p text:style-name="P38">UC-<text:span text:style-name="T133">4</text:span><text:span text:style-name="T106">.</text:span><text:span text:style-name="T172">2</text:span></text:p>
          </table:table-cell>
        </table:table-row>
        <table:table-row>
          <table:table-cell table:style-name="Table16.A2" office:value-type="string">
            <text:p text:style-name="P452">Use case name</text:p>
          </table:table-cell>
          <table:table-cell table:style-name="Table16.B2" office:value-type="string">
            <text:p text:style-name="P251">Manage <text:span text:style-name="T173">wedding halls</text:span></text:p>
          </table:table-cell>
        </table:table-row>
        <table:table-row>
          <table:table-cell table:style-name="Table16.A2" office:value-type="string">
            <text:p text:style-name="P489">Summary</text:p>
          </table:table-cell>
          <table:table-cell table:style-name="Table16.B2" office:value-type="string">
            <text:p text:style-name="P234">User want to <text:span text:style-name="T134">see, to modify </text:span><text:span text:style-name="T174">wedding halls</text:span><text:span text:style-name="T134"> in the system </text:span><text:span text:style-name="T135">based in permissions they have</text:span><text:span text:style-name="T134">.</text:span></text:p>
          </table:table-cell>
        </table:table-row>
        <table:table-row>
          <table:table-cell table:style-name="Table16.A2" office:value-type="string">
            <text:p text:style-name="P526">Actors</text:p>
          </table:table-cell>
          <table:table-cell table:style-name="Table16.B2" office:value-type="string">
            <text:p text:style-name="P75">Admin, <text:span text:style-name="T114">Manager</text:span></text:p>
          </table:table-cell>
        </table:table-row>
        <table:table-row>
          <table:table-cell table:style-name="Table16.A2" office:value-type="string">
            <text:p text:style-name="P563">Pre-condition</text:p>
          </table:table-cell>
          <table:table-cell table:style-name="Table16.B2" office:value-type="string">
            <text:p text:style-name="P104">User has logged in the system, <text:span text:style-name="T39">has valid session</text:span> at the time user request <text:span text:style-name="T21">to</text:span> <text:span text:style-name="T109">statistics function in specified aspect of system.</text:span></text:p>
            <text:p text:style-name="P255">User has right permission for each action they do.</text:p>
          </table:table-cell>
        </table:table-row>
        <table:table-row>
          <table:table-cell table:style-name="Table16.A2" office:value-type="string">
            <text:p text:style-name="P489">Post-condition</text:p>
          </table:table-cell>
          <table:table-cell table:style-name="Table16.B2" office:value-type="string">
            <text:p text:style-name="P255">System will reload data from system after user’s action is successful <text:span text:style-name="T176">excepts view wedding hall action.</text:span></text:p>
          </table:table-cell>
        </table:table-row>
        <table:table-row table:style-name="Table16.7">
          <table:table-cell table:style-name="Table16.A2" office:value-type="string">
            <text:p text:style-name="P600">Basic flow</text:p>
          </table:table-cell>
          <table:table-cell table:style-name="Table16.B2" office:value-type="string">
            <text:p text:style-name="P322">1- <text:span text:style-name="T136">User has permission to access </text:span>wedding halls<text:span text:style-name="T136"> page, </text:span><text:span text:style-name="T147">who</text:span><text:span text:style-name="T136"> choose “</text:span>Wedding halls<text:span text:style-name="T136">” to </text:span><text:span text:style-name="T138">access</text:span><text:span text:style-name="T136"> </text:span><text:span text:style-name="T177">wedding halls</text:span><text:span text:style-name="T136"> page.</text:span></text:p>
            <text:p text:style-name="P259">2- <text:span text:style-name="T137">System </text:span><text:span text:style-name="T139">will give user branches page with table of list </text:span><text:span text:style-name="T177">wedding halls</text:span><text:span text:style-name="T139">.</text:span></text:p>
            <text:p text:style-name="P270"><text:span text:style-name="T143">3</text:span>- System check user’s right permission allows or denies.</text:p>
            <text:p text:style-name="P264"><text:span text:style-name="T143">4</text:span>- User choose<text:span text:style-name="T140">s </text:span><text:span text:style-name="T148">one of</text:span> function<text:span text:style-name="T148">s</text:span> <text:span text:style-name="T143">user has been allowed to access.</text:span></text:p>
            <text:p text:style-name="P264"><text:span text:style-name="T140">5</text:span>- If user choose “<text:span text:style-name="T145">View details</text:span>” function, go to use case <text:span text:style-name="T140">View</text:span><text:span text:style-name="T178"> hall</text:span> <text:span text:style-name="T149">details</text:span>. (ID: UC-4.<text:span text:style-name="T177">2</text:span>.<text:span text:style-name="T144">2)</text:span></text:p>
          </table:table-cell>
        </table:table-row>
        <table:table-row>
          <table:table-cell table:style-name="Table16.A2" office:value-type="string">
            <text:p text:style-name="P637">Alternative flow</text:p>
          </table:table-cell>
          <table:table-cell table:style-name="Table16.B2" office:value-type="string">
            <text:p text:style-name="P270">5.1- If user choose “<text:span text:style-name="T146">Add</text:span>” function, go to use case <text:span text:style-name="T144">Add</text:span><text:span text:style-name="T178"> hall</text:span>. (ID: UC-4.<text:span text:style-name="T177">2</text:span>.<text:span text:style-name="T144">1</text:span>). <text:span text:style-name="T142">End use case.</text:span></text:p>
            <text:p text:style-name="P270">5.2- If user choose “<text:span text:style-name="T197">Modify</text:span>” function, go to user case <text:span text:style-name="T146">Update</text:span><text:span text:style-name="T178"> hall</text:span>. <text:span text:style-name="T141">(ID: UC-4.</text:span><text:span text:style-name="T177">2</text:span><text:span text:style-name="T141">.3). </text:span><text:span text:style-name="T142">End use case.</text:span></text:p>
          </table:table-cell>
        </table:table-row>
        <table:table-row table:style-name="Table16.9">
          <table:table-cell table:style-name="Table16.A2" office:value-type="string">
            <text:p text:style-name="P674">Exception flow</text:p>
          </table:table-cell>
          <table:table-cell table:style-name="Table16.B2" office:value-type="string">
            <text:p text:style-name="P274">4.1 If user’s permission about function user has chosen is not listed in the system or denied, system will notify to user not having access to there.</text:p>
          </table:table-cell>
        </table:table-row>
      </table:table>
      <text:p text:style-name="P754">Use case Add hall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716">Use case ID</text:p>
          </table:table-cell>
          <table:table-cell table:style-name="Table18.B1" office:value-type="string">
            <text:p text:style-name="P40">UC-<text:span text:style-name="T150">4.</text:span><text:span text:style-name="T182">2</text:span><text:span text:style-name="T150">.1</text:span></text:p>
          </table:table-cell>
        </table:table-row>
        <table:table-row>
          <table:table-cell table:style-name="Table18.A2" office:value-type="string">
            <text:p text:style-name="P454">Use case name</text:p>
          </table:table-cell>
          <table:table-cell table:style-name="Table18.B2" office:value-type="string">
            <text:p text:style-name="P278">Add <text:span text:style-name="T182">hall</text:span></text:p>
          </table:table-cell>
        </table:table-row>
        <table:table-row>
          <table:table-cell table:style-name="Table18.A2" office:value-type="string">
            <text:p text:style-name="P491">Summary</text:p>
          </table:table-cell>
          <table:table-cell table:style-name="Table18.B2" office:value-type="string">
            <text:p text:style-name="P170">Admin wants to <text:span text:style-name="T151">open a new </text:span><text:span text:style-name="T183">hall</text:span><text:span text:style-name="T151"> </text:span><text:span text:style-name="T183">in a specified branch.</text:span></text:p>
          </table:table-cell>
        </table:table-row>
        <table:table-row>
          <table:table-cell table:style-name="Table18.A2" office:value-type="string">
            <text:p text:style-name="P528">Actors</text:p>
          </table:table-cell>
          <table:table-cell table:style-name="Table18.B2" office:value-type="string">
            <text:p text:style-name="P77">Admin</text:p>
          </table:table-cell>
        </table:table-row>
        <table:table-row>
          <table:table-cell table:style-name="Table18.A2" office:value-type="string">
            <text:p text:style-name="P565">Pre-condition</text:p>
          </table:table-cell>
          <table:table-cell table:style-name="Table18.B2" office:value-type="string">
            <text:p text:style-name="P106">User has logged in the system, <text:span text:style-name="T39">has valid session</text:span> at the time user request <text:span text:style-name="T21">to</text:span> <text:span text:style-name="T152">add a new </text:span><text:span text:style-name="T185">hall in a specified branch.</text:span></text:p>
          </table:table-cell>
        </table:table-row>
        <table:table-row>
          <table:table-cell table:style-name="Table18.A2" office:value-type="string">
            <text:p text:style-name="P491">Post-condition</text:p>
          </table:table-cell>
          <table:table-cell table:style-name="Table18.B2" office:value-type="string">
            <text:p text:style-name="P297">None</text:p>
          </table:table-cell>
        </table:table-row>
        <table:table-row>
          <table:table-cell table:style-name="Table18.A2" office:value-type="string">
            <text:p text:style-name="P602">Basic flow</text:p>
          </table:table-cell>
          <table:table-cell table:style-name="Table18.B2" office:value-type="string">
            <text:p text:style-name="P189">1- <text:span text:style-name="T54">User clicks “</text:span><text:span text:style-name="T154">Add</text:span><text:span text:style-name="T54">” button </text:span><text:span text:style-name="T155">in </text:span><text:span text:style-name="T186">wedding halls</text:span><text:span text:style-name="T155"> page.</text:span></text:p>
            <text:p text:style-name="P219">2- <text:span text:style-name="T157">System will bring user to add </text:span><text:span text:style-name="T186">wedding</text:span><text:span text:style-name="T157"> </text:span><text:span text:style-name="T186">hall</text:span><text:span text:style-name="T157"> page.</text:span></text:p>
            <text:p text:style-name="P227">3- <text:span text:style-name="T157">User fills out form boxes, requir</text:span><text:span text:style-name="T186">es</text:span><text:span text:style-name="T157"> </text:span><text:span text:style-name="T186">on</text:span><text:span text:style-name="T157"> * attributes </text:span><text:span text:style-name="T186">and specifies branch to manage this wedding hall</text:span><text:span text:style-name="T157"> .</text:span></text:p>
            <text:p text:style-name="P283">4- User clicks “Save” button.</text:p>
            <text:p text:style-name="P286">5- System receives all information above, processes them <text:span text:style-name="T206">and saves them into system</text:span>.</text:p>
            <text:p text:style-name="P283">6- If there aren’t any errors, system will send to user a success notice <text:soft-page-break/><text:span text:style-name="T158">and back user to previous page.</text:span></text:p>
          </table:table-cell>
        </table:table-row>
        <table:table-row>
          <table:table-cell table:style-name="Table18.A2" office:value-type="string">
            <text:p text:style-name="P639">Alternative flow</text:p>
          </table:table-cell>
          <table:table-cell table:style-name="Table18.B2" office:value-type="string">
            <text:p text:style-name="P290">4.1- If user clicks “Discard” button, end use case.</text:p>
          </table:table-cell>
        </table:table-row>
        <table:table-row table:style-name="Table18.9">
          <table:table-cell table:style-name="Table18.A2" office:value-type="string">
            <text:p text:style-name="P676">Exception flow</text:p>
          </table:table-cell>
          <table:table-cell table:style-name="Table18.B2" office:value-type="string">
            <text:p text:style-name="P306">6.1- If error occurs in any ways, system will discard all steps and notify to people about fails adding <text:span text:style-name="T187">wedding hall</text:span>. <text:span text:style-name="T159">End use case.</text:span></text:p>
          </table:table-cell>
        </table:table-row>
      </table:table>
      <text:p text:style-name="P755">Use case <text:span text:style-name="T179">View hal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717">Use case ID</text:p>
          </table:table-cell>
          <table:table-cell table:style-name="Table19.B1" office:value-type="string">
            <text:p text:style-name="P41">UC-<text:span text:style-name="T150">4.</text:span><text:span text:style-name="T188">2</text:span><text:span text:style-name="T150">.</text:span><text:span text:style-name="T160">2</text:span></text:p>
          </table:table-cell>
        </table:table-row>
        <table:table-row>
          <table:table-cell table:style-name="Table19.A2" office:value-type="string">
            <text:p text:style-name="P455">Use case name</text:p>
          </table:table-cell>
          <table:table-cell table:style-name="Table19.B2" office:value-type="string">
            <text:p text:style-name="P311">View <text:span text:style-name="T188">hall</text:span></text:p>
          </table:table-cell>
        </table:table-row>
        <table:table-row>
          <table:table-cell table:style-name="Table19.A2" office:value-type="string">
            <text:p text:style-name="P492">Summary</text:p>
          </table:table-cell>
          <table:table-cell table:style-name="Table19.B2" office:value-type="string">
            <text:p text:style-name="P171">Admin wants to <text:span text:style-name="T161">view more about a specified </text:span><text:span text:style-name="T188">halls</text:span><text:span text:style-name="T161"> in system.</text:span></text:p>
          </table:table-cell>
        </table:table-row>
        <table:table-row>
          <table:table-cell table:style-name="Table19.A2" office:value-type="string">
            <text:p text:style-name="P529">Actors</text:p>
          </table:table-cell>
          <table:table-cell table:style-name="Table19.B2" office:value-type="string">
            <text:p text:style-name="P78">Admin, <text:span text:style-name="T162">Manager, Waiter</text:span></text:p>
          </table:table-cell>
        </table:table-row>
        <table:table-row>
          <table:table-cell table:style-name="Table19.A2" office:value-type="string">
            <text:p text:style-name="P566">Pre-condition</text:p>
          </table:table-cell>
          <table:table-cell table:style-name="Table19.B2" office:value-type="string">
            <text:p text:style-name="P107">User has logged in the system, <text:span text:style-name="T39">has valid session</text:span> at the time user request <text:span text:style-name="T21">to</text:span> <text:span text:style-name="T184">view </text:span><text:span text:style-name="T189">wedding hall</text:span><text:span text:style-name="T184"> details.</text:span></text:p>
          </table:table-cell>
        </table:table-row>
        <table:table-row>
          <table:table-cell table:style-name="Table19.A2" office:value-type="string">
            <text:p text:style-name="P492">Post-condition</text:p>
          </table:table-cell>
          <table:table-cell table:style-name="Table19.B2" office:value-type="string">
            <text:p text:style-name="P298">None</text:p>
          </table:table-cell>
        </table:table-row>
        <table:table-row>
          <table:table-cell table:style-name="Table19.A2" office:value-type="string">
            <text:p text:style-name="P603">Basic flow</text:p>
          </table:table-cell>
          <table:table-cell table:style-name="Table19.B2" office:value-type="string">
            <text:p text:style-name="P190">1- <text:span text:style-name="T54">User clicks “</text:span><text:span text:style-name="T163">View</text:span><text:span text:style-name="T54">” button </text:span><text:span text:style-name="T155">in </text:span><text:span text:style-name="T189">wedding halls</text:span><text:span text:style-name="T155"> page </text:span><text:span text:style-name="T163">or choose “</text:span><text:span text:style-name="T189">Wedding Halls</text:span><text:span text:style-name="T163">” if user is Waiter.</text:span></text:p>
            <text:p text:style-name="P220">2- <text:span text:style-name="T157">System will bring user to </text:span><text:span text:style-name="T163">view</text:span><text:span text:style-name="T157"> </text:span><text:span text:style-name="T190">wedding hall</text:span><text:span text:style-name="T157"> page </text:span><text:span text:style-name="T163">with details of that </text:span><text:span text:style-name="T191">hall</text:span><text:span text:style-name="T163">.</text:span></text:p>
          </table:table-cell>
        </table:table-row>
        <table:table-row>
          <table:table-cell table:style-name="Table19.A2" office:value-type="string">
            <text:p text:style-name="P640">Alternative flow</text:p>
          </table:table-cell>
          <table:table-cell table:style-name="Table19.B2" office:value-type="string">
            <text:p text:style-name="P315">None</text:p>
          </table:table-cell>
        </table:table-row>
        <table:table-row table:style-name="Table19.9">
          <table:table-cell table:style-name="Table19.A2" office:value-type="string">
            <text:p text:style-name="P677">Exception flow</text:p>
          </table:table-cell>
          <table:table-cell table:style-name="Table19.B2" office:value-type="string">
            <text:p text:style-name="P315">2.1- If system has any errors while getting data, system will show user fails notice.</text:p>
          </table:table-cell>
        </table:table-row>
      </table:table>
      <text:p text:style-name="P756">Use case Update hall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718">Use case ID</text:p>
          </table:table-cell>
          <table:table-cell table:style-name="Table20.B1" office:value-type="string">
            <text:p text:style-name="P42">UC-<text:span text:style-name="T150">4.</text:span><text:span text:style-name="T192">2</text:span><text:span text:style-name="T150">.</text:span><text:span text:style-name="T164">3</text:span></text:p>
          </table:table-cell>
        </table:table-row>
        <table:table-row>
          <table:table-cell table:style-name="Table20.A2" office:value-type="string">
            <text:p text:style-name="P456">Use case name</text:p>
          </table:table-cell>
          <table:table-cell table:style-name="Table20.B2" office:value-type="string">
            <text:p text:style-name="P319">Update <text:span text:style-name="T192">hall</text:span></text:p>
          </table:table-cell>
        </table:table-row>
        <table:table-row>
          <table:table-cell table:style-name="Table20.A2" office:value-type="string">
            <text:p text:style-name="P493">Summary</text:p>
          </table:table-cell>
          <table:table-cell table:style-name="Table20.B2" office:value-type="string">
            <text:p text:style-name="P172">Admin wants to <text:span text:style-name="T165">update</text:span><text:span text:style-name="T151"> a </text:span><text:span text:style-name="T165">specified</text:span><text:span text:style-name="T151"> </text:span><text:span text:style-name="T193">wedding hall</text:span><text:span text:style-name="T151"> in the system.</text:span></text:p>
          </table:table-cell>
        </table:table-row>
        <table:table-row>
          <table:table-cell table:style-name="Table20.A2" office:value-type="string">
            <text:p text:style-name="P530">Actors</text:p>
          </table:table-cell>
          <table:table-cell table:style-name="Table20.B2" office:value-type="string">
            <text:p text:style-name="P79">Admin, <text:span text:style-name="T166">Manager</text:span></text:p>
          </table:table-cell>
        </table:table-row>
        <table:table-row>
          <table:table-cell table:style-name="Table20.A2" office:value-type="string">
            <text:p text:style-name="P567">Pre-condition</text:p>
          </table:table-cell>
          <table:table-cell table:style-name="Table20.B2" office:value-type="string">
            <text:p text:style-name="P108">User has logged in the system, <text:span text:style-name="T39">has valid session</text:span> at the time user request <text:span text:style-name="T21">to</text:span> <text:span text:style-name="T184">update branch.</text:span></text:p>
          </table:table-cell>
        </table:table-row>
        <table:table-row>
          <table:table-cell table:style-name="Table20.A2" office:value-type="string">
            <text:p text:style-name="P493">Post-condition</text:p>
          </table:table-cell>
          <table:table-cell table:style-name="Table20.B2" office:value-type="string">
            <text:p text:style-name="P299">None</text:p>
          </table:table-cell>
        </table:table-row>
        <table:table-row>
          <table:table-cell table:style-name="Table20.A2" office:value-type="string">
            <text:p text:style-name="P604">Basic flow</text:p>
          </table:table-cell>
          <table:table-cell table:style-name="Table20.B2" office:value-type="string">
            <text:p text:style-name="P191">1- <text:span text:style-name="T54">User clicks “</text:span><text:span text:style-name="T167">Modify</text:span><text:span text:style-name="T54">” button </text:span><text:span text:style-name="T168">at a specified </text:span><text:span text:style-name="T193">hall</text:span><text:span text:style-name="T54"> </text:span><text:span text:style-name="T155">in </text:span><text:span text:style-name="T193">wedding halls</text:span><text:span text:style-name="T155"> page.</text:span></text:p>
            <text:p text:style-name="P221">2- <text:span text:style-name="T157">System will bring user to </text:span><text:span text:style-name="T169">update</text:span><text:span text:style-name="T157"> </text:span><text:span text:style-name="T193">wedding hall</text:span><text:span text:style-name="T157"> page </text:span><text:span text:style-name="T169">with filled form from a specified </text:span><text:span text:style-name="T193">hall</text:span><text:span text:style-name="T169"> user had chosen to modify above</text:span><text:span text:style-name="T157">.</text:span></text:p>
            <text:p text:style-name="P228">3- <text:span text:style-name="T157">User </text:span><text:span text:style-name="T170">modifies some</text:span><text:span text:style-name="T157">, required with * attributes </text:span><text:span text:style-name="T171">and some attributes will be read-only (cannot change)</text:span><text:span text:style-name="T157">.</text:span></text:p>
            <text:p text:style-name="P284">4- User clicks “Save <text:span text:style-name="T170">changes</text:span>” button.</text:p>
            <text:p text:style-name="P286">5- System receives all information above, processes them <text:span text:style-name="T206">and saves them into system</text:span>.</text:p>
            <text:p text:style-name="P284">6- If there aren’t any errors, system will send to user a success notice <text:soft-page-break/><text:span text:style-name="T158">and back user to previous page.</text:span></text:p>
          </table:table-cell>
        </table:table-row>
        <table:table-row>
          <table:table-cell table:style-name="Table20.A2" office:value-type="string">
            <text:p text:style-name="P641">Alternative flow</text:p>
          </table:table-cell>
          <table:table-cell table:style-name="Table20.B2" office:value-type="string">
            <text:p text:style-name="P324">3.1- If user click “Deactivate <text:span text:style-name="T218">this</text:span> <text:span text:style-name="T193">hall</text:span>” button, <text:span text:style-name="T180">continue to step 5 </text:span><text:span text:style-name="T181">without any data from form above</text:span><text:span text:style-name="T180">.</text:span></text:p>
            <text:p text:style-name="P291">4.1- If user clicks “Discard <text:span text:style-name="T208">all changes</text:span>” button, end use case.</text:p>
          </table:table-cell>
        </table:table-row>
        <table:table-row table:style-name="Table20.9">
          <table:table-cell table:style-name="Table20.A2" office:value-type="string">
            <text:p text:style-name="P678">Exception flow</text:p>
          </table:table-cell>
          <table:table-cell table:style-name="Table20.B2" office:value-type="string">
            <text:p text:style-name="P307">6.1- If error occurs in any ways, system will discard all steps and notify to people about fails <text:span text:style-name="T170">updating</text:span> <text:span text:style-name="T194">wedding hall</text:span>. <text:span text:style-name="T159">End use case.</text:span></text:p>
          </table:table-cell>
        </table:table-row>
      </table:table>
      <text:p text:style-name="P738">Use case Manage dishe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15">Use case ID</text:p>
          </table:table-cell>
          <table:table-cell table:style-name="Table17.B1" office:value-type="string">
            <text:p text:style-name="P39">UC-<text:span text:style-name="T133">4</text:span><text:span text:style-name="T106">.</text:span><text:span text:style-name="T198">3</text:span></text:p>
          </table:table-cell>
        </table:table-row>
        <table:table-row>
          <table:table-cell table:style-name="Table17.A2" office:value-type="string">
            <text:p text:style-name="P453">Use case name</text:p>
          </table:table-cell>
          <table:table-cell table:style-name="Table17.B2" office:value-type="string">
            <text:p text:style-name="P252">Manage <text:span text:style-name="T195">dishes</text:span></text:p>
          </table:table-cell>
        </table:table-row>
        <table:table-row>
          <table:table-cell table:style-name="Table17.A2" office:value-type="string">
            <text:p text:style-name="P490">Summary</text:p>
          </table:table-cell>
          <table:table-cell table:style-name="Table17.B2" office:value-type="string">
            <text:p text:style-name="P235">User want to <text:span text:style-name="T134">see, to modify branches in the system </text:span><text:span text:style-name="T135">based in permissions they have</text:span><text:span text:style-name="T134">.</text:span></text:p>
          </table:table-cell>
        </table:table-row>
        <table:table-row>
          <table:table-cell table:style-name="Table17.A2" office:value-type="string">
            <text:p text:style-name="P527">Actors</text:p>
          </table:table-cell>
          <table:table-cell table:style-name="Table17.B2" office:value-type="string">
            <text:p text:style-name="P76">Admin, <text:span text:style-name="T114">Manager</text:span></text:p>
          </table:table-cell>
        </table:table-row>
        <table:table-row>
          <table:table-cell table:style-name="Table17.A2" office:value-type="string">
            <text:p text:style-name="P564">Pre-condition</text:p>
          </table:table-cell>
          <table:table-cell table:style-name="Table17.B2" office:value-type="string">
            <text:p text:style-name="P105">User has logged in the system, <text:span text:style-name="T39">has valid session</text:span> at the time user request <text:span text:style-name="T21">to</text:span> <text:span text:style-name="T109">statistics function in specified aspect of system.</text:span></text:p>
            <text:p text:style-name="P256">User has right permission for each action they do.</text:p>
          </table:table-cell>
        </table:table-row>
        <table:table-row>
          <table:table-cell table:style-name="Table17.A2" office:value-type="string">
            <text:p text:style-name="P490">Post-condition</text:p>
          </table:table-cell>
          <table:table-cell table:style-name="Table17.B2" office:value-type="string">
            <text:p text:style-name="P256">System will reload data from system after user’s action is successful.</text:p>
          </table:table-cell>
        </table:table-row>
        <table:table-row table:style-name="Table17.7">
          <table:table-cell table:style-name="Table17.A2" office:value-type="string">
            <text:p text:style-name="P601">Basic flow</text:p>
          </table:table-cell>
          <table:table-cell table:style-name="Table17.B2" office:value-type="string">
            <text:p text:style-name="P188">1- <text:span text:style-name="T136">User has permission to access branches page, </text:span><text:span text:style-name="T147">who</text:span><text:span text:style-name="T136"> choose “Branches” to </text:span><text:span text:style-name="T138">access</text:span><text:span text:style-name="T136"> branches page.</text:span></text:p>
            <text:p text:style-name="P260">2- <text:span text:style-name="T137">System </text:span><text:span text:style-name="T139">will give user branches page with table of list branches.</text:span></text:p>
            <text:p text:style-name="P271"><text:span text:style-name="T143">3</text:span>- System check user’s right permission allows or denies.</text:p>
            <text:p text:style-name="P265"><text:span text:style-name="T143">4</text:span>- User choose<text:span text:style-name="T140">s </text:span><text:span text:style-name="T148">one of</text:span> function<text:span text:style-name="T148">s</text:span> <text:span text:style-name="T143">user has been allowed to access.</text:span></text:p>
            <text:p text:style-name="P265"><text:span text:style-name="T140">5</text:span>- If user choose “<text:span text:style-name="T145">View details</text:span>” function, go to use case <text:span text:style-name="T140">View</text:span> branch <text:span text:style-name="T149">details</text:span>. (ID: UC-4.<text:span text:style-name="T230">3</text:span>.<text:span text:style-name="T144">2)</text:span></text:p>
          </table:table-cell>
        </table:table-row>
        <table:table-row>
          <table:table-cell table:style-name="Table17.A2" office:value-type="string">
            <text:p text:style-name="P638">Alternative flow</text:p>
          </table:table-cell>
          <table:table-cell table:style-name="Table17.B2" office:value-type="string">
            <text:p text:style-name="P271">5.1- If user choose “<text:span text:style-name="T146">Add</text:span>” function, go to use case <text:span text:style-name="T144">Add</text:span> branch. (ID: UC-4.<text:span text:style-name="T230">3</text:span>.<text:span text:style-name="T144">1</text:span>). <text:span text:style-name="T142">End use case.</text:span></text:p>
            <text:p text:style-name="P271">5.2- If user choose “<text:span text:style-name="T196">Modify</text:span>” function, go to user case <text:span text:style-name="T146">Update</text:span> branch. <text:span text:style-name="T141">(ID: UC-4.</text:span><text:span text:style-name="T230">3</text:span><text:span text:style-name="T141">.3). </text:span><text:span text:style-name="T142">End use case.</text:span></text:p>
          </table:table-cell>
        </table:table-row>
        <table:table-row table:style-name="Table17.9">
          <table:table-cell table:style-name="Table17.A2" office:value-type="string">
            <text:p text:style-name="P675">Exception flow</text:p>
          </table:table-cell>
          <table:table-cell table:style-name="Table17.B2" office:value-type="string">
            <text:p text:style-name="P275">4.1 If user’s permission about function user has chosen is not listed in the system or denied, system will notify to user not having access to there.</text:p>
          </table:table-cell>
        </table:table-row>
      </table:table>
      <text:p text:style-name="P747">Use case Add <text:span text:style-name="T199">dish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19">Use case ID</text:p>
          </table:table-cell>
          <table:table-cell table:style-name="Table21.B1" office:value-type="string">
            <text:p text:style-name="P43">UC-<text:span text:style-name="T150">4.</text:span><text:span text:style-name="T200">3.1</text:span></text:p>
          </table:table-cell>
        </table:table-row>
        <table:table-row>
          <table:table-cell table:style-name="Table21.A2" office:value-type="string">
            <text:p text:style-name="P457">Use case name</text:p>
          </table:table-cell>
          <table:table-cell table:style-name="Table21.B2" office:value-type="string">
            <text:p text:style-name="P279">Add <text:span text:style-name="T202">dish</text:span></text:p>
          </table:table-cell>
        </table:table-row>
        <table:table-row>
          <table:table-cell table:style-name="Table21.A2" office:value-type="string">
            <text:p text:style-name="P494">Summary</text:p>
          </table:table-cell>
          <table:table-cell table:style-name="Table21.B2" office:value-type="string">
            <text:p text:style-name="P173">Admin wants to <text:span text:style-name="T151">open a new </text:span><text:span text:style-name="T202">dish</text:span><text:span text:style-name="T151"> in the system.</text:span></text:p>
          </table:table-cell>
        </table:table-row>
        <table:table-row>
          <table:table-cell table:style-name="Table21.A2" office:value-type="string">
            <text:p text:style-name="P531">Actors</text:p>
          </table:table-cell>
          <table:table-cell table:style-name="Table21.B2" office:value-type="string">
            <text:p text:style-name="P80">Admin</text:p>
          </table:table-cell>
        </table:table-row>
        <table:table-row>
          <table:table-cell table:style-name="Table21.A2" office:value-type="string">
            <text:p text:style-name="P568">Pre-condition</text:p>
          </table:table-cell>
          <table:table-cell table:style-name="Table21.B2" office:value-type="string">
            <text:p text:style-name="P109">User has logged in the system, <text:span text:style-name="T39">has valid session</text:span> at the time user request <text:span text:style-name="T21">to</text:span> <text:span text:style-name="T152">add a new </text:span><text:span text:style-name="T203">dish</text:span><text:span text:style-name="T152">.</text:span></text:p>
          </table:table-cell>
        </table:table-row>
        <table:table-row>
          <table:table-cell table:style-name="Table21.A2" office:value-type="string">
            <text:p text:style-name="P494">Post-condition</text:p>
          </table:table-cell>
          <table:table-cell table:style-name="Table21.B2" office:value-type="string">
            <text:p text:style-name="P300">None</text:p>
          </table:table-cell>
        </table:table-row>
        <text:soft-page-break/>
        <table:table-row>
          <table:table-cell table:style-name="Table21.A2" office:value-type="string">
            <text:p text:style-name="P605">Basic flow</text:p>
          </table:table-cell>
          <table:table-cell table:style-name="Table21.B2" office:value-type="string">
            <text:p text:style-name="P192">1- <text:span text:style-name="T54">User clicks “</text:span><text:span text:style-name="T154">Add </text:span><text:span text:style-name="T203">new</text:span><text:span text:style-name="T54">” button </text:span><text:span text:style-name="T155">in </text:span><text:span text:style-name="T203">dishes</text:span><text:span text:style-name="T155"> page.</text:span></text:p>
            <text:p text:style-name="P222">2- <text:span text:style-name="T157">System will bring user to add </text:span><text:span text:style-name="T204">dish</text:span><text:span text:style-name="T157"> page.</text:span></text:p>
            <text:p text:style-name="P229">3- <text:span text:style-name="T157">User fills out form boxes, required with * attributes.</text:span></text:p>
            <text:p text:style-name="P285">4- User clicks “Save” button.</text:p>
            <text:p text:style-name="P286">5- System receives all information above, processes them <text:span text:style-name="T206">and saves them into system</text:span>.</text:p>
            <text:p text:style-name="P285">6- If there aren’t any errors, system will send to user a success notice <text:span text:style-name="T158">and back user to previous page.</text:span></text:p>
          </table:table-cell>
        </table:table-row>
        <table:table-row>
          <table:table-cell table:style-name="Table21.A2" office:value-type="string">
            <text:p text:style-name="P642">Alternative flow</text:p>
          </table:table-cell>
          <table:table-cell table:style-name="Table21.B2" office:value-type="string">
            <text:p text:style-name="P292">4.1- If user clicks “Discard” button, end use case.</text:p>
          </table:table-cell>
        </table:table-row>
        <table:table-row table:style-name="Table21.9">
          <table:table-cell table:style-name="Table21.A2" office:value-type="string">
            <text:p text:style-name="P679">Exception flow</text:p>
          </table:table-cell>
          <table:table-cell table:style-name="Table21.B2" office:value-type="string">
            <text:p text:style-name="P308">6.1- If error occurs in any ways, system will discard all steps and notify to people about fails adding <text:span text:style-name="T205">dish</text:span>. <text:span text:style-name="T159">End use case.</text:span></text:p>
          </table:table-cell>
        </table:table-row>
      </table:table>
      <text:p text:style-name="P752">Use case View <text:span text:style-name="T207">dish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719">Use case ID</text:p>
          </table:table-cell>
          <table:table-cell table:style-name="Table22.B1" office:value-type="string">
            <text:p text:style-name="P43">UC-<text:span text:style-name="T150">4.</text:span><text:span text:style-name="T201">3.2</text:span></text:p>
          </table:table-cell>
        </table:table-row>
        <table:table-row>
          <table:table-cell table:style-name="Table22.A2" office:value-type="string">
            <text:p text:style-name="P457">Use case name</text:p>
          </table:table-cell>
          <table:table-cell table:style-name="Table22.B2" office:value-type="string">
            <text:p text:style-name="P312">View <text:span text:style-name="T209">dish</text:span></text:p>
          </table:table-cell>
        </table:table-row>
        <table:table-row>
          <table:table-cell table:style-name="Table22.A2" office:value-type="string">
            <text:p text:style-name="P494">Summary</text:p>
          </table:table-cell>
          <table:table-cell table:style-name="Table22.B2" office:value-type="string">
            <text:p text:style-name="P173">Admin wants to <text:span text:style-name="T161">view more about a specified </text:span><text:span text:style-name="T209">dish</text:span><text:span text:style-name="T161"> in system.</text:span></text:p>
          </table:table-cell>
        </table:table-row>
        <table:table-row>
          <table:table-cell table:style-name="Table22.A2" office:value-type="string">
            <text:p text:style-name="P531">Actors</text:p>
          </table:table-cell>
          <table:table-cell table:style-name="Table22.B2" office:value-type="string">
            <text:p text:style-name="P80">Admin, <text:span text:style-name="T162">Manager, Waiter</text:span></text:p>
          </table:table-cell>
        </table:table-row>
        <table:table-row>
          <table:table-cell table:style-name="Table22.A2" office:value-type="string">
            <text:p text:style-name="P568">Pre-condition</text:p>
          </table:table-cell>
          <table:table-cell table:style-name="Table22.B2" office:value-type="string">
            <text:p text:style-name="P109">User has logged in the system, <text:span text:style-name="T39">has valid session</text:span> at the time user request <text:span text:style-name="T21">to</text:span> <text:span text:style-name="T184">view branch details.</text:span></text:p>
          </table:table-cell>
        </table:table-row>
        <table:table-row>
          <table:table-cell table:style-name="Table22.A2" office:value-type="string">
            <text:p text:style-name="P494">Post-condition</text:p>
          </table:table-cell>
          <table:table-cell table:style-name="Table22.B2" office:value-type="string">
            <text:p text:style-name="P300">None</text:p>
          </table:table-cell>
        </table:table-row>
        <table:table-row>
          <table:table-cell table:style-name="Table22.A2" office:value-type="string">
            <text:p text:style-name="P605">Basic flow</text:p>
          </table:table-cell>
          <table:table-cell table:style-name="Table22.B2" office:value-type="string">
            <text:p text:style-name="P192">1- <text:span text:style-name="T54">User clicks “</text:span><text:span text:style-name="T163">View</text:span><text:span text:style-name="T54">” button </text:span><text:span text:style-name="T155">in branch</text:span><text:span text:style-name="T156">es</text:span><text:span text:style-name="T155"> page </text:span><text:span text:style-name="T163">or choose </text:span><text:span text:style-name="T210">dish in menu with Waiter.</text:span></text:p>
            <text:p text:style-name="P222">2- <text:span text:style-name="T157">System will bring user to </text:span><text:span text:style-name="T163">view</text:span><text:span text:style-name="T157"> </text:span><text:span text:style-name="T212">dish</text:span><text:span text:style-name="T157"> page </text:span><text:span text:style-name="T163">with details of that </text:span><text:span text:style-name="T211">dish</text:span><text:span text:style-name="T163">.</text:span></text:p>
          </table:table-cell>
        </table:table-row>
        <table:table-row>
          <table:table-cell table:style-name="Table22.A2" office:value-type="string">
            <text:p text:style-name="P642">Alternative flow</text:p>
          </table:table-cell>
          <table:table-cell table:style-name="Table22.B2" office:value-type="string">
            <text:p text:style-name="P316">None</text:p>
          </table:table-cell>
        </table:table-row>
        <table:table-row table:style-name="Table22.9">
          <table:table-cell table:style-name="Table22.A2" office:value-type="string">
            <text:p text:style-name="P679">Exception flow</text:p>
          </table:table-cell>
          <table:table-cell table:style-name="Table22.B2" office:value-type="string">
            <text:p text:style-name="P316">2.1- If system has any errors while getting data, system will show user fails notice.</text:p>
          </table:table-cell>
        </table:table-row>
      </table:table>
      <text:p text:style-name="P752">Use case Update <text:span text:style-name="T213">dish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719">Use case ID</text:p>
          </table:table-cell>
          <table:table-cell table:style-name="Table23.B1" office:value-type="string">
            <text:p text:style-name="P43">UC-<text:span text:style-name="T150">4.</text:span><text:span text:style-name="T201">3</text:span><text:span text:style-name="T150">.</text:span><text:span text:style-name="T164">3</text:span></text:p>
          </table:table-cell>
        </table:table-row>
        <table:table-row>
          <table:table-cell table:style-name="Table23.A2" office:value-type="string">
            <text:p text:style-name="P457">Use case name</text:p>
          </table:table-cell>
          <table:table-cell table:style-name="Table23.B2" office:value-type="string">
            <text:p text:style-name="P320">Update <text:span text:style-name="T213">dish</text:span></text:p>
          </table:table-cell>
        </table:table-row>
        <table:table-row>
          <table:table-cell table:style-name="Table23.A2" office:value-type="string">
            <text:p text:style-name="P494">Summary</text:p>
          </table:table-cell>
          <table:table-cell table:style-name="Table23.B2" office:value-type="string">
            <text:p text:style-name="P173">Admin wants to <text:span text:style-name="T165">update</text:span><text:span text:style-name="T151"> a </text:span><text:span text:style-name="T165">specified</text:span><text:span text:style-name="T151"> </text:span><text:span text:style-name="T214">dish</text:span><text:span text:style-name="T151"> in the system.</text:span></text:p>
          </table:table-cell>
        </table:table-row>
        <table:table-row>
          <table:table-cell table:style-name="Table23.A2" office:value-type="string">
            <text:p text:style-name="P531">Actors</text:p>
          </table:table-cell>
          <table:table-cell table:style-name="Table23.B2" office:value-type="string">
            <text:p text:style-name="P80">Admin, <text:span text:style-name="T166">Manager</text:span></text:p>
          </table:table-cell>
        </table:table-row>
        <table:table-row>
          <table:table-cell table:style-name="Table23.A2" office:value-type="string">
            <text:p text:style-name="P568">Pre-condition</text:p>
          </table:table-cell>
          <table:table-cell table:style-name="Table23.B2" office:value-type="string">
            <text:p text:style-name="P109">User has logged in the system, <text:span text:style-name="T39">has valid session</text:span> at the time user request <text:span text:style-name="T21">to</text:span> <text:span text:style-name="T184">update </text:span><text:span text:style-name="T215">dish</text:span><text:span text:style-name="T184">.</text:span></text:p>
          </table:table-cell>
        </table:table-row>
        <table:table-row>
          <table:table-cell table:style-name="Table23.A2" office:value-type="string">
            <text:p text:style-name="P494">Post-condition</text:p>
          </table:table-cell>
          <table:table-cell table:style-name="Table23.B2" office:value-type="string">
            <text:p text:style-name="P300">None</text:p>
          </table:table-cell>
        </table:table-row>
        <table:table-row>
          <table:table-cell table:style-name="Table23.A2" office:value-type="string">
            <text:p text:style-name="P605">Basic flow</text:p>
          </table:table-cell>
          <table:table-cell table:style-name="Table23.B2" office:value-type="string">
            <text:p text:style-name="P192">1- <text:span text:style-name="T54">User clicks “</text:span><text:span text:style-name="T167">Modify</text:span><text:span text:style-name="T54">” button </text:span><text:span text:style-name="T168">at a specified </text:span><text:span text:style-name="T216">dish</text:span><text:span text:style-name="T54"> </text:span><text:span text:style-name="T155">in </text:span><text:span text:style-name="T216">dishes</text:span><text:span text:style-name="T155"> page.</text:span></text:p>
            <text:p text:style-name="P222">2- <text:span text:style-name="T157">System will bring user to </text:span><text:span text:style-name="T169">update</text:span><text:span text:style-name="T157"> </text:span><text:span text:style-name="T217">dish</text:span><text:span text:style-name="T157"> page </text:span><text:span text:style-name="T169">with filled form from a specified </text:span><text:span text:style-name="T217">dish</text:span><text:span text:style-name="T169"> user had chosen to modify above</text:span><text:span text:style-name="T157">.</text:span></text:p>
            <text:p text:style-name="P229">3- <text:span text:style-name="T157">User </text:span><text:span text:style-name="T170">modifies some</text:span><text:span text:style-name="T157">, required with * attributes </text:span><text:span text:style-name="T171">and some attributes </text:span><text:soft-page-break/><text:span text:style-name="T171">will be read-only (cannot change)</text:span><text:span text:style-name="T157">.</text:span></text:p>
            <text:p text:style-name="P285">4- User clicks “Save <text:span text:style-name="T170">changes</text:span>” button.</text:p>
            <text:p text:style-name="P285">5- System receives all information above, processes them.</text:p>
            <text:p text:style-name="P285">6- If there aren’t any errors, system will send to user a success notice <text:span text:style-name="T158">and back user to previous page.</text:span></text:p>
          </table:table-cell>
        </table:table-row>
        <table:table-row>
          <table:table-cell table:style-name="Table23.A2" office:value-type="string">
            <text:p text:style-name="P642">Alternative flow</text:p>
          </table:table-cell>
          <table:table-cell table:style-name="Table23.B2" office:value-type="string">
            <text:p text:style-name="P325">3.1- If user click “Deactivate <text:span text:style-name="T218">this dish</text:span>” button, <text:span text:style-name="T180">continue to step 5 </text:span><text:span text:style-name="T181">without any data from form above</text:span><text:span text:style-name="T180">.</text:span></text:p>
            <text:p text:style-name="P292">4.1- If user clicks “Discard <text:span text:style-name="T220">all changes</text:span>” button, end use case.</text:p>
          </table:table-cell>
        </table:table-row>
        <table:table-row table:style-name="Table23.9">
          <table:table-cell table:style-name="Table23.A2" office:value-type="string">
            <text:p text:style-name="P679">Exception flow</text:p>
          </table:table-cell>
          <table:table-cell table:style-name="Table23.B2" office:value-type="string">
            <text:p text:style-name="P308">6.1- If error occurs in any ways, system will discard all steps and notify to people about fails <text:span text:style-name="T170">updating</text:span> branch. <text:span text:style-name="T159">End use case.</text:span></text:p>
          </table:table-cell>
        </table:table-row>
      </table:table>
      <text:p text:style-name="P739">Use case Manage wedding services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720">Use case ID</text:p>
          </table:table-cell>
          <table:table-cell table:style-name="Table24.B1" office:value-type="string">
            <text:p text:style-name="P44">UC-<text:span text:style-name="T133">4</text:span><text:span text:style-name="T106">.</text:span><text:span text:style-name="T221">4</text:span></text:p>
          </table:table-cell>
        </table:table-row>
        <table:table-row>
          <table:table-cell table:style-name="Table24.A2" office:value-type="string">
            <text:p text:style-name="P458">Use case name</text:p>
          </table:table-cell>
          <table:table-cell table:style-name="Table24.B2" office:value-type="string">
            <text:p text:style-name="P253">Manage <text:span text:style-name="T222">wedding services</text:span></text:p>
          </table:table-cell>
        </table:table-row>
        <table:table-row>
          <table:table-cell table:style-name="Table24.A2" office:value-type="string">
            <text:p text:style-name="P495">Summary</text:p>
          </table:table-cell>
          <table:table-cell table:style-name="Table24.B2" office:value-type="string">
            <text:p text:style-name="P236">User want to <text:span text:style-name="T134">see, to modify </text:span><text:span text:style-name="T223">wedding services</text:span><text:span text:style-name="T134"> in the system </text:span><text:span text:style-name="T135">based in permissions they have</text:span><text:span text:style-name="T134">.</text:span></text:p>
          </table:table-cell>
        </table:table-row>
        <table:table-row>
          <table:table-cell table:style-name="Table24.A2" office:value-type="string">
            <text:p text:style-name="P532">Actors</text:p>
          </table:table-cell>
          <table:table-cell table:style-name="Table24.B2" office:value-type="string">
            <text:p text:style-name="P81">Admin, <text:span text:style-name="T114">Manager</text:span></text:p>
          </table:table-cell>
        </table:table-row>
        <table:table-row>
          <table:table-cell table:style-name="Table24.A2" office:value-type="string">
            <text:p text:style-name="P569">Pre-condition</text:p>
          </table:table-cell>
          <table:table-cell table:style-name="Table24.B2" office:value-type="string">
            <text:p text:style-name="P110">User has logged in the system, <text:span text:style-name="T39">has valid session</text:span> at the time user request <text:span text:style-name="T21">to</text:span> <text:span text:style-name="T109">statistics function in specified aspect of system.</text:span></text:p>
            <text:p text:style-name="P257">User has right permission for each action they do.</text:p>
          </table:table-cell>
        </table:table-row>
        <table:table-row>
          <table:table-cell table:style-name="Table24.A2" office:value-type="string">
            <text:p text:style-name="P495">Post-condition</text:p>
          </table:table-cell>
          <table:table-cell table:style-name="Table24.B2" office:value-type="string">
            <text:p text:style-name="P257">System will reload data from system after user’s action is successful.</text:p>
          </table:table-cell>
        </table:table-row>
        <table:table-row table:style-name="Table24.7">
          <table:table-cell table:style-name="Table24.A2" office:value-type="string">
            <text:p text:style-name="P606">Basic flow</text:p>
          </table:table-cell>
          <table:table-cell table:style-name="Table24.B2" office:value-type="string">
            <text:p text:style-name="P193">1- <text:span text:style-name="T136">User has permission to access </text:span><text:span text:style-name="T223">weddings services</text:span><text:span text:style-name="T136"> page, </text:span><text:span text:style-name="T147">who</text:span><text:span text:style-name="T136"> choose “</text:span><text:span text:style-name="T223">Wedding Services</text:span><text:span text:style-name="T136">” to </text:span><text:span text:style-name="T138">access</text:span><text:span text:style-name="T136"> </text:span><text:span text:style-name="T224">wedding services</text:span><text:span text:style-name="T136"> page.</text:span></text:p>
            <text:p text:style-name="P261">2- <text:span text:style-name="T137">System </text:span><text:span text:style-name="T139">will give user </text:span><text:span text:style-name="T224">services</text:span><text:span text:style-name="T139"> page with table of list </text:span><text:span text:style-name="T224">wedding services</text:span><text:span text:style-name="T139">.</text:span></text:p>
            <text:p text:style-name="P272"><text:span text:style-name="T143">3</text:span>- System check user’s right permission allows or denies.</text:p>
            <text:p text:style-name="P266"><text:span text:style-name="T143">4</text:span>- User choose<text:span text:style-name="T140">s </text:span><text:span text:style-name="T148">one of</text:span> function<text:span text:style-name="T148">s</text:span> <text:span text:style-name="T143">user has been allowed to access.</text:span></text:p>
            <text:p text:style-name="P266"><text:span text:style-name="T140">5</text:span>- If user choose “<text:span text:style-name="T145">View details</text:span>” function, go to use case <text:span text:style-name="T140">View</text:span> <text:span text:style-name="T225">service</text:span> <text:span text:style-name="T149">details</text:span>. (ID: UC-4.<text:span text:style-name="T227">4</text:span>.<text:span text:style-name="T144">2)</text:span></text:p>
          </table:table-cell>
        </table:table-row>
        <table:table-row>
          <table:table-cell table:style-name="Table24.A2" office:value-type="string">
            <text:p text:style-name="P643">Alternative flow</text:p>
          </table:table-cell>
          <table:table-cell table:style-name="Table24.B2" office:value-type="string">
            <text:p text:style-name="P272">5.1- If user choose “<text:span text:style-name="T146">Add</text:span>” function, go to use case <text:span text:style-name="T144">Add</text:span> <text:span text:style-name="T226">service</text:span>. (ID: UC-4.<text:span text:style-name="T227">4</text:span>.<text:span text:style-name="T144">1</text:span>). <text:span text:style-name="T142">End use case.</text:span></text:p>
            <text:p text:style-name="P272">5.2- If user choose “<text:span text:style-name="T196">Modify</text:span>” function, go to user case <text:span text:style-name="T146">Update</text:span> <text:span text:style-name="T226">service</text:span>. <text:span text:style-name="T141">(ID: UC-4.</text:span><text:span text:style-name="T227">4</text:span><text:span text:style-name="T141">.3). </text:span><text:span text:style-name="T142">End use case.</text:span></text:p>
          </table:table-cell>
        </table:table-row>
        <table:table-row table:style-name="Table24.9">
          <table:table-cell table:style-name="Table24.A2" office:value-type="string">
            <text:p text:style-name="P680">Exception flow</text:p>
          </table:table-cell>
          <table:table-cell table:style-name="Table24.B2" office:value-type="string">
            <text:p text:style-name="P276">4.1 If user’s permission about function user has chosen is not listed in the system or denied, system will notify to user not having access to there.</text:p>
          </table:table-cell>
        </table:table-row>
      </table:table>
      <text:p text:style-name="P748">Use case Add <text:span text:style-name="T228">service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720">Use case ID</text:p>
          </table:table-cell>
          <table:table-cell table:style-name="Table25.B1" office:value-type="string">
            <text:p text:style-name="P44">UC-<text:span text:style-name="T150">4.</text:span><text:span text:style-name="T230">4</text:span><text:span text:style-name="T200">.1</text:span></text:p>
          </table:table-cell>
        </table:table-row>
        <table:table-row>
          <table:table-cell table:style-name="Table25.A2" office:value-type="string">
            <text:p text:style-name="P458">Use case name</text:p>
          </table:table-cell>
          <table:table-cell table:style-name="Table25.B2" office:value-type="string">
            <text:p text:style-name="P280">Add <text:span text:style-name="T231">service</text:span></text:p>
          </table:table-cell>
        </table:table-row>
        <table:table-row>
          <table:table-cell table:style-name="Table25.A2" office:value-type="string">
            <text:p text:style-name="P495">Summary</text:p>
          </table:table-cell>
          <table:table-cell table:style-name="Table25.B2" office:value-type="string">
            <text:p text:style-name="P174">Admin wants to <text:span text:style-name="T151">open a new </text:span><text:span text:style-name="T231">wedding service</text:span><text:span text:style-name="T151"> in the system.</text:span></text:p>
          </table:table-cell>
        </table:table-row>
        <text:soft-page-break/>
        <table:table-row>
          <table:table-cell table:style-name="Table25.A2" office:value-type="string">
            <text:p text:style-name="P532">Actors</text:p>
          </table:table-cell>
          <table:table-cell table:style-name="Table25.B2" office:value-type="string">
            <text:p text:style-name="P81">Admin</text:p>
          </table:table-cell>
        </table:table-row>
        <table:table-row>
          <table:table-cell table:style-name="Table25.A2" office:value-type="string">
            <text:p text:style-name="P569">Pre-condition</text:p>
          </table:table-cell>
          <table:table-cell table:style-name="Table25.B2" office:value-type="string">
            <text:p text:style-name="P110">User has logged in the system, <text:span text:style-name="T39">has valid session</text:span> at the time user request <text:span text:style-name="T21">to</text:span> <text:span text:style-name="T152">add a new </text:span><text:span text:style-name="T232">wedding service</text:span><text:span text:style-name="T152">.</text:span></text:p>
          </table:table-cell>
        </table:table-row>
        <table:table-row>
          <table:table-cell table:style-name="Table25.A2" office:value-type="string">
            <text:p text:style-name="P495">Post-condition</text:p>
          </table:table-cell>
          <table:table-cell table:style-name="Table25.B2" office:value-type="string">
            <text:p text:style-name="P301">None</text:p>
          </table:table-cell>
        </table:table-row>
        <table:table-row>
          <table:table-cell table:style-name="Table25.A2" office:value-type="string">
            <text:p text:style-name="P606">Basic flow</text:p>
          </table:table-cell>
          <table:table-cell table:style-name="Table25.B2" office:value-type="string">
            <text:p text:style-name="P193">1- <text:span text:style-name="T54">User clicks “</text:span><text:span text:style-name="T154">Add </text:span><text:span text:style-name="T203">new</text:span><text:span text:style-name="T54">” button </text:span><text:span text:style-name="T155">in </text:span><text:span text:style-name="T203">dishes</text:span><text:span text:style-name="T155"> page.</text:span></text:p>
            <text:p text:style-name="P223">2- <text:span text:style-name="T157">System will bring user to add </text:span><text:span text:style-name="T232">service</text:span><text:span text:style-name="T157"> page.</text:span></text:p>
            <text:p text:style-name="P230">3- <text:span text:style-name="T157">User fills out form boxes, required with * attributes.</text:span></text:p>
            <text:p text:style-name="P287">4- User clicks “Save” button.</text:p>
            <text:p text:style-name="P287">5- System receives all information above, processes them <text:span text:style-name="T206">and saves them into system</text:span>.</text:p>
            <text:p text:style-name="P287">6- If there aren’t any errors, system will send to user a success notice <text:span text:style-name="T158">and back user to previous page.</text:span></text:p>
          </table:table-cell>
        </table:table-row>
        <table:table-row>
          <table:table-cell table:style-name="Table25.A2" office:value-type="string">
            <text:p text:style-name="P643">Alternative flow</text:p>
          </table:table-cell>
          <table:table-cell table:style-name="Table25.B2" office:value-type="string">
            <text:p text:style-name="P293">4.1- If user clicks “Discard” button, end use case.</text:p>
          </table:table-cell>
        </table:table-row>
        <table:table-row table:style-name="Table25.9">
          <table:table-cell table:style-name="Table25.A2" office:value-type="string">
            <text:p text:style-name="P680">Exception flow</text:p>
          </table:table-cell>
          <table:table-cell table:style-name="Table25.B2" office:value-type="string">
            <text:p text:style-name="P309">6.1- If error occurs in any ways, system will discard all steps and notify to people about fails adding <text:span text:style-name="T232">wedding service</text:span>. <text:span text:style-name="T159">End use case.</text:span></text:p>
          </table:table-cell>
        </table:table-row>
      </table:table>
      <text:p text:style-name="P753">Use case View <text:span text:style-name="T229">service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720">Use case ID</text:p>
          </table:table-cell>
          <table:table-cell table:style-name="Table26.B1" office:value-type="string">
            <text:p text:style-name="P44">UC-<text:span text:style-name="T150">4.</text:span><text:span text:style-name="T230">4</text:span><text:span text:style-name="T201">.2</text:span></text:p>
          </table:table-cell>
        </table:table-row>
        <table:table-row>
          <table:table-cell table:style-name="Table26.A2" office:value-type="string">
            <text:p text:style-name="P458">Use case name</text:p>
          </table:table-cell>
          <table:table-cell table:style-name="Table26.B2" office:value-type="string">
            <text:p text:style-name="P313">View <text:span text:style-name="T233">service</text:span></text:p>
          </table:table-cell>
        </table:table-row>
        <table:table-row>
          <table:table-cell table:style-name="Table26.A2" office:value-type="string">
            <text:p text:style-name="P495">Summary</text:p>
          </table:table-cell>
          <table:table-cell table:style-name="Table26.B2" office:value-type="string">
            <text:p text:style-name="P174">Admin wants to <text:span text:style-name="T161">view more about a specified </text:span><text:span text:style-name="T233">wedding service</text:span><text:span text:style-name="T161"> in system.</text:span></text:p>
          </table:table-cell>
        </table:table-row>
        <table:table-row>
          <table:table-cell table:style-name="Table26.A2" office:value-type="string">
            <text:p text:style-name="P532">Actors</text:p>
          </table:table-cell>
          <table:table-cell table:style-name="Table26.B2" office:value-type="string">
            <text:p text:style-name="P81">Admin, <text:span text:style-name="T162">Manager, Waiter</text:span></text:p>
          </table:table-cell>
        </table:table-row>
        <table:table-row>
          <table:table-cell table:style-name="Table26.A2" office:value-type="string">
            <text:p text:style-name="P569">Pre-condition</text:p>
          </table:table-cell>
          <table:table-cell table:style-name="Table26.B2" office:value-type="string">
            <text:p text:style-name="P110">User has logged in the system, <text:span text:style-name="T39">has valid session</text:span> at the time user request <text:span text:style-name="T21">to</text:span> <text:span text:style-name="T184">view </text:span><text:span text:style-name="T233">wedding service</text:span><text:span text:style-name="T184"> details.</text:span></text:p>
          </table:table-cell>
        </table:table-row>
        <table:table-row>
          <table:table-cell table:style-name="Table26.A2" office:value-type="string">
            <text:p text:style-name="P495">Post-condition</text:p>
          </table:table-cell>
          <table:table-cell table:style-name="Table26.B2" office:value-type="string">
            <text:p text:style-name="P301">None</text:p>
          </table:table-cell>
        </table:table-row>
        <table:table-row>
          <table:table-cell table:style-name="Table26.A2" office:value-type="string">
            <text:p text:style-name="P606">Basic flow</text:p>
          </table:table-cell>
          <table:table-cell table:style-name="Table26.B2" office:value-type="string">
            <text:p text:style-name="P193">1- <text:span text:style-name="T54">User clicks “</text:span><text:span text:style-name="T163">View</text:span><text:span text:style-name="T54">” button </text:span><text:span text:style-name="T155">in </text:span><text:span text:style-name="T233">wedding services</text:span><text:span text:style-name="T155"> page </text:span><text:span text:style-name="T163">or choose </text:span><text:span text:style-name="T233">service</text:span><text:span text:style-name="T210"> in “</text:span><text:span text:style-name="T233">Wedding services</text:span><text:span text:style-name="T210">” with Waiter.</text:span></text:p>
            <text:p text:style-name="P223">2- <text:span text:style-name="T157">System will bring user to </text:span><text:span text:style-name="T163">view</text:span><text:span text:style-name="T157"> </text:span><text:span text:style-name="T234">wedding service </text:span><text:span text:style-name="T157">page </text:span><text:span text:style-name="T163">with details of that </text:span><text:span text:style-name="T235">service</text:span><text:span text:style-name="T163">.</text:span></text:p>
          </table:table-cell>
        </table:table-row>
        <table:table-row>
          <table:table-cell table:style-name="Table26.A2" office:value-type="string">
            <text:p text:style-name="P643">Alternative flow</text:p>
          </table:table-cell>
          <table:table-cell table:style-name="Table26.B2" office:value-type="string">
            <text:p text:style-name="P317">None</text:p>
          </table:table-cell>
        </table:table-row>
        <table:table-row table:style-name="Table26.9">
          <table:table-cell table:style-name="Table26.A2" office:value-type="string">
            <text:p text:style-name="P680">Exception flow</text:p>
          </table:table-cell>
          <table:table-cell table:style-name="Table26.B2" office:value-type="string">
            <text:p text:style-name="P317">2.1- If system has any errors while getting data, system will show user fails notice.</text:p>
          </table:table-cell>
        </table:table-row>
      </table:table>
      <text:p text:style-name="P753">Use case Update <text:span text:style-name="T229">service</text:span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720">Use case ID</text:p>
          </table:table-cell>
          <table:table-cell table:style-name="Table27.B1" office:value-type="string">
            <text:p text:style-name="P44">UC-<text:span text:style-name="T150">4.</text:span><text:span text:style-name="T230">4</text:span><text:span text:style-name="T150">.</text:span><text:span text:style-name="T164">3</text:span></text:p>
          </table:table-cell>
        </table:table-row>
        <table:table-row>
          <table:table-cell table:style-name="Table27.A2" office:value-type="string">
            <text:p text:style-name="P458">Use case name</text:p>
          </table:table-cell>
          <table:table-cell table:style-name="Table27.B2" office:value-type="string">
            <text:p text:style-name="P321">Update <text:span text:style-name="T236">service</text:span></text:p>
          </table:table-cell>
        </table:table-row>
        <table:table-row>
          <table:table-cell table:style-name="Table27.A2" office:value-type="string">
            <text:p text:style-name="P495">Summary</text:p>
          </table:table-cell>
          <table:table-cell table:style-name="Table27.B2" office:value-type="string">
            <text:p text:style-name="P174">Admin wants to <text:span text:style-name="T165">update</text:span><text:span text:style-name="T151"> a </text:span><text:span text:style-name="T165">specified</text:span><text:span text:style-name="T151"> </text:span><text:span text:style-name="T236">wedding service</text:span><text:span text:style-name="T151"> in the system.</text:span></text:p>
          </table:table-cell>
        </table:table-row>
        <table:table-row>
          <table:table-cell table:style-name="Table27.A2" office:value-type="string">
            <text:p text:style-name="P532">Actors</text:p>
          </table:table-cell>
          <table:table-cell table:style-name="Table27.B2" office:value-type="string">
            <text:p text:style-name="P81">Admin, <text:span text:style-name="T166">Manager</text:span></text:p>
          </table:table-cell>
        </table:table-row>
        <table:table-row>
          <table:table-cell table:style-name="Table27.A2" office:value-type="string">
            <text:p text:style-name="P569">Pre-condition</text:p>
          </table:table-cell>
          <table:table-cell table:style-name="Table27.B2" office:value-type="string">
            <text:p text:style-name="P110">User has logged in the system, <text:span text:style-name="T39">has valid session</text:span> at the time user <text:soft-page-break/>request <text:span text:style-name="T21">to</text:span> <text:span text:style-name="T184">update </text:span><text:span text:style-name="T236">wedding service</text:span><text:span text:style-name="T184">.</text:span></text:p>
          </table:table-cell>
        </table:table-row>
        <table:table-row>
          <table:table-cell table:style-name="Table27.A2" office:value-type="string">
            <text:p text:style-name="P495">Post-condition</text:p>
          </table:table-cell>
          <table:table-cell table:style-name="Table27.B2" office:value-type="string">
            <text:p text:style-name="P301">None</text:p>
          </table:table-cell>
        </table:table-row>
        <table:table-row>
          <table:table-cell table:style-name="Table27.A2" office:value-type="string">
            <text:p text:style-name="P606">Basic flow</text:p>
          </table:table-cell>
          <table:table-cell table:style-name="Table27.B2" office:value-type="string">
            <text:p text:style-name="P193">1- <text:span text:style-name="T54">User clicks “</text:span><text:span text:style-name="T167">Modify</text:span><text:span text:style-name="T54">” button </text:span><text:span text:style-name="T168">at a specified </text:span><text:span text:style-name="T236">service</text:span><text:span text:style-name="T54"> </text:span><text:span text:style-name="T155">in </text:span><text:span text:style-name="T236">wedding services</text:span><text:span text:style-name="T155"> page.</text:span></text:p>
            <text:p text:style-name="P223">2- <text:span text:style-name="T157">System will bring user to </text:span><text:span text:style-name="T169">update</text:span><text:span text:style-name="T157"> </text:span><text:span text:style-name="T236">wedding service</text:span><text:span text:style-name="T157"> page </text:span><text:span text:style-name="T169">with filled form from a specified </text:span><text:span text:style-name="T236">service</text:span><text:span text:style-name="T169"> user had chosen to modify above</text:span><text:span text:style-name="T157">.</text:span></text:p>
            <text:p text:style-name="P230">3- <text:span text:style-name="T157">User </text:span><text:span text:style-name="T170">modifies some</text:span><text:span text:style-name="T157">, required with * attributes </text:span><text:span text:style-name="T171">and some attributes will be read-only (cannot change)</text:span><text:span text:style-name="T157">.</text:span></text:p>
            <text:p text:style-name="P287">4- User clicks “Save <text:span text:style-name="T170">changes</text:span>” button.</text:p>
            <text:p text:style-name="P287">5- System receives all information above, processes them.</text:p>
            <text:p text:style-name="P287">6- If there aren’t any errors, system will send to user a success notice <text:span text:style-name="T158">and back user to previous page.</text:span></text:p>
          </table:table-cell>
        </table:table-row>
        <table:table-row>
          <table:table-cell table:style-name="Table27.A2" office:value-type="string">
            <text:p text:style-name="P643">Alternative flow</text:p>
          </table:table-cell>
          <table:table-cell table:style-name="Table27.B2" office:value-type="string">
            <text:p text:style-name="P326">3.1- If user click “Deactivate <text:span text:style-name="T218">this </text:span><text:span text:style-name="T236">service</text:span>” button, <text:span text:style-name="T180">continue to step 5 </text:span><text:span text:style-name="T181">without any data from form above</text:span><text:span text:style-name="T180">.</text:span></text:p>
            <text:p text:style-name="P293">4.1- If user clicks “Discard <text:span text:style-name="T220">all changes</text:span>” button, end use case.</text:p>
          </table:table-cell>
        </table:table-row>
        <table:table-row table:style-name="Table27.9">
          <table:table-cell table:style-name="Table27.A2" office:value-type="string">
            <text:p text:style-name="P680">Exception flow</text:p>
          </table:table-cell>
          <table:table-cell table:style-name="Table27.B2" office:value-type="string">
            <text:p text:style-name="P309">6.1- If error occurs in any ways, system will discard all steps and notify to people about fails <text:span text:style-name="T170">updating</text:span> <text:span text:style-name="T236">wedding service</text:span>. <text:span text:style-name="T159">End use case.</text:span></text:p>
          </table:table-cell>
        </table:table-row>
      </table:table>
      <text:p text:style-name="P745">Use case Manage users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735">Use case ID</text:p>
          </table:table-cell>
          <table:table-cell table:style-name="Table43.B1" office:value-type="string">
            <text:p text:style-name="P435">UC-4.5</text:p>
          </table:table-cell>
        </table:table-row>
        <table:table-row>
          <table:table-cell table:style-name="Table43.A2" office:value-type="string">
            <text:p text:style-name="P473">Use case name</text:p>
          </table:table-cell>
          <table:table-cell table:style-name="Table43.B2" office:value-type="string">
            <text:p text:style-name="P328">Manage <text:span text:style-name="T326">users</text:span></text:p>
          </table:table-cell>
        </table:table-row>
        <table:table-row>
          <table:table-cell table:style-name="Table43.A2" office:value-type="string">
            <text:p text:style-name="P510">Summary</text:p>
          </table:table-cell>
          <table:table-cell table:style-name="Table43.B2" office:value-type="string">
            <text:p text:style-name="P330">Admin wants to <text:span text:style-name="T327">view, create, hire employee, update user information.</text:span></text:p>
          </table:table-cell>
        </table:table-row>
        <table:table-row>
          <table:table-cell table:style-name="Table43.A2" office:value-type="string">
            <text:p text:style-name="P547">Actors</text:p>
          </table:table-cell>
          <table:table-cell table:style-name="Table43.B2" office:value-type="string">
            <text:p text:style-name="P436">Admin, Manager</text:p>
          </table:table-cell>
        </table:table-row>
        <table:table-row>
          <table:table-cell table:style-name="Table43.A2" office:value-type="string">
            <text:p text:style-name="P584">Pre-condition</text:p>
          </table:table-cell>
          <table:table-cell table:style-name="Table43.B2" office:value-type="string">
            <text:p text:style-name="P782">User has logged in the system, <text:span text:style-name="T39">has valid session</text:span> at the time user request <text:span text:style-name="T21">to </text:span><text:span text:style-name="T334">manager user</text:span><text:span text:style-name="T335">s</text:span><text:span text:style-name="T334">.</text:span></text:p>
            <text:p text:style-name="P808">User has right permission to access that.</text:p>
          </table:table-cell>
        </table:table-row>
        <table:table-row>
          <table:table-cell table:style-name="Table43.A2" office:value-type="string">
            <text:p text:style-name="P510">Post-condition</text:p>
          </table:table-cell>
          <table:table-cell table:style-name="Table43.B2" office:value-type="string">
            <text:p text:style-name="P303">None</text:p>
          </table:table-cell>
        </table:table-row>
        <table:table-row>
          <table:table-cell table:style-name="Table43.A2" office:value-type="string">
            <text:p text:style-name="P621">Basic flow</text:p>
          </table:table-cell>
          <table:table-cell table:style-name="Table43.B2" office:value-type="string">
            <text:p text:style-name="P334">1- User choose<text:span text:style-name="T282">s</text:span> “<text:span text:style-name="T328">User</text:span><text:span text:style-name="T336">s</text:span><text:span text:style-name="T328">”.</text:span></text:p>
            <text:p text:style-name="P795">2- System <text:span text:style-name="T330">shows user a list of users in the system and function based in permission user has.</text:span></text:p>
            <text:p text:style-name="P799">3- If user want<text:span text:style-name="T332">s</text:span> to add <text:span text:style-name="T331">a </text:span>new customer, user clicks “<text:span text:style-name="T332">Add new customer</text:span>” button. Go to use case Add customer (ID: UC-4.5.1).</text:p>
          </table:table-cell>
        </table:table-row>
        <table:table-row>
          <table:table-cell table:style-name="Table43.A2" office:value-type="string">
            <text:p text:style-name="P658">Alternative flow</text:p>
          </table:table-cell>
          <table:table-cell table:style-name="Table43.B2" office:value-type="string">
            <text:p text:style-name="P796">3.1- <text:span text:style-name="T331">If user want</text:span><text:span text:style-name="T332">s</text:span><text:span text:style-name="T331"> to add a new employee, </text:span><text:span text:style-name="T332">user clicks</text:span><text:span text:style-name="T331"> “</text:span><text:span text:style-name="T332">Add new employee” button. Go to use case Add employee (ID: UC-4.5.2).</text:span></text:p>
            <text:p text:style-name="P801">3.2 If user wants to view a specified user, user clicks “View more” button. Go to use case View user (ID: UC-4.5.3).</text:p>
            <text:p text:style-name="P801">3.3- If user wants to update a specified user, user clicks “Modify” button. Go to user case Update user (ID: UC-4.5.4).</text:p>
          </table:table-cell>
        </table:table-row>
        <table:table-row table:style-name="Table43.9">
          <table:table-cell table:style-name="Table43.A2" office:value-type="string">
            <text:p text:style-name="P695">Exception flow</text:p>
          </table:table-cell>
          <table:table-cell table:style-name="Table43.B2" office:value-type="string">
            <text:p text:style-name="P800">3.4- <text:span text:style-name="T333">If system has errors, notifies to user about that.</text:span></text:p>
          </table:table-cell>
        </table:table-row>
      </table:table>
      <text:p text:style-name="P766">Use case Add customer</text:p>
      <table:table table:name="Table44" table:style-name="Table44">
        <table:table-column table:style-name="Table44.A"/>
        <table:table-column table:style-name="Table44.B"/>
        <text:soft-page-break/>
        <table:table-row>
          <table:table-cell table:style-name="Table44.A1" office:value-type="string">
            <text:p text:style-name="P770">Use case ID</text:p>
          </table:table-cell>
          <table:table-cell table:style-name="Table44.B1" office:value-type="string">
            <text:p text:style-name="P774">UC-4.5.1</text:p>
          </table:table-cell>
        </table:table-row>
        <table:table-row>
          <table:table-cell table:style-name="Table44.A2" office:value-type="string">
            <text:p text:style-name="P817">Use case name</text:p>
          </table:table-cell>
          <table:table-cell table:style-name="Table44.B2" office:value-type="string">
            <text:p text:style-name="P802">Add customer</text:p>
          </table:table-cell>
        </table:table-row>
        <table:table-row>
          <table:table-cell table:style-name="Table44.A2" office:value-type="string">
            <text:p text:style-name="P821">Summary</text:p>
          </table:table-cell>
          <table:table-cell table:style-name="Table44.B2" office:value-type="string">
            <text:p text:style-name="P804">User wants to add a new customer in the system.</text:p>
          </table:table-cell>
        </table:table-row>
        <table:table-row>
          <table:table-cell table:style-name="Table44.A2" office:value-type="string">
            <text:p text:style-name="P825">Actors</text:p>
          </table:table-cell>
          <table:table-cell table:style-name="Table44.B2" office:value-type="string">
            <text:p text:style-name="P778">Admin, Manager</text:p>
          </table:table-cell>
        </table:table-row>
        <table:table-row>
          <table:table-cell table:style-name="Table44.A2" office:value-type="string">
            <text:p text:style-name="P829">Pre-condition</text:p>
          </table:table-cell>
          <table:table-cell table:style-name="Table44.B2" office:value-type="string">
            <text:p text:style-name="P783">User has logged in the system, <text:span text:style-name="T39">has valid session</text:span> at the time user request <text:span text:style-name="T21">to</text:span> <text:span text:style-name="T337">add new customer.</text:span></text:p>
            <text:p text:style-name="P808">User has right permission to access that.</text:p>
          </table:table-cell>
        </table:table-row>
        <table:table-row>
          <table:table-cell table:style-name="Table44.A2" office:value-type="string">
            <text:p text:style-name="P821">Post-condition</text:p>
          </table:table-cell>
          <table:table-cell table:style-name="Table44.B2" office:value-type="string">
            <text:p text:style-name="P787">None</text:p>
          </table:table-cell>
        </table:table-row>
        <table:table-row>
          <table:table-cell table:style-name="Table44.A2" office:value-type="string">
            <text:p text:style-name="P833">Basic flow</text:p>
          </table:table-cell>
          <table:table-cell table:style-name="Table44.B2" office:value-type="string">
            <text:p text:style-name="P791">1- User choose<text:span text:style-name="T282">s</text:span> “<text:span text:style-name="T337">Add new customer” button.</text:span></text:p>
            <text:p text:style-name="P808">2- System gives to user add new customer page.</text:p>
            <text:p text:style-name="P808">3- User fills out form box, requires at * attributes <text:span text:style-name="T338">and then clicks “Save” button.</text:span></text:p>
            <text:p text:style-name="P812">4- System receives that, process and save in.</text:p>
            <text:p text:style-name="P812">5- If there is no error, system will notify to user success action.</text:p>
          </table:table-cell>
        </table:table-row>
        <table:table-row>
          <table:table-cell table:style-name="Table44.A2" office:value-type="string">
            <text:p text:style-name="P837">Alternative flow</text:p>
          </table:table-cell>
          <table:table-cell table:style-name="Table44.B2" office:value-type="string">
            <text:p text:style-name="P797">3.1- <text:span text:style-name="T338">If user clicks “Discard” button, end use case.</text:span></text:p>
          </table:table-cell>
        </table:table-row>
        <table:table-row table:style-name="Table44.9">
          <table:table-cell table:style-name="Table44.A2" office:value-type="string">
            <text:p text:style-name="P841">Exception flow</text:p>
          </table:table-cell>
          <table:table-cell table:style-name="Table44.B2" office:value-type="string">
            <text:p text:style-name="P812">5.1- If error occurs, system will notify fails to user.</text:p>
          </table:table-cell>
        </table:table-row>
      </table:table>
      <text:p text:style-name="P767">Use case Add employee</text:p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771">Use case ID</text:p>
          </table:table-cell>
          <table:table-cell table:style-name="Table45.B1" office:value-type="string">
            <text:p text:style-name="P775">UC-4.5.<text:span text:style-name="T339">2</text:span></text:p>
          </table:table-cell>
        </table:table-row>
        <table:table-row>
          <table:table-cell table:style-name="Table45.A2" office:value-type="string">
            <text:p text:style-name="P818">Use case name</text:p>
          </table:table-cell>
          <table:table-cell table:style-name="Table45.B2" office:value-type="string">
            <text:p text:style-name="P803">Add <text:span text:style-name="T339">employee</text:span></text:p>
          </table:table-cell>
        </table:table-row>
        <table:table-row>
          <table:table-cell table:style-name="Table45.A2" office:value-type="string">
            <text:p text:style-name="P822">Summary</text:p>
          </table:table-cell>
          <table:table-cell table:style-name="Table45.B2" office:value-type="string">
            <text:p text:style-name="P805">User wants to <text:span text:style-name="T339">hire</text:span> a new <text:span text:style-name="T339">employee</text:span> in<text:span text:style-name="T339">to</text:span> the system.</text:p>
          </table:table-cell>
        </table:table-row>
        <table:table-row>
          <table:table-cell table:style-name="Table45.A2" office:value-type="string">
            <text:p text:style-name="P826">Actors</text:p>
          </table:table-cell>
          <table:table-cell table:style-name="Table45.B2" office:value-type="string">
            <text:p text:style-name="P779">Admin, Manager</text:p>
          </table:table-cell>
        </table:table-row>
        <table:table-row>
          <table:table-cell table:style-name="Table45.A2" office:value-type="string">
            <text:p text:style-name="P830">Pre-condition</text:p>
          </table:table-cell>
          <table:table-cell table:style-name="Table45.B2" office:value-type="string">
            <text:p text:style-name="P784">User has logged in the system, <text:span text:style-name="T39">has valid session</text:span> at the time user request <text:span text:style-name="T21">to</text:span> <text:span text:style-name="T337">add new customer.</text:span></text:p>
            <text:p text:style-name="P809">User has right permission to access that.</text:p>
          </table:table-cell>
        </table:table-row>
        <table:table-row>
          <table:table-cell table:style-name="Table45.A2" office:value-type="string">
            <text:p text:style-name="P822">Post-condition</text:p>
          </table:table-cell>
          <table:table-cell table:style-name="Table45.B2" office:value-type="string">
            <text:p text:style-name="P788">None</text:p>
          </table:table-cell>
        </table:table-row>
        <table:table-row>
          <table:table-cell table:style-name="Table45.A2" office:value-type="string">
            <text:p text:style-name="P834">Basic flow</text:p>
          </table:table-cell>
          <table:table-cell table:style-name="Table45.B2" office:value-type="string">
            <text:p text:style-name="P792">1- User choose<text:span text:style-name="T282">s</text:span> “<text:span text:style-name="T337">Add new </text:span><text:span text:style-name="T340">employee</text:span><text:span text:style-name="T337">” button.</text:span></text:p>
            <text:p text:style-name="P809">2- System gives to user add new <text:span text:style-name="T340">employee</text:span> page.</text:p>
            <text:p text:style-name="P809">3- User fills out form box, requires at * attributes <text:span text:style-name="T338">and then clicks “Save” button.</text:span></text:p>
            <text:p text:style-name="P813">4- System receives that, process and save in.</text:p>
            <text:p text:style-name="P813">5- If there is no error, system will notify to user success action.</text:p>
          </table:table-cell>
        </table:table-row>
        <table:table-row>
          <table:table-cell table:style-name="Table45.A2" office:value-type="string">
            <text:p text:style-name="P838">Alternative flow</text:p>
          </table:table-cell>
          <table:table-cell table:style-name="Table45.B2" office:value-type="string">
            <text:p text:style-name="P798">3.1- <text:span text:style-name="T338">If user clicks “Discard” button, end use case.</text:span></text:p>
          </table:table-cell>
        </table:table-row>
        <table:table-row table:style-name="Table45.9">
          <table:table-cell table:style-name="Table45.A2" office:value-type="string">
            <text:p text:style-name="P842">Exception flow</text:p>
          </table:table-cell>
          <table:table-cell table:style-name="Table45.B2" office:value-type="string">
            <text:p text:style-name="P813">5.1- If error occurs, system will notify fails to user.</text:p>
          </table:table-cell>
        </table:table-row>
      </table:table>
      <text:p text:style-name="P765"><text:span text:style-name="T346">Use case View user</text:span> </text:p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772">Use case ID</text:p>
          </table:table-cell>
          <table:table-cell table:style-name="Table46.B1" office:value-type="string">
            <text:p text:style-name="P776">UC-4.5.<text:span text:style-name="T341">3</text:span></text:p>
          </table:table-cell>
        </table:table-row>
        <table:table-row>
          <table:table-cell table:style-name="Table46.A2" office:value-type="string">
            <text:p text:style-name="P819">Use case name</text:p>
          </table:table-cell>
          <table:table-cell table:style-name="Table46.B2" office:value-type="string">
            <text:p text:style-name="P814">View user</text:p>
          </table:table-cell>
        </table:table-row>
        <table:table-row>
          <table:table-cell table:style-name="Table46.A2" office:value-type="string">
            <text:p text:style-name="P823">Summary</text:p>
          </table:table-cell>
          <table:table-cell table:style-name="Table46.B2" office:value-type="string">
            <text:p text:style-name="P806">User wants to <text:span text:style-name="T341">view specified user in the system.</text:span></text:p>
          </table:table-cell>
        </table:table-row>
        <text:soft-page-break/>
        <table:table-row>
          <table:table-cell table:style-name="Table46.A2" office:value-type="string">
            <text:p text:style-name="P827">Actors</text:p>
          </table:table-cell>
          <table:table-cell table:style-name="Table46.B2" office:value-type="string">
            <text:p text:style-name="P780">Admin, Manager</text:p>
          </table:table-cell>
        </table:table-row>
        <table:table-row>
          <table:table-cell table:style-name="Table46.A2" office:value-type="string">
            <text:p text:style-name="P831">Pre-condition</text:p>
          </table:table-cell>
          <table:table-cell table:style-name="Table46.B2" office:value-type="string">
            <text:p text:style-name="P785">User has logged in the system, <text:span text:style-name="T39">has valid session</text:span> at the time user request <text:span text:style-name="T21">to</text:span> <text:span text:style-name="T337">add new customer.</text:span></text:p>
            <text:p text:style-name="P810">User has right permission to access that.</text:p>
          </table:table-cell>
        </table:table-row>
        <table:table-row>
          <table:table-cell table:style-name="Table46.A2" office:value-type="string">
            <text:p text:style-name="P823">Post-condition</text:p>
          </table:table-cell>
          <table:table-cell table:style-name="Table46.B2" office:value-type="string">
            <text:p text:style-name="P789">None</text:p>
          </table:table-cell>
        </table:table-row>
        <table:table-row>
          <table:table-cell table:style-name="Table46.A2" office:value-type="string">
            <text:p text:style-name="P835">Basic flow</text:p>
          </table:table-cell>
          <table:table-cell table:style-name="Table46.B2" office:value-type="string">
            <text:p text:style-name="P793">1- User choose<text:span text:style-name="T282">s</text:span> “<text:span text:style-name="T341">View more</text:span><text:span text:style-name="T337">” button </text:span><text:span text:style-name="T341">at specified user.</text:span></text:p>
            <text:p text:style-name="P814">2- System gives to user specified user viewing page.</text:p>
          </table:table-cell>
        </table:table-row>
        <table:table-row>
          <table:table-cell table:style-name="Table46.A2" office:value-type="string">
            <text:p text:style-name="P839">Alternative flow</text:p>
          </table:table-cell>
          <table:table-cell table:style-name="Table46.B2" office:value-type="string">
            <text:p text:style-name="P814">None</text:p>
          </table:table-cell>
        </table:table-row>
        <table:table-row table:style-name="Table46.9">
          <table:table-cell table:style-name="Table46.A2" office:value-type="string">
            <text:p text:style-name="P843">Exception flow</text:p>
          </table:table-cell>
          <table:table-cell table:style-name="Table46.B2" office:value-type="string">
            <text:p text:style-name="P814">2.1- If system has any errors, system will notify to user about fails.</text:p>
          </table:table-cell>
        </table:table-row>
      </table:table>
      <text:p text:style-name="P768">Use case Update User</text:p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773">Use case ID</text:p>
          </table:table-cell>
          <table:table-cell table:style-name="Table47.B1" office:value-type="string">
            <text:p text:style-name="P777">UC-4.5.<text:span text:style-name="T341">3</text:span></text:p>
          </table:table-cell>
        </table:table-row>
        <table:table-row>
          <table:table-cell table:style-name="Table47.A2" office:value-type="string">
            <text:p text:style-name="P820">Use case name</text:p>
          </table:table-cell>
          <table:table-cell table:style-name="Table47.B2" office:value-type="string">
            <text:p text:style-name="P815"><text:span text:style-name="T342">Update</text:span> user</text:p>
          </table:table-cell>
        </table:table-row>
        <table:table-row>
          <table:table-cell table:style-name="Table47.A2" office:value-type="string">
            <text:p text:style-name="P824">Summary</text:p>
          </table:table-cell>
          <table:table-cell table:style-name="Table47.B2" office:value-type="string">
            <text:p text:style-name="P807">User wants to <text:span text:style-name="T342">update</text:span><text:span text:style-name="T341"> specified user in the system.</text:span></text:p>
          </table:table-cell>
        </table:table-row>
        <table:table-row>
          <table:table-cell table:style-name="Table47.A2" office:value-type="string">
            <text:p text:style-name="P828">Actors</text:p>
          </table:table-cell>
          <table:table-cell table:style-name="Table47.B2" office:value-type="string">
            <text:p text:style-name="P781">Admin, Manager</text:p>
          </table:table-cell>
        </table:table-row>
        <table:table-row>
          <table:table-cell table:style-name="Table47.A2" office:value-type="string">
            <text:p text:style-name="P832">Pre-condition</text:p>
          </table:table-cell>
          <table:table-cell table:style-name="Table47.B2" office:value-type="string">
            <text:p text:style-name="P786">User has logged in the system, <text:span text:style-name="T39">has valid session</text:span> at the time user request <text:span text:style-name="T21">to</text:span> <text:span text:style-name="T337">add new customer.</text:span></text:p>
            <text:p text:style-name="P811">User has right permission to access that.</text:p>
          </table:table-cell>
        </table:table-row>
        <table:table-row>
          <table:table-cell table:style-name="Table47.A2" office:value-type="string">
            <text:p text:style-name="P824">Post-condition</text:p>
          </table:table-cell>
          <table:table-cell table:style-name="Table47.B2" office:value-type="string">
            <text:p text:style-name="P790">None</text:p>
          </table:table-cell>
        </table:table-row>
        <table:table-row>
          <table:table-cell table:style-name="Table47.A2" office:value-type="string">
            <text:p text:style-name="P836">Basic flow</text:p>
          </table:table-cell>
          <table:table-cell table:style-name="Table47.B2" office:value-type="string">
            <text:p text:style-name="P794">1- User choose<text:span text:style-name="T282">s</text:span> “<text:span text:style-name="T343">Modify</text:span><text:span text:style-name="T337">” button </text:span><text:span text:style-name="T341">at specified user.</text:span></text:p>
            <text:p text:style-name="P816">2- System gives user update user page.</text:p>
            <text:p text:style-name="P816">3- Users change somewhere.</text:p>
            <text:p text:style-name="P816">4- User clicks “Save all changes” button.</text:p>
            <text:p text:style-name="P816">5- System receives that, save in.</text:p>
            <text:p text:style-name="P816">6- If there’s no error, notifies to user about success action.</text:p>
          </table:table-cell>
        </table:table-row>
        <table:table-row>
          <table:table-cell table:style-name="Table47.A2" office:value-type="string">
            <text:p text:style-name="P840">Alternative flow</text:p>
          </table:table-cell>
          <table:table-cell table:style-name="Table47.B2" office:value-type="string">
            <text:p text:style-name="P816">4.1- If users wants to reset password, choose “Reset password” button.</text:p>
            <text:p text:style-name="P816">4.2- System gives to user new password for that. Go to step 6.</text:p>
            <text:p text:style-name="P816">4.3- If user wants to deactivate user, choose “Deactivate this user” button. Go to step 6.</text:p>
            <text:p text:style-name="P816">4.4- If user wants to open it again, clicks “Activate this user” button. Go to step 6.</text:p>
          </table:table-cell>
        </table:table-row>
        <table:table-row table:style-name="Table47.9">
          <table:table-cell table:style-name="Table47.A2" office:value-type="string">
            <text:p text:style-name="P844">Exception flow</text:p>
          </table:table-cell>
          <table:table-cell table:style-name="Table47.B2" office:value-type="string">
            <text:p text:style-name="P815"><text:span text:style-name="T344">6</text:span>.1- If system has any errors, system will notify to user about fails.</text:p>
          </table:table-cell>
        </table:table-row>
      </table:table>
      <text:p text:style-name="P769">Use case Manage customer feedback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721">Use case ID</text:p>
          </table:table-cell>
          <table:table-cell table:style-name="Table28.B1" office:value-type="string">
            <text:p text:style-name="P45">UC-<text:span text:style-name="T150">4.</text:span><text:span text:style-name="T237">6</text:span></text:p>
          </table:table-cell>
        </table:table-row>
        <table:table-row>
          <table:table-cell table:style-name="Table28.A2" office:value-type="string">
            <text:p text:style-name="P459">Use case name</text:p>
          </table:table-cell>
          <table:table-cell table:style-name="Table28.B2" office:value-type="string">
            <text:p text:style-name="P327">Manage customer fe<text:span text:style-name="T238">edback</text:span></text:p>
          </table:table-cell>
        </table:table-row>
        <table:table-row>
          <table:table-cell table:style-name="Table28.A2" office:value-type="string">
            <text:p text:style-name="P496">Summary</text:p>
          </table:table-cell>
          <table:table-cell table:style-name="Table28.B2" office:value-type="string">
            <text:p text:style-name="P329">Admin wants to reply or delete the user’s feedback.</text:p>
          </table:table-cell>
        </table:table-row>
        <table:table-row>
          <table:table-cell table:style-name="Table28.A2" office:value-type="string">
            <text:p text:style-name="P533">Actors</text:p>
          </table:table-cell>
          <table:table-cell table:style-name="Table28.B2" office:value-type="string">
            <text:p text:style-name="P82">Admin, <text:span text:style-name="T166">Manager, </text:span><text:span text:style-name="T239">Waiter</text:span></text:p>
          </table:table-cell>
        </table:table-row>
        <text:soft-page-break/>
        <table:table-row>
          <table:table-cell table:style-name="Table28.A2" office:value-type="string">
            <text:p text:style-name="P570">Pre-condition</text:p>
          </table:table-cell>
          <table:table-cell table:style-name="Table28.B2" office:value-type="string">
            <text:p text:style-name="P111">User has logged in the system, <text:span text:style-name="T39">has valid session</text:span> at the time user request <text:span text:style-name="T21">to</text:span> <text:span text:style-name="T238">access customers feedback.</text:span></text:p>
          </table:table-cell>
        </table:table-row>
        <table:table-row>
          <table:table-cell table:style-name="Table28.A2" office:value-type="string">
            <text:p text:style-name="P496">Post-condition</text:p>
          </table:table-cell>
          <table:table-cell table:style-name="Table28.B2" office:value-type="string">
            <text:p text:style-name="P302">None</text:p>
          </table:table-cell>
        </table:table-row>
        <table:table-row>
          <table:table-cell table:style-name="Table28.A2" office:value-type="string">
            <text:p text:style-name="P607">Basic flow</text:p>
          </table:table-cell>
          <table:table-cell table:style-name="Table28.B2" office:value-type="string">
            <text:p text:style-name="P331">1- User choose<text:span text:style-name="T282">s</text:span> “Feedback”.</text:p>
            <text:p text:style-name="P331">2- System gives to user customers feedback page, that’s a list of feedback from our customers.</text:p>
            <text:p text:style-name="P331">3- <text:span text:style-name="T240">If user click “Reply” button, </text:span><text:span text:style-name="T241">go to use case Reply feedback (ID: UC-4.6.1)</text:span></text:p>
            <text:p text:style-name="P335">4- User click “Reply to customer” button to send.</text:p>
            <text:p text:style-name="P335">5- System receives that information, then process to save in.</text:p>
            <text:p text:style-name="P335">6- If there aren’t any errors, system will notify success to user.</text:p>
          </table:table-cell>
        </table:table-row>
        <table:table-row>
          <table:table-cell table:style-name="Table28.A2" office:value-type="string">
            <text:p text:style-name="P644">Alternative flow</text:p>
          </table:table-cell>
          <table:table-cell table:style-name="Table28.B2" office:value-type="string">
            <text:p text:style-name="P336">3.1- If user click “<text:span text:style-name="T242">Delete</text:span>” <text:span text:style-name="T242">button, go to use case Delete feedback (ID: UC-4.6.2)</text:span></text:p>
          </table:table-cell>
        </table:table-row>
        <table:table-row table:style-name="Table28.9">
          <table:table-cell table:style-name="Table28.A2" office:value-type="string">
            <text:p text:style-name="P681">Exception flow</text:p>
          </table:table-cell>
          <table:table-cell table:style-name="Table28.B2" office:value-type="string">
            <text:p text:style-name="P337">6.1- If error occurs, system will notify action fails to user.</text:p>
          </table:table-cell>
        </table:table-row>
      </table:table>
      <text:p text:style-name="P757">Use case Reply feedback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722">Use case ID</text:p>
          </table:table-cell>
          <table:table-cell table:style-name="Table29.B1" office:value-type="string">
            <text:p text:style-name="P46">UC-<text:span text:style-name="T150">4.</text:span><text:span text:style-name="T237">6.</text:span><text:span text:style-name="T253">1</text:span></text:p>
          </table:table-cell>
        </table:table-row>
        <table:table-row>
          <table:table-cell table:style-name="Table29.A2" office:value-type="string">
            <text:p text:style-name="P460">Use case name</text:p>
          </table:table-cell>
          <table:table-cell table:style-name="Table29.B2" office:value-type="string">
            <text:p text:style-name="P340">Reply customer feedback</text:p>
          </table:table-cell>
        </table:table-row>
        <table:table-row>
          <table:table-cell table:style-name="Table29.A2" office:value-type="string">
            <text:p text:style-name="P497">Summary</text:p>
          </table:table-cell>
          <table:table-cell table:style-name="Table29.B2" office:value-type="string">
            <text:p text:style-name="P342">Admin wants to reply to the specified feedback <text:span text:style-name="T244">of</text:span> customers.</text:p>
          </table:table-cell>
        </table:table-row>
        <table:table-row>
          <table:table-cell table:style-name="Table29.A2" office:value-type="string">
            <text:p text:style-name="P534">Actors</text:p>
          </table:table-cell>
          <table:table-cell table:style-name="Table29.B2" office:value-type="string">
            <text:p text:style-name="P83">Admin, <text:span text:style-name="T166">Manager</text:span></text:p>
          </table:table-cell>
        </table:table-row>
        <table:table-row>
          <table:table-cell table:style-name="Table29.A2" office:value-type="string">
            <text:p text:style-name="P571">Pre-condition</text:p>
          </table:table-cell>
          <table:table-cell table:style-name="Table29.B2" office:value-type="string">
            <text:p text:style-name="P112">User has logged in the system, <text:span text:style-name="T39">has valid session</text:span> at the time user request <text:span text:style-name="T21">to</text:span> <text:span text:style-name="T243">reply to the specified</text:span><text:span text:style-name="T238"> customers feedback.</text:span></text:p>
          </table:table-cell>
        </table:table-row>
        <table:table-row>
          <table:table-cell table:style-name="Table29.A2" office:value-type="string">
            <text:p text:style-name="P497">Post-condition</text:p>
          </table:table-cell>
          <table:table-cell table:style-name="Table29.B2" office:value-type="string">
            <text:p text:style-name="P351">Reload data to be the latest.</text:p>
          </table:table-cell>
        </table:table-row>
        <table:table-row>
          <table:table-cell table:style-name="Table29.A2" office:value-type="string">
            <text:p text:style-name="P608">Basic flow</text:p>
          </table:table-cell>
          <table:table-cell table:style-name="Table29.B2" office:value-type="string">
            <text:p text:style-name="P333">1- <text:span text:style-name="T245">User choose “Reply” button </text:span><text:span text:style-name="T250">button at the specified feedback.</text:span></text:p>
            <text:p text:style-name="P353">2- System show user a text box for user to type in there.</text:p>
            <text:p text:style-name="P353">3- After user is pleased in the replication, user choose “Reply to customer”.</text:p>
            <text:p text:style-name="P353">4- System will receive that information, and save in.</text:p>
            <text:p text:style-name="P353">5- If error occurs while system processes in step 4, system will send to user a fails notice.</text:p>
          </table:table-cell>
        </table:table-row>
        <table:table-row>
          <table:table-cell table:style-name="Table29.A2" office:value-type="string">
            <text:p text:style-name="P645">Alternative flow</text:p>
          </table:table-cell>
          <table:table-cell table:style-name="Table29.B2" office:value-type="string">
            <text:p text:style-name="P354">3.1- If user doesn’t want to reply anymore, user choose “Discard reply”. End use case.</text:p>
          </table:table-cell>
        </table:table-row>
        <table:table-row table:style-name="Table29.9">
          <table:table-cell table:style-name="Table29.A2" office:value-type="string">
            <text:p text:style-name="P682">Exception flow</text:p>
          </table:table-cell>
          <table:table-cell table:style-name="Table29.B2" office:value-type="string">
            <text:p text:style-name="P338"><text:span text:style-name="T246">5</text:span>.1- If error occurs, system will notify action fails to user.</text:p>
          </table:table-cell>
        </table:table-row>
      </table:table>
      <text:p text:style-name="P757">Use case Delete feedback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723">Use case ID</text:p>
          </table:table-cell>
          <table:table-cell table:style-name="Table30.B1" office:value-type="string">
            <text:p text:style-name="P47">UC-<text:span text:style-name="T150">4.</text:span><text:span text:style-name="T237">6.</text:span><text:span text:style-name="T247">2</text:span></text:p>
          </table:table-cell>
        </table:table-row>
        <table:table-row>
          <table:table-cell table:style-name="Table30.A2" office:value-type="string">
            <text:p text:style-name="P461">Use case name</text:p>
          </table:table-cell>
          <table:table-cell table:style-name="Table30.B2" office:value-type="string">
            <text:p text:style-name="P341"><text:span text:style-name="T248">Delete</text:span> customer feedback</text:p>
          </table:table-cell>
        </table:table-row>
        <table:table-row>
          <table:table-cell table:style-name="Table30.A2" office:value-type="string">
            <text:p text:style-name="P498">Summary</text:p>
          </table:table-cell>
          <table:table-cell table:style-name="Table30.B2" office:value-type="string">
            <text:p text:style-name="P343">Admin wants to <text:span text:style-name="T249">delete a</text:span> specified feedback <text:span text:style-name="T244">of</text:span> customers.</text:p>
          </table:table-cell>
        </table:table-row>
        <table:table-row>
          <table:table-cell table:style-name="Table30.A2" office:value-type="string">
            <text:p text:style-name="P535">Actors</text:p>
          </table:table-cell>
          <table:table-cell table:style-name="Table30.B2" office:value-type="string">
            <text:p text:style-name="P84">Admin</text:p>
          </table:table-cell>
        </table:table-row>
        <text:soft-page-break/>
        <table:table-row>
          <table:table-cell table:style-name="Table30.A2" office:value-type="string">
            <text:p text:style-name="P572">Pre-condition</text:p>
          </table:table-cell>
          <table:table-cell table:style-name="Table30.B2" office:value-type="string">
            <text:p text:style-name="P113">User has logged in the system, <text:span text:style-name="T39">has valid session</text:span> at the time user request <text:span text:style-name="T21">to</text:span> <text:span text:style-name="T255">delete </text:span><text:span text:style-name="T243">the specified</text:span><text:span text:style-name="T238"> customers feedback.</text:span></text:p>
          </table:table-cell>
        </table:table-row>
        <table:table-row>
          <table:table-cell table:style-name="Table30.A2" office:value-type="string">
            <text:p text:style-name="P498">Post-condition</text:p>
          </table:table-cell>
          <table:table-cell table:style-name="Table30.B2" office:value-type="string">
            <text:p text:style-name="P352">Reload data to be the latest.</text:p>
          </table:table-cell>
        </table:table-row>
        <table:table-row>
          <table:table-cell table:style-name="Table30.A2" office:value-type="string">
            <text:p text:style-name="P609">Basic flow</text:p>
          </table:table-cell>
          <table:table-cell table:style-name="Table30.B2" office:value-type="string">
            <text:p text:style-name="P332">1- <text:span text:style-name="T245">User choose “</text:span><text:span text:style-name="T250">Delete” button at the specified feedback.</text:span></text:p>
            <text:p text:style-name="P356">2- <text:span text:style-name="T252">System show user a alert box to confirm this action.</text:span></text:p>
            <text:p text:style-name="P357">3- If user choose “Yes”, system will delete the specified feedback.</text:p>
            <text:p text:style-name="P357">4- If there is no error, system will give to user a success notice.</text:p>
          </table:table-cell>
        </table:table-row>
        <table:table-row>
          <table:table-cell table:style-name="Table30.A2" office:value-type="string">
            <text:p text:style-name="P646">Alternative flow</text:p>
          </table:table-cell>
          <table:table-cell table:style-name="Table30.B2" office:value-type="string">
            <text:p text:style-name="P355">3.1- If user doesn’t want to reply anymore, user choose “<text:span text:style-name="T251">No</text:span>”. End use case.</text:p>
          </table:table-cell>
        </table:table-row>
        <table:table-row table:style-name="Table30.9">
          <table:table-cell table:style-name="Table30.A2" office:value-type="string">
            <text:p text:style-name="P683">Exception flow</text:p>
          </table:table-cell>
          <table:table-cell table:style-name="Table30.B2" office:value-type="string">
            <text:p text:style-name="P339"><text:span text:style-name="T246">5</text:span>.1- If error occurs, system will notify action fails to user.</text:p>
          </table:table-cell>
        </table:table-row>
      </table:table>
      <text:p text:style-name="P743">Use case Manage wedding orders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728">Use case ID</text:p>
          </table:table-cell>
          <table:table-cell table:style-name="Table35.B1" office:value-type="string">
            <text:p text:style-name="P52">UC-<text:span text:style-name="T150">4.</text:span><text:span text:style-name="T276">7</text:span></text:p>
          </table:table-cell>
        </table:table-row>
        <table:table-row>
          <table:table-cell table:style-name="Table35.A2" office:value-type="string">
            <text:p text:style-name="P466">Use case name</text:p>
          </table:table-cell>
          <table:table-cell table:style-name="Table35.B2" office:value-type="string">
            <text:p text:style-name="P385">Manage wedding orders</text:p>
          </table:table-cell>
        </table:table-row>
        <table:table-row>
          <table:table-cell table:style-name="Table35.A2" office:value-type="string">
            <text:p text:style-name="P503">Summary</text:p>
          </table:table-cell>
          <table:table-cell table:style-name="Table35.B2" office:value-type="string">
            <text:p text:style-name="P344">Admin wants to <text:span text:style-name="T277">view, </text:span><text:span text:style-name="T287">add,</text:span><text:span text:style-name="T277"> modified or cancel wedding orders.</text:span></text:p>
          </table:table-cell>
        </table:table-row>
        <table:table-row>
          <table:table-cell table:style-name="Table35.A2" office:value-type="string">
            <text:p text:style-name="P540">Actors</text:p>
          </table:table-cell>
          <table:table-cell table:style-name="Table35.B2" office:value-type="string">
            <text:p text:style-name="P85">Admin, <text:span text:style-name="T278">Manager, Waiter</text:span></text:p>
          </table:table-cell>
        </table:table-row>
        <table:table-row>
          <table:table-cell table:style-name="Table35.A2" office:value-type="string">
            <text:p text:style-name="P577">Pre-condition</text:p>
          </table:table-cell>
          <table:table-cell table:style-name="Table35.B2" office:value-type="string">
            <text:p text:style-name="P118">User has logged in the system, <text:span text:style-name="T39">has valid session</text:span> at the time user request <text:span text:style-name="T21">to</text:span> <text:span text:style-name="T279">access manage wedding orders.</text:span></text:p>
          </table:table-cell>
        </table:table-row>
        <table:table-row>
          <table:table-cell table:style-name="Table35.A2" office:value-type="string">
            <text:p text:style-name="P503">Post-condition</text:p>
          </table:table-cell>
          <table:table-cell table:style-name="Table35.B2" office:value-type="string">
            <text:p text:style-name="P396">None</text:p>
          </table:table-cell>
        </table:table-row>
        <table:table-row>
          <table:table-cell table:style-name="Table35.A2" office:value-type="string">
            <text:p text:style-name="P614">Basic flow</text:p>
          </table:table-cell>
          <table:table-cell table:style-name="Table35.B2" office:value-type="string">
            <text:p text:style-name="P392">1- User chooses “Wedding Orders”.</text:p>
            <text:p text:style-name="P393">2- System will show user list of all wedding orders in the system and functions based in user’s permission at this aspect.</text:p>
            <text:p text:style-name="P393">3- If user wants to add new wedding order, user click “Add new” button. <text:span text:style-name="T284">Go to use case Add wedding order. (ID: UC-4.7.1)</text:span></text:p>
          </table:table-cell>
        </table:table-row>
        <table:table-row>
          <table:table-cell table:style-name="Table35.A2" office:value-type="string">
            <text:p text:style-name="P651">Alternative flow</text:p>
          </table:table-cell>
          <table:table-cell table:style-name="Table35.B2" office:value-type="string">
            <text:p text:style-name="P394">3.1- If user wants to view details of a specified weddings order, clicks “View” at there. Go to use case View wedding order. (ID: UC-4.7.2)</text:p>
            <text:p text:style-name="P395">3.<text:span text:style-name="T308">3</text:span> – If user wants to update a specified weddings order, clicks “Modify” at there. Go to use case (ID: UC-4.7.3)</text:p>
          </table:table-cell>
        </table:table-row>
        <table:table-row table:style-name="Table35.9">
          <table:table-cell table:style-name="Table35.A2" office:value-type="string">
            <text:p text:style-name="P688">Exception flow</text:p>
          </table:table-cell>
          <table:table-cell table:style-name="Table35.B2" office:value-type="string">
            <text:p text:style-name="P397">1.1- If user doesn’t have needed right permission, system will rejects request and shows user fails access<text:span text:style-name="T285">ing</text:span>. </text:p>
          </table:table-cell>
        </table:table-row>
      </table:table>
      <text:p text:style-name="P758">Use case Add wedding <text:span text:style-name="T286">order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729">Use case ID</text:p>
          </table:table-cell>
          <table:table-cell table:style-name="Table36.B1" office:value-type="string">
            <text:p text:style-name="P53">UC-<text:span text:style-name="T150">4.</text:span><text:span text:style-name="T276">7.</text:span><text:span text:style-name="T281">1</text:span></text:p>
          </table:table-cell>
        </table:table-row>
        <table:table-row>
          <table:table-cell table:style-name="Table36.A2" office:value-type="string">
            <text:p text:style-name="P467">Use case name</text:p>
          </table:table-cell>
          <table:table-cell table:style-name="Table36.B2" office:value-type="string">
            <text:p text:style-name="P386"><text:span text:style-name="T286">Add</text:span> wedding order</text:p>
          </table:table-cell>
        </table:table-row>
        <table:table-row>
          <table:table-cell table:style-name="Table36.A2" office:value-type="string">
            <text:p text:style-name="P504">Summary</text:p>
          </table:table-cell>
          <table:table-cell table:style-name="Table36.B2" office:value-type="string">
            <text:p text:style-name="P345">Admin wants to <text:span text:style-name="T286">add new a</text:span><text:span text:style-name="T277"> wedding order.</text:span></text:p>
          </table:table-cell>
        </table:table-row>
        <table:table-row>
          <table:table-cell table:style-name="Table36.A2" office:value-type="string">
            <text:p text:style-name="P541">Actors</text:p>
          </table:table-cell>
          <table:table-cell table:style-name="Table36.B2" office:value-type="string">
            <text:p text:style-name="P86">Admin</text:p>
          </table:table-cell>
        </table:table-row>
        <table:table-row>
          <table:table-cell table:style-name="Table36.A2" office:value-type="string">
            <text:p text:style-name="P578">Pre-condition</text:p>
          </table:table-cell>
          <table:table-cell table:style-name="Table36.B2" office:value-type="string">
            <text:p text:style-name="P119">User has logged in the system, <text:span text:style-name="T39">has valid session</text:span> at the time user request <text:span text:style-name="T21">to</text:span> <text:span text:style-name="T279">access </text:span><text:span text:style-name="T297">adding new order.</text:span></text:p>
          </table:table-cell>
        </table:table-row>
        <table:table-row>
          <table:table-cell table:style-name="Table36.A2" office:value-type="string">
            <text:p text:style-name="P504">Post-condition</text:p>
          </table:table-cell>
          <table:table-cell table:style-name="Table36.B2" office:value-type="string">
            <text:p text:style-name="P389"><text:span text:style-name="T280">System will bring user b</text:span>ack to previous page.</text:p>
          </table:table-cell>
        </table:table-row>
        <text:soft-page-break/>
        <table:table-row>
          <table:table-cell table:style-name="Table36.A2" office:value-type="string">
            <text:p text:style-name="P615">Basic flow</text:p>
          </table:table-cell>
          <table:table-cell table:style-name="Table36.B2" office:value-type="string">
            <text:p text:style-name="P398">1- User choose “Add new” button.</text:p>
            <text:p text:style-name="P398">2- System give to user add new wedding order page.</text:p>
            <text:p text:style-name="P398">3- User fills out form box, required at * attribute <text:span text:style-name="T289">and then clicks “Save” button.</text:span></text:p>
            <text:p text:style-name="P401"><text:span text:style-name="T288">4- System receives all above, process and save in; </text:span>then asks user if user want<text:span text:style-name="T312">s</text:span> to pay this order.</text:p>
            <text:p text:style-name="P401">5- If user choose “Yes”, system give to user payment page.</text:p>
            <text:p text:style-name="P405">6- System gets payment result, <text:span text:style-name="T293">show payment result and save in if </text:span><text:span text:style-name="T294">that’s</text:span><text:span text:style-name="T293"> successfully payment</text:span>.</text:p>
            <text:p text:style-name="P398"><text:span text:style-name="T291">6</text:span>- If there is no error, system will notify to user success action <text:span text:style-name="T292">(details paid or unpaid?)</text:span>.</text:p>
          </table:table-cell>
        </table:table-row>
        <table:table-row>
          <table:table-cell table:style-name="Table36.A2" office:value-type="string">
            <text:p text:style-name="P652">Alternative flow</text:p>
          </table:table-cell>
          <table:table-cell table:style-name="Table36.B2" office:value-type="string">
            <text:p text:style-name="P399">3.1- If user clicks “Discard”, end use case.</text:p>
            <text:p text:style-name="P404">5.1 If user choose “Not now” or exit of that, Go to step 6.</text:p>
          </table:table-cell>
        </table:table-row>
        <table:table-row table:style-name="Table36.9">
          <table:table-cell table:style-name="Table36.A2" office:value-type="string">
            <text:p text:style-name="P689">Exception flow</text:p>
          </table:table-cell>
          <table:table-cell table:style-name="Table36.B2" office:value-type="string">
            <text:p text:style-name="P403">4.1 <text:span text:style-name="T290"><text:s/>If error occurs, system will discard all. </text:span>End use case.</text:p>
            <text:p text:style-name="P400"><text:span text:style-name="T291">6</text:span>.1- If error occurs, system will discard all and send to user a fails notice.</text:p>
          </table:table-cell>
        </table:table-row>
      </table:table>
      <text:p text:style-name="P759">Use case <text:span text:style-name="T291">View</text:span> wedding <text:span text:style-name="T291">order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730">Use case ID</text:p>
          </table:table-cell>
          <table:table-cell table:style-name="Table37.B1" office:value-type="string">
            <text:p text:style-name="P54">UC-<text:span text:style-name="T150">4.</text:span><text:span text:style-name="T276">7.</text:span><text:span text:style-name="T291">2</text:span></text:p>
          </table:table-cell>
        </table:table-row>
        <table:table-row>
          <table:table-cell table:style-name="Table37.A2" office:value-type="string">
            <text:p text:style-name="P468">Use case name</text:p>
          </table:table-cell>
          <table:table-cell table:style-name="Table37.B2" office:value-type="string">
            <text:p text:style-name="P401">View wedding order</text:p>
          </table:table-cell>
        </table:table-row>
        <table:table-row>
          <table:table-cell table:style-name="Table37.A2" office:value-type="string">
            <text:p text:style-name="P505">Summary</text:p>
          </table:table-cell>
          <table:table-cell table:style-name="Table37.B2" office:value-type="string">
            <text:p text:style-name="P346">Admin wants to <text:span text:style-name="T277">view wedding orders.</text:span></text:p>
          </table:table-cell>
        </table:table-row>
        <table:table-row>
          <table:table-cell table:style-name="Table37.A2" office:value-type="string">
            <text:p text:style-name="P542">Actors</text:p>
          </table:table-cell>
          <table:table-cell table:style-name="Table37.B2" office:value-type="string">
            <text:p text:style-name="P87">Admin, <text:span text:style-name="T278">Manager</text:span></text:p>
          </table:table-cell>
        </table:table-row>
        <table:table-row>
          <table:table-cell table:style-name="Table37.A2" office:value-type="string">
            <text:p text:style-name="P579">Pre-condition</text:p>
          </table:table-cell>
          <table:table-cell table:style-name="Table37.B2" office:value-type="string">
            <text:p text:style-name="P120">User has logged in the system, <text:span text:style-name="T39">has valid session</text:span> at the time user request <text:span text:style-name="T21">to</text:span> <text:span text:style-name="T279">access </text:span><text:span text:style-name="T297">viewing wedding order.</text:span></text:p>
          </table:table-cell>
        </table:table-row>
        <table:table-row>
          <table:table-cell table:style-name="Table37.A2" office:value-type="string">
            <text:p text:style-name="P505">Post-condition</text:p>
          </table:table-cell>
          <table:table-cell table:style-name="Table37.B2" office:value-type="string">
            <text:p text:style-name="P409">None</text:p>
          </table:table-cell>
        </table:table-row>
        <table:table-row>
          <table:table-cell table:style-name="Table37.A2" office:value-type="string">
            <text:p text:style-name="P616">Basic flow</text:p>
          </table:table-cell>
          <table:table-cell table:style-name="Table37.B2" office:value-type="string">
            <text:p text:style-name="P406">1- User choose “View more” at a specified wedding order.</text:p>
            <text:p text:style-name="P406">2- <text:span text:style-name="T293">System gives to user wedding order viewing page at a specified record.</text:span></text:p>
            <text:p text:style-name="P409">3- If user want to pay that, user choose “Pay for this order”.</text:p>
            <text:p text:style-name="P409">4- If order is fully paid, system update paid state for this wedding order and show successfully payment notice to user.</text:p>
          </table:table-cell>
        </table:table-row>
        <table:table-row>
          <table:table-cell table:style-name="Table37.A2" office:value-type="string">
            <text:p text:style-name="P653">Alternative flow</text:p>
          </table:table-cell>
          <table:table-cell table:style-name="Table37.B2" office:value-type="string">
            <text:p text:style-name="P412">3.1 If not, end use case.</text:p>
            <text:p text:style-name="P409">4.1- If not, <text:span text:style-name="T295">notify to user fails payment.</text:span></text:p>
          </table:table-cell>
        </table:table-row>
        <table:table-row table:style-name="Table37.9">
          <table:table-cell table:style-name="Table37.A2" office:value-type="string">
            <text:p text:style-name="P690">Exception flow</text:p>
          </table:table-cell>
          <table:table-cell table:style-name="Table37.B2" office:value-type="string">
            <text:p text:style-name="P415">2.1- If error occurs, system will show user a fails getting data notice.</text:p>
          </table:table-cell>
        </table:table-row>
      </table:table>
      <text:p text:style-name="P759">Use case <text:span text:style-name="T296">Update</text:span> wedding <text:span text:style-name="T319">order</text:span>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730">Use case ID</text:p>
          </table:table-cell>
          <table:table-cell table:style-name="Table38.B1" office:value-type="string">
            <text:p text:style-name="P54">UC-<text:span text:style-name="T150">4.</text:span><text:span text:style-name="T276">7.</text:span><text:span text:style-name="T321">3</text:span></text:p>
          </table:table-cell>
        </table:table-row>
        <table:table-row>
          <table:table-cell table:style-name="Table38.A2" office:value-type="string">
            <text:p text:style-name="P468">Use case name</text:p>
          </table:table-cell>
          <table:table-cell table:style-name="Table38.B2" office:value-type="string">
            <text:p text:style-name="P387">Manage wedding order</text:p>
          </table:table-cell>
        </table:table-row>
        <table:table-row>
          <table:table-cell table:style-name="Table38.A2" office:value-type="string">
            <text:p text:style-name="P505">Summary</text:p>
          </table:table-cell>
          <table:table-cell table:style-name="Table38.B2" office:value-type="string">
            <text:p text:style-name="P346">Admin wants to <text:span text:style-name="T298">update a specified order.</text:span></text:p>
          </table:table-cell>
        </table:table-row>
        <table:table-row>
          <table:table-cell table:style-name="Table38.A2" office:value-type="string">
            <text:p text:style-name="P542">Actors</text:p>
          </table:table-cell>
          <table:table-cell table:style-name="Table38.B2" office:value-type="string">
            <text:p text:style-name="P87">Admin, <text:span text:style-name="T278">Manager</text:span></text:p>
          </table:table-cell>
        </table:table-row>
        <table:table-row>
          <table:table-cell table:style-name="Table38.A2" office:value-type="string">
            <text:p text:style-name="P579">Pre-condition</text:p>
          </table:table-cell>
          <table:table-cell table:style-name="Table38.B2" office:value-type="string">
            <text:p text:style-name="P120">User has logged in the system, <text:span text:style-name="T39">has valid session</text:span> at the time user <text:soft-page-break/>request <text:span text:style-name="T21">to</text:span> <text:span text:style-name="T279">access </text:span><text:span text:style-name="T298">updating</text:span><text:span text:style-name="T279"> wedding orders.</text:span></text:p>
            <text:p text:style-name="P425">The specified wedding order is not completed (the celebrity date is not over) <text:span text:style-name="T303">or</text:span><text:span text:style-name="T301"> is not fully paid</text:span>. <text:span text:style-name="T302">(with Manager)</text:span></text:p>
          </table:table-cell>
        </table:table-row>
        <table:table-row>
          <table:table-cell table:style-name="Table38.A2" office:value-type="string">
            <text:p text:style-name="P505">Post-condition</text:p>
          </table:table-cell>
          <table:table-cell table:style-name="Table38.B2" office:value-type="string">
            <text:p text:style-name="P390"><text:span text:style-name="T280">System will bring user b</text:span>ack to previous page.</text:p>
          </table:table-cell>
        </table:table-row>
        <table:table-row>
          <table:table-cell table:style-name="Table38.A2" office:value-type="string">
            <text:p text:style-name="P616">Basic flow</text:p>
          </table:table-cell>
          <table:table-cell table:style-name="Table38.B2" office:value-type="string">
            <text:p text:style-name="P417">1- User choose “Modify” at the specified wedding order user wants to change.</text:p>
            <text:p text:style-name="P417">2- System give to user update wedding <text:span text:style-name="T324">order</text:span> page at that order data.</text:p>
            <text:p text:style-name="P417">3- <text:span text:style-name="T299">User changes somewhere, then click “Save changes”.</text:span></text:p>
            <text:p text:style-name="P419">4- System receives that, process and save in.</text:p>
            <text:p text:style-name="P419">5- If there is no error, system will save in and show user success action notice.</text:p>
          </table:table-cell>
        </table:table-row>
        <table:table-row>
          <table:table-cell table:style-name="Table38.A2" office:value-type="string">
            <text:p text:style-name="P653">Alternative flow</text:p>
          </table:table-cell>
          <table:table-cell table:style-name="Table38.B2" office:value-type="string">
            <text:p text:style-name="P421">3.1- User wants to click “Discard all changes”. End use case.</text:p>
            <text:p text:style-name="P421">3.2- User wants to cancel order, clicks “Cancel this <text:span text:style-name="T325">wedding</text:span> order” button. <text:span text:style-name="T300">Continue</text:span> to step 4.</text:p>
          </table:table-cell>
        </table:table-row>
        <table:table-row table:style-name="Table38.9">
          <table:table-cell table:style-name="Table38.A2" office:value-type="string">
            <text:p text:style-name="P690">Exception flow</text:p>
          </table:table-cell>
          <table:table-cell table:style-name="Table38.B2" office:value-type="string">
            <text:p text:style-name="P417">2.1- If system cannot find wedding order matched in that, shows fails getting data notice to user.</text:p>
            <text:p text:style-name="P423">5.1- If error occurs, system will notify to user a fails updating action.</text:p>
          </table:table-cell>
        </table:table-row>
      </table:table>
      <text:p text:style-name="P744">Use case Manage orders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731">Use case ID</text:p>
          </table:table-cell>
          <table:table-cell table:style-name="Table39.B1" office:value-type="string">
            <text:p text:style-name="P55">UC-<text:span text:style-name="T150">4.</text:span><text:span text:style-name="T304">8</text:span></text:p>
          </table:table-cell>
        </table:table-row>
        <table:table-row>
          <table:table-cell table:style-name="Table39.A2" office:value-type="string">
            <text:p text:style-name="P469">Use case name</text:p>
          </table:table-cell>
          <table:table-cell table:style-name="Table39.B2" office:value-type="string">
            <text:p text:style-name="P427">Manage order</text:p>
          </table:table-cell>
        </table:table-row>
        <table:table-row>
          <table:table-cell table:style-name="Table39.A2" office:value-type="string">
            <text:p text:style-name="P506">Summary</text:p>
          </table:table-cell>
          <table:table-cell table:style-name="Table39.B2" office:value-type="string">
            <text:p text:style-name="P347">Admin wants to <text:span text:style-name="T305">view, add and modify orders.</text:span></text:p>
          </table:table-cell>
        </table:table-row>
        <table:table-row>
          <table:table-cell table:style-name="Table39.A2" office:value-type="string">
            <text:p text:style-name="P543">Actors</text:p>
          </table:table-cell>
          <table:table-cell table:style-name="Table39.B2" office:value-type="string">
            <text:p text:style-name="P88">Admin, <text:span text:style-name="T278">Manager, </text:span><text:span text:style-name="T305">Waiter</text:span></text:p>
          </table:table-cell>
        </table:table-row>
        <table:table-row>
          <table:table-cell table:style-name="Table39.A2" office:value-type="string">
            <text:p text:style-name="P580">Pre-condition</text:p>
          </table:table-cell>
          <table:table-cell table:style-name="Table39.B2" office:value-type="string">
            <text:p text:style-name="P121">User has logged in the system, <text:span text:style-name="T39">has valid session</text:span> at the time user request <text:span text:style-name="T21">to</text:span> <text:span text:style-name="T279">access </text:span><text:span text:style-name="T306">manage restaurant orders.</text:span></text:p>
          </table:table-cell>
        </table:table-row>
        <table:table-row>
          <table:table-cell table:style-name="Table39.A2" office:value-type="string">
            <text:p text:style-name="P506">Post-condition</text:p>
          </table:table-cell>
          <table:table-cell table:style-name="Table39.B2" office:value-type="string">
            <text:p text:style-name="P410">None</text:p>
          </table:table-cell>
        </table:table-row>
        <table:table-row>
          <table:table-cell table:style-name="Table39.A2" office:value-type="string">
            <text:p text:style-name="P617">Basic flow</text:p>
          </table:table-cell>
          <table:table-cell table:style-name="Table39.B2" office:value-type="string">
            <text:p text:style-name="P407">1- User choose “<text:span text:style-name="T307">Orders”.</text:span></text:p>
            <text:p text:style-name="P430">2- System give to user list of all orders data<text:span text:style-name="T283"> and functions based in user’s permission at this aspect.</text:span></text:p>
            <text:p text:style-name="P429">3- If user wants to <text:span text:style-name="T309">add new orders, user clicks “Add new” button. Go to use case Add order (ID: UC-4.8.1).</text:span></text:p>
          </table:table-cell>
        </table:table-row>
        <table:table-row>
          <table:table-cell table:style-name="Table39.A2" office:value-type="string">
            <text:p text:style-name="P654">Alternative flow</text:p>
          </table:table-cell>
          <table:table-cell table:style-name="Table39.B2" office:value-type="string">
            <text:p text:style-name="P413">3.1 <text:span text:style-name="T309">If user wants to view specified order, user clicks “View more” at the specified order. Go to use case View order (ID: UC-4.8.</text:span><text:span text:style-name="T310">2</text:span><text:span text:style-name="T309">).</text:span></text:p>
            <text:p text:style-name="P410">4.1- <text:span text:style-name="T310">If user wants to update specified order, user clicks “Modify” at the specified order. Go to use case Update order (ID: UC-4.8.3).</text:span></text:p>
          </table:table-cell>
        </table:table-row>
        <table:table-row table:style-name="Table39.9">
          <table:table-cell table:style-name="Table39.A2" office:value-type="string">
            <text:p text:style-name="P691">Exception flow</text:p>
          </table:table-cell>
          <table:table-cell table:style-name="Table39.B2" office:value-type="string">
            <text:p text:style-name="P428">1.1- If user doesn’t have any right permissions, system will rejects the request and shows user fails accessing. </text:p>
          </table:table-cell>
        </table:table-row>
      </table:table>
      <text:p text:style-name="P760">Use case Add order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732">Use case ID</text:p>
          </table:table-cell>
          <table:table-cell table:style-name="Table40.B1" office:value-type="string">
            <text:p text:style-name="P56">UC-<text:span text:style-name="T150">4.</text:span><text:span text:style-name="T304">8.</text:span><text:span text:style-name="T314">1</text:span></text:p>
          </table:table-cell>
        </table:table-row>
        <table:table-row>
          <table:table-cell table:style-name="Table40.A2" office:value-type="string">
            <text:p text:style-name="P470">Use case name</text:p>
          </table:table-cell>
          <table:table-cell table:style-name="Table40.B2" office:value-type="string">
            <text:p text:style-name="P431">Add order</text:p>
          </table:table-cell>
        </table:table-row>
        <text:soft-page-break/>
        <table:table-row>
          <table:table-cell table:style-name="Table40.A2" office:value-type="string">
            <text:p text:style-name="P507">Summary</text:p>
          </table:table-cell>
          <table:table-cell table:style-name="Table40.B2" office:value-type="string">
            <text:p text:style-name="P348">Admin wants <text:span text:style-name="T311">to add new order.</text:span></text:p>
          </table:table-cell>
        </table:table-row>
        <table:table-row>
          <table:table-cell table:style-name="Table40.A2" office:value-type="string">
            <text:p text:style-name="P544">Actors</text:p>
          </table:table-cell>
          <table:table-cell table:style-name="Table40.B2" office:value-type="string">
            <text:p text:style-name="P89">Admin, <text:span text:style-name="T278">Manager, </text:span><text:span text:style-name="T305">Waiter</text:span></text:p>
          </table:table-cell>
        </table:table-row>
        <table:table-row>
          <table:table-cell table:style-name="Table40.A2" office:value-type="string">
            <text:p text:style-name="P581">Pre-condition</text:p>
          </table:table-cell>
          <table:table-cell table:style-name="Table40.B2" office:value-type="string">
            <text:p text:style-name="P122">User has logged in the system, <text:span text:style-name="T39">has valid session</text:span> at the time user request <text:span text:style-name="T21">to</text:span> <text:span text:style-name="T279">access </text:span><text:span text:style-name="T311">adding order.</text:span></text:p>
          </table:table-cell>
        </table:table-row>
        <table:table-row>
          <table:table-cell table:style-name="Table40.A2" office:value-type="string">
            <text:p text:style-name="P507">Post-condition</text:p>
          </table:table-cell>
          <table:table-cell table:style-name="Table40.B2" office:value-type="string">
            <text:p text:style-name="P434">System shows user order state (is created, is paid, is not paid).</text:p>
          </table:table-cell>
        </table:table-row>
        <table:table-row>
          <table:table-cell table:style-name="Table40.A2" office:value-type="string">
            <text:p text:style-name="P618">Basic flow</text:p>
          </table:table-cell>
          <table:table-cell table:style-name="Table40.B2" office:value-type="string">
            <text:p text:style-name="P432">1- User choose “Add new” button.</text:p>
            <text:p text:style-name="P432">2- System give to user add new order page.</text:p>
            <text:p text:style-name="P432">3- User fills out form boxes, required at * attribute.</text:p>
            <text:p text:style-name="P432">4- User clicks “Save” button.</text:p>
            <text:p text:style-name="P432">5- System receives that information, process and save in; then asks if user wants to <text:span text:style-name="T313">pay this order.</text:span></text:p>
            <text:p text:style-name="P433">6- If user choose “Yes”, system get into payment page.</text:p>
            <text:p text:style-name="P433">7- System get result payment, update this order state if result payment is success.</text:p>
          </table:table-cell>
        </table:table-row>
        <table:table-row>
          <table:table-cell table:style-name="Table40.A2" office:value-type="string">
            <text:p text:style-name="P655">Alternative flow</text:p>
          </table:table-cell>
          <table:table-cell table:style-name="Table40.B2" office:value-type="string">
            <text:p text:style-name="P432">4.1 User clicks “Discard” button. End use case.</text:p>
            <text:p text:style-name="P433">6.1- If user choose “No”, end use case.</text:p>
          </table:table-cell>
        </table:table-row>
        <table:table-row table:style-name="Table40.9">
          <table:table-cell table:style-name="Table40.A2" office:value-type="string">
            <text:p text:style-name="P692">Exception flow</text:p>
          </table:table-cell>
          <table:table-cell table:style-name="Table40.B2" office:value-type="string">
            <text:p text:style-name="P433">5.1 If there are any errors, system will discard all and show user fails notice.</text:p>
          </table:table-cell>
        </table:table-row>
      </table:table>
      <text:p text:style-name="P761">Use case View order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733">Use case ID</text:p>
          </table:table-cell>
          <table:table-cell table:style-name="Table41.B1" office:value-type="string">
            <text:p text:style-name="P57">UC-<text:span text:style-name="T150">4.</text:span><text:span text:style-name="T315">8</text:span><text:span text:style-name="T276">.</text:span><text:span text:style-name="T291">2</text:span></text:p>
          </table:table-cell>
        </table:table-row>
        <table:table-row>
          <table:table-cell table:style-name="Table41.A2" office:value-type="string">
            <text:p text:style-name="P471">Use case name</text:p>
          </table:table-cell>
          <table:table-cell table:style-name="Table41.B2" office:value-type="string">
            <text:p text:style-name="P402">View order</text:p>
          </table:table-cell>
        </table:table-row>
        <table:table-row>
          <table:table-cell table:style-name="Table41.A2" office:value-type="string">
            <text:p text:style-name="P508">Summary</text:p>
          </table:table-cell>
          <table:table-cell table:style-name="Table41.B2" office:value-type="string">
            <text:p text:style-name="P349">Admin wants to <text:span text:style-name="T277">view order</text:span><text:span text:style-name="T316">s</text:span><text:span text:style-name="T277">.</text:span></text:p>
          </table:table-cell>
        </table:table-row>
        <table:table-row>
          <table:table-cell table:style-name="Table41.A2" office:value-type="string">
            <text:p text:style-name="P545">Actors</text:p>
          </table:table-cell>
          <table:table-cell table:style-name="Table41.B2" office:value-type="string">
            <text:p text:style-name="P90">Admin, <text:span text:style-name="T278">Manager, </text:span><text:span text:style-name="T317">Waiter</text:span></text:p>
          </table:table-cell>
        </table:table-row>
        <table:table-row>
          <table:table-cell table:style-name="Table41.A2" office:value-type="string">
            <text:p text:style-name="P582">Pre-condition</text:p>
          </table:table-cell>
          <table:table-cell table:style-name="Table41.B2" office:value-type="string">
            <text:p text:style-name="P123">User has logged in the system, <text:span text:style-name="T39">has valid session</text:span> at the time user request <text:span text:style-name="T21">to</text:span> <text:span text:style-name="T279">access </text:span><text:span text:style-name="T297">viewing order.</text:span></text:p>
          </table:table-cell>
        </table:table-row>
        <table:table-row>
          <table:table-cell table:style-name="Table41.A2" office:value-type="string">
            <text:p text:style-name="P508">Post-condition</text:p>
          </table:table-cell>
          <table:table-cell table:style-name="Table41.B2" office:value-type="string">
            <text:p text:style-name="P411">None</text:p>
          </table:table-cell>
        </table:table-row>
        <table:table-row>
          <table:table-cell table:style-name="Table41.A2" office:value-type="string">
            <text:p text:style-name="P619">Basic flow</text:p>
          </table:table-cell>
          <table:table-cell table:style-name="Table41.B2" office:value-type="string">
            <text:p text:style-name="P408">1- User choose “View more” at a specified order.</text:p>
            <text:p text:style-name="P408">2- <text:span text:style-name="T293">System gives to user order </text:span><text:span text:style-name="T318">details</text:span><text:span text:style-name="T293"> viewing page at a specified record.</text:span></text:p>
            <text:p text:style-name="P411">3- If user want to pay that, user choose “Pay for this order”.</text:p>
            <text:p text:style-name="P411">4- If order is fully paid, system update paid state for this wedding order and show successfully payment notice to user.</text:p>
          </table:table-cell>
        </table:table-row>
        <table:table-row>
          <table:table-cell table:style-name="Table41.A2" office:value-type="string">
            <text:p text:style-name="P656">Alternative flow</text:p>
          </table:table-cell>
          <table:table-cell table:style-name="Table41.B2" office:value-type="string">
            <text:p text:style-name="P414">3.1 If not, end use case.</text:p>
            <text:p text:style-name="P411">4.1- If not, <text:span text:style-name="T295">notify to user fails payment.</text:span></text:p>
          </table:table-cell>
        </table:table-row>
        <table:table-row table:style-name="Table41.9">
          <table:table-cell table:style-name="Table41.A2" office:value-type="string">
            <text:p text:style-name="P693">Exception flow</text:p>
          </table:table-cell>
          <table:table-cell table:style-name="Table41.B2" office:value-type="string">
            <text:p text:style-name="P416">2.1- If error occurs, system will show user a fails getting data notice.</text:p>
          </table:table-cell>
        </table:table-row>
      </table:table>
      <text:p text:style-name="P762">Use case Update order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734">Use case ID</text:p>
          </table:table-cell>
          <table:table-cell table:style-name="Table42.B1" office:value-type="string">
            <text:p text:style-name="P58">UC-<text:span text:style-name="T150">4.</text:span><text:span text:style-name="T320">8.3</text:span></text:p>
          </table:table-cell>
        </table:table-row>
        <table:table-row>
          <table:table-cell table:style-name="Table42.A2" office:value-type="string">
            <text:p text:style-name="P472">Use case name</text:p>
          </table:table-cell>
          <table:table-cell table:style-name="Table42.B2" office:value-type="string">
            <text:p text:style-name="P388">Manage order</text:p>
          </table:table-cell>
        </table:table-row>
        <text:soft-page-break/>
        <table:table-row>
          <table:table-cell table:style-name="Table42.A2" office:value-type="string">
            <text:p text:style-name="P509">Summary</text:p>
          </table:table-cell>
          <table:table-cell table:style-name="Table42.B2" office:value-type="string">
            <text:p text:style-name="P350">Admin wants to <text:span text:style-name="T298">update a specified order.</text:span></text:p>
          </table:table-cell>
        </table:table-row>
        <table:table-row>
          <table:table-cell table:style-name="Table42.A2" office:value-type="string">
            <text:p text:style-name="P546">Actors</text:p>
          </table:table-cell>
          <table:table-cell table:style-name="Table42.B2" office:value-type="string">
            <text:p text:style-name="P91">Admin, <text:span text:style-name="T278">Manager, </text:span><text:span text:style-name="T322">Waiter</text:span></text:p>
          </table:table-cell>
        </table:table-row>
        <table:table-row>
          <table:table-cell table:style-name="Table42.A2" office:value-type="string">
            <text:p text:style-name="P583">Pre-condition</text:p>
          </table:table-cell>
          <table:table-cell table:style-name="Table42.B2" office:value-type="string">
            <text:p text:style-name="P124">User has logged in the system, <text:span text:style-name="T39">has valid session</text:span> at the time user request <text:span text:style-name="T21">to</text:span> <text:span text:style-name="T279">access </text:span><text:span text:style-name="T298">updating</text:span><text:span text:style-name="T279"> wedding orders.</text:span></text:p>
            <text:p text:style-name="P426">The specified wedding order <text:span text:style-name="T301">is not paid</text:span>. <text:span text:style-name="T302">(with Manager, </text:span><text:span text:style-name="T323">Waiter</text:span><text:span text:style-name="T302">)</text:span></text:p>
          </table:table-cell>
        </table:table-row>
        <table:table-row>
          <table:table-cell table:style-name="Table42.A2" office:value-type="string">
            <text:p text:style-name="P509">Post-condition</text:p>
          </table:table-cell>
          <table:table-cell table:style-name="Table42.B2" office:value-type="string">
            <text:p text:style-name="P391"><text:span text:style-name="T280">System will bring user b</text:span>ack to previous page.</text:p>
          </table:table-cell>
        </table:table-row>
        <table:table-row>
          <table:table-cell table:style-name="Table42.A2" office:value-type="string">
            <text:p text:style-name="P620">Basic flow</text:p>
          </table:table-cell>
          <table:table-cell table:style-name="Table42.B2" office:value-type="string">
            <text:p text:style-name="P418">1- User choose “Modify” at the specified order user wants to change.</text:p>
            <text:p text:style-name="P418">2- System give to user update <text:span text:style-name="T324">order</text:span> page at that order data.</text:p>
            <text:p text:style-name="P418">3- <text:span text:style-name="T299">User changes somewhere, then click “Save changes”.</text:span></text:p>
            <text:p text:style-name="P420">4- System receives that, process and save in.</text:p>
            <text:p text:style-name="P420">5- If there is no error, system will save in and show user success action notice.</text:p>
          </table:table-cell>
        </table:table-row>
        <table:table-row>
          <table:table-cell table:style-name="Table42.A2" office:value-type="string">
            <text:p text:style-name="P657">Alternative flow</text:p>
          </table:table-cell>
          <table:table-cell table:style-name="Table42.B2" office:value-type="string">
            <text:p text:style-name="P422">3.1- User wants to click “Discard all changes”. End use case.</text:p>
          </table:table-cell>
        </table:table-row>
        <table:table-row table:style-name="Table42.9">
          <table:table-cell table:style-name="Table42.A2" office:value-type="string">
            <text:p text:style-name="P694">Exception flow</text:p>
          </table:table-cell>
          <table:table-cell table:style-name="Table42.B2" office:value-type="string">
            <text:p text:style-name="P418">2.1- If system cannot find order matched in that, shows fails getting data notice to user.</text:p>
            <text:p text:style-name="P424">5.1- If error occurs, system will notify to user a fails updating action.</text:p>
          </table:table-cell>
        </table:table-row>
      </table:table>
      <text:p text:style-name="P763">Use case Sign cooking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724">Use case ID</text:p>
          </table:table-cell>
          <table:table-cell table:style-name="Table31.B1" office:value-type="string">
            <text:p text:style-name="P48">UC-<text:span text:style-name="T150">4.</text:span><text:span text:style-name="T259">8</text:span><text:span text:style-name="T254">.x</text:span></text:p>
          </table:table-cell>
        </table:table-row>
        <table:table-row>
          <table:table-cell table:style-name="Table31.A2" office:value-type="string">
            <text:p text:style-name="P462">Use case name</text:p>
          </table:table-cell>
          <table:table-cell table:style-name="Table31.B2" office:value-type="string">
            <text:p text:style-name="P358">Sign cooking</text:p>
          </table:table-cell>
        </table:table-row>
        <table:table-row>
          <table:table-cell table:style-name="Table31.A2" office:value-type="string">
            <text:p text:style-name="P499">Summary</text:p>
          </table:table-cell>
          <table:table-cell table:style-name="Table31.B2" office:value-type="string">
            <text:p text:style-name="P359">User (Chef) wants to receive order to cook.</text:p>
          </table:table-cell>
        </table:table-row>
        <table:table-row>
          <table:table-cell table:style-name="Table31.A2" office:value-type="string">
            <text:p text:style-name="P536">Actors</text:p>
          </table:table-cell>
          <table:table-cell table:style-name="Table31.B2" office:value-type="string">
            <text:p text:style-name="P359">Chef</text:p>
          </table:table-cell>
        </table:table-row>
        <table:table-row>
          <table:table-cell table:style-name="Table31.A2" office:value-type="string">
            <text:p text:style-name="P573">Pre-condition</text:p>
          </table:table-cell>
          <table:table-cell table:style-name="Table31.B2" office:value-type="string">
            <text:p text:style-name="P114">User has logged in the system, <text:span text:style-name="T39">has valid session</text:span> at the time user request <text:span text:style-name="T21">to</text:span> <text:span text:style-name="T256">sign pending </text:span><text:span text:style-name="T257">dishes</text:span><text:span text:style-name="T256"> in the order.</text:span></text:p>
          </table:table-cell>
        </table:table-row>
        <table:table-row>
          <table:table-cell table:style-name="Table31.A2" office:value-type="string">
            <text:p text:style-name="P499">Post-condition</text:p>
          </table:table-cell>
          <table:table-cell table:style-name="Table31.B2" office:value-type="string">
            <text:p text:style-name="P360">Back to previous page.</text:p>
          </table:table-cell>
        </table:table-row>
        <table:table-row>
          <table:table-cell table:style-name="Table31.A2" office:value-type="string">
            <text:p text:style-name="P610">Basic flow</text:p>
          </table:table-cell>
          <table:table-cell table:style-name="Table31.B2" office:value-type="string">
            <text:p text:style-name="P361">1- User choose order want to sign dish.</text:p>
            <text:p text:style-name="P365">2- User give user identity in system to sign.</text:p>
            <text:p text:style-name="P365">3- System receives user id, then check user availability and accept or deny the action.</text:p>
            <text:p text:style-name="P365">4- If user is present, system sign to that order and notify success to user.</text:p>
          </table:table-cell>
        </table:table-row>
        <table:table-row>
          <table:table-cell table:style-name="Table31.A2" office:value-type="string">
            <text:p text:style-name="P647">Alternative flow</text:p>
          </table:table-cell>
          <table:table-cell table:style-name="Table31.B2" office:value-type="string">
            <text:p text:style-name="P365">4.1 If user is unavailability, system discard all and notify fails to user.</text:p>
          </table:table-cell>
        </table:table-row>
        <table:table-row table:style-name="Table31.9">
          <table:table-cell table:style-name="Table31.A2" office:value-type="string">
            <text:p text:style-name="P684">Exception flow</text:p>
          </table:table-cell>
          <table:table-cell table:style-name="Table31.B2" office:value-type="string">
            <text:p text:style-name="P365">4.2 If error occurs, system will notify fails to user.</text:p>
          </table:table-cell>
        </table:table-row>
      </table:table>
      <text:p text:style-name="P740">Use case Manage user’s wedding orders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725">Use case ID</text:p>
          </table:table-cell>
          <table:table-cell table:style-name="Table32.B1" office:value-type="string">
            <text:p text:style-name="P49">UC-<text:span text:style-name="T150">4.</text:span><text:span text:style-name="T259">9</text:span><text:span text:style-name="T258">.1</text:span></text:p>
          </table:table-cell>
        </table:table-row>
        <table:table-row>
          <table:table-cell table:style-name="Table32.A2" office:value-type="string">
            <text:p text:style-name="P463">Use case name</text:p>
          </table:table-cell>
          <table:table-cell table:style-name="Table32.B2" office:value-type="string">
            <text:p text:style-name="P368">Manage user’s wedding orders</text:p>
          </table:table-cell>
        </table:table-row>
        <table:table-row>
          <table:table-cell table:style-name="Table32.A2" office:value-type="string">
            <text:p text:style-name="P500">Summary</text:p>
          </table:table-cell>
          <table:table-cell table:style-name="Table32.B2" office:value-type="string">
            <text:p text:style-name="P371">User want to see list wedding orders and details of these in history.</text:p>
          </table:table-cell>
        </table:table-row>
        <table:table-row>
          <table:table-cell table:style-name="Table32.A2" office:value-type="string">
            <text:p text:style-name="P537">Actors</text:p>
          </table:table-cell>
          <table:table-cell table:style-name="Table32.B2" office:value-type="string">
            <text:p text:style-name="P371">Customers</text:p>
          </table:table-cell>
        </table:table-row>
        <text:soft-page-break/>
        <table:table-row>
          <table:table-cell table:style-name="Table32.A2" office:value-type="string">
            <text:p text:style-name="P574">Pre-condition</text:p>
          </table:table-cell>
          <table:table-cell table:style-name="Table32.B2" office:value-type="string">
            <text:p text:style-name="P115">User has logged in the system, <text:span text:style-name="T39">has valid session</text:span> at the time user request <text:span text:style-name="T260">seeing history of wedding orders in system.</text:span></text:p>
          </table:table-cell>
        </table:table-row>
        <table:table-row>
          <table:table-cell table:style-name="Table32.A2" office:value-type="string">
            <text:p text:style-name="P500">Post-condition</text:p>
          </table:table-cell>
          <table:table-cell table:style-name="Table32.B2" office:value-type="string">
            <text:p text:style-name="P374">None</text:p>
          </table:table-cell>
        </table:table-row>
        <table:table-row>
          <table:table-cell table:style-name="Table32.A2" office:value-type="string">
            <text:p text:style-name="P611">Basic flow</text:p>
          </table:table-cell>
          <table:table-cell table:style-name="Table32.B2" office:value-type="string">
            <text:p text:style-name="P362">1- <text:span text:style-name="T261">User choose “My orders” and click to “Wedding orders”.</text:span></text:p>
            <text:p text:style-name="P377">2- System will give to user wedding orders history page.</text:p>
            <text:p text:style-name="P377">3- If user want to see more from a specified order, user click “View more” at that.</text:p>
            <text:p text:style-name="P377">4- System will find that wedding order, bring user to wedding order details if that’s existing.</text:p>
          </table:table-cell>
        </table:table-row>
        <table:table-row>
          <table:table-cell table:style-name="Table32.A2" office:value-type="string">
            <text:p text:style-name="P648">Alternative flow</text:p>
          </table:table-cell>
          <table:table-cell table:style-name="Table32.B2" office:value-type="string">
            <text:p text:style-name="P377">None</text:p>
          </table:table-cell>
        </table:table-row>
        <table:table-row table:style-name="Table32.9">
          <table:table-cell table:style-name="Table32.A2" office:value-type="string">
            <text:p text:style-name="P685">Exception flow</text:p>
          </table:table-cell>
          <table:table-cell table:style-name="Table32.B2" office:value-type="string">
            <text:p text:style-name="P366">4.1 If <text:span text:style-name="T262">that doesn’t exist, system will notify to user a fails getting data.</text:span></text:p>
          </table:table-cell>
        </table:table-row>
      </table:table>
      <text:p text:style-name="P741">Use case Manage user’s orders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726">Use case ID</text:p>
          </table:table-cell>
          <table:table-cell table:style-name="Table33.B1" office:value-type="string">
            <text:p text:style-name="P50">UC-<text:span text:style-name="T150">4.</text:span><text:span text:style-name="T259">9</text:span><text:span text:style-name="T258">.</text:span><text:span text:style-name="T263">2</text:span></text:p>
          </table:table-cell>
        </table:table-row>
        <table:table-row>
          <table:table-cell table:style-name="Table33.A2" office:value-type="string">
            <text:p text:style-name="P464">Use case name</text:p>
          </table:table-cell>
          <table:table-cell table:style-name="Table33.B2" office:value-type="string">
            <text:p text:style-name="P369">Manage user’s orders</text:p>
          </table:table-cell>
        </table:table-row>
        <table:table-row>
          <table:table-cell table:style-name="Table33.A2" office:value-type="string">
            <text:p text:style-name="P501">Summary</text:p>
          </table:table-cell>
          <table:table-cell table:style-name="Table33.B2" office:value-type="string">
            <text:p text:style-name="P372">User want to see list orders and details of these in history.</text:p>
          </table:table-cell>
        </table:table-row>
        <table:table-row>
          <table:table-cell table:style-name="Table33.A2" office:value-type="string">
            <text:p text:style-name="P538">Actors</text:p>
          </table:table-cell>
          <table:table-cell table:style-name="Table33.B2" office:value-type="string">
            <text:p text:style-name="P372">Customers</text:p>
          </table:table-cell>
        </table:table-row>
        <table:table-row>
          <table:table-cell table:style-name="Table33.A2" office:value-type="string">
            <text:p text:style-name="P575">Pre-condition</text:p>
          </table:table-cell>
          <table:table-cell table:style-name="Table33.B2" office:value-type="string">
            <text:p text:style-name="P116">User has logged in the system, <text:span text:style-name="T39">has valid session</text:span> at the time user request <text:span text:style-name="T260">seeing history of orders in system.</text:span></text:p>
          </table:table-cell>
        </table:table-row>
        <table:table-row>
          <table:table-cell table:style-name="Table33.A2" office:value-type="string">
            <text:p text:style-name="P501">Post-condition</text:p>
          </table:table-cell>
          <table:table-cell table:style-name="Table33.B2" office:value-type="string">
            <text:p text:style-name="P375">None</text:p>
          </table:table-cell>
        </table:table-row>
        <table:table-row>
          <table:table-cell table:style-name="Table33.A2" office:value-type="string">
            <text:p text:style-name="P612">Basic flow</text:p>
          </table:table-cell>
          <table:table-cell table:style-name="Table33.B2" office:value-type="string">
            <text:p text:style-name="P363">1- <text:span text:style-name="T261">User choose “My orders” and click to “</text:span><text:span text:style-name="T263">Restaurant O</text:span><text:span text:style-name="T261">rders”.</text:span></text:p>
            <text:p text:style-name="P378">2- System will give to user orders history page.</text:p>
            <text:p text:style-name="P378">3- If user want to see more from a specified order, user click “View more” at that.</text:p>
            <text:p text:style-name="P378">4- System will find that <text:span text:style-name="T264">restaurant</text:span> order, bring user to order details if that’s existing.</text:p>
          </table:table-cell>
        </table:table-row>
        <table:table-row>
          <table:table-cell table:style-name="Table33.A2" office:value-type="string">
            <text:p text:style-name="P649">Alternative flow</text:p>
          </table:table-cell>
          <table:table-cell table:style-name="Table33.B2" office:value-type="string">
            <text:p text:style-name="P378">None</text:p>
          </table:table-cell>
        </table:table-row>
        <table:table-row table:style-name="Table33.9">
          <table:table-cell table:style-name="Table33.A2" office:value-type="string">
            <text:p text:style-name="P686">Exception flow</text:p>
          </table:table-cell>
          <table:table-cell table:style-name="Table33.B2" office:value-type="string">
            <text:p text:style-name="P367">4.1 If <text:span text:style-name="T262">that doesn’t exist, system will notify to user a fails getting data.</text:span></text:p>
          </table:table-cell>
        </table:table-row>
      </table:table>
      <text:p text:style-name="P742">Use case Manage user’s feedback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727">Use case ID</text:p>
          </table:table-cell>
          <table:table-cell table:style-name="Table34.B1" office:value-type="string">
            <text:p text:style-name="P51">UC-<text:span text:style-name="T150">4.</text:span><text:span text:style-name="T259">9</text:span><text:span text:style-name="T258">.</text:span><text:span text:style-name="T265">3</text:span></text:p>
          </table:table-cell>
        </table:table-row>
        <table:table-row>
          <table:table-cell table:style-name="Table34.A2" office:value-type="string">
            <text:p text:style-name="P465">Use case name</text:p>
          </table:table-cell>
          <table:table-cell table:style-name="Table34.B2" office:value-type="string">
            <text:p text:style-name="P370">Manage user’s <text:span text:style-name="T265">feedback</text:span></text:p>
          </table:table-cell>
        </table:table-row>
        <table:table-row>
          <table:table-cell table:style-name="Table34.A2" office:value-type="string">
            <text:p text:style-name="P502">Summary</text:p>
          </table:table-cell>
          <table:table-cell table:style-name="Table34.B2" office:value-type="string">
            <text:p text:style-name="P373">User want to see list <text:span text:style-name="T266">feedback of this user before.</text:span></text:p>
          </table:table-cell>
        </table:table-row>
        <table:table-row>
          <table:table-cell table:style-name="Table34.A2" office:value-type="string">
            <text:p text:style-name="P539">Actors</text:p>
          </table:table-cell>
          <table:table-cell table:style-name="Table34.B2" office:value-type="string">
            <text:p text:style-name="P373">Customers</text:p>
          </table:table-cell>
        </table:table-row>
        <table:table-row>
          <table:table-cell table:style-name="Table34.A2" office:value-type="string">
            <text:p text:style-name="P576">Pre-condition</text:p>
          </table:table-cell>
          <table:table-cell table:style-name="Table34.B2" office:value-type="string">
            <text:p text:style-name="P117">User has logged in the system, <text:span text:style-name="T39">has valid session</text:span> at the time user request <text:span text:style-name="T260">seeing history of </text:span><text:span text:style-name="T267">user’s feedback.</text:span></text:p>
          </table:table-cell>
        </table:table-row>
        <table:table-row>
          <table:table-cell table:style-name="Table34.A2" office:value-type="string">
            <text:p text:style-name="P502">Post-condition</text:p>
          </table:table-cell>
          <table:table-cell table:style-name="Table34.B2" office:value-type="string">
            <text:p text:style-name="P376">None</text:p>
          </table:table-cell>
        </table:table-row>
        <table:table-row>
          <table:table-cell table:style-name="Table34.A2" office:value-type="string">
            <text:p text:style-name="P613">Basic flow</text:p>
          </table:table-cell>
          <table:table-cell table:style-name="Table34.B2" office:value-type="string">
            <text:p text:style-name="P364">1- <text:span text:style-name="T261">User choose “</text:span><text:span text:style-name="T268">History </text:span><text:span text:style-name="T269">of</text:span><text:span text:style-name="T268"> Feedback”</text:span></text:p>
            <text:p text:style-name="P379">2- System will give to user <text:span text:style-name="T270">list user’s feedback page.</text:span></text:p>
            <text:p text:style-name="P379"><text:soft-page-break/>3- If user want to <text:span text:style-name="T271">edit</text:span> from a specified <text:span text:style-name="T272">feedback</text:span>, user click “<text:span text:style-name="T271">Edit your feedback</text:span>” at that.</text:p>
            <text:p text:style-name="P380">4- System checks date of that, if it is not over 60 days system will bring user to edit feedback page.</text:p>
            <text:p text:style-name="P382">5- <text:span text:style-name="T274">User changes the feedback, then clicks “Save changes”.</text:span></text:p>
            <text:p text:style-name="P383">6- System receives that, processes and saves in.</text:p>
            <text:p text:style-name="P383">7- If there is no error, system will notify to user a success action.</text:p>
          </table:table-cell>
        </table:table-row>
        <table:table-row>
          <table:table-cell table:style-name="Table34.A2" office:value-type="string">
            <text:p text:style-name="P650">Alternative flow</text:p>
          </table:table-cell>
          <table:table-cell table:style-name="Table34.B2" office:value-type="string">
            <text:p text:style-name="P381">3.1- If user want to delete a specified feedback, user click “Delete” <text:span text:style-name="T273">at that</text:span>. <text:span text:style-name="T273">Go to step </text:span><text:span text:style-name="T274">6</text:span><text:span text:style-name="T273">.</text:span></text:p>
          </table:table-cell>
        </table:table-row>
        <table:table-row table:style-name="Table34.9">
          <table:table-cell table:style-name="Table34.A2" office:value-type="string">
            <text:p text:style-name="P687">Exception flow</text:p>
          </table:table-cell>
          <table:table-cell table:style-name="Table34.B2" office:value-type="string">
            <text:p text:style-name="P382">3.2 If the specified feedback user has chosen is not existing, system show fails getting data notice to user.</text:p>
            <text:p text:style-name="P384">7.1- If error occurs, system will give to user <text:span text:style-name="T275">a</text:span> fails notice.</text:p>
          </table:table-cell>
        </table:table-row>
      </table:table>
      <text:p text:style-name="P7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802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4:27:01.726223096</meta:creation-date>
    <dc:date>2023-08-14T19:02:53.123892411</dc:date>
    <meta:editing-duration>PT20H33M58S</meta:editing-duration>
    <meta:editing-cycles>659</meta:editing-cycles>
    <meta:generator>LibreOffice/7.3.7.2$Linux_X86_64 LibreOffice_project/30$Build-2</meta:generator>
    <meta:document-statistic meta:table-count="47" meta:image-count="0" meta:object-count="0" meta:page-count="25" meta:paragraph-count="1113" meta:word-count="7544" meta:character-count="43133" meta:non-whitespace-character-count="36693"/>
  </office:meta>
</office:document-meta>
</file>